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Gentium Basic" svg:font-family="'Gentium Basic'" style:font-adornments="Regula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Pescadero1" svg:font-family="Pescadero" style:font-adornments="Bold" style:font-family-generic="roman" style:font-pitch="variable"/>
    <style:font-face style:name="Pescadero" svg:font-family="Pescadero"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bold" officeooo:rsid="00048e56" officeooo:paragraph-rsid="0001faf8" style:font-name-asian="Courier New" style:font-size-asian="10.5pt" style:font-style-asian="normal" style:font-weight-asian="bold" style:font-name-complex="Courier New" style:font-size-complex="10.5pt" style:font-style-complex="normal" style:font-weight-complex="bold"/>
    </style:style>
    <style:style style:name="P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bold" officeooo:rsid="02426e85" officeooo:paragraph-rsid="0001faf8" style:font-name-asian="Courier New" style:font-size-asian="12pt" style:font-style-asian="normal" style:font-weight-asian="bold" style:font-name-complex="Courier New" style:font-size-complex="12pt" style:font-style-complex="normal" style:font-weight-complex="bold"/>
    </style:style>
    <style:style style:name="P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1faf8" style:font-name-asian="Courier New" style:font-size-asian="10.5pt" style:font-style-asian="normal" style:font-weight-asian="normal" style:font-name-complex="Courier New" style:font-size-complex="10.5pt" style:font-style-complex="normal" style:font-weight-complex="normal"/>
    </style:style>
    <style:style style:name="P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64b3a" style:font-name-asian="Courier New" style:font-size-asian="10.5pt" style:font-style-asian="normal" style:font-weight-asian="normal" style:font-name-complex="Courier New" style:font-size-complex="10.5pt" style:font-style-complex="normal" style:font-weight-complex="normal"/>
    </style:style>
    <style:style style:name="P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6b9e1" style:font-name-asian="Courier New" style:font-size-asian="10.5pt" style:font-style-asian="normal" style:font-weight-asian="normal" style:font-name-complex="Courier New" style:font-size-complex="10.5pt" style:font-style-complex="normal" style:font-weight-complex="normal"/>
    </style:style>
    <style:style style:name="P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7a477" style:font-name-asian="Courier New" style:font-size-asian="10.5pt" style:font-style-asian="normal" style:font-weight-asian="normal" style:font-name-complex="Courier New" style:font-size-complex="10.5pt" style:font-style-complex="normal" style:font-weight-complex="normal"/>
    </style:style>
    <style:style style:name="P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1faf8" style:font-name-asian="Courier New" style:font-size-asian="10.5pt" style:font-style-asian="normal" style:font-weight-asian="normal" style:font-name-complex="Courier New" style:font-size-complex="10.5pt" style:font-style-complex="normal" style:font-weight-complex="normal"/>
    </style:style>
    <style:style style:name="P8" style:family="paragraph" style:parent-style-name="Standard">
      <style:paragraph-properties fo:line-height="0.2in"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1faf8" style:font-name-asian="Courier New" style:font-size-asian="10.5pt" style:font-style-asian="normal" style:font-weight-asian="normal" style:font-name-complex="Courier New" style:font-size-complex="10.5pt" style:font-style-complex="normal" style:font-weight-complex="normal"/>
    </style:style>
    <style:style style:name="P9" style:family="paragraph" style:parent-style-name="Standard">
      <style:paragraph-properties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1faf8" style:font-name-asian="Courier New" style:font-size-asian="10.5pt" style:font-style-asian="normal" style:font-weight-asian="normal" style:font-name-complex="Courier New" style:font-size-complex="10.5pt" style:font-style-complex="normal" style:font-weight-complex="normal"/>
    </style:style>
    <style:style style:name="P1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001faf8" style:font-name-asian="Courier New" style:font-size-asian="10.5pt" style:font-style-asian="normal" style:font-weight-asian="normal" style:font-name-complex="Courier New" style:font-size-complex="10.5pt" style:font-style-complex="normal" style:font-weight-complex="normal"/>
    </style:style>
    <style:style style:name="P1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001faf8" style:font-name-asian="Courier New" style:font-size-asian="10.5pt" style:font-style-asian="normal" style:font-weight-asian="normal" style:font-name-complex="Courier New" style:font-size-complex="10.5pt" style:font-style-complex="normal" style:font-weight-complex="normal"/>
    </style:style>
    <style:style style:name="P12" style:family="paragraph" style:parent-style-name="Standard">
      <style:paragraph-properties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001faf8" style:font-name-asian="Courier New" style:font-size-asian="10.5pt" style:font-style-asian="normal" style:font-weight-asian="normal" style:font-name-complex="Courier New" style:font-size-complex="10.5pt" style:font-style-complex="normal" style:font-weight-complex="normal"/>
    </style:style>
    <style:style style:name="P1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01faf8" style:font-name-asian="Courier New" style:font-size-asian="10.5pt" style:font-style-asian="normal" style:font-weight-asian="normal" style:font-name-complex="Courier New" style:font-size-complex="10.5pt" style:font-style-complex="normal" style:font-weight-complex="normal"/>
    </style:style>
    <style:style style:name="P1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462bfc" officeooo:paragraph-rsid="0001faf8" style:font-name-asian="Courier New" style:font-size-asian="10.5pt" style:font-style-asian="normal" style:font-weight-asian="normal" style:font-name-complex="Courier New" style:font-size-complex="10.5pt" style:font-style-complex="normal" style:font-weight-complex="normal"/>
    </style:style>
    <style:style style:name="P15" style:family="paragraph" style:parent-style-name="Standard">
      <style:paragraph-properties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462bfc" officeooo:paragraph-rsid="0001faf8" style:font-name-asian="Courier New" style:font-size-asian="10.5pt" style:font-style-asian="normal" style:font-weight-asian="normal" style:font-name-complex="Courier New" style:font-size-complex="10.5pt" style:font-style-complex="normal" style:font-weight-complex="normal"/>
    </style:style>
    <style:style style:name="P1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1a59dae" officeooo:paragraph-rsid="0001faf8" style:font-name-asian="Courier New" style:font-size-asian="10.5pt" style:font-style-asian="normal" style:font-weight-asian="normal" style:font-name-complex="Courier New" style:font-size-complex="10.5pt" style:font-style-complex="normal" style:font-weight-complex="normal"/>
    </style:style>
    <style:style style:name="P1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italic" fo:text-shadow="none" style:text-underline-style="none" fo:font-weight="normal" officeooo:rsid="008c56eb" officeooo:paragraph-rsid="0001faf8" style:font-name-asian="Courier New" style:font-size-asian="12pt" style:font-style-asian="italic" style:font-weight-asian="normal" style:font-name-complex="Courier New" style:font-size-complex="12pt" style:font-style-complex="italic" style:font-weight-complex="normal"/>
    </style:style>
    <style:style style:name="P1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bee55" officeooo:paragraph-rsid="0001faf8" style:font-name-asian="Courier New" style:font-size-asian="10pt" style:font-style-asian="normal" style:font-weight-asian="normal" style:font-name-complex="Courier New" style:font-size-complex="10pt" style:font-style-complex="normal" style:font-weight-complex="normal"/>
    </style:style>
    <style:style style:name="P1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bee55" officeooo:paragraph-rsid="0001faf8" style:font-name-asian="Courier New" style:font-size-asian="10pt" style:font-style-asian="normal" style:font-weight-asian="normal" style:font-name-complex="Courier New" style:font-size-complex="10pt" style:font-style-complex="normal" style:font-weight-complex="normal"/>
    </style:style>
    <style:style style:name="P20" style:family="paragraph" style:parent-style-name="Standard">
      <style:paragraph-properties fo:line-height="0.2in"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01faf8" style:font-name-asian="Courier New" style:font-size-asian="10pt" style:font-style-asian="normal" style:font-weight-asian="normal" style:font-name-complex="Courier New" style:font-size-complex="10pt" style:font-style-complex="normal" style:font-weight-complex="normal"/>
    </style:style>
    <style:style style:name="P2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01faf8" style:font-name-asian="Courier New" style:font-size-asian="10pt" style:font-style-asian="normal" style:font-weight-asian="normal" style:font-name-complex="Courier New" style:font-size-complex="10pt" style:font-style-complex="normal" style:font-weight-complex="normal"/>
    </style:style>
    <style:style style:name="P2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01faf8" style:font-name-asian="Courier New" style:font-size-asian="10pt" style:font-style-asian="normal" style:font-weight-asian="normal" style:font-name-complex="Courier New" style:font-size-complex="10pt" style:font-style-complex="normal" style:font-weight-complex="normal"/>
    </style:style>
    <style:style style:name="P2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b2ef9" officeooo:paragraph-rsid="0001faf8" style:font-name-asian="Courier New" style:font-size-asian="10pt" style:font-style-asian="normal" style:font-weight-asian="normal" style:font-name-complex="Courier New" style:font-size-complex="10pt" style:font-style-complex="normal" style:font-weight-complex="normal"/>
    </style:style>
    <style:style style:name="P2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a59dae" officeooo:paragraph-rsid="0001faf8" style:font-name-asian="Courier New" style:font-size-asian="10pt" style:font-style-asian="normal" style:font-weight-asian="normal" style:font-name-complex="Courier New" style:font-size-complex="10pt" style:font-style-complex="normal" style:font-weight-complex="normal"/>
    </style:style>
    <style:style style:name="P25" style:family="paragraph" style:parent-style-name="Standard">
      <style:paragraph-properties fo:text-align="start" style:justify-single-word="false" style:text-autospace="none"/>
      <style:text-properties officeooo:paragraph-rsid="0001faf8"/>
    </style:style>
    <style:style style:name="P26" style:family="paragraph" style:parent-style-name="Standard">
      <style:paragraph-properties fo:text-align="center" style:justify-single-word="false" style:text-autospace="none"/>
      <style:text-properties style:font-name="Liberation Mono" fo:font-size="11pt" fo:font-style="normal" fo:font-weight="normal" officeooo:paragraph-rsid="0001faf8" style:font-size-asian="11pt" style:font-style-asian="normal" style:font-weight-asian="normal"/>
    </style:style>
    <style:style style:name="P27" style:family="paragraph" style:parent-style-name="Standard">
      <style:paragraph-properties fo:text-align="center" style:justify-single-word="false" style:text-autospace="none"/>
      <style:text-properties officeooo:paragraph-rsid="0001faf8"/>
    </style:style>
    <style:style style:name="P28" style:family="paragraph" style:parent-style-name="Standard">
      <style:text-properties style:font-name="Times New Roman" fo:font-size="10pt" officeooo:rsid="01d1f993" officeooo:paragraph-rsid="0001faf8" style:font-name-asian="Courier New" style:font-size-asian="10pt" style:font-name-complex="Courier New" style:font-size-complex="10pt"/>
    </style:style>
    <style:style style:name="P29" style:family="paragraph" style:parent-style-name="Standard">
      <style:text-properties officeooo:paragraph-rsid="0001faf8"/>
    </style:style>
    <style:style style:name="P30" style:family="paragraph" style:parent-style-name="aaSubsection_20_Title">
      <style:text-properties officeooo:paragraph-rsid="0001faf8"/>
    </style:style>
    <style:style style:name="P31" style:family="paragraph" style:parent-style-name="aaMathematicaCellInput">
      <style:text-properties officeooo:paragraph-rsid="0001faf8"/>
    </style:style>
    <style:style style:name="P32" style:family="paragraph" style:parent-style-name="Standard" style:master-page-name="Standard">
      <style:paragraph-properties fo:text-align="center" style:justify-single-word="false" style:page-number="auto"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bold" officeooo:rsid="00048e56" officeooo:paragraph-rsid="0001faf8" style:font-name-asian="Courier New" style:font-size-asian="10.5pt" style:font-style-asian="normal" style:font-weight-asian="bold" style:font-name-complex="Courier New" style:font-size-complex="10.5pt" style:font-style-complex="normal" style:font-weight-complex="bold"/>
    </style:style>
    <style:style style:name="P3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1faf8" style:font-name-asian="Courier New" style:font-size-asian="10.5pt" style:font-style-asian="normal" style:font-weight-asian="normal" style:font-name-complex="Courier New" style:font-size-complex="10.5pt" style:font-style-complex="normal" style:font-weight-complex="normal"/>
    </style:style>
    <style:style style:name="P3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a5c12" style:font-name-asian="Courier New" style:font-size-asian="10.5pt" style:font-style-asian="normal" style:font-weight-asian="normal" style:font-name-complex="Courier New" style:font-size-complex="10.5pt" style:font-style-complex="normal" style:font-weight-complex="normal"/>
    </style:style>
    <style:style style:name="P3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c5ba9" style:font-name-asian="Courier New" style:font-size-asian="10.5pt" style:font-style-asian="normal" style:font-weight-asian="normal" style:font-name-complex="Courier New" style:font-size-complex="10.5pt" style:font-style-complex="normal" style:font-weight-complex="normal"/>
    </style:style>
    <style:style style:name="P36" style:family="paragraph" style:parent-style-name="Standard">
      <style:paragraph-properties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890d1" style:font-name-asian="Courier New" style:font-size-asian="10.5pt" style:font-style-asian="normal" style:font-weight-asian="normal" style:font-name-complex="Courier New" style:font-size-complex="10.5pt" style:font-style-complex="normal" style:font-weight-complex="normal"/>
    </style:style>
    <style:style style:name="P37" style:family="paragraph" style:parent-style-name="Standard">
      <style:paragraph-properties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a5c12" style:font-name-asian="Courier New" style:font-size-asian="10.5pt" style:font-style-asian="normal" style:font-weight-asian="normal" style:font-name-complex="Courier New" style:font-size-complex="10.5pt" style:font-style-complex="normal" style:font-weight-complex="normal"/>
    </style:style>
    <style:style style:name="P38" style:family="paragraph" style:parent-style-name="Standard">
      <style:paragraph-properties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c5ba9" style:font-name-asian="Courier New" style:font-size-asian="10.5pt" style:font-style-asian="normal" style:font-weight-asian="normal" style:font-name-complex="Courier New" style:font-size-complex="10.5pt" style:font-style-complex="normal" style:font-weight-complex="normal"/>
    </style:style>
    <style:style style:name="P39" style:family="paragraph" style:parent-style-name="Standard">
      <style:paragraph-properties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01c5ba9" style:font-name-asian="Courier New" style:font-size-asian="10.5pt" style:font-style-asian="normal" style:font-weight-asian="normal" style:font-name-complex="Courier New" style:font-size-complex="10.5pt" style:font-style-complex="normal" style:font-weight-complex="normal"/>
    </style:style>
    <style:style style:name="P4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462bfc" officeooo:paragraph-rsid="001c5ba9" style:font-name-asian="Courier New" style:font-size-asian="10.5pt" style:font-style-asian="normal" style:font-weight-asian="normal" style:font-name-complex="Courier New" style:font-size-complex="10.5pt" style:font-style-complex="normal" style:font-weight-complex="normal"/>
    </style:style>
    <style:style style:name="P4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462bfc" officeooo:paragraph-rsid="001fb71f" style:font-name-asian="Courier New" style:font-size-asian="10.5pt" style:font-style-asian="normal" style:font-weight-asian="normal" style:font-name-complex="Courier New" style:font-size-complex="10.5pt" style:font-style-complex="normal" style:font-weight-complex="normal"/>
    </style:style>
    <style:style style:name="P4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462bfc" officeooo:paragraph-rsid="0001faf8" style:font-name-asian="Courier New" style:font-size-asian="10.5pt" style:font-style-asian="normal" style:font-weight-asian="normal" style:font-name-complex="Courier New" style:font-size-complex="10.5pt" style:font-style-complex="normal" style:font-weight-complex="normal"/>
    </style:style>
    <style:style style:name="P4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462bfc" officeooo:paragraph-rsid="001fb71f" style:font-name-asian="Courier New" style:font-size-asian="10.5pt" style:font-style-asian="normal" style:font-weight-asian="normal" style:font-name-complex="Courier New" style:font-size-complex="10.5pt" style:font-style-complex="normal" style:font-weight-complex="normal"/>
    </style:style>
    <style:style style:name="P44" style:family="paragraph" style:parent-style-name="Standard">
      <style:text-properties style:font-name="Times New Roman" fo:font-size="10pt" officeooo:rsid="01d1f993" officeooo:paragraph-rsid="001890d1" style:font-name-asian="Courier New" style:font-size-asian="10pt" style:font-name-complex="Courier New" style:font-size-complex="10pt"/>
    </style:style>
    <style:style style:name="P45" style:family="paragraph" style:parent-style-name="Standard">
      <style:paragraph-properties fo:text-align="start" style:justify-single-word="fals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462bfc" officeooo:paragraph-rsid="001fb71f" style:font-name-asian="Courier New" style:font-size-asian="10.5pt" style:font-style-asian="normal" style:font-weight-asian="normal" style:font-name-complex="Courier New" style:font-size-complex="10.5pt" style:font-style-complex="normal" style:font-weight-complex="normal"/>
    </style:style>
    <style:style style:name="T1" style:family="text">
      <style:text-properties style:font-name="Times New Roman" fo:font-size="18pt" fo:font-weight="normal" officeooo:rsid="00668ce7" style:font-name-asian="Courier New" style:font-size-asian="18pt" style:font-weight-asian="normal" style:font-name-complex="Courier New" style:font-size-complex="18pt" style:font-weight-complex="normal"/>
    </style:style>
    <style:style style:name="T2" style:family="text">
      <style:text-properties style:font-name="Times New Roman" fo:font-size="18pt" fo:font-weight="normal" officeooo:rsid="008f31b3" style:font-name-asian="Courier New" style:font-size-asian="18pt" style:font-weight-asian="normal" style:font-name-complex="Courier New" style:font-size-complex="18pt" style:font-weight-complex="normal"/>
    </style:style>
    <style:style style:name="T3" style:family="text">
      <style:text-properties style:font-name="Times New Roman" fo:font-size="10pt" fo:font-weight="bold" officeooo:rsid="0018e9b8" style:font-name-asian="Courier New" style:font-size-asian="10pt" style:font-weight-asian="bold" style:font-name-complex="Courier New" style:font-size-complex="10pt" style:font-weight-complex="bold"/>
    </style:style>
    <style:style style:name="T4" style:family="text">
      <style:text-properties style:font-name="Times New Roman" fo:font-size="10pt" fo:font-weight="bold" officeooo:rsid="007631b2" style:font-name-asian="Courier New" style:font-size-asian="10pt" style:font-weight-asian="bold" style:font-name-complex="Courier New" style:font-size-complex="10pt" style:font-weight-complex="bold"/>
    </style:style>
    <style:style style:name="T5" style:family="text">
      <style:text-properties style:font-name="Times New Roman" fo:font-size="10pt" fo:font-weight="bold" officeooo:rsid="001d10ba" style:font-name-asian="Courier New" style:font-size-asian="10pt" style:font-weight-asian="bold" style:font-name-complex="Courier New" style:font-size-complex="10pt" style:font-weight-complex="bold"/>
    </style:style>
    <style:style style:name="T6" style:family="text">
      <style:text-properties style:font-name="Times New Roman" fo:font-size="10pt" fo:font-weight="bold" officeooo:rsid="00088b8d" style:font-name-asian="Courier New" style:font-size-asian="10pt" style:font-weight-asian="bold" style:font-name-complex="Courier New" style:font-size-complex="10pt" style:font-weight-complex="bold"/>
    </style:style>
    <style:style style:name="T7" style:family="text">
      <style:text-properties style:font-name="Times New Roman" fo:font-size="10pt" fo:font-weight="bold" officeooo:rsid="003472a2" style:font-name-asian="Courier New" style:font-size-asian="10pt" style:font-weight-asian="bold" style:font-name-complex="Courier New" style:font-size-complex="10pt" style:font-weight-complex="bold"/>
    </style:style>
    <style:style style:name="T8" style:family="text">
      <style:text-properties style:font-name="Times New Roman" fo:font-size="10pt" fo:font-weight="bold" officeooo:rsid="005a182b" style:font-name-asian="Courier New" style:font-size-asian="10pt" style:font-weight-asian="bold" style:font-name-complex="Courier New" style:font-size-complex="10pt" style:font-weight-complex="bold"/>
    </style:style>
    <style:style style:name="T9" style:family="text">
      <style:text-properties style:font-name="Times New Roman" fo:font-size="10pt" fo:font-weight="bold" officeooo:rsid="001c1fbd" style:font-name-asian="Courier New" style:font-size-asian="10pt" style:font-weight-asian="bold" style:font-name-complex="Courier New" style:font-size-complex="10pt" style:font-weight-complex="bold"/>
    </style:style>
    <style:style style:name="T10" style:family="text">
      <style:text-properties style:font-name="Times New Roman" fo:font-size="10pt" fo:font-weight="bold" officeooo:rsid="00d2d493" style:font-name-asian="Courier New" style:font-size-asian="10pt" style:font-weight-asian="bold" style:font-name-complex="Courier New" style:font-size-complex="10pt" style:font-weight-complex="bold"/>
    </style:style>
    <style:style style:name="T11" style:family="text">
      <style:text-properties style:font-name="Times New Roman" fo:font-size="10pt" style:font-name-asian="Courier New" style:font-size-asian="10pt" style:font-name-complex="Courier New" style:font-size-complex="10pt"/>
    </style:style>
    <style:style style:name="T12" style:family="text">
      <style:text-properties style:font-name="Times New Roman" fo:font-size="10pt" officeooo:rsid="004fd499" style:font-name-asian="Courier New" style:font-size-asian="10pt" style:font-name-complex="Courier New" style:font-size-complex="10pt"/>
    </style:style>
    <style:style style:name="T13" style:family="text">
      <style:text-properties style:font-name="Times New Roman" fo:font-size="10pt" officeooo:rsid="005a182b" style:font-name-asian="Courier New" style:font-size-asian="10pt" style:font-name-complex="Courier New" style:font-size-complex="10pt"/>
    </style:style>
    <style:style style:name="T14" style:family="text">
      <style:text-properties style:font-name="Times New Roman" fo:font-size="10pt" officeooo:rsid="00206021" style:font-name-asian="Courier New" style:font-size-asian="10pt" style:font-name-complex="Courier New" style:font-size-complex="10pt"/>
    </style:style>
    <style:style style:name="T15" style:family="text">
      <style:text-properties style:font-name="Times New Roman" fo:font-size="10pt" officeooo:rsid="007f19a0" style:font-name-asian="Courier New" style:font-size-asian="10pt" style:font-name-complex="Courier New" style:font-size-complex="10pt"/>
    </style:style>
    <style:style style:name="T16" style:family="text">
      <style:text-properties style:font-name="Times New Roman" fo:font-size="10pt" officeooo:rsid="003472a2" style:font-name-asian="Courier New" style:font-size-asian="10pt" style:font-name-complex="Courier New" style:font-size-complex="10pt"/>
    </style:style>
    <style:style style:name="T17" style:family="text">
      <style:text-properties style:font-name="Times New Roman" fo:font-size="10pt" officeooo:rsid="00320d02" style:font-name-asian="Courier New" style:font-size-asian="10pt" style:font-name-complex="Courier New" style:font-size-complex="10pt"/>
    </style:style>
    <style:style style:name="T18" style:family="text">
      <style:text-properties style:font-name="Times New Roman" fo:font-size="10pt" officeooo:rsid="00fd6c41" style:font-name-asian="Courier New" style:font-size-asian="10pt" style:font-name-complex="Courier New" style:font-size-complex="10pt"/>
    </style:style>
    <style:style style:name="T19" style:family="text">
      <style:text-properties style:font-name="Times New Roman" fo:font-size="10pt" officeooo:rsid="002e468a" style:font-name-asian="Courier New" style:font-size-asian="10pt" style:font-name-complex="Courier New" style:font-size-complex="10pt"/>
    </style:style>
    <style:style style:name="T20" style:family="text">
      <style:text-properties style:font-name="Times New Roman" fo:font-size="10pt" officeooo:rsid="015186df" style:font-name-asian="Courier New" style:font-size-asian="10pt" style:font-name-complex="Courier New" style:font-size-complex="10pt"/>
    </style:style>
    <style:style style:name="T21" style:family="text">
      <style:text-properties style:font-name="Times New Roman" fo:font-size="10pt" officeooo:rsid="007fdcd1" style:font-name-asian="Courier New" style:font-size-asian="10pt" style:font-name-complex="Courier New" style:font-size-complex="10pt"/>
    </style:style>
    <style:style style:name="T22" style:family="text">
      <style:text-properties style:font-name="Times New Roman" fo:font-size="10pt" officeooo:rsid="014f5ce2" style:font-name-asian="Courier New" style:font-size-asian="10pt" style:font-name-complex="Courier New" style:font-size-complex="10pt"/>
    </style:style>
    <style:style style:name="T23" style:family="text">
      <style:text-properties style:font-name="Times New Roman" fo:font-size="10pt" officeooo:rsid="00e0ccf0" style:font-name-asian="Courier New" style:font-size-asian="10pt" style:font-name-complex="Courier New" style:font-size-complex="10pt"/>
    </style:style>
    <style:style style:name="T24" style:family="text">
      <style:text-properties style:font-name="Times New Roman" fo:font-size="10pt" officeooo:rsid="01581d8c" style:font-name-asian="Courier New" style:font-size-asian="10pt" style:font-name-complex="Courier New" style:font-size-complex="10pt"/>
    </style:style>
    <style:style style:name="T25" style:family="text">
      <style:text-properties style:font-name="Times New Roman" fo:font-size="10pt" officeooo:rsid="01a54111" style:font-name-asian="Courier New" style:font-size-asian="10pt" style:font-name-complex="Courier New" style:font-size-complex="10pt"/>
    </style:style>
    <style:style style:name="T26" style:family="text">
      <style:text-properties style:font-name="Times New Roman" fo:font-size="10pt" officeooo:rsid="015944d1" style:font-name-asian="Courier New" style:font-size-asian="10pt" style:font-name-complex="Courier New" style:font-size-complex="10pt"/>
    </style:style>
    <style:style style:name="T27" style:family="text">
      <style:text-properties style:font-name="Times New Roman" fo:font-size="10pt" officeooo:rsid="01a74936" style:font-name-asian="Courier New" style:font-size-asian="10pt" style:font-name-complex="Courier New" style:font-size-complex="10pt"/>
    </style:style>
    <style:style style:name="T28" style:family="text">
      <style:text-properties style:font-name="Times New Roman" fo:font-size="10pt" officeooo:rsid="01a82c2d" style:font-name-asian="Courier New" style:font-size-asian="10pt" style:font-name-complex="Courier New" style:font-size-complex="10pt"/>
    </style:style>
    <style:style style:name="T29" style:family="text">
      <style:text-properties style:font-name="Times New Roman" fo:font-size="10pt" officeooo:rsid="01bf7b7f" style:font-name-asian="Courier New" style:font-size-asian="10pt" style:font-name-complex="Courier New" style:font-size-complex="10pt"/>
    </style:style>
    <style:style style:name="T30" style:family="text">
      <style:text-properties style:font-name="Times New Roman" fo:font-size="10pt" officeooo:rsid="01a908d3" style:font-name-asian="Courier New" style:font-size-asian="10pt" style:font-name-complex="Courier New" style:font-size-complex="10pt"/>
    </style:style>
    <style:style style:name="T31" style:family="text">
      <style:text-properties style:font-name="Times New Roman" fo:font-size="10pt" officeooo:rsid="015f01dd" style:font-name-asian="Courier New" style:font-size-asian="10pt" style:font-name-complex="Courier New" style:font-size-complex="10pt"/>
    </style:style>
    <style:style style:name="T32" style:family="text">
      <style:text-properties style:font-name="Times New Roman" fo:font-size="10pt" officeooo:rsid="00d18508" style:font-name-asian="Courier New" style:font-size-asian="10pt" style:font-name-complex="Courier New" style:font-size-complex="10pt"/>
    </style:style>
    <style:style style:name="T33" style:family="text">
      <style:text-properties style:font-name="Times New Roman" fo:font-size="10pt" officeooo:rsid="01a59dae" style:font-name-asian="Courier New" style:font-size-asian="10pt" style:font-name-complex="Courier New" style:font-size-complex="10pt"/>
    </style:style>
    <style:style style:name="T34" style:family="text">
      <style:text-properties style:font-name="Times New Roman" fo:font-size="10pt" officeooo:rsid="01d3093b" style:font-name-asian="Courier New" style:font-size-asian="10pt" style:font-name-complex="Courier New" style:font-size-complex="10pt"/>
    </style:style>
    <style:style style:name="T35" style:family="text">
      <style:text-properties style:font-name="Times New Roman" fo:font-size="10pt" officeooo:rsid="01d32039" style:font-name-asian="Courier New" style:font-size-asian="10pt" style:font-name-complex="Courier New" style:font-size-complex="10pt"/>
    </style:style>
    <style:style style:name="T36" style:family="text">
      <style:text-properties style:font-name="Times New Roman" fo:font-size="10pt" officeooo:rsid="016b2ef9" style:font-name-asian="Courier New" style:font-size-asian="10pt" style:font-name-complex="Courier New" style:font-size-complex="10pt"/>
    </style:style>
    <style:style style:name="T37" style:family="text">
      <style:text-properties style:font-name="Times New Roman" fo:font-size="10pt" officeooo:rsid="01e5f043" style:font-name-asian="Courier New" style:font-size-asian="10pt" style:font-name-complex="Courier New" style:font-size-complex="10pt"/>
    </style:style>
    <style:style style:name="T38" style:family="text">
      <style:text-properties style:font-name="Times New Roman" fo:font-size="10pt" officeooo:rsid="00d38ef3" style:font-name-asian="Courier New" style:font-size-asian="10pt" style:font-name-complex="Courier New" style:font-size-complex="10pt"/>
    </style:style>
    <style:style style:name="T39" style:family="text">
      <style:text-properties style:font-name="Times New Roman" fo:font-size="10pt" officeooo:rsid="00174659" style:font-name-asian="Courier New" style:font-size-asian="10pt" style:font-name-complex="Courier New" style:font-size-complex="10pt"/>
    </style:style>
    <style:style style:name="T40" style:family="text">
      <style:text-properties style:font-name="Times New Roman" fo:font-size="10pt" officeooo:rsid="01b54476" style:font-name-asian="Courier New" style:font-size-asian="10pt" style:font-name-complex="Courier New" style:font-size-complex="10pt"/>
    </style:style>
    <style:style style:name="T41" style:family="text">
      <style:text-properties style:font-name="Times New Roman" fo:font-size="10pt" officeooo:rsid="03e819d3" style:font-name-asian="Courier New" style:font-size-asian="10pt" style:font-name-complex="Courier New" style:font-size-complex="10pt"/>
    </style:style>
    <style:style style:name="T42" style:family="text">
      <style:text-properties style:font-name="Times New Roman" fo:font-size="10pt" officeooo:rsid="036f29c6" style:font-name-asian="Courier New" style:font-size-asian="10pt" style:font-name-complex="Courier New" style:font-size-complex="10pt"/>
    </style:style>
    <style:style style:name="T43" style:family="text">
      <style:text-properties style:font-name="Times New Roman" fo:font-size="10pt" officeooo:rsid="01d1f993" style:font-name-asian="Courier New" style:font-size-asian="10pt" style:font-name-complex="Courier New" style:font-size-complex="10pt"/>
    </style:style>
    <style:style style:name="T44" style:family="text">
      <style:text-properties style:font-name="Times New Roman" fo:font-size="10pt" officeooo:rsid="00d2d493" style:font-name-asian="Courier New" style:font-size-asian="10pt" style:font-name-complex="Courier New" style:font-size-complex="10pt"/>
    </style:style>
    <style:style style:name="T45" style:family="text">
      <style:text-properties style:font-name="Times New Roman" fo:font-size="10pt" officeooo:rsid="012cc067" style:font-name-asian="Courier New" style:font-size-asian="10pt" style:font-name-complex="Courier New" style:font-size-complex="10pt"/>
    </style:style>
    <style:style style:name="T46" style:family="text">
      <style:text-properties style:font-name="Times New Roman" fo:font-size="10pt" officeooo:rsid="017b1458" style:font-name-asian="Courier New" style:font-size-asian="10pt" style:font-name-complex="Courier New" style:font-size-complex="10pt"/>
    </style:style>
    <style:style style:name="T47" style:family="text">
      <style:text-properties style:font-name="Times New Roman" fo:font-size="10pt" officeooo:rsid="00729300" style:font-name-asian="Courier New" style:font-size-asian="10pt" style:font-name-complex="Courier New" style:font-size-complex="10pt"/>
    </style:style>
    <style:style style:name="T48" style:family="text">
      <style:text-properties style:font-name="Times New Roman" fo:font-size="10pt" officeooo:rsid="00759f30" style:font-name-asian="Courier New" style:font-size-asian="10pt" style:font-name-complex="Courier New" style:font-size-complex="10pt"/>
    </style:style>
    <style:style style:name="T49" style:family="text">
      <style:text-properties style:font-name="Times New Roman" fo:font-size="10pt" officeooo:rsid="01e3dce1" style:font-name-asian="Courier New" style:font-size-asian="10pt" style:font-name-complex="Courier New" style:font-size-complex="10pt"/>
    </style:style>
    <style:style style:name="T50" style:family="text">
      <style:text-properties style:font-name="Times New Roman" fo:font-size="10pt" officeooo:rsid="001c5ba9" style:font-name-asian="Courier New" style:font-size-asian="10pt" style:font-name-complex="Courier New" style:font-size-complex="10pt"/>
    </style:style>
    <style:style style:name="T51" style:family="text">
      <style:text-properties style:font-name="Times New Roman" fo:font-size="10pt" officeooo:rsid="001fb71f" style:font-name-asian="Courier New" style:font-size-asian="10pt" style:font-name-complex="Courier New" style:font-size-complex="10pt"/>
    </style:style>
    <style:style style:name="T52" style:family="text">
      <style:text-properties style:font-name="Times New Roman" fo:font-size="10pt" fo:font-style="normal" officeooo:rsid="00206021" style:font-name-asian="Courier New" style:font-size-asian="10pt" style:font-style-asian="normal" style:font-name-complex="Courier New" style:font-size-complex="10pt" style:font-style-complex="normal"/>
    </style:style>
    <style:style style:name="T53" style:family="text">
      <style:text-properties style:font-name="Times New Roman" fo:font-size="10pt" fo:font-style="normal" officeooo:rsid="00281b63" style:font-name-asian="Courier New" style:font-size-asian="10pt" style:font-style-asian="normal" style:font-name-complex="Courier New" style:font-size-complex="10pt" style:font-style-complex="normal"/>
    </style:style>
    <style:style style:name="T54" style:family="text">
      <style:text-properties style:font-name="Times New Roman" fo:font-size="10pt" fo:font-style="normal" officeooo:rsid="00d38ef3" style:font-name-asian="Courier New" style:font-size-asian="10pt" style:font-style-asian="normal" style:font-name-complex="Courier New" style:font-size-complex="10pt" style:font-style-complex="normal"/>
    </style:style>
    <style:style style:name="T55" style:family="text">
      <style:text-properties style:font-name="Times New Roman" fo:font-size="10pt" fo:font-style="normal" officeooo:rsid="00e0ccf0" style:font-name-asian="Courier New" style:font-size-asian="10pt" style:font-style-asian="normal" style:font-name-complex="Courier New" style:font-size-complex="10pt" style:font-style-complex="normal"/>
    </style:style>
    <style:style style:name="T56" style:family="text">
      <style:text-properties style:font-name="Times New Roman" fo:font-size="10pt" fo:font-style="normal" officeooo:rsid="00d3a6c8" style:font-name-asian="Courier New" style:font-size-asian="10pt" style:font-style-asian="normal" style:font-name-complex="Courier New" style:font-size-complex="10pt" style:font-style-complex="normal"/>
    </style:style>
    <style:style style:name="T57" style:family="text">
      <style:text-properties style:font-name="Times New Roman" fo:font-size="10pt" fo:font-style="normal" officeooo:rsid="005a182b" style:font-name-asian="Courier New" style:font-size-asian="10pt" style:font-style-asian="normal" style:font-name-complex="Courier New" style:font-size-complex="10pt" style:font-style-complex="normal"/>
    </style:style>
    <style:style style:name="T58" style:family="text">
      <style:text-properties style:font-name="Times New Roman" fo:font-size="10pt" fo:font-style="italic" officeooo:rsid="00320d02" style:font-name-asian="Courier New" style:font-size-asian="10pt" style:font-style-asian="italic" style:font-name-complex="Courier New" style:font-size-complex="10pt" style:font-style-complex="italic"/>
    </style:style>
    <style:style style:name="T59" style:family="text">
      <style:text-properties style:font-name="Times New Roman" fo:font-size="10pt" fo:font-style="italic" officeooo:rsid="00174659" style:font-name-asian="Courier New" style:font-size-asian="10pt" style:font-style-asian="italic" style:font-name-complex="Courier New" style:font-size-complex="10pt" style:font-style-complex="italic"/>
    </style:style>
    <style:style style:name="T60" style:family="text">
      <style:text-properties style:font-name="Times New Roman" fo:font-size="10pt" fo:font-style="italic" officeooo:rsid="01a74936" style:font-name-asian="Courier New" style:font-size-asian="10pt" style:font-style-asian="italic" style:font-name-complex="Courier New" style:font-size-complex="10pt" style:font-style-complex="italic"/>
    </style:style>
    <style:style style:name="T61" style:family="text">
      <style:text-properties style:font-name="Times New Roman" fo:font-size="10pt" fo:font-style="italic" officeooo:rsid="0153b2ad" style:font-name-asian="Courier New" style:font-size-asian="10pt" style:font-style-asian="italic" style:font-name-complex="Courier New" style:font-size-complex="10pt" style:font-style-complex="italic"/>
    </style:style>
    <style:style style:name="T62" style:family="text">
      <style:text-properties style:font-name="Times New Roman" fo:font-size="10pt" fo:font-style="italic" officeooo:rsid="01d3093b" style:font-name-asian="Courier New" style:font-size-asian="10pt" style:font-style-asian="italic" style:font-name-complex="Courier New" style:font-size-complex="10pt" style:font-style-complex="italic"/>
    </style:style>
    <style:style style:name="T63" style:family="text">
      <style:text-properties style:font-name="Times New Roman" fo:font-size="10pt" fo:font-style="italic" officeooo:rsid="01d7eafd" style:font-name-asian="Courier New" style:font-size-asian="10pt" style:font-style-asian="italic" style:font-name-complex="Courier New" style:font-size-complex="10pt" style:font-style-complex="italic"/>
    </style:style>
    <style:style style:name="T64" style:family="text">
      <style:text-properties style:font-name="Times New Roman" fo:font-size="10pt" fo:font-style="italic" officeooo:rsid="00d2d493" style:font-name-asian="Courier New" style:font-size-asian="10pt" style:font-style-asian="italic" style:font-name-complex="Courier New" style:font-size-complex="10pt" style:font-style-complex="italic"/>
    </style:style>
    <style:style style:name="T65" style:family="text">
      <style:text-properties officeooo:rsid="008f31b3"/>
    </style:style>
    <style:style style:name="T66" style:family="text">
      <style:text-properties officeooo:rsid="015186df"/>
    </style:style>
    <style:style style:name="T67" style:family="text">
      <style:text-properties fo:color="#000000" style:text-outline="false" style:text-line-through-style="none" style:text-line-through-type="none" style:font-name="Times New Roman" fo:font-size="12pt" fo:letter-spacing="normal" fo:font-style="normal" fo:text-shadow="none" style:text-underline-style="none" fo:font-weight="bold" officeooo:rsid="02426e85" style:font-name-asian="Courier New" style:font-size-asian="12pt" style:font-style-asian="normal" style:font-weight-asian="bold" style:font-name-complex="Courier New" style:font-size-complex="12pt" style:font-style-complex="normal" style:font-weight-complex="bold"/>
    </style:style>
    <style:style style:name="T6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a908d3" style:font-name-asian="Courier New" style:font-size-asian="10pt" style:font-style-asian="normal" style:font-weight-asian="normal" style:font-name-complex="Courier New" style:font-size-complex="10pt" style:font-style-complex="normal" style:font-weight-complex="normal"/>
    </style:style>
    <style:style style:name="T69" style:family="text">
      <style:text-properties officeooo:rsid="003472a2"/>
    </style:style>
    <style:style style:name="T70" style:family="text">
      <style:text-properties style:font-size-complex="10pt"/>
    </style:style>
    <style:style style:name="T71" style:family="text">
      <style:text-properties officeooo:rsid="003472a2" style:font-size-complex="10pt"/>
    </style:style>
    <style:style style:name="T72" style:family="text">
      <style:text-properties officeooo:rsid="0285946f" style:font-size-complex="10pt"/>
    </style:style>
    <style:style style:name="T73" style:family="text">
      <style:text-properties officeooo:rsid="01a3cb76" style:font-size-complex="10pt"/>
    </style:style>
    <style:style style:name="T74" style:family="text">
      <style:text-properties officeooo:rsid="014475ea" style:font-size-complex="10pt"/>
    </style:style>
    <style:style style:name="T75" style:family="text">
      <style:text-properties officeooo:rsid="029fe0e9" style:font-size-complex="10pt"/>
    </style:style>
    <style:style style:name="T76" style:family="text">
      <style:text-properties officeooo:rsid="036f7c5c" style:font-size-complex="10pt"/>
    </style:style>
    <style:style style:name="T77" style:family="text">
      <style:text-properties officeooo:rsid="015a6f2d" style:font-size-complex="10pt"/>
    </style:style>
    <style:style style:name="T78" style:family="text">
      <style:text-properties officeooo:rsid="03079e2c" style:font-size-complex="10pt"/>
    </style:style>
    <style:style style:name="T79" style:family="text">
      <style:text-properties officeooo:rsid="03037cc2" style:font-size-complex="10pt"/>
    </style:style>
    <style:style style:name="T80" style:family="text">
      <style:text-properties officeooo:rsid="02f3dc8b" style:font-size-complex="10pt"/>
    </style:style>
    <style:style style:name="T81" style:family="text">
      <style:text-properties officeooo:rsid="01e07b7f" style:font-size-complex="10pt"/>
    </style:style>
    <style:style style:name="T82" style:family="text">
      <style:text-properties officeooo:rsid="029b54f9" style:font-size-complex="10pt"/>
    </style:style>
    <style:style style:name="T83" style:family="text">
      <style:text-properties officeooo:rsid="01cf7f45" style:font-size-complex="10pt"/>
    </style:style>
    <style:style style:name="T84" style:family="text">
      <style:text-properties officeooo:rsid="036f29c6" style:font-size-complex="10pt"/>
    </style:style>
    <style:style style:name="T85" style:family="text">
      <style:text-properties officeooo:rsid="01cd0f2c" style:font-size-complex="10pt"/>
    </style:style>
    <style:style style:name="T86" style:family="text">
      <style:text-properties officeooo:rsid="015a6f2d"/>
    </style:style>
    <style:style style:name="T87" style:family="text">
      <style:text-properties fo:font-size="10pt" style:font-size-asian="10pt" style:font-size-complex="10pt"/>
    </style:style>
    <style:style style:name="T88" style:family="text">
      <style:text-properties fo:font-size="10pt" officeooo:rsid="01a6587d" style:font-size-asian="10pt" style:font-size-complex="10pt"/>
    </style:style>
    <style:style style:name="T89" style:family="text">
      <style:text-properties fo:font-size="10pt" officeooo:rsid="01b54476" style:font-size-asian="10pt" style:font-size-complex="10pt"/>
    </style:style>
    <style:style style:name="T90" style:family="text">
      <style:text-properties fo:font-size="10pt" officeooo:rsid="01cf7f45" style:font-size-asian="10pt" style:font-size-complex="10pt"/>
    </style:style>
    <style:style style:name="T91" style:family="text">
      <style:text-properties fo:font-size="10pt" officeooo:rsid="01d1f993" style:font-size-asian="10pt" style:font-size-complex="10pt"/>
    </style:style>
    <style:style style:name="T92" style:family="text">
      <style:text-properties fo:font-size="10pt" fo:font-style="italic" officeooo:rsid="01b54476" style:font-size-asian="10pt" style:font-style-asian="italic" style:font-size-complex="10pt" style:font-style-complex="italic"/>
    </style:style>
    <style:style style:name="T93" style:family="text">
      <style:text-properties officeooo:rsid="00333736"/>
    </style:style>
    <style:style style:name="T94" style:family="text">
      <style:text-properties officeooo:rsid="00462bfc"/>
    </style:style>
    <style:style style:name="fr1"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fo:margin-left="0in" fo:margin-right="0in" style:wrap="parallel" style:number-wrapped-paragraphs="no-limit" style:wrap-contour="false" style:vertical-pos="from-top" style:horizontal-pos="from-left" style:horizontal-rel="paragraph-content" fo:padding="0in" fo:border="none" style:shadow="none" draw:shadow-opacity="100%" draw:ole-draw-aspect="1"/>
    </style:style>
    <style:style style:name="fr4" style:family="graphic" style:parent-style-name="Formula">
      <style:graphic-properties fo:margin-left="0in" fo:margin-right="0in" style:wrap="parallel" style:number-wrapped-paragraphs="no-limit" style:wrap-contour="false" style:vertical-pos="from-top" style:horizontal-pos="from-left" style:horizontal-rel="paragraph-content" fo:padding="0.0201in" fo:border="0.06pt solid #ff0000" style:shadow="none" draw:shadow-opacity="100%" draw:ole-draw-aspect="1"/>
    </style:style>
    <style:style style:name="fr5" style:family="graphic" style:parent-style-name="Formula">
      <style:graphic-properties fo:margin-left="0in" fo:margin-right="0in" style:wrap="parallel" style:number-wrapped-paragraphs="no-limit" style:wrap-contour="false" style:vertical-pos="from-top" style:horizontal-pos="from-left" style:horizontal-rel="paragraph-content" fo:padding="0.0201in" fo:border="0.06pt solid #000000" style:shadow="none" draw:shadow-opacity="100%" draw:ole-draw-aspect="1"/>
    </style:style>
    <style:style style:name="fr6" style:family="graphic" style:parent-style-name="Formula">
      <style:graphic-properties fo:margin-left="0in" fo:margin-right="0in" style:wrap="parallel" style:number-wrapped-paragraphs="no-limit" style:wrap-contour="true" style:wrap-contour-mode="full" style:vertical-pos="from-top" style:horizontal-pos="from-left" style:horizontal-rel="paragraph-content" fo:padding="0in" fo:border="none" style:shadow="none" draw:shadow-opacity="100%" draw:ole-draw-aspect="1"/>
    </style:style>
    <style:style style:name="fr7" style:family="graphic" style:parent-style-name="Formula">
      <style:graphic-properties fo:margin-left="0in" fo:margin-right="0in" style:wrap="parallel" style:number-wrapped-paragraphs="no-limit" style:wrap-contour="false" style:vertical-pos="from-top" style:horizontal-pos="from-left" style:horizontal-rel="paragraph-content" style:border-line-width="0.0016in 0.0016in 0.0028in" fo:padding="0.0201in" fo:border="0.4pt double #ff0000" style:shadow="none" draw:shadow-opacity="1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1"/>
      <text:p text:style-name="P1"><text:span text:style-name="MathematicaFormatStandardForm"><text:span text:style-name="T1">9: </text:span></text:span><text:span text:style-name="MathematicaFormatStandardForm"><text:span text:style-name="T2">Partial Sums of the Dirichlet</text:span></text:span><text:span text:style-name="aaBigTitle"><draw:frame draw:style-name="fr1" draw:name="Object783" text:anchor-type="as-char" svg:y="-0.198in" svg:width="0.5016in" svg:height="0.2543in" draw:z-index="0"><draw:object xlink:href="./Object 1" xlink:type="simple" xlink:show="embed" xlink:actuate="onLoad"/><draw:image xlink:href="./ObjectReplacements/Object 1" xlink:type="simple" xlink:show="embed" xlink:actuate="onLoad"/><svg:desc>formula</svg:desc></draw:frame></text:span><text:span text:style-name="aaBigTitle"><text:span text:style-name="T65">function</text:span></text:span></text:p>
      <text:p text:style-name="P1"><text:span text:style-name="aaBigTitle"><text:span text:style-name="T65">and Exponential-Style Dirichlet Convolutions</text:span></text:span></text:p>
      <text:p text:style-name="P1"/>
      <text:p text:style-name="P1"/>
      <text:p text:style-name="P1"><text:span text:style-name="MathematicaFormatStandardForm"><text:span text:style-name="T1"/></text:span></text:p>
      <text:p text:style-name="P3"><text:span text:style-name="MathematicaFormatStandardForm"><text:span text:style-name="T3"/></text:span></text:p>
      <text:p text:style-name="P3"/>
      <text:p text:style-name="P10"><text:span text:style-name="MathematicaFormatStandardForm"><text:span text:style-name="T12"/></text:span></text:p>
      <text:p text:style-name="P30"><text:span text:style-name="aaSubSection_20_Title"><text:span text:style-name="T66">9.1</text:span></text:span></text:p>
      <text:p text:style-name="P2"><text:span text:style-name="MathematicaFormatStandardForm"><text:span text:style-name="T67"/></text:span></text:p>
      <text:p text:style-name="P11"><text:span text:style-name="MathematicaFormatStandardForm"><text:span text:style-name="T4">9</text:span></text:span><text:span text:style-name="MathematicaFormatStandardForm"><text:span text:style-name="T5">. </text:span></text:span><text:span text:style-name="MathematicaFormatStandardForm"><text:span text:style-name="T6"><text:s/></text:span></text:span><text:span text:style-name="MathematicaFormatStandardForm"><text:span text:style-name="T7">The Difference between</text:span></text:span><text:span text:style-name="MathematicaFormatStandardForm"><text:span text:style-name="T13"><draw:frame draw:style-name="fr1" draw:name="Object88" text:anchor-type="as-char" svg:y="-0.1244in" svg:width="0.352in" svg:height="0.1591in" draw:z-index="1"><draw:object xlink:href="./Object 2" xlink:type="simple" xlink:show="embed" xlink:actuate="onLoad"/><draw:image xlink:href="./ObjectReplacements/Object 2" xlink:type="simple" xlink:show="embed" xlink:actuate="onLoad"/><svg:desc>formula</svg:desc></draw:frame></text:span></text:span><text:span text:style-name="MathematicaFormatStandardForm"><text:span text:style-name="T7">and</text:span></text:span><text:span text:style-name="MathematicaFormatStandardForm"><text:span text:style-name="T8"><draw:frame draw:style-name="fr1" draw:name="Object102" text:anchor-type="as-char" svg:y="-0.1244in" svg:width="0.3811in" svg:height="0.1591in" draw:z-index="2"><draw:object xlink:href="./Object 3" xlink:type="simple" xlink:show="embed" xlink:actuate="onLoad"/><draw:image xlink:href="./ObjectReplacements/Object 3" xlink:type="simple" xlink:show="embed" xlink:actuate="onLoad"/><svg:desc>formula</svg:desc></draw:frame></text:span></text:span><text:span text:style-name="MathematicaFormatStandardForm"><text:span text:style-name="T13">:</text:span></text:span></text:p>
      <text:p text:style-name="P11"><text:span text:style-name="MathematicaFormatStandardForm"><text:span text:style-name="T9">A </text:span></text:span><text:span text:style-name="MathematicaFormatStandardForm"><text:span text:style-name="T6">Partial Sum Equivalen</text:span></text:span><text:span text:style-name="MathematicaFormatStandardForm"><text:span text:style-name="T7">ce</text:span></text:span><text:span text:style-name="MathematicaFormatStandardForm"><text:span text:style-name="T6"> </text:span></text:span><text:span text:style-name="MathematicaFormatStandardForm"><text:span text:style-name="T10">to</text:span></text:span><text:span text:style-name="MathematicaFormatStandardForm"><text:span text:style-name="T6"> the Dirichlet Eta Function</text:span></text:span></text:p>
      <text:p text:style-name="P11"><text:span text:style-name="MathematicaFormatStandardForm"><text:span text:style-name="T6"/></text:span></text:p>
      <text:p text:style-name="P17"><text:span text:style-name="MathematicaFormatStandardForm"><text:span text:style-name="T14"><text:tab/></text:span></text:span><text:span text:style-name="MathematicaFormatStandardForm"><text:span text:style-name="T52">This section show</text:span></text:span><text:span text:style-name="MathematicaFormatStandardForm"><text:span text:style-name="T53">s</text:span></text:span><text:span text:style-name="MathematicaFormatStandardForm"><text:span text:style-name="T52"> </text:span></text:span><text:span text:style-name="MathematicaFormatStandardForm"><text:span text:style-name="T54">another way </text:span></text:span><text:span text:style-name="MathematicaFormatStandardForm"><text:span text:style-name="T52">to express the exact difference between</text:span></text:span><text:span text:style-name="MathematicaFormatStandardForm"><text:span text:style-name="T55"><draw:frame draw:style-name="fr1" draw:name="Object514" text:anchor-type="as-char" svg:y="-0.1244in" svg:width="0.3811in" svg:height="0.1591in" draw:z-index="3"><draw:object xlink:href="./Object 4" xlink:type="simple" xlink:show="embed" xlink:actuate="onLoad"/><draw:image xlink:href="./ObjectReplacements/Object 4" xlink:type="simple" xlink:show="embed" xlink:actuate="onLoad"/><svg:desc>formula</svg:desc></draw:frame></text:span></text:span><text:span text:style-name="MathematicaFormatStandardForm"><text:span text:style-name="T52">and the logarithmic integral</text:span></text:span><text:span text:style-name="MathematicaFormatStandardForm"><text:span text:style-name="T55"><draw:frame draw:style-name="fr1" draw:name="Object515" text:anchor-type="as-char" svg:y="-0.1244in" svg:width="0.352in" svg:height="0.1591in" draw:z-index="4"><draw:object xlink:href="./Object 5" xlink:type="simple" xlink:show="embed" xlink:actuate="onLoad"/><draw:image xlink:href="./ObjectReplacements/Object 5" xlink:type="simple" xlink:show="embed" xlink:actuate="onLoad"/><svg:desc>formula</svg:desc></draw:frame></text:span></text:span><text:span text:style-name="MathematicaFormatStandardForm"><text:span text:style-name="T55">, </text:span></text:span><text:span text:style-name="MathematicaFormatStandardForm"><text:span text:style-name="T56">here </text:span></text:span><text:span text:style-name="MathematicaFormatStandardForm"><text:span text:style-name="T54">mirroring certain relationships between the Riemann Zeta function</text:span></text:span><text:span text:style-name="MathematicaFormatStandardForm"><text:span text:style-name="T55"><draw:frame draw:style-name="fr1" draw:name="Object519" text:anchor-type="as-char" svg:y="-0.1244in" svg:width="0.3354in" svg:height="0.1591in" draw:z-index="5"><draw:object xlink:href="./Object 6" xlink:type="simple" xlink:show="embed" xlink:actuate="onLoad"/><draw:image xlink:href="./ObjectReplacements/Object 6" xlink:type="simple" xlink:show="embed" xlink:actuate="onLoad"/><svg:desc>formula</svg:desc></draw:frame></text:span></text:span><text:span text:style-name="MathematicaFormatStandardForm"><text:span text:style-name="T54">and the Dirichlet eta function</text:span></text:span><text:span text:style-name="MathematicaFormatStandardForm"><text:span text:style-name="T57"><draw:frame draw:style-name="fr1" draw:name="Object520" text:anchor-type="as-char" svg:y="-0.1244in" svg:width="0.3417in" svg:height="0.1591in" draw:z-index="6"><draw:object xlink:href="./Object 7" xlink:type="simple" xlink:show="embed" xlink:actuate="onLoad"/><draw:image xlink:href="./ObjectReplacements/Object 7" xlink:type="simple" xlink:show="embed" xlink:actuate="onLoad"/><svg:desc>formula</svg:desc></draw:frame></text:span></text:span><text:span text:style-name="MathematicaFormatStandardForm"><text:span text:style-name="T57">, </text:span></text:span><text:span text:style-name="MathematicaFormatStandardForm"><text:span text:style-name="T54">but in a partial sum, Dirichlet convolution context</text:span></text:span><text:span text:style-name="MathematicaFormatStandardForm"><text:span text:style-name="T52">.</text:span></text:span></text:p>
      <text:p text:style-name="P18"/>
      <text:p text:style-name="P3"><text:span text:style-name="MathematicaFormatStandardForm"><text:span text:style-name="T15"/></text:span></text:p>
      <text:p text:style-name="P3"><text:span text:style-name="MathematicaFormatStandardForm"><text:span text:style-name="T11"><draw:frame draw:style-name="fr2" draw:name="Object121" text:anchor-type="as-char" svg:y="-0.1437in" svg:width="2.1161in" svg:height="0.2839in" draw:z-index="7"><draw:object xlink:href="./Object 8" xlink:type="simple" xlink:show="embed" xlink:actuate="onLoad"/><draw:image xlink:href="./ObjectReplacements/Object 8" xlink:type="simple" xlink:show="embed" xlink:actuate="onLoad"/><svg:desc>formula</svg:desc></draw:frame></text:span></text:span></text:p>
      <text:p text:style-name="P12"><text:span text:style-name="MathematicaFormatStandardForm"><text:span text:style-name="T16"/></text:span></text:p>
      <text:p text:style-name="P12"><text:span text:style-name="FormulaNumber"><text:span text:style-name="T69">(8.13)</text:span></text:span></text:p>
      <text:p text:style-name="P12"/>
      <text:p text:style-name="P3"><text:span text:style-name="MathematicaFormatStandardForm"><text:span text:style-name="T11"><draw:frame draw:style-name="fr3" draw:name="Object815" text:anchor-type="as-char" svg:y="-0.6508in" svg:width="2.372in" svg:height="1.3453in" draw:z-index="8"><draw:object xlink:href="./Object 9" xlink:type="simple" xlink:show="embed" xlink:actuate="onLoad"/><draw:image xlink:href="./ObjectReplacements/Object 9" xlink:type="simple" xlink:show="embed" xlink:actuate="onLoad"/><svg:desc>formula</svg:desc></draw:frame></text:span></text:span></text:p>
      <text:p text:style-name="P12"><text:span text:style-name="FormulaNumber"><text:span text:style-name="T69">(8.13)</text:span></text:span></text:p>
      <text:p text:style-name="P3"/>
      <text:p text:style-name="P13"><text:span text:style-name="MathematicaFormatStandardForm"><text:span text:style-name="T17">The limit of this as </text:span></text:span><text:span text:style-name="MathematicaFormatStandardForm"><text:span text:style-name="T58">n</text:span></text:span><text:span text:style-name="MathematicaFormatStandardForm"><text:span text:style-name="T17"> approaches infinity, </text:span></text:span><text:span text:style-name="MathematicaFormatStandardForm"><text:span text:style-name="T18">if</text:span></text:span><text:span text:style-name="MathematicaFormatStandardForm"><text:span text:style-name="T19"><draw:frame draw:style-name="fr3" draw:name="Object817" text:anchor-type="as-char" svg:y="-0.1244in" svg:width="0.539in" svg:height="0.1591in" draw:z-index="9"><draw:object xlink:href="./Object 10" xlink:type="simple" xlink:show="embed" xlink:actuate="onLoad"/><draw:image xlink:href="./ObjectReplacements/Object 10" xlink:type="simple" xlink:show="embed" xlink:actuate="onLoad"/><svg:desc>formula</svg:desc></draw:frame></text:span></text:span><text:span text:style-name="MathematicaFormatStandardForm"><text:span text:style-name="T19">,</text:span></text:span><text:span text:style-name="MathematicaFormatStandardForm"><text:span text:style-name="T17"> is</text:span></text:span></text:p>
      <text:p text:style-name="P7"><text:span text:style-name="MathematicaFormatStandardForm"><text:span text:style-name="T59"/></text:span></text:p>
      <text:p text:style-name="P3"><text:span text:style-name="MathematicaFormatStandardForm"><text:span text:style-name="T11"><draw:frame draw:style-name="fr3" draw:name="Object816" text:anchor-type="as-char" svg:y="-0.1437in" svg:width="1.1756in" svg:height="0.2661in" draw:z-index="10"><draw:object xlink:href="./Object 11" xlink:type="simple" xlink:show="embed" xlink:actuate="onLoad"/><draw:image xlink:href="./ObjectReplacements/Object 11" xlink:type="simple" xlink:show="embed" xlink:actuate="onLoad"/><svg:desc>formula</svg:desc></draw:frame></text:span></text:span></text:p>
      <text:p text:style-name="P12"><text:span text:style-name="FormulaNumber"><text:span text:style-name="T69">(8.13)</text:span></text:span></text:p>
      <text:p text:style-name="P11"/>
      <text:p text:style-name="P31"><text:span text:style-name="aaMathematica"><text:span text:style-name="T71">Dm2D</text:span></text:span><text:span text:style-name="aaMathematica"><text:span text:style-name="T70">[n_,0]:=</text:span></text:span><text:span text:style-name="aaMathematica"><text:span text:style-name="T72">UnitStep[n-1]</text:span></text:span></text:p>
      <text:p text:style-name="P31"><text:span text:style-name="aaMathematica"><text:span text:style-name="T71">Dm2D[n_,k_]:= Sum[ (-1)^(j+1)Dm2D[n/j,k-1],</text:span></text:span><text:span text:style-name="aaMathematica"><text:span text:style-name="T70">{j,</text:span></text:span><text:span text:style-name="aaMathematica"><text:span text:style-name="T73">1</text:span></text:span><text:span text:style-name="aaMathematica"><text:span text:style-name="T70">,n}]</text:span></text:span></text:p>
      <text:p text:style-name="P31"><text:span text:style-name="aaMathematica"><text:span text:style-name="T74">Table[ Dm2D[ n, k ], { n, 1, 50 }, { k, 1, 7 } ] // TableForm</text:span></text:span></text:p>
      <text:p text:style-name="P7"><text:span text:style-name="MathematicaFormatStandardForm"><text:span text:style-name="T59"/></text:span></text:p>
      <text:p text:style-name="P10"/>
      <text:p text:style-name="P10"><text:span text:style-name="MathematicaFormatStandardForm"><text:span text:style-name="T20">We will also use</text:span></text:span></text:p>
      <text:p text:style-name="P10"><text:span text:style-name="MathematicaFormatStandardForm"><text:span text:style-name="T21"/></text:span></text:p>
      <text:p text:style-name="P3"><text:span text:style-name="MathematicaFormatStandardForm"><text:span text:style-name="T11"><draw:frame draw:style-name="fr1" draw:name="Object124" text:anchor-type="as-char" svg:y="-0.1437in" svg:width="2.9937in" svg:height="0.2839in" draw:z-index="11"><draw:object xlink:href="./Object 12" xlink:type="simple" xlink:show="embed" xlink:actuate="onLoad"/><draw:image xlink:href="./ObjectReplacements/Object 12" xlink:type="simple" xlink:show="embed" xlink:actuate="onLoad"/><svg:desc>formula</svg:desc></draw:frame></text:span></text:span></text:p>
      <text:p text:style-name="P12"><text:span text:style-name="FormulaNumber"><text:span text:style-name="T69">(8.14)</text:span></text:span></text:p>
      <text:p text:style-name="P12"/>
      <text:p text:style-name="P3"><text:soft-page-break/><text:span text:style-name="MathematicaFormatStandardForm"><text:span text:style-name="T11"><draw:frame draw:style-name="fr3" draw:name="Object732" text:anchor-type="as-char" svg:y="-0.6508in" svg:width="2.6563in" svg:height="1.3453in" draw:z-index="12"><draw:object xlink:href="./Object 13" xlink:type="simple" xlink:show="embed" xlink:actuate="onLoad"/><draw:image xlink:href="./ObjectReplacements/Object 13" xlink:type="simple" xlink:show="embed" xlink:actuate="onLoad"/><svg:desc>formula</svg:desc></draw:frame></text:span></text:span></text:p>
      <text:p text:style-name="P12"><text:span text:style-name="FormulaNumber"><text:span text:style-name="T69">(8.14)</text:span></text:span></text:p>
      <text:p text:style-name="P12"><text:span text:style-name="FormulaNumber"/></text:p>
      <text:p text:style-name="P10"><text:span text:style-name="MathematicaFormatStandardForm"><text:span text:style-name="T22">and so on.</text:span></text:span></text:p>
      <text:p text:style-name="P12"><text:span text:style-name="MathematicaFormatStandardForm"><text:span text:style-name="T16"/></text:span></text:p>
      <text:p text:style-name="P31"><text:span text:style-name="aaMathematica"><text:span text:style-name="T71">Dm12D[n_,k_]:= Sum[ (-1)^(j+1)Dm12D[n/j,k-1],</text:span></text:span><text:span text:style-name="aaMathematica"><text:span text:style-name="T70">{j,2,n}];</text:span></text:span><text:span text:style-name="aaMathematica"><text:span text:style-name="T71">Dm12D</text:span></text:span><text:span text:style-name="aaMathematica"><text:span text:style-name="T70">[n_,0]:=</text:span></text:span><text:span text:style-name="aaMathematica"><text:span text:style-name="T72">UnitStep[n-1]</text:span></text:span></text:p>
      <text:p text:style-name="P31"><text:span text:style-name="aaMathematica"><text:span text:style-name="T74">Table[ Dm12D[ n, k ], { n, 1, 50 }, { k, 1, 7 } ] // TableForm</text:span></text:span></text:p>
      <text:p text:style-name="P7"/>
      <text:p text:style-name="P13"><text:span text:style-name="MathematicaFormatStandardForm"><text:span text:style-name="T17">The limit of this as </text:span></text:span><text:span text:style-name="MathematicaFormatStandardForm"><text:span text:style-name="T58">n</text:span></text:span><text:span text:style-name="MathematicaFormatStandardForm"><text:span text:style-name="T17"> approaches infinity, </text:span></text:span><text:span text:style-name="MathematicaFormatStandardForm"><text:span text:style-name="T18">if</text:span></text:span><text:span text:style-name="MathematicaFormatStandardForm"><text:span text:style-name="T19"><draw:frame draw:style-name="fr3" draw:name="Object544" text:anchor-type="as-char" svg:y="-0.1244in" svg:width="0.539in" svg:height="0.1591in" draw:z-index="13"><draw:object xlink:href="./Object 14" xlink:type="simple" xlink:show="embed" xlink:actuate="onLoad"/><draw:image xlink:href="./ObjectReplacements/Object 14" xlink:type="simple" xlink:show="embed" xlink:actuate="onLoad"/><svg:desc>formula</svg:desc></draw:frame></text:span></text:span><text:span text:style-name="MathematicaFormatStandardForm"><text:span text:style-name="T19">,</text:span></text:span><text:span text:style-name="MathematicaFormatStandardForm"><text:span text:style-name="T17"> is</text:span></text:span></text:p>
      <text:p text:style-name="P7"><text:span text:style-name="MathematicaFormatStandardForm"><text:span text:style-name="T59"/></text:span></text:p>
      <text:p text:style-name="P3"><text:span text:style-name="MathematicaFormatStandardForm"><text:span text:style-name="T11"><draw:frame draw:style-name="fr3" draw:name="Object97" text:anchor-type="as-char" svg:y="-0.1437in" svg:width="1.7374in" svg:height="0.2661in" draw:z-index="14"><draw:object xlink:href="./Object 15" xlink:type="simple" xlink:show="embed" xlink:actuate="onLoad"/><draw:image xlink:href="./ObjectReplacements/Object 15" xlink:type="simple" xlink:show="embed" xlink:actuate="onLoad"/><svg:desc>formula</svg:desc></draw:frame></text:span></text:span></text:p>
      <text:p text:style-name="P7"/>
      <text:p text:style-name="P10"><text:span text:style-name="MathematicaFormatStandardForm"><text:span text:style-name="T12"/></text:span></text:p>
      <text:p text:style-name="P30"><text:span text:style-name="aaSubSection_20_Title"><text:span text:style-name="T66">9.2</text:span></text:span></text:p>
      <text:p text:style-name="P2"><text:span text:style-name="MathematicaFormatStandardForm"><text:span text:style-name="T67"/></text:span></text:p>
      <text:p text:style-name="P11"/>
      <text:p text:style-name="P11"><text:span text:style-name="MathematicaFormatStandardForm"><text:span text:style-name="T23"><draw:frame draw:style-name="fr1" draw:name="Object550" text:anchor-type="as-char" svg:y="-0.2083in" svg:width="2.4693in" svg:height="0.3543in" draw:z-index="15"><draw:object xlink:href="./Object 16" xlink:type="simple" xlink:show="embed" xlink:actuate="onLoad"/><draw:image xlink:href="./ObjectReplacements/Object 16" xlink:type="simple" xlink:show="embed" xlink:actuate="onLoad"/><svg:desc>formula</svg:desc></draw:frame></text:span></text:span></text:p>
      <text:p text:style-name="P11"/>
      <text:p text:style-name="P11"/>
      <text:p text:style-name="P3"><text:span text:style-name="MathematicaFormatStandardForm"><text:span text:style-name="T11"><draw:frame draw:style-name="fr1" draw:name="Object634" text:anchor-type="as-char" svg:y="-0.1437in" svg:width="2.5819in" svg:height="0.2839in" draw:z-index="16"><draw:object xlink:href="./Object 17" xlink:type="simple" xlink:show="embed" xlink:actuate="onLoad"/><draw:image xlink:href="./ObjectReplacements/Object 17" xlink:type="simple" xlink:show="embed" xlink:actuate="onLoad"/><svg:desc>formula</svg:desc></draw:frame></text:span></text:span></text:p>
      <text:p text:style-name="P3"/>
      <text:p text:style-name="P3"/>
      <text:p text:style-name="P3"><text:span text:style-name="MathematicaFormatStandardForm"><text:span text:style-name="T11"><draw:frame draw:style-name="fr3" draw:name="Object731" text:anchor-type="as-char" svg:y="-0.6508in" svg:width="2.9016in" svg:height="1.3453in" draw:z-index="17"><draw:object xlink:href="./Object 18" xlink:type="simple" xlink:show="embed" xlink:actuate="onLoad"/><draw:image xlink:href="./ObjectReplacements/Object 18" xlink:type="simple" xlink:show="embed" xlink:actuate="onLoad"/><svg:desc>formula</svg:desc></draw:frame></text:span></text:span></text:p>
      <text:p text:style-name="P11"/>
      <text:p text:style-name="P3"><text:span text:style-name="MathematicaFormatStandardForm"><text:span text:style-name="T11"><draw:frame draw:style-name="fr3" draw:name="Object831" text:anchor-type="as-char" svg:y="-0.2465in" svg:width="2.2571in" svg:height="0.3866in" draw:z-index="18"><draw:object xlink:href="./Object 19" xlink:type="simple" xlink:show="embed" xlink:actuate="onLoad"/><draw:image xlink:href="./ObjectReplacements/Object 19" xlink:type="simple" xlink:show="embed" xlink:actuate="onLoad"/><svg:desc>formula</svg:desc></draw:frame></text:span></text:span></text:p>
      <text:p text:style-name="P7"/>
      <text:p text:style-name="P7"><text:span text:style-name="MathematicaFormatStandardForm"><text:span text:style-name="T24"><text:tab/>Already we can use this to see that</text:span></text:span></text:p>
      <text:p text:style-name="P7"><text:span text:style-name="MathematicaFormatStandardForm"><text:span text:style-name="T24"/></text:span></text:p>
      <text:p text:style-name="P3"><text:span text:style-name="MathematicaFormatStandardForm"><text:span text:style-name="T11"><draw:frame draw:style-name="fr4" draw:name="Object571" text:anchor-type="as-char" svg:y="-0.2236in" svg:width="4.1055in" svg:height="0.3839in" draw:z-index="19"><draw:object xlink:href="./Object 20" xlink:type="simple" xlink:show="embed" xlink:actuate="onLoad"/><draw:image xlink:href="./ObjectReplacements/Object 20" xlink:type="simple" xlink:show="embed" xlink:actuate="onLoad"/><svg:desc>formula</svg:desc></draw:frame></text:span></text:span></text:p>
      <text:p text:style-name="P3"><text:span text:style-name="MathematicaFormatStandardForm"><text:span text:style-name="T11"/></text:span></text:p>
      <text:p text:style-name="P31"><text:span text:style-name="aaMathematica"><text:span text:style-name="T75">RiemannPrimeCount[n_]:=Sum[PrimePi[n^(1/j)]/j,{j,1,Log[2,n]}]</text:span></text:span></text:p>
      <text:p text:style-name="P31"><text:span text:style-name="aaMathematica"><text:span text:style-name="T71">Dm12D[n_,k_]:= Sum[ (-1)^(j+1)Dm12D[n/j,k-1],</text:span></text:span><text:span text:style-name="aaMathematica"><text:span text:style-name="T70">{j,2,n}];</text:span></text:span><text:span text:style-name="aaMathematica"><text:span text:style-name="T71">Dm12D</text:span></text:span><text:span text:style-name="aaMathematica"><text:span text:style-name="T70">[n_,0]:=</text:span></text:span><text:span text:style-name="aaMathematica"><text:span text:style-name="T72">UnitStep[n-1]</text:span></text:span></text:p>
      <text:p text:style-name="P31"><text:span text:style-name="aaMathematica"><text:span text:style-name="T71">CountAlt[n_]:=Sum[1/k( 2^k Dm12D[n/2^k,0]+(-1)^(k+1) Dm12D[n,k]),</text:span></text:span><text:span text:style-name="aaMathematica"><text:span text:style-name="T70">{k,1,Log[2,n]}]</text:span></text:span></text:p>
      <text:p text:style-name="P31"><text:span text:style-name="aaMathematica"><text:span text:style-name="T74">Table[ RiemannPrimeCount[ n ]-CountAlt[n] , { n, 1,100 } ] // TableForm</text:span></text:span></text:p>
      <text:p text:style-name="P20"/>
      <text:p text:style-name="P7"><text:span text:style-name="MathematicaFormatStandardForm"><text:span text:style-name="T59">Compare this to</text:span></text:span></text:p>
      <text:p text:style-name="P7"><text:soft-page-break/><text:span text:style-name="MathematicaFormatStandardForm"><text:span text:style-name="T59"/></text:span></text:p>
      <text:p text:style-name="P3"><text:span text:style-name="MathematicaFormatStandardForm"><text:span text:style-name="T11"><draw:frame draw:style-name="fr3" draw:name="Object99" text:anchor-type="as-char" svg:y="-0.2043in" svg:width="3.9043in" svg:height="0.3445in" draw:z-index="20"><draw:object xlink:href="./Object 21" xlink:type="simple" xlink:show="embed" xlink:actuate="onLoad"/><draw:image xlink:href="./ObjectReplacements/Object 21" xlink:type="simple" xlink:show="embed" xlink:actuate="onLoad"/><svg:desc>formula</svg:desc></draw:frame></text:span></text:span></text:p>
      <text:p text:style-name="P7"><text:span text:style-name="MathematicaFormatStandardForm"><text:span text:style-name="T11"/></text:span></text:p>
      <text:p text:style-name="P31"><text:span text:style-name="aaMathematica"><text:span text:style-name="T70"><text:s/>FullSimplify[{Log[Zeta[s]],Sum[(2^(1-s))^j((1-2^(1-s))Zeta[s]-1)^0/j,{j,1,Infinity}]+Sum[(-1)^(k-1)/k((1-2^(1-s))Zeta[s]-1)^k,{k,1,Infinity}]}/.s-</text:span></text:span><text:span text:style-name="aaMathematica"><text:span text:style-name="T76">&gt;0</text:span></text:span><text:span text:style-name="aaMathematica"><text:span text:style-name="T70">]</text:span></text:span></text:p>
      <text:p text:style-name="P7"><text:span text:style-name="MathematicaFormatStandardForm"><text:span text:style-name="T21"/></text:span></text:p>
      <text:p text:style-name="P7"><text:span text:style-name="MathematicaFormatStandardForm"><text:span text:style-name="T21"><text:tab/></text:span></text:span><text:span text:style-name="MathematicaFormatStandardForm"><text:span text:style-name="T25">Expanded out, this identity can also be written as</text:span></text:span></text:p>
      <text:p text:style-name="P7"/>
      <text:p text:style-name="P3"><text:span text:style-name="MathematicaFormatStandardForm"><text:span text:style-name="T11"><draw:frame draw:style-name="fr4" draw:name="Object153" text:anchor-type="as-char" svg:y="-1.0819in" svg:width="2.25in" svg:height="2.1146in" draw:z-index="21"><draw:object xlink:href="./Object 22" xlink:type="simple" xlink:show="embed" xlink:actuate="onLoad"/><draw:image xlink:href="./ObjectReplacements/Object 22" xlink:type="simple" xlink:show="embed" xlink:actuate="onLoad"/><svg:desc>formula</svg:desc></draw:frame></text:span></text:span></text:p>
      <text:p text:style-name="P7"/>
      <text:p text:style-name="P10"><text:span text:style-name="MathematicaFormatStandardForm"><text:span text:style-name="T12"/></text:span></text:p>
      <text:p text:style-name="P30"><text:span text:style-name="aaSubSection_20_Title"><text:span text:style-name="T66">9.3</text:span></text:span></text:p>
      <text:p text:style-name="P3"/>
      <text:p text:style-name="P3"/>
      <text:p text:style-name="P3"><text:span text:style-name="MathematicaFormatStandardForm"><text:span text:style-name="T11"><draw:frame draw:style-name="fr5" draw:name="Object96" text:anchor-type="as-char" svg:y="-0.2043in" svg:width="1.6154in" svg:height="0.3283in" draw:z-index="22"><draw:object xlink:href="./Object 23" xlink:type="simple" xlink:show="embed" xlink:actuate="onLoad"/><draw:image xlink:href="./ObjectReplacements/Object 23" xlink:type="simple" xlink:show="embed" xlink:actuate="onLoad"/><svg:desc>formula</svg:desc></draw:frame></text:span></text:span></text:p>
      <text:p text:style-name="P3"/>
      <text:p text:style-name="P3"><text:span text:style-name="MathematicaFormatStandardForm"><text:span text:style-name="T11"><draw:frame draw:style-name="fr5" draw:name="Object123" text:anchor-type="as-char" svg:y="-0.1638in" svg:width="3.0811in" svg:height="0.3244in" draw:z-index="23"><draw:object xlink:href="./Object 24" xlink:type="simple" xlink:show="embed" xlink:actuate="onLoad"/><draw:image xlink:href="./ObjectReplacements/Object 24" xlink:type="simple" xlink:show="embed" xlink:actuate="onLoad"/><svg:desc>formula</svg:desc></draw:frame></text:span></text:span></text:p>
      <text:p text:style-name="P3"/>
      <text:p text:style-name="P3"><text:span text:style-name="MathematicaFormatStandardForm"><text:span text:style-name="T11"><draw:frame draw:style-name="fr3" draw:name="Object599" text:anchor-type="as-char" svg:y="-0.6508in" svg:width="3.4201in" svg:height="1.3453in" draw:z-index="24"><draw:object xlink:href="./Object 25" xlink:type="simple" xlink:show="embed" xlink:actuate="onLoad"/><draw:image xlink:href="./ObjectReplacements/Object 25" xlink:type="simple" xlink:show="embed" xlink:actuate="onLoad"/><svg:desc>formula</svg:desc></draw:frame></text:span></text:span></text:p>
      <text:p text:style-name="P3"/>
      <text:p text:style-name="P3"><text:span text:style-name="MathematicaFormatStandardForm"><text:span text:style-name="T11"><draw:frame draw:style-name="fr5" draw:name="Object818" text:anchor-type="as-char" svg:y="-0.1638in" svg:width="3.452in" svg:height="0.3244in" draw:z-index="25"><draw:object xlink:href="./Object 26" xlink:type="simple" xlink:show="embed" xlink:actuate="onLoad"/><draw:image xlink:href="./ObjectReplacements/Object 26" xlink:type="simple" xlink:show="embed" xlink:actuate="onLoad"/><svg:desc>formula</svg:desc></draw:frame></text:span></text:span></text:p>
      <text:p text:style-name="P3"/>
      <text:p text:style-name="P3"><text:span text:style-name="MathematicaFormatStandardForm"><text:span text:style-name="T11"><draw:frame draw:style-name="fr3" draw:name="Object600" text:anchor-type="as-char" svg:y="-0.6508in" svg:width="3.611in" svg:height="1.3453in" draw:z-index="26"><draw:object xlink:href="./Object 27" xlink:type="simple" xlink:show="embed" xlink:actuate="onLoad"/><draw:image xlink:href="./ObjectReplacements/Object 27" xlink:type="simple" xlink:show="embed" xlink:actuate="onLoad"/><svg:desc>formula</svg:desc></draw:frame></text:span></text:span></text:p>
      <text:p text:style-name="P3"/>
      <text:p text:style-name="P10"><text:soft-page-break/></text:p>
      <text:p text:style-name="P30"><text:span text:style-name="aaSubSection_20_Title"><text:span text:style-name="T66">9.4</text:span></text:span></text:p>
      <text:p text:style-name="P2"><text:span text:style-name="MathematicaFormatStandardForm"><text:span text:style-name="T67"/></text:span></text:p>
      <text:p text:style-name="P8"><text:span text:style-name="MathematicaFormatStandardForm"><text:span text:style-name="T26"><text:tab/></text:span></text:span><text:span text:style-name="MathematicaFormatStandardForm"><text:span text:style-name="T27">Now we'</text:span></text:span><text:span text:style-name="MathematicaFormatStandardForm"><text:span text:style-name="T28">ll</text:span></text:span><text:span text:style-name="MathematicaFormatStandardForm"><text:span text:style-name="T27"> generalize th</text:span></text:span><text:span text:style-name="MathematicaFormatStandardForm"><text:span text:style-name="T29">is</text:span></text:span><text:span text:style-name="MathematicaFormatStandardForm"><text:span text:style-name="T27"> notion of alternating series to the rationals. <text:s/>Essentially, we </text:span></text:span></text:p>
      <text:p text:style-name="P7"><text:span text:style-name="MathematicaFormatStandardForm"><text:span text:style-name="T27">replace </text:span></text:span><text:span text:style-name="MathematicaFormatStandardForm"><text:span text:style-name="T28">the function</text:span></text:span><text:span text:style-name="MathematicaFormatStandardForm"><text:span text:style-name="T11"><draw:frame draw:style-name="fr1" draw:name="Object573" text:anchor-type="as-char" svg:y="-0.1437in" svg:width="0.4929in" svg:height="0.1783in" draw:z-index="27"><draw:object xlink:href="./Object 28" xlink:type="simple" xlink:show="embed" xlink:actuate="onLoad"/><draw:image xlink:href="./ObjectReplacements/Object 28" xlink:type="simple" xlink:show="embed" xlink:actuate="onLoad"/><svg:desc>formula</svg:desc></draw:frame></text:span></text:span><text:span text:style-name="MathematicaFormatStandardForm"><text:span text:style-name="T27">with the function</text:span></text:span></text:p>
      <text:p text:style-name="P7"><text:span text:style-name="MathematicaFormatStandardForm"><text:span text:style-name="T27"/></text:span></text:p>
      <text:p text:style-name="P3"><text:span text:style-name="MathematicaFormatStandardForm"><text:span text:style-name="T11"><draw:frame draw:style-name="fr1" draw:name="Object575" text:anchor-type="as-char" svg:y="-0.2043in" svg:width="2.4598in" svg:height="0.3583in" draw:z-index="28"><draw:object xlink:href="./Object 29" xlink:type="simple" xlink:show="embed" xlink:actuate="onLoad"/><draw:image xlink:href="./ObjectReplacements/Object 29" xlink:type="simple" xlink:show="embed" xlink:actuate="onLoad"/><svg:desc>formula</svg:desc></draw:frame></text:span></text:span></text:p>
      <text:p text:style-name="P7"><text:span text:style-name="MathematicaFormatStandardForm"><text:span text:style-name="T11"/></text:span></text:p>
      <text:p text:style-name="P7"><text:span text:style-name="MathematicaFormatStandardForm"><text:span text:style-name="T27">where </text:span></text:span><text:span text:style-name="MathematicaFormatStandardForm"><text:span text:style-name="T60">a</text:span></text:span><text:span text:style-name="MathematicaFormatStandardForm"><text:span text:style-name="T27"> and </text:span></text:span><text:span text:style-name="MathematicaFormatStandardForm"><text:span text:style-name="T60">b</text:span></text:span><text:span text:style-name="MathematicaFormatStandardForm"><text:span text:style-name="T27"> are the numerator and denominator </text:span></text:span><text:span text:style-name="MathematicaFormatStandardForm"><text:span text:style-name="T28">of some rational number </text:span></text:span><text:span text:style-name="MathematicaFormatStandardForm"><text:span text:style-name="T61">x</text:span></text:span><text:span text:style-name="MathematicaFormatStandardForm"><text:span text:style-name="T28">. <text:s/>You can verify that</text:span></text:span><text:span text:style-name="MathematicaFormatStandardForm"><text:span text:style-name="T11"><draw:frame draw:style-name="fr1" draw:name="Object574" text:anchor-type="as-char" svg:y="-0.1437in" svg:width="0.9417in" svg:height="0.2984in" draw:z-index="29"><draw:object xlink:href="./Object 30" xlink:type="simple" xlink:show="embed" xlink:actuate="onLoad"/><draw:image xlink:href="./ObjectReplacements/Object 30" xlink:type="simple" xlink:show="embed" xlink:actuate="onLoad"/><svg:desc>formula</svg:desc></draw:frame></text:span></text:span><text:span text:style-name="MathematicaFormatStandardForm"><text:span text:style-name="T11">.</text:span></text:span></text:p>
      <text:p text:style-name="P7"><text:span text:style-name="MathematicaFormatStandardForm"><text:span text:style-name="T11"/></text:span></text:p>
      <text:p text:style-name="P31"><text:span text:style-name="aaMathematica"><text:span text:style-name="T70">a</text:span></text:span><text:span text:style-name="aaMathematica"><text:span text:style-name="T77">l</text:span></text:span><text:span text:style-name="aaMathematica"><text:span text:style-name="T70">[n_,a_, b_]:=b (Floor[n/b]-Floor[(n-1)/b])-a (Floor[n/a]-Floor[(n-1)/a])</text:span></text:span></text:p>
      <text:p text:style-name="P31"><text:span text:style-name="aaMathematica"><text:span text:style-name="T70">Table[{n,al[n,2,</text:span></text:span><text:span text:style-name="aaMathematica"><text:span text:style-name="T77">1</text:span></text:span><text:span text:style-name="aaMathematica"><text:span text:style-name="T70">],(-1)^(n+1)},{n,1,50}]//TableForm</text:span></text:span></text:p>
      <text:p text:style-name="P7"><text:span text:style-name="MathematicaFormatStandardForm"><text:span text:style-name="T30"/></text:span></text:p>
      <text:p text:style-name="P7"><text:span text:style-name="MathematicaFormatStandardForm"><text:span text:style-name="T30">(</text:span></text:span><text:span text:style-name="MathematicaFormatStandardForm"><text:span text:style-name="T25">As an aside, </text:span></text:span><text:span text:style-name="MathematicaFormatStandardForm"><text:span text:style-name="T11"><draw:frame draw:style-name="fr1" draw:name="Object576" text:anchor-type="as-char" svg:y="-0.1244in" svg:width="0.4236in" svg:height="0.2791in" draw:z-index="30"><draw:object xlink:href="./Object 31" xlink:type="simple" xlink:show="embed" xlink:actuate="onLoad"/><draw:image xlink:href="./ObjectReplacements/Object 31" xlink:type="simple" xlink:show="embed" xlink:actuate="onLoad"/><svg:desc>formula</svg:desc></draw:frame></text:span></text:span><text:span text:style-name="MathematicaFormatStandardForm"><text:span text:style-name="T25">can also be used to generalize the very well know</text:span></text:span><text:span text:style-name="MathematicaFormatStandardForm"><text:span text:style-name="T29">n</text:span></text:span><text:span text:style-name="MathematicaFormatStandardForm"><text:span text:style-name="T25"> </text:span></text:span><text:span text:style-name="MathematicaFormatStandardForm"><text:span text:style-name="T11"><draw:frame draw:style-name="fr1" draw:name="Object577" text:anchor-type="as-char" svg:y="-0.228in" svg:width="1.0902in" svg:height="0.3689in" draw:z-index="31"><draw:object xlink:href="./Object 32" xlink:type="simple" xlink:show="embed" xlink:actuate="onLoad"/><draw:image xlink:href="./ObjectReplacements/Object 32" xlink:type="simple" xlink:show="embed" xlink:actuate="onLoad"/><svg:desc>formula</svg:desc></draw:frame></text:span></text:span><text:span text:style-name="MathematicaFormatStandardForm"><text:span text:style-name="T11"> </text:span></text:span><text:span text:style-name="MathematicaFormatStandardForm"><text:span text:style-name="T25">to</text:span></text:span></text:p>
      <text:p text:style-name="P3"><text:span text:style-name="MathematicaFormatStandardForm"><text:span text:style-name="T11"><draw:frame draw:style-name="fr1" draw:name="Object579" text:anchor-type="as-char" svg:y="-0.3283in" svg:width="1.0535in" svg:height="0.4693in" draw:z-index="32"><draw:object xlink:href="./Object 33" xlink:type="simple" xlink:show="embed" xlink:actuate="onLoad"/><draw:image xlink:href="./ObjectReplacements/Object 33" xlink:type="simple" xlink:show="embed" xlink:actuate="onLoad"/><svg:desc>formula</svg:desc></draw:frame></text:span></text:span></text:p>
      <text:p text:style-name="P3"><text:span text:style-name="MathematicaFormatStandardForm"><text:span text:style-name="T11"/></text:span></text:p>
      <text:p text:style-name="P31"><text:span text:style-name="aaMathematica">a</text:span><text:span text:style-name="aaMathematica"><text:span text:style-name="T86">l</text:span></text:span><text:span text:style-name="aaMathematica">[n_,a_, b_]:=b (Floor[n/b]-Floor[(n-1)/b])-a (Floor[n/a]-Floor[(n-1)/a])</text:span></text:p>
      <text:p text:style-name="P31"><text:span text:style-name="aaMathematica">Grid[Table[{Sum[N[a</text:span><text:span text:style-name="aaMathematica"><text:span text:style-name="T86">l</text:span></text:span><text:span text:style-name="aaMathematica">[n,a,b]/n],{n,1,100000}],N[Log[a/b]]},{a,1,10},{b,1,6}]]</text:span></text:p>
      <text:p text:style-name="P25"><text:span text:style-name="MathematicaFormatStandardForm"><text:span text:style-name="T68">)</text:span></text:span></text:p>
      <text:p text:style-name="P7"><text:span text:style-name="MathematicaFormatStandardForm"><text:span text:style-name="T21"><text:tab/></text:span></text:span><text:span text:style-name="MathematicaFormatStandardForm"><text:span text:style-name="T28">At any rate, continuing</text:span></text:span><text:span text:style-name="MathematicaFormatStandardForm"><text:span text:style-name="T26"> the pattern laid out previously with the zeta function, we can </text:span></text:span><text:span text:style-name="MathematicaFormatStandardForm"><text:span text:style-name="T28">mirror</text:span></text:span><text:span text:style-name="MathematicaFormatStandardForm"><text:span text:style-name="T26"> the g</text:span></text:span><text:span text:style-name="MathematicaFormatStandardForm"><text:span text:style-name="T21">eneraliz</text:span></text:span><text:span text:style-name="MathematicaFormatStandardForm"><text:span text:style-name="T31">ation</text:span></text:span><text:span text:style-name="MathematicaFormatStandardForm"><text:span text:style-name="T26"> of</text:span></text:span><text:span text:style-name="MathematicaFormatStandardForm"><text:span text:style-name="T11"><draw:frame draw:style-name="fr1" draw:name="Object126" text:anchor-type="as-char" svg:y="-0.2228in" svg:width="0.5571in" svg:height="0.348in" draw:z-index="33"><draw:object xlink:href="./Object 34" xlink:type="simple" xlink:show="embed" xlink:actuate="onLoad"/><draw:image xlink:href="./ObjectReplacements/Object 34" xlink:type="simple" xlink:show="embed" xlink:actuate="onLoad"/><svg:desc>formula</svg:desc></draw:frame></text:span></text:span><text:span text:style-name="MathematicaFormatStandardForm"><text:span text:style-name="T11"> </text:span></text:span><text:span text:style-name="MathematicaFormatStandardForm"><text:span text:style-name="T32">from (8.8)</text:span></text:span><text:span text:style-name="MathematicaFormatStandardForm"><text:span text:style-name="T26"> </text:span></text:span><text:span text:style-name="MathematicaFormatStandardForm"><text:span text:style-name="T33">with </text:span></text:span><text:span text:style-name="MathematicaFormatStandardForm"><text:span text:style-name="T34">the following function, where </text:span></text:span><text:span text:style-name="MathematicaFormatStandardForm"><text:span text:style-name="T62">c </text:span></text:span><text:span text:style-name="MathematicaFormatStandardForm"><text:span text:style-name="T34">is some rational constant fraction of the form </text:span></text:span><text:span text:style-name="MathematicaFormatStandardForm"><text:span text:style-name="T11"><draw:frame draw:style-name="fr1" draw:name="Object598" text:anchor-type="as-char" svg:y="-0.2043in" svg:width="0.689in" svg:height="0.3283in" draw:z-index="34"><draw:object xlink:href="./Object 35" xlink:type="simple" xlink:show="embed" xlink:actuate="onLoad"/><draw:image xlink:href="./ObjectReplacements/Object 35" xlink:type="simple" xlink:show="embed" xlink:actuate="onLoad"/><svg:desc>formula</svg:desc></draw:frame></text:span></text:span><text:span text:style-name="MathematicaFormatStandardForm"><text:span text:style-name="T11">. <text:s/></text:span></text:span><text:span text:style-name="MathematicaFormatStandardForm"><text:span text:style-name="T35">Then</text:span></text:span></text:p>
      <text:p text:style-name="P21"/>
      <text:p text:style-name="P22"><draw:frame draw:style-name="fr1" draw:name="Object30" text:anchor-type="as-char" svg:y="-0.2228in" svg:width="3.5138in" svg:height="0.378in" draw:z-index="35"><draw:object xlink:href="./Object 36" xlink:type="simple" xlink:show="embed" xlink:actuate="onLoad"/><draw:image xlink:href="./ObjectReplacements/Object 36" xlink:type="simple" xlink:show="embed" xlink:actuate="onLoad"/><svg:desc>formula</svg:desc></draw:frame></text:p>
      <text:p text:style-name="P12"><text:span text:style-name="FormulaNumber"><text:span text:style-name="T69">(8.15)</text:span></text:span></text:p>
      <text:p text:style-name="P12"/>
      <text:p text:style-name="P3"><text:span text:style-name="MathematicaFormatStandardForm"><text:span text:style-name="T11"><draw:frame draw:style-name="fr3" draw:name="Object601" text:anchor-type="as-char" svg:y="-0.7035in" svg:width="3.0638in" svg:height="1.3874in" draw:z-index="36"><draw:object xlink:href="./Object 37" xlink:type="simple" xlink:show="embed" xlink:actuate="onLoad"/><draw:image xlink:href="./ObjectReplacements/Object 37" xlink:type="simple" xlink:show="embed" xlink:actuate="onLoad"/><svg:desc>formula</svg:desc></draw:frame></text:span></text:span></text:p>
      <text:p text:style-name="P12"><text:span text:style-name="MathematicaFormatStandardForm"><text:span text:style-name="T16"/></text:span></text:p>
      <text:p text:style-name="P31"><text:span text:style-name="aaMathematica"><text:span text:style-name="T71">num[c_] := Numerator[c]; den[c_] := Denominator[c]</text:span></text:span></text:p>
      <text:p text:style-name="P31"><text:span text:style-name="aaMathematica"><text:span text:style-name="T70">alpha[n_,c_]:=den[c] (Floor[n/den[c]]-Floor[(n-1)/den[c]])-num[c] (Floor[n/num[c]]-Floor[(n-1)/num[c]])</text:span></text:span></text:p>
      <text:p text:style-name="P31"><text:span text:style-name="aaMathematica"><text:span text:style-name="T70">E1[n_,k_,c_]:=(1/den[c])Sum[If[alpha[j,c] == 0,0,alpha[j,c]E1[(den[c] n)/j,k-1,c]],{j,1,den[c] n}];E1[n_,0,c_]:=</text:span></text:span><text:span text:style-name="aaMathematica"><text:span text:style-name="T72">UnitStep[n-1]</text:span></text:span></text:p>
      <text:p text:style-name="P7"><text:span text:style-name="MathematicaFormatStandardForm"><text:span text:style-name="T59"/></text:span></text:p>
      <text:p text:style-name="P7"><text:span text:style-name="MathematicaFormatStandardForm"><text:span text:style-name="T59">Compare this to</text:span></text:span><text:span text:style-name="MathematicaFormatStandardForm"><text:span text:style-name="T11"><draw:frame draw:style-name="fr3" draw:name="Object737" text:anchor-type="as-char" svg:y="-0.1437in" svg:width="0.5866in" svg:height="0.1783in" draw:z-index="37"><draw:object xlink:href="./Object 38" xlink:type="simple" xlink:show="embed" xlink:actuate="onLoad"/><draw:image xlink:href="./ObjectReplacements/Object 38" xlink:type="simple" xlink:show="embed" xlink:actuate="onLoad"/><svg:desc>formula</svg:desc></draw:frame></text:span></text:span></text:p>
      <text:p text:style-name="P7"><text:span text:style-name="MathematicaFormatStandardForm"><text:span text:style-name="T11"/></text:span></text:p>
      <text:p text:style-name="P7"><text:span text:style-name="MathematicaFormatStandardForm"><text:span text:style-name="T21">and </text:span></text:span><text:span text:style-name="MathematicaFormatStandardForm"><text:span text:style-name="T34">corresponding to</text:span></text:span><text:span text:style-name="MathematicaFormatStandardForm"><text:span text:style-name="T11"><draw:frame draw:style-name="fr1" draw:name="Object127" text:anchor-type="as-char" svg:y="-0.2228in" svg:width="0.848in" svg:height="0.348in" draw:z-index="38"><draw:object xlink:href="./Object 39" xlink:type="simple" xlink:show="embed" xlink:actuate="onLoad"/><draw:image xlink:href="./ObjectReplacements/Object 39" xlink:type="simple" xlink:show="embed" xlink:actuate="onLoad"/><svg:desc>formula</svg:desc></draw:frame></text:span></text:span><text:span text:style-name="MathematicaFormatStandardForm"><text:span text:style-name="T11">, </text:span></text:span><text:span text:style-name="MathematicaFormatStandardForm"><text:span text:style-name="T32">from (8.9), </text:span></text:span><text:span text:style-name="MathematicaFormatStandardForm"><text:span text:style-name="T34">is</text:span></text:span></text:p>
      <text:p text:style-name="P7"><text:span text:style-name="MathematicaFormatStandardForm"><text:span text:style-name="T21"/></text:span></text:p>
      <text:p text:style-name="P3"><text:span text:style-name="MathematicaFormatStandardForm"><text:span text:style-name="T11"><draw:frame draw:style-name="fr1" draw:name="Object128" text:anchor-type="as-char" svg:y="-0.2228in" svg:width="3.9862in" svg:height="0.378in" draw:z-index="39"><draw:object xlink:href="./Object 40" xlink:type="simple" xlink:show="embed" xlink:actuate="onLoad"/><draw:image xlink:href="./ObjectReplacements/Object 40" xlink:type="simple" xlink:show="embed" xlink:actuate="onLoad"/><svg:desc>formula</svg:desc></draw:frame></text:span></text:span></text:p>
      <text:p text:style-name="P12"><text:span text:style-name="FormulaNumber"><text:span text:style-name="T69">(8.16)</text:span></text:span></text:p>
      <text:p text:style-name="P7"/>
      <text:p text:style-name="P7"><text:soft-page-break/><text:span text:style-name="MathematicaFormatStandardForm"><text:span text:style-name="T36">Examples of the function include</text:span></text:span></text:p>
      <text:p text:style-name="P7"><text:span text:style-name="MathematicaFormatStandardForm"><text:span text:style-name="T36"/></text:span></text:p>
      <text:p text:style-name="P3"><text:span text:style-name="MathematicaFormatStandardForm"><text:span text:style-name="T11"><draw:frame draw:style-name="fr3" draw:name="Object736" text:anchor-type="as-char" svg:y="-0.7252in" svg:width="3.4846in" svg:height="1.411in" draw:z-index="40"><draw:object xlink:href="./Object 41" xlink:type="simple" xlink:show="embed" xlink:actuate="onLoad"/><draw:image xlink:href="./ObjectReplacements/Object 41" xlink:type="simple" xlink:show="embed" xlink:actuate="onLoad"/><svg:desc>formula</svg:desc></draw:frame></text:span></text:span></text:p>
      <text:p text:style-name="P12"><text:span text:style-name="FormulaNumber"><text:span text:style-name="T69">(8.16)</text:span></text:span></text:p>
      <text:p text:style-name="P7"><text:span text:style-name="MathematicaFormatStandardForm"><text:span text:style-name="T36">and so on.</text:span></text:span></text:p>
      <text:p text:style-name="P12"><text:span text:style-name="MathematicaFormatStandardForm"><text:span text:style-name="T16"/></text:span></text:p>
      <text:p text:style-name="P31"><text:span text:style-name="aaMathematica"><text:span text:style-name="T71">num[c_] := Numerator[c]; den[c_] := Denominator[c]</text:span></text:span></text:p>
      <text:p text:style-name="P31"><text:span text:style-name="aaMathematica"><text:span text:style-name="T70">alpha[n_,c_]:=den[c] (Floor[n/den[c]]-Floor[(n-1)/den[c]])-num[c] (Floor[n/num[c]]-Floor[(n-1)/num[c]])</text:span></text:span></text:p>
      <text:p text:style-name="P31"><text:span text:style-name="aaMathematica"><text:span text:style-name="T70">E2[n_,k_,c_]:=(1/den[c])Sum[If[alpha[j,c] == 0,0,alpha[j,c]E2[(den[c] n)/j,k-1,c]],{j,den[c]+1,den[c] n}];E2[n_,0,c_]:=</text:span></text:span><text:span text:style-name="aaMathematica"><text:span text:style-name="T72">UnitStep[n-1]</text:span></text:span></text:p>
      <text:p text:style-name="P10"/>
      <text:p text:style-name="P7"><text:span text:style-name="MathematicaFormatStandardForm"><text:span text:style-name="T26"/></text:span></text:p>
      <text:p text:style-name="P10"><text:span text:style-name="MathematicaFormatStandardForm"><text:span text:style-name="T35"/></text:span></text:p>
      <text:p text:style-name="P3"><text:span text:style-name="MathematicaFormatStandardForm"><text:span text:style-name="T11"><draw:frame draw:style-name="fr4" draw:name="Object820" text:anchor-type="as-char" svg:y="-1.1902in" svg:width="2.502in" svg:height="2.3311in" draw:z-index="41"><draw:object xlink:href="./Object 42" xlink:type="simple" xlink:show="embed" xlink:actuate="onLoad"/><draw:image xlink:href="./ObjectReplacements/Object 42" xlink:type="simple" xlink:show="embed" xlink:actuate="onLoad"/><svg:desc>formula</svg:desc></draw:frame></text:span></text:span></text:p>
      <text:p text:style-name="P10"><text:span text:style-name="MathematicaFormatStandardForm"><text:span text:style-name="T12"/></text:span></text:p>
      <text:p text:style-name="P30"><text:span text:style-name="aaSubSection_20_Title"><text:span text:style-name="T66">9.5</text:span></text:span></text:p>
      <text:p text:style-name="P2"/>
      <text:p text:style-name="P22"><draw:frame draw:style-name="fr1" draw:name="Object821" text:anchor-type="as-char" svg:y="-0.1429in" svg:width="5.0362in" svg:height="0.2827in" draw:z-index="42"><draw:object xlink:href="./Object 43" xlink:type="simple" xlink:show="embed" xlink:actuate="onLoad"/><draw:image xlink:href="./ObjectReplacements/Object 43" xlink:type="simple" xlink:show="embed" xlink:actuate="onLoad"/><svg:desc>formula</svg:desc></draw:frame></text:p>
      <text:p text:style-name="P22"/>
      <text:p text:style-name="P22"><draw:frame draw:style-name="fr1" draw:name="Object822" text:anchor-type="as-char" svg:y="-0.1429in" svg:width="5.9555in" svg:height="0.2827in" draw:z-index="43"><draw:object xlink:href="./Object 44" xlink:type="simple" xlink:show="embed" xlink:actuate="onLoad"/><draw:image xlink:href="./ObjectReplacements/Object 44" xlink:type="simple" xlink:show="embed" xlink:actuate="onLoad"/><svg:desc>formula</svg:desc></draw:frame></text:p>
      <text:p text:style-name="P22"/>
      <text:p text:style-name="P22"/>
      <text:p text:style-name="P22"/>
      <text:p text:style-name="P22"/>
      <text:p text:style-name="P3"><text:span text:style-name="MathematicaFormatStandardForm"><text:span text:style-name="T11"><draw:frame draw:style-name="fr1" draw:name="Object823" text:anchor-type="as-char" svg:y="-0.3382in" svg:width="2.8118in" svg:height="0.4783in" draw:z-index="44"><draw:object xlink:href="./Object 45" xlink:type="simple" xlink:show="embed" xlink:actuate="onLoad"/><draw:image xlink:href="./ObjectReplacements/Object 45" xlink:type="simple" xlink:show="embed" xlink:actuate="onLoad"/><svg:desc>formula</svg:desc></draw:frame></text:span></text:span></text:p>
      <text:p text:style-name="P12"><text:span text:style-name="FormulaNumber"><text:span text:style-name="T69">(8.16)</text:span></text:span></text:p>
      <text:p text:style-name="P3"/>
      <text:p text:style-name="P13"><text:span text:style-name="MathematicaFormatStandardForm"><text:span text:style-name="T17">The limit of this as </text:span></text:span><text:span text:style-name="MathematicaFormatStandardForm"><text:span text:style-name="T58">n</text:span></text:span><text:span text:style-name="MathematicaFormatStandardForm"><text:span text:style-name="T17"> approaches infinity, </text:span></text:span><text:span text:style-name="MathematicaFormatStandardForm"><text:span text:style-name="T18">if</text:span></text:span><text:span text:style-name="MathematicaFormatStandardForm"><text:span text:style-name="T19"><draw:frame draw:style-name="fr3" draw:name="Object827" text:anchor-type="as-char" svg:y="-0.1244in" svg:width="0.5346in" svg:height="0.1591in" draw:z-index="45"><draw:object xlink:href="./Object 46" xlink:type="simple" xlink:show="embed" xlink:actuate="onLoad"/><draw:image xlink:href="./ObjectReplacements/Object 46" xlink:type="simple" xlink:show="embed" xlink:actuate="onLoad"/><svg:desc>formula</svg:desc></draw:frame></text:span></text:span><text:span text:style-name="MathematicaFormatStandardForm"><text:span text:style-name="T19">,</text:span></text:span><text:span text:style-name="MathematicaFormatStandardForm"><text:span text:style-name="T17"> is</text:span></text:span></text:p>
      <text:p text:style-name="P3"/>
      <text:p text:style-name="P3"><text:span text:style-name="MathematicaFormatStandardForm"><text:span text:style-name="T11"><draw:frame draw:style-name="fr1" draw:name="Object826" text:anchor-type="as-char" svg:y="-0.2228in" svg:width="2.5154in" svg:height="0.3638in" draw:z-index="46"><draw:object xlink:href="./Object 47" xlink:type="simple" xlink:show="embed" xlink:actuate="onLoad"/><draw:image xlink:href="./ObjectReplacements/Object 47" xlink:type="simple" xlink:show="embed" xlink:actuate="onLoad"/><svg:desc>formula</svg:desc></draw:frame></text:span></text:span></text:p>
      <text:p text:style-name="P12"><text:span text:style-name="FormulaNumber"><text:span text:style-name="T69">(8.16)</text:span></text:span></text:p>
      <text:p text:style-name="P13"><text:span text:style-name="MathematicaFormatStandardForm"><text:span text:style-name="T36">and, because</text:span></text:span></text:p>
      <text:p text:style-name="P7"><text:soft-page-break/></text:p>
      <text:p text:style-name="P3"><text:span text:style-name="MathematicaFormatStandardForm"><text:span text:style-name="T11"><draw:frame draw:style-name="fr1" draw:name="Object824" text:anchor-type="as-char" svg:y="-0.2228in" svg:width="1.572in" svg:height="0.3638in" draw:z-index="47"><draw:object xlink:href="./Object 48" xlink:type="simple" xlink:show="embed" xlink:actuate="onLoad"/><draw:image xlink:href="./ObjectReplacements/Object 48" xlink:type="simple" xlink:show="embed" xlink:actuate="onLoad"/><svg:desc>formula</svg:desc></draw:frame></text:span></text:span></text:p>
      <text:p text:style-name="P12"><text:span text:style-name="FormulaNumber"><text:span text:style-name="T69">(8.16)</text:span></text:span></text:p>
      <text:p text:style-name="P13"><text:span text:style-name="MathematicaFormatStandardForm"><text:span text:style-name="T36">thus</text:span></text:span></text:p>
      <text:p text:style-name="P13"><text:span text:style-name="MathematicaFormatStandardForm"><text:span text:style-name="T36"/></text:span></text:p>
      <text:p text:style-name="P3"><text:span text:style-name="MathematicaFormatStandardForm"><text:span text:style-name="T11"><draw:frame draw:style-name="fr1" draw:name="Object825" text:anchor-type="as-char" svg:y="-0.1437in" svg:width="2.5217in" svg:height="0.1783in" draw:z-index="48"><draw:object xlink:href="./Object 49" xlink:type="simple" xlink:show="embed" xlink:actuate="onLoad"/><draw:image xlink:href="./ObjectReplacements/Object 49" xlink:type="simple" xlink:show="embed" xlink:actuate="onLoad"/><svg:desc>formula</svg:desc></draw:frame></text:span></text:span></text:p>
      <text:p text:style-name="P12"><text:span text:style-name="FormulaNumber"><text:span text:style-name="T69">(8.16)</text:span></text:span></text:p>
      <text:p text:style-name="P22"/>
      <text:p text:style-name="P23">exactly as expected.</text:p>
      <text:p text:style-name="P26"/>
      <text:p text:style-name="P27"/>
      <text:p text:style-name="P22"/>
      <text:p text:style-name="P10"><text:span text:style-name="MathematicaFormatStandardForm"><text:span text:style-name="T12"/></text:span></text:p>
      <text:p text:style-name="P30"><text:span text:style-name="aaSubSection_20_Title"><text:span text:style-name="T66">9.6</text:span></text:span></text:p>
      <text:p text:style-name="P2"><text:span text:style-name="MathematicaFormatStandardForm"><text:span text:style-name="T67"/></text:span></text:p>
      <text:p text:style-name="P11"/>
      <text:p text:style-name="P11"/>
      <text:p text:style-name="P7"><text:span text:style-name="MathematicaFormatStandardForm"><text:span text:style-name="T21"><text:tab/>With these definitions in place, a similar </text:span></text:span><text:span text:style-name="MathematicaFormatStandardForm"><text:span text:style-name="T32">approach, the details of which we'll skip over here,</text:span></text:span><text:span text:style-name="MathematicaFormatStandardForm"><text:span text:style-name="T16"> gives us </text:span></text:span><text:span text:style-name="MathematicaFormatStandardForm"><text:span text:style-name="T32">the following.</text:span></text:span></text:p>
      <text:p text:style-name="P7"><text:span text:style-name="MathematicaFormatStandardForm"><text:span text:style-name="T32"><text:tab/></text:span></text:span><text:span text:style-name="MathematicaFormatStandardForm"><text:span text:style-name="T37">As before, </text:span></text:span><text:span text:style-name="MathematicaFormatStandardForm"><text:span text:style-name="T62">c </text:span></text:span><text:span text:style-name="MathematicaFormatStandardForm"><text:span text:style-name="T34">is some rational constant fraction of the form </text:span></text:span><text:span text:style-name="MathematicaFormatStandardForm"><text:span text:style-name="T11"><draw:frame draw:style-name="fr1" draw:name="Object602" text:anchor-type="as-char" svg:y="-0.2043in" svg:width="0.689in" svg:height="0.3283in" draw:z-index="49"><draw:object xlink:href="./Object 50" xlink:type="simple" xlink:show="embed" xlink:actuate="onLoad"/><draw:image xlink:href="./ObjectReplacements/Object 50" xlink:type="simple" xlink:show="embed" xlink:actuate="onLoad"/><svg:desc>formula</svg:desc></draw:frame></text:span></text:span><text:span text:style-name="MathematicaFormatStandardForm"><text:span text:style-name="T11">.</text:span></text:span></text:p>
      <text:p text:style-name="P14"><text:span text:style-name="MathematicaFormatStandardForm"><text:span text:style-name="T32"><text:tab/>Filling the role, roughly, of (8.6), </text:span></text:span><text:span text:style-name="MathematicaFormatStandardForm"><text:span text:style-name="T38">we can express (8.15) in terms of (8.16) as</text:span></text:span></text:p>
      <text:p text:style-name="P14"><text:span text:style-name="MathematicaFormatStandardForm"><text:span text:style-name="T38"/></text:span></text:p>
      <text:p text:style-name="P3"><text:span text:style-name="MathematicaFormatStandardForm"><text:span text:style-name="T11"><draw:frame draw:style-name="fr5" draw:name="Object132" text:anchor-type="as-char" svg:y="-0.2035in" svg:width="2.9016in" svg:height="0.3646in" draw:z-index="50"><draw:object xlink:href="./Object 51" xlink:type="simple" xlink:show="embed" xlink:actuate="onLoad"/><draw:image xlink:href="./ObjectReplacements/Object 51" xlink:type="simple" xlink:show="embed" xlink:actuate="onLoad"/><svg:desc>formula</svg:desc></draw:frame></text:span></text:span></text:p>
      <text:p text:style-name="P12"><text:span text:style-name="FormulaNumber"><text:span text:style-name="T69">(8.18)</text:span></text:span></text:p>
      <text:p text:style-name="P12"><text:span text:style-name="MathematicaFormatStandardForm"><text:span text:style-name="T16"/></text:span></text:p>
      <text:p text:style-name="P31"><text:span text:style-name="aaMathematica"><text:span text:style-name="T78">DxD[n_,k_,x_]:=Sum[DxD[n/j,k-1,x]-x DxD[n/(x j),k-1,x],{j,1,n}]; DxD[n_,0,x_]:=UnitStep[n-1]</text:span></text:span></text:p>
      <text:p text:style-name="P31"><text:span text:style-name="aaMathematica"><text:span text:style-name="T79">D1xD[n_,k_,x_]:=D1xD[n,k,x]=Sum[D1xD[n/(j+1),k-1,x]-x D1xD[n/(x j),k-1,x],{j,1,n}]; D1xD[n_,0,x_]:=UnitStep[n-1]</text:span></text:span></text:p>
      <text:p text:style-name="P31"><text:span text:style-name="aaMathematica"><text:span text:style-name="T79">DxDAlt[n_,z_,x_]:=Sum[Binomial[z,k] D1xD[n,k,x],{k,0,Log[x,n]}]</text:span></text:span></text:p>
      <text:p text:style-name="P31"><text:span text:style-name="aaMathematica"><text:span text:style-name="T70">Grid[Table[</text:span></text:span><text:span text:style-name="aaMathematica"><text:span text:style-name="T78">Chop[DxD</text:span></text:span><text:span text:style-name="aaMathematica"><text:span text:style-name="T70">[n,3,(b+1)/b]-</text:span></text:span><text:span text:style-name="aaMathematica"><text:span text:style-name="T78">DxD</text:span></text:span><text:span text:style-name="aaMathematica"><text:span text:style-name="T70">Alt[n,3,(b+1)/b]</text:span></text:span><text:span text:style-name="aaMathematica"><text:span text:style-name="T78">]</text:span></text:span><text:span text:style-name="aaMathematica"><text:span text:style-name="T70">,{n,10,80,10},{b,1,6}]]</text:span></text:span></text:p>
      <text:p text:style-name="P7"><text:span text:style-name="MathematicaFormatStandardForm"><text:span text:style-name="T59"/></text:span></text:p>
      <text:p text:style-name="P13"><text:span text:style-name="MathematicaFormatStandardForm"><text:span text:style-name="T39"><text:s/></text:span></text:span><text:span text:style-name="MathematicaFormatStandardForm"><text:span text:style-name="T17">The limit of this as </text:span></text:span><text:span text:style-name="MathematicaFormatStandardForm"><text:span text:style-name="T58">n</text:span></text:span><text:span text:style-name="MathematicaFormatStandardForm"><text:span text:style-name="T17"> approaches infinity, </text:span></text:span><text:span text:style-name="MathematicaFormatStandardForm"><text:span text:style-name="T18">if</text:span></text:span><text:span text:style-name="MathematicaFormatStandardForm"><text:span text:style-name="T18"><draw:frame draw:style-name="fr3" draw:name="Object539" text:anchor-type="as-char" svg:y="-0.1244in" svg:width="0.5346in" svg:height="0.1591in" draw:z-index="51"><draw:object xlink:href="./Object 52" xlink:type="simple" xlink:show="embed" xlink:actuate="onLoad"/><draw:image xlink:href="./ObjectReplacements/Object 52" xlink:type="simple" xlink:show="embed" xlink:actuate="onLoad"/><svg:desc>formula</svg:desc></draw:frame></text:span></text:span><text:span text:style-name="MathematicaFormatStandardForm"><text:span text:style-name="T19">,</text:span></text:span><text:span text:style-name="MathematicaFormatStandardForm"><text:span text:style-name="T17"> is</text:span></text:span></text:p>
      <text:p text:style-name="P7"><text:span text:style-name="MathematicaFormatStandardForm"><text:span text:style-name="T59"/></text:span></text:p>
      <text:p text:style-name="P3"><text:span text:style-name="MathematicaFormatStandardForm"><text:span text:style-name="T11"><draw:frame draw:style-name="fr3" draw:name="Object172" text:anchor-type="as-char" svg:y="-0.1839in" svg:width="2.5937in" svg:height="0.3252in" draw:z-index="52"><draw:object xlink:href="./Object 53" xlink:type="simple" xlink:show="embed" xlink:actuate="onLoad"/><draw:image xlink:href="./ObjectReplacements/Object 53" xlink:type="simple" xlink:show="embed" xlink:actuate="onLoad"/><svg:desc>formula</svg:desc></draw:frame></text:span></text:span></text:p>
      <text:p text:style-name="P12"><text:span text:style-name="FormulaNumber"><text:span text:style-name="T69">(8.18)</text:span></text:span></text:p>
      <text:p text:style-name="P7"><text:span text:style-name="aaMathematica"><text:span text:style-name="T87"/></text:span></text:p>
      <text:p text:style-name="P31"><text:span text:style-name="aaMathematica"><text:span text:style-name="T70"><text:s/>FullSimplify[(((1-x^(1-s))Zeta[s])^z)-(Sum[Binomial[z,k] ((1-x^(1-s))Zeta[s]-1)^k,{k,0,Infinity}])]</text:span></text:span></text:p>
      <text:p text:style-name="P7"><text:span text:style-name="MathematicaFormatStandardForm"><text:span text:style-name="T32"/></text:span></text:p>
      <text:p text:style-name="P7"><text:span text:style-name="MathematicaFormatStandardForm"><text:span text:style-name="T32"><text:tab/>Our function from (8.15) can be expressed in terms of the generalized divisor summatory function as</text:span></text:span></text:p>
      <text:p text:style-name="P7"><text:span text:style-name="MathematicaFormatStandardForm"><text:span text:style-name="T32"/></text:span></text:p>
      <text:p text:style-name="P3"><text:span text:style-name="MathematicaFormatStandardForm"><text:span text:style-name="T11"><draw:frame draw:style-name="fr5" draw:name="Object130" text:anchor-type="as-char" svg:y="-0.2035in" svg:width="2.9008in" svg:height="0.3646in" draw:z-index="53"><draw:object xlink:href="./Object 54" xlink:type="simple" xlink:show="embed" xlink:actuate="onLoad"/><draw:image xlink:href="./ObjectReplacements/Object 54" xlink:type="simple" xlink:show="embed" xlink:actuate="onLoad"/><svg:desc>formula</svg:desc></draw:frame></text:span></text:span></text:p>
      <text:p text:style-name="P12"><text:span text:style-name="FormulaNumber"><text:span text:style-name="T69">(8.17)</text:span></text:span></text:p>
      <text:p text:style-name="P12"><text:span text:style-name="MathematicaFormatStandardForm"><text:span text:style-name="T16"/></text:span></text:p>
      <text:p text:style-name="P31"><text:span text:style-name="aaMathematica">Dz[n_,s_, z_,k_]:=1+((z+1)/k-1)Sum[j^-s Dz[n/j,s,z,k+1],{j,2,n}]</text:span></text:p>
      <text:p text:style-name="P31"><text:span text:style-name="aaMathematica">D1xD[n_,s_, k_,x_]:=Sum[(j+1)^-s D1xD[n/(j+1),s,k-1,x]-x (j x)^-s D1xD[n/(x j),s,k-1,x],{j,1,n}]</text:span></text:p>
      <text:p text:style-name="P31"><text:span text:style-name="aaMathematica">D1xD[n_,s_, 0,x_]:=UnitStep[n-1]</text:span></text:p>
      <text:p text:style-name="P31"><text:span text:style-name="aaMathematica">DxD[n_,s_, z_,x_]:=Sum[Binomial[z,k] D1xD[n,s,k,x],{k,0,If[x&lt;2,Log[x,n],Log[2,n]]}]</text:span></text:p>
      <text:p text:style-name="P31"><text:span text:style-name="aaMathematica">DxDAlt[n_,s_, z_,x_]:=Sum[(-1)^j Binomial[z,j] x^(j(1-s)) Dz[n/x^j,s,z,1],{j,0,Log[x,n]}]</text:span></text:p>
      <text:p text:style-name="P7"><text:span text:style-name="MathematicaFormatStandardForm"><text:span text:style-name="T59"/></text:span></text:p>
      <text:p text:style-name="P13"><text:span text:style-name="MathematicaFormatStandardForm"><text:span text:style-name="T39"><text:s/></text:span></text:span><text:span text:style-name="MathematicaFormatStandardForm"><text:span text:style-name="T17">The limit of this as </text:span></text:span><text:span text:style-name="MathematicaFormatStandardForm"><text:span text:style-name="T58">n</text:span></text:span><text:span text:style-name="MathematicaFormatStandardForm"><text:span text:style-name="T17"> approaches infinity, </text:span></text:span><text:span text:style-name="MathematicaFormatStandardForm"><text:span text:style-name="T18">if</text:span></text:span><text:span text:style-name="MathematicaFormatStandardForm"><text:span text:style-name="T18"><draw:frame draw:style-name="fr3" draw:name="Object540" text:anchor-type="as-char" svg:y="-0.1244in" svg:width="0.5346in" svg:height="0.1591in" draw:z-index="54"><draw:object xlink:href="./Object 55" xlink:type="simple" xlink:show="embed" xlink:actuate="onLoad"/><draw:image xlink:href="./ObjectReplacements/Object 55" xlink:type="simple" xlink:show="embed" xlink:actuate="onLoad"/><svg:desc>formula</svg:desc></draw:frame></text:span></text:span><text:span text:style-name="MathematicaFormatStandardForm"><text:span text:style-name="T19">,</text:span></text:span><text:span text:style-name="MathematicaFormatStandardForm"><text:span text:style-name="T17"> is</text:span></text:span></text:p>
      <text:p text:style-name="P7"/>
      <text:p text:style-name="P3"><text:span text:style-name="MathematicaFormatStandardForm"><text:span text:style-name="T11"><draw:frame draw:style-name="fr3" draw:name="Object733" text:anchor-type="as-char" svg:y="-0.1827in" svg:width="2.4563in" svg:height="0.3228in" draw:z-index="55"><draw:object xlink:href="./Object 56" xlink:type="simple" xlink:show="embed" xlink:actuate="onLoad"/><draw:image xlink:href="./ObjectReplacements/Object 56" xlink:type="simple" xlink:show="embed" xlink:actuate="onLoad"/><svg:desc>formula</svg:desc></draw:frame></text:span></text:span></text:p>
      <text:p text:style-name="P15"><text:span text:style-name="FormulaNumber">(D13)</text:span></text:p>
      <text:p text:style-name="P7"><text:soft-page-break/><text:span text:style-name="MathematicaFormatStandardForm"><text:span text:style-name="T11"/></text:span></text:p>
      <text:p text:style-name="P31"><text:span text:style-name="aaMathematica"><text:span text:style-name="T70"><text:s/>{((1-x^(1-s))Zeta[s])^z,FullSimplify[Sum[ (-1)^j Binomial[ z,j ] x^(j(1-s)) Zeta[s]^z, {j,0,Infinity}]]}</text:span></text:span></text:p>
      <text:p text:style-name="P10"/>
      <text:p text:style-name="P10"><text:span text:style-name="MathematicaFormatStandardForm"><text:span text:style-name="T32">and its inverse, </text:span></text:span><text:span text:style-name="MathematicaFormatStandardForm"><text:span text:style-name="T38">a relationship similar to that of</text:span></text:span><text:span text:style-name="MathematicaFormatStandardForm"><text:span text:style-name="T32"> (8.5), expresses</text:span></text:span><text:span text:style-name="MathematicaFormatStandardForm"><text:span text:style-name="T13"><draw:frame draw:style-name="fr1" draw:name="Object122" text:anchor-type="as-char" svg:y="-0.1437in" svg:width="0.511in" svg:height="0.1945in" draw:z-index="56"><draw:object xlink:href="./Object 57" xlink:type="simple" xlink:show="embed" xlink:actuate="onLoad"/><draw:image xlink:href="./ObjectReplacements/Object 57" xlink:type="simple" xlink:show="embed" xlink:actuate="onLoad"/><svg:desc>formula</svg:desc></draw:frame></text:span></text:span><text:span text:style-name="MathematicaFormatStandardForm"><text:span text:style-name="T32">as</text:span></text:span></text:p>
      <text:p text:style-name="P10"><text:span text:style-name="MathematicaFormatStandardForm"><text:span text:style-name="T32"/></text:span></text:p>
      <text:p text:style-name="P3"><text:span text:style-name="MathematicaFormatStandardForm"><text:span text:style-name="T11"><draw:frame draw:style-name="fr5" draw:name="Object131" text:anchor-type="as-char" svg:y="-0.2035in" svg:width="2.998in" svg:height="0.3646in" draw:z-index="57"><draw:object xlink:href="./Object 58" xlink:type="simple" xlink:show="embed" xlink:actuate="onLoad"/><draw:image xlink:href="./ObjectReplacements/Object 58" xlink:type="simple" xlink:show="embed" xlink:actuate="onLoad"/><svg:desc>formula</svg:desc></draw:frame></text:span></text:span></text:p>
      <text:p text:style-name="P15"><text:span text:style-name="FormulaNumber">(D1</text:span><text:span text:style-name="FormulaNumber"><text:span text:style-name="T93">3</text:span></text:span><text:span text:style-name="FormulaNumber">)</text:span></text:p>
      <text:p text:style-name="P15"><text:span text:style-name="MathematicaFormatStandardForm"><text:span text:style-name="T11"/></text:span></text:p>
      <text:p text:style-name="P31"><text:span text:style-name="aaMathematica"><text:span text:style-name="T80">Dz[n_,z_,k_]:=1+((z+1)/k-1)Sum[Dz[n/j,z,k+1],{j,2,n}]</text:span></text:span></text:p>
      <text:p text:style-name="P31"><text:span text:style-name="aaMathematica"><text:span text:style-name="T79">D1xD[n_,k_,x_]:=D1xD[n,k,x]=Sum[D1xD[n/(j+1),k-1,x]-x D1xD[n/(x j),k-1,x],{j,1,n}]</text:span></text:span></text:p>
      <text:p text:style-name="P31"><text:span text:style-name="aaMathematica"><text:span text:style-name="T79">D1xD[n_,0,x_]:=UnitStep[n-1]</text:span></text:span></text:p>
      <text:p text:style-name="P31"><text:span text:style-name="aaMathematica"><text:span text:style-name="T79">DxD</text:span></text:span><text:span text:style-name="aaMathematica"><text:span text:style-name="T70">[n_,z_,</text:span></text:span><text:span text:style-name="aaMathematica"><text:span text:style-name="T79">x</text:span></text:span><text:span text:style-name="aaMathematica"><text:span text:style-name="T70">_]:=Sum[Binomial[z,k] </text:span></text:span><text:span text:style-name="aaMathematica"><text:span text:style-name="T79">D1xD</text:span></text:span><text:span text:style-name="aaMathematica"><text:span text:style-name="T70">[n,k,</text:span></text:span><text:span text:style-name="aaMathematica"><text:span text:style-name="T79">x</text:span></text:span><text:span text:style-name="aaMathematica"><text:span text:style-name="T70">],{k,0,Log[</text:span></text:span><text:span text:style-name="aaMathematica"><text:span text:style-name="T79">x,</text:span></text:span><text:span text:style-name="aaMathematica"><text:span text:style-name="T70">n]}]</text:span></text:span></text:p>
      <text:p text:style-name="P31"><text:span text:style-name="aaMathematica"><text:span text:style-name="T81">Dz</text:span></text:span><text:span text:style-name="aaMathematica"><text:span text:style-name="T70">Alt[n_,z_,</text:span></text:span><text:span text:style-name="aaMathematica"><text:span text:style-name="T79">x</text:span></text:span><text:span text:style-name="aaMathematica"><text:span text:style-name="T70">_]:=Sum[(-1)^j Binomial[-z,j] </text:span></text:span><text:span text:style-name="aaMathematica"><text:span text:style-name="T79">x</text:span></text:span><text:span text:style-name="aaMathematica"><text:span text:style-name="T70">^j </text:span></text:span><text:span text:style-name="aaMathematica"><text:span text:style-name="T79">DxD</text:span></text:span><text:span text:style-name="aaMathematica"><text:span text:style-name="T70">[n/</text:span></text:span><text:span text:style-name="aaMathematica"><text:span text:style-name="T79">x</text:span></text:span><text:span text:style-name="aaMathematica"><text:span text:style-name="T70">^j,z,</text:span></text:span><text:span text:style-name="aaMathematica"><text:span text:style-name="T79">x</text:span></text:span><text:span text:style-name="aaMathematica"><text:span text:style-name="T70">],{j,0,Log[</text:span></text:span><text:span text:style-name="aaMathematica"><text:span text:style-name="T79">x,</text:span></text:span><text:span text:style-name="aaMathematica"><text:span text:style-name="T70">n]}]</text:span></text:span></text:p>
      <text:p text:style-name="P31"><text:span text:style-name="aaMathematica"><text:span text:style-name="T71">Grid[Table[Chop[Dz[a=111,s+t I,1]-DzAlt[a,s+t I,5/4]],{s,-1.3,4,.7},{t,-1.3,4,.7}]]</text:span></text:span></text:p>
      <text:p text:style-name="P7"><text:span text:style-name="MathematicaFormatStandardForm"><text:span text:style-name="T59"/></text:span></text:p>
      <text:p text:style-name="P13"><text:span text:style-name="MathematicaFormatStandardForm"><text:span text:style-name="T39"><text:s/></text:span></text:span><text:span text:style-name="MathematicaFormatStandardForm"><text:span text:style-name="T17">The limit of this as </text:span></text:span><text:span text:style-name="MathematicaFormatStandardForm"><text:span text:style-name="T58">n</text:span></text:span><text:span text:style-name="MathematicaFormatStandardForm"><text:span text:style-name="T17"> approaches infinity, </text:span></text:span><text:span text:style-name="MathematicaFormatStandardForm"><text:span text:style-name="T18">if</text:span></text:span><text:span text:style-name="MathematicaFormatStandardForm"><text:span text:style-name="T19"><draw:frame draw:style-name="fr3" draw:name="Object541" text:anchor-type="as-char" svg:y="-0.1244in" svg:width="0.5346in" svg:height="0.1591in" draw:z-index="58"><draw:object xlink:href="./Object 59" xlink:type="simple" xlink:show="embed" xlink:actuate="onLoad"/><draw:image xlink:href="./ObjectReplacements/Object 59" xlink:type="simple" xlink:show="embed" xlink:actuate="onLoad"/><svg:desc>formula</svg:desc></draw:frame></text:span></text:span><text:span text:style-name="MathematicaFormatStandardForm"><text:span text:style-name="T19">,</text:span></text:span><text:span text:style-name="MathematicaFormatStandardForm"><text:span text:style-name="T17"> is</text:span></text:span></text:p>
      <text:p text:style-name="P7"><text:span text:style-name="MathematicaFormatStandardForm"><text:span text:style-name="T59"/></text:span></text:p>
      <text:p text:style-name="P3"><text:span text:style-name="MathematicaFormatStandardForm"><text:span text:style-name="T11"><draw:frame draw:style-name="fr3" draw:name="Object34" text:anchor-type="as-char" svg:y="-0.1827in" svg:width="2.5484in" svg:height="0.3228in" draw:z-index="59"><draw:object xlink:href="./Object 60" xlink:type="simple" xlink:show="embed" xlink:actuate="onLoad"/><draw:image xlink:href="./ObjectReplacements/Object 60" xlink:type="simple" xlink:show="embed" xlink:actuate="onLoad"/><svg:desc>formula</svg:desc></draw:frame></text:span></text:span></text:p>
      <text:p text:style-name="P12"><text:span text:style-name="FormulaNumber"><text:span text:style-name="T69">(8.18)</text:span></text:span></text:p>
      <text:p text:style-name="P7"><text:span text:style-name="MathematicaFormatStandardForm"><text:span text:style-name="T11"/></text:span></text:p>
      <text:p text:style-name="P29"><text:span text:style-name="aaMathematica"><text:span text:style-name="T70"><text:s/>Table[ n^z-Sum[(-1)^j Binomial[ -z, j] x^j(n - x n)^z ,{j,0,Infinity}],{z,-3,6}]</text:span></text:span></text:p>
      <text:p text:style-name="P3"><text:span text:style-name="MathematicaFormatStandardForm"><text:span text:style-name="T11"/></text:span></text:p>
      <text:p text:style-name="P10"><text:span text:style-name="MathematicaFormatStandardForm"><text:span text:style-name="T32"><text:tab/>And finally, corresponding to (8.9) is this second identity for the generalized divisor summatory function</text:span></text:span><text:span text:style-name="MathematicaFormatStandardForm"><text:span text:style-name="T13"><draw:frame draw:style-name="fr1" draw:name="Object31" text:anchor-type="as-char" svg:y="-0.1437in" svg:width="0.511in" svg:height="0.1945in" draw:z-index="60"><draw:object xlink:href="./Object 61" xlink:type="simple" xlink:show="embed" xlink:actuate="onLoad"/><draw:image xlink:href="./ObjectReplacements/Object 61" xlink:type="simple" xlink:show="embed" xlink:actuate="onLoad"/><svg:desc>formula</svg:desc></draw:frame></text:span></text:span><text:span text:style-name="MathematicaFormatStandardForm"><text:span text:style-name="T32"> </text:span></text:span><text:span text:style-name="MathematicaFormatStandardForm"><text:span text:style-name="T38">in terms of</text:span></text:span><text:span text:style-name="MathematicaFormatStandardForm"><text:span text:style-name="T13"><draw:frame draw:style-name="fr1" draw:name="Object508" text:anchor-type="as-char" svg:y="-0.1437in" svg:width="1.3193in" svg:height="0.1945in" draw:z-index="61"><draw:object xlink:href="./Object 62" xlink:type="simple" xlink:show="embed" xlink:actuate="onLoad"/><draw:image xlink:href="./ObjectReplacements/Object 62" xlink:type="simple" xlink:show="embed" xlink:actuate="onLoad"/><svg:desc>formula</svg:desc></draw:frame></text:span></text:span><text:span text:style-name="MathematicaFormatStandardForm"><text:span text:style-name="T38">from (8.16)</text:span></text:span></text:p>
      <text:p text:style-name="P10"><text:span text:style-name="MathematicaFormatStandardForm"><text:span text:style-name="T32"/></text:span></text:p>
      <text:p text:style-name="P3"><text:span text:style-name="MathematicaFormatStandardForm"><text:span text:style-name="T11"><draw:frame draw:style-name="fr4" draw:name="Object735" text:anchor-type="as-char" svg:y="-0.202in" svg:width="3.5528in" svg:height="0.3626in" draw:z-index="62"><draw:object xlink:href="./Object 63" xlink:type="simple" xlink:show="embed" xlink:actuate="onLoad"/><draw:image xlink:href="./ObjectReplacements/Object 63" xlink:type="simple" xlink:show="embed" xlink:actuate="onLoad"/><svg:desc>formula</svg:desc></draw:frame></text:span></text:span></text:p>
      <text:p text:style-name="P15"><text:span text:style-name="FormulaNumber">(D1</text:span><text:span text:style-name="FormulaNumber"><text:span text:style-name="T93">4</text:span></text:span><text:span text:style-name="FormulaNumber">)</text:span></text:p>
      <text:p text:style-name="P15"><text:span text:style-name="MathematicaFormatStandardForm"><text:span text:style-name="T11"/></text:span></text:p>
      <text:p text:style-name="P31"><text:span text:style-name="aaMathematica"><text:span text:style-name="T80">Dz[n_,z_,k_]:=1+((z+1)/k-1)Sum[Dz[n/j,z,k+1],{j,2,n}]</text:span></text:span></text:p>
      <text:p text:style-name="P31"><text:span text:style-name="aaMathematica"><text:span text:style-name="T79">D1xD[n_,k_,x_]:=D1xD[n,k,x]=Sum[D1xD[n/(j+1),k-1,x]-x D1xD[n/(x j),k-1,x],{j,1,n}]; D1xD[n_,0,x_]:=UnitStep[n-1]</text:span></text:span></text:p>
      <text:p text:style-name="P31"><text:span text:style-name="aaMathematica"><text:span text:style-name="T70">D</text:span></text:span><text:span text:style-name="aaMathematica"><text:span text:style-name="T79">z</text:span></text:span><text:span text:style-name="aaMathematica"><text:span text:style-name="T70">Alt[n_,z_,</text:span></text:span><text:span text:style-name="aaMathematica"><text:span text:style-name="T79">x</text:span></text:span><text:span text:style-name="aaMathematica"><text:span text:style-name="T70">_]:=Sum[(-1)^j Binomial[-z,j] Binomial[z,k] </text:span></text:span><text:span text:style-name="aaMathematica"><text:span text:style-name="T79">x</text:span></text:span><text:span text:style-name="aaMathematica"><text:span text:style-name="T70">^j </text:span></text:span><text:span text:style-name="aaMathematica"><text:span text:style-name="T79">D1xD</text:span></text:span><text:span text:style-name="aaMathematica"><text:span text:style-name="T70">[n /</text:span></text:span><text:span text:style-name="aaMathematica"><text:span text:style-name="T79">x</text:span></text:span><text:span text:style-name="aaMathematica"><text:span text:style-name="T70">^j,k,</text:span></text:span><text:span text:style-name="aaMathematica"><text:span text:style-name="T79">x</text:span></text:span><text:span text:style-name="aaMathematica"><text:span text:style-name="T70">],{j,0,Log[</text:span></text:span><text:span text:style-name="aaMathematica"><text:span text:style-name="T79">x,</text:span></text:span><text:span text:style-name="aaMathematica"><text:span text:style-name="T70">n]},{k,0,Log[</text:span></text:span><text:span text:style-name="aaMathematica"><text:span text:style-name="T79">x,</text:span></text:span><text:span text:style-name="aaMathematica"><text:span text:style-name="T70">n/</text:span></text:span><text:span text:style-name="aaMathematica"><text:span text:style-name="T79">x^j</text:span></text:span><text:span text:style-name="aaMathematica"><text:span text:style-name="T70">]}]</text:span></text:span></text:p>
      <text:p text:style-name="P31"><text:span text:style-name="aaMathematica"><text:span text:style-name="T70">Grid[Table[</text:span></text:span><text:span text:style-name="aaMathematica"><text:span text:style-name="T82">Dz</text:span></text:span><text:span text:style-name="aaMathematica"><text:span text:style-name="T70">[123,j+1/3,</text:span></text:span><text:span text:style-name="aaMathematica"><text:span text:style-name="T79">1</text:span></text:span><text:span text:style-name="aaMathematica"><text:span text:style-name="T70">]-D</text:span></text:span><text:span text:style-name="aaMathematica"><text:span text:style-name="T79">z</text:span></text:span><text:span text:style-name="aaMathematica"><text:span text:style-name="T70">Alt[123,j+1/3,(b+1)/b],{j,1,5},{b,1,5}]]</text:span></text:span></text:p>
      <text:p text:style-name="P7"><text:span text:style-name="MathematicaFormatStandardForm"><text:span text:style-name="T59"/></text:span></text:p>
      <text:p text:style-name="P13"><text:span text:style-name="MathematicaFormatStandardForm"><text:span text:style-name="T39"><text:s/></text:span></text:span><text:span text:style-name="MathematicaFormatStandardForm"><text:span text:style-name="T17">The limit of this as </text:span></text:span><text:span text:style-name="MathematicaFormatStandardForm"><text:span text:style-name="T58">n</text:span></text:span><text:span text:style-name="MathematicaFormatStandardForm"><text:span text:style-name="T17"> approaches infinity, </text:span></text:span><text:span text:style-name="MathematicaFormatStandardForm"><text:span text:style-name="T18">if</text:span></text:span><text:span text:style-name="MathematicaFormatStandardForm"><text:span text:style-name="T19"><draw:frame draw:style-name="fr3" draw:name="Object542" text:anchor-type="as-char" svg:y="-0.1244in" svg:width="0.5346in" svg:height="0.1591in" draw:z-index="63"><draw:object xlink:href="./Object 64" xlink:type="simple" xlink:show="embed" xlink:actuate="onLoad"/><draw:image xlink:href="./ObjectReplacements/Object 64" xlink:type="simple" xlink:show="embed" xlink:actuate="onLoad"/><svg:desc>formula</svg:desc></draw:frame></text:span></text:span><text:span text:style-name="MathematicaFormatStandardForm"><text:span text:style-name="T19">,</text:span></text:span><text:span text:style-name="MathematicaFormatStandardForm"><text:span text:style-name="T17"> is</text:span></text:span></text:p>
      <text:p text:style-name="P7"><text:span text:style-name="MathematicaFormatStandardForm"><text:span text:style-name="T59"/></text:span></text:p>
      <text:p text:style-name="P3"><text:span text:style-name="MathematicaFormatStandardForm"><text:span text:style-name="T11"><draw:frame draw:style-name="fr3" draw:name="Object738" text:anchor-type="as-char" svg:y="-0.1827in" svg:width="3.1161in" svg:height="0.3228in" draw:z-index="64"><draw:object xlink:href="./Object 65" xlink:type="simple" xlink:show="embed" xlink:actuate="onLoad"/><draw:image xlink:href="./ObjectReplacements/Object 65" xlink:type="simple" xlink:show="embed" xlink:actuate="onLoad"/><svg:desc>formula</svg:desc></draw:frame></text:span></text:span></text:p>
      <text:p text:style-name="P12"><text:span text:style-name="FormulaNumber"><text:span text:style-name="T69">(8.18)</text:span></text:span></text:p>
      <text:p text:style-name="P7"><text:span text:style-name="MathematicaFormatStandardForm"><text:span text:style-name="T11"/></text:span></text:p>
      <text:p text:style-name="P31"><text:span text:style-name="aaMathematica"><text:span text:style-name="T70">FullSimplify[Table[Zeta[s]^z-Sum[(-1)^j Binomial[-z,j] Binomial[z,k] x^(j(1-s)) ((1-x^(1-s))Zeta[s]-1)^k,{j,0,Infinity},{k,0,Infinity}],{z,-3,3}]]</text:span></text:span></text:p>
      <text:p text:style-name="P24"/>
      <text:p text:style-name="P10"><text:span text:style-name="MathematicaFormatStandardForm"><text:span text:style-name="T12"/></text:span></text:p>
      <text:p text:style-name="P30"><text:span text:style-name="aaSubSection_20_Title"><text:span text:style-name="T66">9.6</text:span></text:span></text:p>
      <text:p text:style-name="P2"><text:span text:style-name="MathematicaFormatStandardForm"><text:span text:style-name="T67"/></text:span></text:p>
      <text:p text:style-name="P3"><text:span text:style-name="MathematicaFormatStandardForm"><text:span text:style-name="T11"><draw:frame draw:style-name="fr5" draw:name="Object258" text:anchor-type="as-char" svg:y="-0.2547in" svg:width="3.9299in" svg:height="0.4165in" draw:z-index="65"><draw:object xlink:href="./Object 66" xlink:type="simple" xlink:show="embed" xlink:actuate="onLoad"/><draw:image xlink:href="./ObjectReplacements/Object 66" xlink:type="simple" xlink:show="embed" xlink:actuate="onLoad"/><svg:desc>formula</svg:desc></draw:frame></text:span></text:span></text:p>
      <text:p text:style-name="P3"/>
      <text:p text:style-name="P3"><text:span text:style-name="MathematicaFormatStandardForm"><text:span text:style-name="T11"><draw:frame draw:style-name="fr5" draw:name="Object402" text:anchor-type="as-char" svg:y="-0.2547in" svg:width="4.261in" svg:height="0.4165in" draw:z-index="66"><draw:object xlink:href="./Object 67" xlink:type="simple" xlink:show="embed" xlink:actuate="onLoad"/><draw:image xlink:href="./ObjectReplacements/Object 67" xlink:type="simple" xlink:show="embed" xlink:actuate="onLoad"/><svg:desc>formula</svg:desc></draw:frame></text:span></text:span></text:p>
      <text:p text:style-name="P10"/>
      <text:p text:style-name="P30"><text:soft-page-break/><text:span text:style-name="aaSubSection_20_Title"><text:span text:style-name="T66">9.6</text:span></text:span></text:p>
      <text:p text:style-name="P24"/>
      <text:p text:style-name="P24"/>
      <text:p text:style-name="P16"><text:span text:style-name="T87"><text:tab/>The </text:span><text:span text:style-name="T88">pair of </text:span><text:span text:style-name="T87">binomials </text:span><text:span text:style-name="T89">in (D14) </text:span><text:span text:style-name="T87">simplify when z is a</text:span><text:span text:style-name="T90">n</text:span><text:span text:style-name="T87"> integer. <text:s/></text:span><text:span text:style-name="T89">In particular, if s is 0 and </text:span><text:span text:style-name="T92">z</text:span><text:span text:style-name="T89"> is 2, we have the Dirichlet Divisor function</text:span><text:span text:style-name="MathematicaFormatStandardForm"><text:span text:style-name="T13"><draw:frame draw:style-name="fr1" draw:name="Object592" text:anchor-type="as-char" svg:y="-0.1244in" svg:width="0.3835in" svg:height="0.1591in" draw:z-index="67"><draw:object xlink:href="./Object 68" xlink:type="simple" xlink:show="embed" xlink:actuate="onLoad"/><draw:image xlink:href="./ObjectReplacements/Object 68" xlink:type="simple" xlink:show="embed" xlink:actuate="onLoad"/><svg:desc>formula</svg:desc></draw:frame></text:span></text:span><text:span text:style-name="T89">, and if z is -1, we have the Mertens function</text:span><text:span text:style-name="MathematicaFormatStandardForm"><text:span text:style-name="T13"><draw:frame draw:style-name="fr1" draw:name="Object591" text:anchor-type="as-char" svg:y="-0.1244in" svg:width="0.4154in" svg:height="0.1591in" draw:z-index="68"><draw:object xlink:href="./Object 69" xlink:type="simple" xlink:show="embed" xlink:actuate="onLoad"/><draw:image xlink:href="./ObjectReplacements/Object 69" xlink:type="simple" xlink:show="embed" xlink:actuate="onLoad"/><svg:desc>formula</svg:desc></draw:frame></text:span></text:span><text:span text:style-name="MathematicaFormatStandardForm"><text:span text:style-name="T40">.</text:span></text:span></text:p>
      <text:p text:style-name="P24"/>
      <text:p text:style-name="P3"><text:span text:style-name="MathematicaFormatStandardForm"><text:span text:style-name="T11"><draw:frame draw:style-name="fr1" draw:name="Object578" text:anchor-type="as-char" svg:y="-0.1437in" svg:width="6.111in" svg:height="0.2839in" draw:z-index="69"><draw:object xlink:href="./Object 70" xlink:type="simple" xlink:show="embed" xlink:actuate="onLoad"/><draw:image xlink:href="./ObjectReplacements/Object 70" xlink:type="simple" xlink:show="embed" xlink:actuate="onLoad"/><svg:desc>formula</svg:desc></draw:frame></text:span></text:span></text:p>
      <text:p text:style-name="P3"><text:span text:style-name="MathematicaFormatStandardForm"><text:span text:style-name="T41"/></text:span></text:p>
      <text:p text:style-name="P3"><text:span text:style-name="MathematicaFormatStandardForm"><text:span text:style-name="T11"><draw:frame draw:style-name="fr1" draw:name="Object33" text:anchor-type="as-char" svg:y="-0.1437in" svg:width="4.5965in" svg:height="0.2839in" draw:z-index="70"><draw:object xlink:href="./Object 71" xlink:type="simple" xlink:show="embed" xlink:actuate="onLoad"/><draw:image xlink:href="./ObjectReplacements/Object 71" xlink:type="simple" xlink:show="embed" xlink:actuate="onLoad"/><svg:desc>formula</svg:desc></draw:frame></text:span></text:span></text:p>
      <text:p text:style-name="P3"><text:span text:style-name="MathematicaFormatStandardForm"><text:span text:style-name="T11"/></text:span></text:p>
      <text:p text:style-name="P31"><text:span text:style-name="aaMathematica"><text:span text:style-name="T79">D1xD[n_,k_,x_]:=D1xD[n,k,x]=-x D1xD[n/x,k-1,x]+Sum[D1xD[n/j,k-1,x]-x D1xD[n/(x j),k-1,x],{j,2,n}]; D1xD[n_,0,x_]:=UnitStep[n-1]</text:span></text:span></text:p>
      <text:p text:style-name="P31"><text:span text:style-name="aaMathematica"><text:span text:style-name="T70">DAlt[n_,</text:span></text:span><text:span text:style-name="aaMathematica"><text:span text:style-name="T79">x</text:span></text:span><text:span text:style-name="aaMathematica"><text:span text:style-name="T70">_]:=Sum[(j+1)</text:span></text:span><text:span text:style-name="aaMathematica"><text:span text:style-name="T79">x</text:span></text:span><text:span text:style-name="aaMathematica"><text:span text:style-name="T70">^j (</text:span></text:span><text:span text:style-name="aaMathematica"><text:span text:style-name="T79">D1xD</text:span></text:span><text:span text:style-name="aaMathematica"><text:span text:style-name="T70">[n /</text:span></text:span><text:span text:style-name="aaMathematica"><text:span text:style-name="T79">x</text:span></text:span><text:span text:style-name="aaMathematica"><text:span text:style-name="T70">^j,0,</text:span></text:span><text:span text:style-name="aaMathematica"><text:span text:style-name="T79">x</text:span></text:span><text:span text:style-name="aaMathematica"><text:span text:style-name="T70">]+2 </text:span></text:span><text:span text:style-name="aaMathematica"><text:span text:style-name="T79">D1xD</text:span></text:span><text:span text:style-name="aaMathematica"><text:span text:style-name="T70">[n /</text:span></text:span><text:span text:style-name="aaMathematica"><text:span text:style-name="T79">x</text:span></text:span><text:span text:style-name="aaMathematica"><text:span text:style-name="T70">^j,1,</text:span></text:span><text:span text:style-name="aaMathematica"><text:span text:style-name="T79">x</text:span></text:span><text:span text:style-name="aaMathematica"><text:span text:style-name="T70">]+</text:span></text:span><text:span text:style-name="aaMathematica"><text:span text:style-name="T79">D1xD</text:span></text:span><text:span text:style-name="aaMathematica"><text:span text:style-name="T70">[n /</text:span></text:span><text:span text:style-name="aaMathematica"><text:span text:style-name="T79">x</text:span></text:span><text:span text:style-name="aaMathematica"><text:span text:style-name="T70">^j,2,</text:span></text:span><text:span text:style-name="aaMathematica"><text:span text:style-name="T79">x</text:span></text:span><text:span text:style-name="aaMathematica"><text:span text:style-name="T70">]),{j,0,Log[</text:span></text:span><text:span text:style-name="aaMathematica"><text:span text:style-name="T79">x,</text:span></text:span><text:span text:style-name="aaMathematica"><text:span text:style-name="T70">n]}]</text:span></text:span></text:p>
      <text:p text:style-name="P31"><text:span text:style-name="aaMathematica"><text:span text:style-name="T70">MertensAlt[n_,</text:span></text:span><text:span text:style-name="aaMathematica"><text:span text:style-name="T79">x</text:span></text:span><text:span text:style-name="aaMathematica"><text:span text:style-name="T70">_]:=Sum[(-1)^k (</text:span></text:span><text:span text:style-name="aaMathematica"><text:span text:style-name="T79">D1xD</text:span></text:span><text:span text:style-name="aaMathematica"><text:span text:style-name="T70">[n,k,</text:span></text:span><text:span text:style-name="aaMathematica"><text:span text:style-name="T79">x</text:span></text:span><text:span text:style-name="aaMathematica"><text:span text:style-name="T70">]-</text:span></text:span><text:span text:style-name="aaMathematica"><text:span text:style-name="T79">x</text:span></text:span><text:span text:style-name="aaMathematica"><text:span text:style-name="T70"> </text:span></text:span><text:span text:style-name="aaMathematica"><text:span text:style-name="T79">D1xD</text:span></text:span><text:span text:style-name="aaMathematica"><text:span text:style-name="T70">[n /</text:span></text:span><text:span text:style-name="aaMathematica"><text:span text:style-name="T79">x</text:span></text:span><text:span text:style-name="aaMathematica"><text:span text:style-name="T70">,k,</text:span></text:span><text:span text:style-name="aaMathematica"><text:span text:style-name="T79">x</text:span></text:span><text:span text:style-name="aaMathematica"><text:span text:style-name="T70">]),{k,0,Log[</text:span></text:span><text:span text:style-name="aaMathematica"><text:span text:style-name="T79">x,</text:span></text:span><text:span text:style-name="aaMathematica"><text:span text:style-name="T70">n]}]</text:span></text:span></text:p>
      <text:p text:style-name="P31"><text:span text:style-name="aaMathematica"><text:span text:style-name="T70">Grid[Table[</text:span></text:span><text:span text:style-name="aaMathematica"><text:span text:style-name="T79">Sum[1,{j,1,n},{k,1,n/j}]</text:span></text:span><text:span text:style-name="aaMathematica"><text:span text:style-name="T70">-D</text:span></text:span><text:span text:style-name="aaMathematica"><text:span text:style-name="T83">A</text:span></text:span><text:span text:style-name="aaMathematica"><text:span text:style-name="T70">lt[n,(b+1)/b],{n,10,100,10},{b,1,7}]]</text:span></text:span></text:p>
      <text:p text:style-name="P31"><text:span text:style-name="aaMathematica"><text:span text:style-name="T70">Grid[Table[Sum[MoebiusMu[j],{j,1,n}]-MertensAlt[n,(b+1)/b],{n,10,100,10},{b,1,5}]]</text:span></text:span></text:p>
      <text:p text:style-name="P7"><text:span text:style-name="MathematicaFormatStandardForm"><text:span text:style-name="T59"/></text:span></text:p>
      <text:p text:style-name="P13"><text:span text:style-name="MathematicaFormatStandardForm"><text:span text:style-name="T17">The limit of this as </text:span></text:span><text:span text:style-name="MathematicaFormatStandardForm"><text:span text:style-name="T58">n</text:span></text:span><text:span text:style-name="MathematicaFormatStandardForm"><text:span text:style-name="T17"> approaches infinity is</text:span></text:span></text:p>
      <text:p text:style-name="P7"><text:span text:style-name="MathematicaFormatStandardForm"><text:span text:style-name="T59"/></text:span></text:p>
      <text:p text:style-name="P3"><text:span text:style-name="MathematicaFormatStandardForm"><text:span text:style-name="T11"><draw:frame draw:style-name="fr3" draw:name="Object100" text:anchor-type="as-char" svg:y="-0.1437in" svg:width="5.1354in" svg:height="0.2839in" draw:z-index="71"><draw:object xlink:href="./Object 72" xlink:type="simple" xlink:show="embed" xlink:actuate="onLoad"/><draw:image xlink:href="./ObjectReplacements/Object 72" xlink:type="simple" xlink:show="embed" xlink:actuate="onLoad"/><svg:desc>formula</svg:desc></draw:frame></text:span></text:span></text:p>
      <text:p text:style-name="P7"><text:span text:style-name="MathematicaFormatStandardForm"><text:span text:style-name="T11"/></text:span></text:p>
      <text:p text:style-name="P31"><text:span text:style-name="aaMathematica"><text:span text:style-name="T70"><text:s/>{Zeta[0]^2,Sum[ (j+1)x^(j(1-s))(((1-x^(1-s))Zeta[s]-1)^0 + 2((1-x^(1-s))Zeta[s]-1)^1+((1-x^(1-s))Zeta[s]-1)^2),{j,0,Infinity}]/.s-</text:span></text:span><text:span text:style-name="aaMathematica"><text:span text:style-name="T84">&gt;</text:span></text:span><text:span text:style-name="aaMathematica"><text:span text:style-name="T70">0}</text:span></text:span></text:p>
      <text:p text:style-name="P7"><text:span text:style-name="MathematicaFormatStandardForm"><text:span text:style-name="T59"/></text:span></text:p>
      <text:p text:style-name="P13"><text:span text:style-name="MathematicaFormatStandardForm"><text:span text:style-name="T17">The limit of this as </text:span></text:span><text:span text:style-name="MathematicaFormatStandardForm"><text:span text:style-name="T58">n</text:span></text:span><text:span text:style-name="MathematicaFormatStandardForm"><text:span text:style-name="T17"> approaches infinity is</text:span></text:span></text:p>
      <text:p text:style-name="P7"><text:span text:style-name="MathematicaFormatStandardForm"><text:span text:style-name="T59"/></text:span></text:p>
      <text:p text:style-name="P3"><text:span text:style-name="MathematicaFormatStandardForm"><text:span text:style-name="T11"><draw:frame draw:style-name="fr3" draw:name="Object98" text:anchor-type="as-char" svg:y="-0.2043in" svg:width="3.7508in" svg:height="0.3445in" draw:z-index="72"><draw:object xlink:href="./Object 73" xlink:type="simple" xlink:show="embed" xlink:actuate="onLoad"/><draw:image xlink:href="./ObjectReplacements/Object 73" xlink:type="simple" xlink:show="embed" xlink:actuate="onLoad"/><svg:desc>formula</svg:desc></draw:frame></text:span></text:span></text:p>
      <text:p text:style-name="P7"><text:span text:style-name="MathematicaFormatStandardForm"><text:span text:style-name="T42"/></text:span></text:p>
      <text:p text:style-name="P31"><text:span text:style-name="aaMathematica"><text:span text:style-name="T70"><text:s/>{1/Zeta[0],FullSimplify[Sum[(-1)^k(((1-x^(1-s))Zeta[s]-1)^k-x^(1-s) ((1-x^(1-s))Zeta[s]-1)^k),{k,0,Infinity}]]/.s-</text:span></text:span><text:span text:style-name="aaMathematica"><text:span text:style-name="T84">&gt;</text:span></text:span><text:span text:style-name="aaMathematica"><text:span text:style-name="T70">0}</text:span></text:span></text:p>
      <text:p text:style-name="P19"/>
      <text:p text:style-name="P29"><text:span text:style-name="T87"><text:tab/></text:span><text:span text:style-name="T91">The general hope for these last 3 equations would be to take the limit as</text:span><text:span text:style-name="T13"><draw:frame draw:style-name="fr1" draw:name="Object593" text:anchor-type="as-char" svg:y="-0.1437in" svg:width="0.398in" svg:height="0.1736in" draw:z-index="73"><draw:object xlink:href="./Object 74" xlink:type="simple" xlink:show="embed" xlink:actuate="onLoad"/><draw:image xlink:href="./ObjectReplacements/Object 74" xlink:type="simple" xlink:show="embed" xlink:actuate="onLoad"/><svg:desc>formula</svg:desc></draw:frame></text:span><text:span text:style-name="T43">and then transform the remaining sums in such a way that something interesting can be said about them. <text:s/>Although no such approach is illustrated here for</text:span><text:span text:style-name="T13"><draw:frame draw:style-name="fr1" draw:name="Object594" text:anchor-type="as-char" svg:y="-0.1244in" svg:width="0.3835in" svg:height="0.1591in" draw:z-index="74"><draw:object xlink:href="./Object 75" xlink:type="simple" xlink:show="embed" xlink:actuate="onLoad"/><draw:image xlink:href="./ObjectReplacements/Object 75" xlink:type="simple" xlink:show="embed" xlink:actuate="onLoad"/><svg:desc>formula</svg:desc></draw:frame></text:span><text:span text:style-name="T43">or</text:span><text:span text:style-name="T13"><draw:frame draw:style-name="fr1" draw:name="Object595" text:anchor-type="as-char" svg:y="-0.1244in" svg:width="0.4154in" svg:height="0.1591in" draw:z-index="75"><draw:object xlink:href="./Object 76" xlink:type="simple" xlink:show="embed" xlink:actuate="onLoad"/><draw:image xlink:href="./ObjectReplacements/Object 76" xlink:type="simple" xlink:show="embed" xlink:actuate="onLoad"/><svg:desc>formula</svg:desc></draw:frame></text:span><text:span text:style-name="T13">, </text:span><text:span text:style-name="T43">we can take exactly that approach for</text:span><text:span text:style-name="T13"><draw:frame draw:style-name="fr1" draw:name="Object596" text:anchor-type="as-char" svg:y="-0.1244in" svg:width="0.3811in" svg:height="0.1591in" draw:z-index="76"><draw:object xlink:href="./Object 77" xlink:type="simple" xlink:show="embed" xlink:actuate="onLoad"/><draw:image xlink:href="./ObjectReplacements/Object 77" xlink:type="simple" xlink:show="embed" xlink:actuate="onLoad"/><svg:desc>formula</svg:desc></draw:frame></text:span><text:span text:style-name="T13">, </text:span><text:span text:style-name="T43">which follows below.</text:span></text:p>
      <text:p text:style-name="P28"/>
      <text:p text:style-name="P10"/>
      <text:p text:style-name="P30"><text:span text:style-name="aaSubSection_20_Title"><text:span text:style-name="T66">9.6</text:span></text:span></text:p>
      <text:p text:style-name="P2"/>
      <text:p text:style-name="P18"/>
      <text:p text:style-name="P14"><text:span text:style-name="MathematicaFormatStandardForm"><text:span text:style-name="T11"><text:tab/></text:span></text:span><text:span text:style-name="MathematicaFormatStandardForm"><text:span text:style-name="T32">Continuing with these parallel identities </text:span></text:span><text:span text:style-name="MathematicaFormatStandardForm"><text:span text:style-name="T43">from the beginning of this section</text:span></text:span><text:span text:style-name="MathematicaFormatStandardForm"><text:span text:style-name="T32">, mapping to (8.11), </text:span></text:span><text:span text:style-name="MathematicaFormatStandardForm"><text:span text:style-name="T44">if we start with (D14) and then use the identity</text:span></text:span><text:span text:style-name="MathematicaFormatStandardForm"><text:span text:style-name="T13"><draw:frame draw:style-name="fr6" draw:name="Object507" text:anchor-type="as-char" svg:y="-0.2437in" svg:width="1.3646in" svg:height="0.3689in" draw:z-index="77"><draw:object xlink:href="./Object 78" xlink:type="simple" xlink:show="embed" xlink:actuate="onLoad"/><draw:image xlink:href="./ObjectReplacements/Object 78" xlink:type="simple" xlink:show="embed" xlink:actuate="onLoad"/><svg:desc>formula</svg:desc><draw:contour-polygon svg:width="1.2917in" svg:height="0.3157in" svg:viewBox="0 0 3281 802" draw:points="1746,80 1746,106 1746,133 1746,160 1746,187 1746,213 1746,240 1746,267 1746,294 449,320 79,347 79,374 79,401 105,427 105,454 105,481 105,508 105,534 79,561 79,588 79,615 449,641 449,668 476,695 1375,722 1375,748 1190,775 1190,802 1190,829 1190,855 1190,882 2592,882 2592,855 2592,829 2592,802 2592,775 2619,748 2619,722 2619,695 793,668 820,641 1640,615 1640,588 3360,561 3360,534 3360,508 3360,481 2857,454 2857,427 2857,401 3280,374 3280,347 3280,320 3254,294 3254,267 3254,240 3254,213 3254,187 3254,160 3254,133 3254,106 2725,80" draw:recreate-on-edit="true"/></draw:frame></text:span></text:span><text:span text:style-name="MathematicaFormatStandardForm"><text:span text:style-name="T13">,</text:span></text:span><text:span text:style-name="MathematicaFormatStandardForm"><text:span text:style-name="T44"> then </text:span></text:span><text:span text:style-name="MathematicaFormatStandardForm"><text:span text:style-name="T32">the Riemann Prime counting function</text:span></text:span><text:span text:style-name="MathematicaFormatStandardForm"><text:span text:style-name="T13"><draw:frame draw:style-name="fr1" draw:name="Object125" text:anchor-type="as-char" svg:y="-0.1244in" svg:width="0.3811in" svg:height="0.1591in" draw:z-index="78"><draw:object xlink:href="./Object 79" xlink:type="simple" xlink:show="embed" xlink:actuate="onLoad"/><draw:image xlink:href="./ObjectReplacements/Object 79" xlink:type="simple" xlink:show="embed" xlink:actuate="onLoad"/><svg:desc>formula</svg:desc></draw:frame></text:span></text:span><text:span text:style-name="MathematicaFormatStandardForm"><text:span text:style-name="T32">can be expressed in terms of</text:span></text:span><text:span text:style-name="MathematicaFormatStandardForm"><text:span text:style-name="T13"><draw:frame draw:style-name="fr1" draw:name="Object129" text:anchor-type="as-char" svg:y="-0.1437in" svg:width="1.3319in" svg:height="0.1945in" draw:z-index="79"><draw:object xlink:href="./Object 80" xlink:type="simple" xlink:show="embed" xlink:actuate="onLoad"/><draw:image xlink:href="./ObjectReplacements/Object 80" xlink:type="simple" xlink:show="embed" xlink:actuate="onLoad"/><svg:desc>formula</svg:desc></draw:frame></text:span></text:span><text:span text:style-name="MathematicaFormatStandardForm"><text:span text:style-name="T13">, </text:span></text:span><text:span text:style-name="MathematicaFormatStandardForm"><text:span text:style-name="T38">from (8.16), </text:span></text:span><text:span text:style-name="MathematicaFormatStandardForm"><text:span text:style-name="T32">as</text:span></text:span></text:p>
      <text:p text:style-name="P7"/>
      <text:p text:style-name="P3"><draw:frame draw:style-name="fr5" draw:name="Object552" text:anchor-type="as-char" svg:y="-0.1638in" svg:width="4.772in" svg:height="0.3244in" draw:z-index="80"><draw:object xlink:href="./Object 81" xlink:type="simple" xlink:show="embed" xlink:actuate="onLoad"/><draw:image xlink:href="./ObjectReplacements/Object 81" xlink:type="simple" xlink:show="embed" xlink:actuate="onLoad"/><svg:desc>formula</svg:desc></draw:frame></text:p>
      <text:p text:style-name="P9"><text:span text:style-name="FormulaNumber"><text:span text:style-name="T94">(P13)</text:span></text:span></text:p>
      <text:p text:style-name="P14"><text:span text:style-name="MathematicaFormatStandardForm"><text:span text:style-name="T45">and, in particular, </text:span></text:span><text:span text:style-name="MathematicaFormatStandardForm"><text:span text:style-name="T46">if s=0,</text:span></text:span></text:p>
      <text:p text:style-name="P7"><text:span text:style-name="MathematicaFormatStandardForm"><text:span text:style-name="T11"/></text:span></text:p>
      <text:p text:style-name="P3"><text:span text:style-name="MathematicaFormatStandardForm"><text:span text:style-name="T11"><draw:frame draw:style-name="fr4" draw:name="Object729" text:anchor-type="as-char" svg:y="-0.2236in" svg:width="4.2201in" svg:height="0.3839in" draw:z-index="81"><draw:object xlink:href="./Object 82" xlink:type="simple" xlink:show="embed" xlink:actuate="onLoad"/><draw:image xlink:href="./ObjectReplacements/Object 82" xlink:type="simple" xlink:show="embed" xlink:actuate="onLoad"/><svg:desc>formula</svg:desc></draw:frame></text:span></text:span><text:span text:style-name="FormulaNumber"><text:span text:style-name="T94">(P13)</text:span></text:span></text:p>
      <text:p text:style-name="P15"><text:span text:style-name="MathematicaFormatStandardForm"><text:span text:style-name="T11"/></text:span></text:p>
      <text:p text:style-name="P31"><text:soft-page-break/><text:span text:style-name="aaMathematica"><text:span text:style-name="T71">RiemanPrimeCount[n_]:=Sum[PrimePi[n^(1/k)]/k,</text:span></text:span><text:span text:style-name="aaMathematica"><text:span text:style-name="T70">{k,1,Log[2,n]}]</text:span></text:span></text:p>
      <text:p text:style-name="P31"><text:span text:style-name="aaMathematica"><text:span text:style-name="T79">D1xD[n_,k_,x_]:=D1xD[n,k,x]=Sum[D1xD[n/(j+1),k-1,x]-x D1xD[n/(x j),k-1,x],{j,1,n}]; D1xD[n_,0,x_]:=UnitStep[n-1]</text:span></text:span></text:p>
      <text:p text:style-name="P31"><text:span text:style-name="aaMathematica"><text:span text:style-name="T78">logD</text:span></text:span><text:span text:style-name="aaMathematica"><text:span text:style-name="T70">[n_,</text:span></text:span><text:span text:style-name="aaMathematica"><text:span text:style-name="T78">x</text:span></text:span><text:span text:style-name="aaMathematica"><text:span text:style-name="T70">_]:=Sum[</text:span></text:span><text:span text:style-name="aaMathematica"><text:span text:style-name="T78">x</text:span></text:span><text:span text:style-name="aaMathematica"><text:span text:style-name="T70">^j/j,{j,1,Log[</text:span></text:span><text:span text:style-name="aaMathematica"><text:span text:style-name="T78">x,</text:span></text:span><text:span text:style-name="aaMathematica"><text:span text:style-name="T70">n]}]+Sum[(-1)^(k+1)/k </text:span></text:span><text:span text:style-name="aaMathematica"><text:span text:style-name="T78">D1xD</text:span></text:span><text:span text:style-name="aaMathematica"><text:span text:style-name="T70">[n,k,</text:span></text:span><text:span text:style-name="aaMathematica"><text:span text:style-name="T78">x</text:span></text:span><text:span text:style-name="aaMathematica"><text:span text:style-name="T70">],{k,1,</text:span></text:span><text:span text:style-name="aaMathematica"><text:span text:style-name="T78">Log[</text:span></text:span><text:span text:style-name="aaMathematica"><text:span text:style-name="T70">If[</text:span></text:span><text:span text:style-name="aaMathematica"><text:span text:style-name="T78">x</text:span></text:span><text:span text:style-name="aaMathematica"><text:span text:style-name="T70">&lt;2,</text:span></text:span><text:span text:style-name="aaMathematica"><text:span text:style-name="T78">x,2],n]</text:span></text:span><text:span text:style-name="aaMathematica"><text:span text:style-name="T70">}]</text:span></text:span></text:p>
      <text:p text:style-name="P31"><text:span text:style-name="aaMathematica"><text:span text:style-name="T70">Table[{n,</text:span></text:span><text:span text:style-name="aaMathematica"><text:span text:style-name="T71">RiemanPrimeCount</text:span></text:span><text:span text:style-name="aaMathematica"><text:span text:style-name="T70">[n],</text:span></text:span><text:span text:style-name="aaMathematica"><text:span text:style-name="T78">logD</text:span></text:span><text:span text:style-name="aaMathematica"><text:span text:style-name="T70">[n,5/2],</text:span></text:span><text:span text:style-name="aaMathematica"><text:span text:style-name="T78">logD</text:span></text:span><text:span text:style-name="aaMathematica"><text:span text:style-name="T70">[n,3/2],</text:span></text:span><text:span text:style-name="aaMathematica"><text:span text:style-name="T78">logD</text:span></text:span><text:span text:style-name="aaMathematica"><text:span text:style-name="T70">[n,4/3]},{n,1,100}]//TableForm</text:span></text:span></text:p>
      <text:p text:style-name="P7"><text:span text:style-name="MathematicaFormatStandardForm"><text:span text:style-name="T59"/></text:span></text:p>
      <text:p text:style-name="P13"><text:span text:style-name="MathematicaFormatStandardForm"><text:span text:style-name="T39"><text:s/></text:span></text:span><text:span text:style-name="MathematicaFormatStandardForm"><text:span text:style-name="T17">The limit of this as </text:span></text:span><text:span text:style-name="MathematicaFormatStandardForm"><text:span text:style-name="T58">n</text:span></text:span><text:span text:style-name="MathematicaFormatStandardForm"><text:span text:style-name="T17"> approaches infinity, </text:span></text:span><text:span text:style-name="MathematicaFormatStandardForm"><text:span text:style-name="T18">if</text:span></text:span><text:span text:style-name="MathematicaFormatStandardForm"><text:span text:style-name="T19"><draw:frame draw:style-name="fr3" draw:name="Object830" text:anchor-type="as-char" svg:y="-0.1244in" svg:width="0.5346in" svg:height="0.1591in" draw:z-index="82"><draw:object xlink:href="./Object 83" xlink:type="simple" xlink:show="embed" xlink:actuate="onLoad"/><draw:image xlink:href="./ObjectReplacements/Object 83" xlink:type="simple" xlink:show="embed" xlink:actuate="onLoad"/><svg:desc>formula</svg:desc></draw:frame></text:span></text:span><text:span text:style-name="MathematicaFormatStandardForm"><text:span text:style-name="T19">,</text:span></text:span><text:span text:style-name="MathematicaFormatStandardForm"><text:span text:style-name="T17"> is</text:span></text:span></text:p>
      <text:p text:style-name="P7"><text:span text:style-name="MathematicaFormatStandardForm"><text:span text:style-name="T59"/></text:span></text:p>
      <text:p text:style-name="P3"><text:span text:style-name="MathematicaFormatStandardForm"><text:span text:style-name="T11"><draw:frame draw:style-name="fr3" draw:name="Object101" text:anchor-type="as-char" svg:y="-0.1839in" svg:width="3.9756in" svg:height="0.3228in" draw:z-index="83"><draw:object xlink:href="./Object 84" xlink:type="simple" xlink:show="embed" xlink:actuate="onLoad"/><draw:image xlink:href="./ObjectReplacements/Object 84" xlink:type="simple" xlink:show="embed" xlink:actuate="onLoad"/><svg:desc>formula</svg:desc></draw:frame></text:span></text:span></text:p>
      <text:p text:style-name="P9"><text:span text:style-name="FormulaNumber"><text:span text:style-name="T94">(P13)</text:span></text:span></text:p>
      <text:p text:style-name="P9"><text:span text:style-name="FormulaNumber"/></text:p>
      <text:p text:style-name="P31"><text:span text:style-name="aaMathematica"><text:span text:style-name="T70">FullSimplify[{Log[Zeta[s]],Sum[(x^(1-s))^j((1-x^(1-s))Zeta[s]-1)^0/j,{j,1,Infinity}]+Sum[(-1)^(k-1)/k((1-x^(1-s))Zeta[s]-1)^k,{k,1,Infinity}]}]</text:span></text:span></text:p>
      <text:p text:style-name="P14"><text:span text:style-name="MathematicaFormatStandardForm"><text:span text:style-name="T47"/></text:span></text:p>
      <text:p text:style-name="P14"><text:span text:style-name="MathematicaFormatStandardForm"><text:span text:style-name="T47">Now, it </text:span></text:span><text:span text:style-name="MathematicaFormatStandardForm"><text:span text:style-name="T48">can be shown that</text:span></text:span></text:p>
      <text:p text:style-name="P14"/>
      <text:p text:style-name="P3"><draw:frame draw:style-name="fr5" draw:name="Object553" text:anchor-type="as-char" svg:y="-0.5508in" svg:width="2.7827in" svg:height="1.0555in" draw:z-index="84"><draw:object xlink:href="./Object 85" xlink:type="simple" xlink:show="embed" xlink:actuate="onLoad"/><draw:image xlink:href="./ObjectReplacements/Object 85" xlink:type="simple" xlink:show="embed" xlink:actuate="onLoad"/><svg:desc>formula</svg:desc></draw:frame></text:p>
      <text:p text:style-name="P9"><text:span text:style-name="FormulaNumber"><text:span text:style-name="T94">(P13)</text:span></text:span></text:p>
      <text:p text:style-name="P14"><text:span text:style-name="MathematicaFormatStandardForm"><text:span text:style-name="T48"/></text:span></text:p>
      <text:p text:style-name="P3"><text:span text:style-name="MathematicaFormatStandardForm"><text:span text:style-name="T11"><draw:frame draw:style-name="fr5" draw:name="Object45" text:anchor-type="as-char" svg:y="-0.5402in" svg:width="2.5807in" svg:height="1.0366in" draw:z-index="85"><draw:object xlink:href="./Object 86" xlink:type="simple" xlink:show="embed" xlink:actuate="onLoad"/><draw:image xlink:href="./ObjectReplacements/Object 86" xlink:type="simple" xlink:show="embed" xlink:actuate="onLoad"/><svg:desc>formula</svg:desc></draw:frame></text:span></text:span></text:p>
      <text:p text:style-name="P12"><text:span text:style-name="FormulaNumber"><text:span text:style-name="T69">(8.19)</text:span></text:span></text:p>
      <text:p text:style-name="P12"><text:span text:style-name="FormulaNumber"/></text:p>
      <text:p text:style-name="P4"><text:span text:style-name="MathematicaFormatStandardForm"><text:span text:style-name="T13"><draw:frame draw:style-name="fr3" draw:name="Object1" text:anchor-type="as-char" svg:y="-0.2043in" svg:width="2.6602in" svg:height="0.3445in" draw:z-index="92"><draw:object xlink:href="./Object 93" xlink:type="simple" xlink:show="embed" xlink:actuate="onLoad"/><draw:image xlink:href="./ObjectReplacements/Object 93" xlink:type="simple" xlink:show="embed" xlink:actuate="onLoad"/><svg:desc>formula</svg:desc></draw:frame></text:span></text:span></text:p>
      <text:p text:style-name="P12"><text:span text:style-name="MathematicaFormatStandardForm"><text:span text:style-name="T16"/></text:span></text:p>
      <text:p text:style-name="P6"><text:span text:style-name="MathematicaFormatStandardForm"><text:span text:style-name="T13"><draw:frame draw:style-name="fr3" draw:name="Object3" text:anchor-type="as-char" svg:y="-0.1437in" svg:width="2.5138in" svg:height="0.2984in" draw:z-index="93"><draw:object xlink:href="./Object 95" xlink:type="simple" xlink:show="embed" xlink:actuate="onLoad"/><draw:image xlink:href="./ObjectReplacements/Object 95" xlink:type="simple" xlink:show="embed" xlink:actuate="onLoad"/><svg:desc>formula</svg:desc></draw:frame></text:span></text:span></text:p>
      <text:p text:style-name="P12"><text:span text:style-name="MathematicaFormatStandardForm"><text:span text:style-name="T16"/></text:span></text:p>
      <text:p text:style-name="P5"><text:span text:style-name="MathematicaFormatStandardForm"><text:span text:style-name="T13"><draw:frame draw:style-name="fr3" draw:name="Object2" text:anchor-type="as-char" svg:y="-0.1437in" svg:width="2.7665in" svg:height="0.2984in" draw:z-index="94"><draw:object xlink:href="./Object 94" xlink:type="simple" xlink:show="embed" xlink:actuate="onLoad"/><draw:image xlink:href="./ObjectReplacements/Object 94" xlink:type="simple" xlink:show="embed" xlink:actuate="onLoad"/><svg:desc>formula</svg:desc></draw:frame></text:span></text:span></text:p>
      <text:p text:style-name="P12"><text:span text:style-name="MathematicaFormatStandardForm"><text:span text:style-name="T16"/></text:span></text:p>
      <text:p text:style-name="P31"><text:span text:style-name="aaMathematica"><text:span text:style-name="T70"><text:s/>Table[{n,Sum[N[(c^j-1)/j],{j,1,Floor[Log[n]/Log[c]]}]/.c-</text:span></text:span><text:span text:style-name="aaMathematica"><text:span text:style-name="T85">&gt;</text:span></text:span><text:span text:style-name="aaMathematica"><text:span text:style-name="T70">1.00001,N[LogIntegral[n]-Log[Log[n]]-EulerGamma]},{n,5,100,5}]//TableForm</text:span></text:span></text:p>
      <text:p text:style-name="P29"><text:span text:style-name="aaMathematica"><text:span text:style-name="T70"/></text:span></text:p>
      <text:p text:style-name="P14"><text:span text:style-name="MathematicaFormatStandardForm"><text:span text:style-name="T49">(which has a nice visual resemblance to the very well known </text:span></text:span><text:span text:style-name="MathematicaFormatStandardForm"><text:span text:style-name="T13"><draw:frame draw:style-name="fr3" draw:name="Object590" text:anchor-type="as-char" svg:y="-0.2228in" svg:width="1.0346in" svg:height="0.348in" draw:z-index="86"><draw:object xlink:href="./Object 87" xlink:type="simple" xlink:show="embed" xlink:actuate="onLoad"/><draw:image xlink:href="./ObjectReplacements/Object 87" xlink:type="simple" xlink:show="embed" xlink:actuate="onLoad"/><svg:desc>formula</svg:desc></draw:frame></text:span></text:span><text:span text:style-name="MathematicaFormatStandardForm"><text:span text:style-name="T49">), </text:span></text:span><text:span text:style-name="MathematicaFormatStandardForm"><text:span text:style-name="T44">meaning that if we take the limit in (P13) as </text:span></text:span><text:span text:style-name="MathematicaFormatStandardForm"><text:span text:style-name="T63">c</text:span></text:span><text:span text:style-name="MathematicaFormatStandardForm"><text:span text:style-name="T64"> </text:span></text:span><text:span text:style-name="MathematicaFormatStandardForm"><text:span text:style-name="T44">approaches 1 from above, similar to what we did in (8.12), then we finally have an equation expressing the relationship between</text:span></text:span><text:span text:style-name="MathematicaFormatStandardForm"><text:span text:style-name="T13"><draw:frame draw:style-name="fr1" draw:name="Object505" text:anchor-type="as-char" svg:y="-0.1244in" svg:width="0.3811in" svg:height="0.1591in" draw:z-index="87"><draw:object xlink:href="./Object 88" xlink:type="simple" xlink:show="embed" xlink:actuate="onLoad"/><draw:image xlink:href="./ObjectReplacements/Object 88" xlink:type="simple" xlink:show="embed" xlink:actuate="onLoad"/><svg:desc>formula</svg:desc></draw:frame></text:span></text:span><text:span text:style-name="MathematicaFormatStandardForm"><text:span text:style-name="T44">and the logarithmic integral</text:span></text:span><text:span text:style-name="MathematicaFormatStandardForm"><text:span text:style-name="T13"><draw:frame draw:style-name="fr1" draw:name="Object506" text:anchor-type="as-char" svg:y="-0.1244in" svg:width="0.352in" svg:height="0.1591in" draw:z-index="88"><draw:object xlink:href="./Object 89" xlink:type="simple" xlink:show="embed" xlink:actuate="onLoad"/><draw:image xlink:href="./ObjectReplacements/Object 89" xlink:type="simple" xlink:show="embed" xlink:actuate="onLoad"/><svg:desc>formula</svg:desc></draw:frame></text:span></text:span><text:span text:style-name="MathematicaFormatStandardForm"><text:span text:style-name="T13">. <text:s/></text:span></text:span><text:span text:style-name="MathematicaFormatStandardForm"><text:span text:style-name="T37">With</text:span></text:span><text:span text:style-name="MathematicaFormatStandardForm"><text:span text:style-name="T13"><draw:frame draw:style-name="fr1" draw:name="Object589" text:anchor-type="as-char" svg:y="-0.2043in" svg:width="0.5299in" svg:height="0.3283in" draw:z-index="89"><draw:object xlink:href="./Object 90" xlink:type="simple" xlink:show="embed" xlink:actuate="onLoad"/><draw:image xlink:href="./ObjectReplacements/Object 90" xlink:type="simple" xlink:show="embed" xlink:actuate="onLoad"/><svg:desc>formula</svg:desc></draw:frame></text:span></text:span><text:span text:style-name="MathematicaFormatStandardForm"><text:span text:style-name="T13">, </text:span></text:span><text:span text:style-name="MathematicaFormatStandardForm"><text:span text:style-name="T37">we have</text:span></text:span></text:p>
      <text:p text:style-name="P14"><text:span text:style-name="MathematicaFormatStandardForm"><text:span text:style-name="T47"/></text:span></text:p>
      <text:p text:style-name="P3"><text:span text:style-name="MathematicaFormatStandardForm"><text:span text:style-name="T11"><draw:frame draw:style-name="fr7" draw:name="Object36" text:anchor-type="as-char" svg:y="-0.3638in" svg:width="4.1362in" svg:height="0.5299in" draw:z-index="90"><draw:object xlink:href="./Object 91" xlink:type="simple" xlink:show="embed" xlink:actuate="onLoad"/><draw:image xlink:href="./ObjectReplacements/Object 91" xlink:type="simple" xlink:show="embed" xlink:actuate="onLoad"/><svg:desc>formula</svg:desc></draw:frame></text:span></text:span></text:p>
      <text:p text:style-name="P9"><text:span text:style-name="FormulaNumber"><text:span text:style-name="T94">(P13)</text:span></text:span></text:p>
      <text:p text:style-name="P3"><text:span text:style-name="MathematicaFormatStandardForm"><text:span text:style-name="T11"><draw:frame draw:style-name="fr7" draw:name="Object645" text:anchor-type="as-char" svg:y="-0.1693in" svg:width="3.6319in" svg:height="0.35in" draw:z-index="91"><draw:object xlink:href="./Object 92" xlink:type="simple" xlink:show="embed" xlink:actuate="onLoad"/><draw:image xlink:href="./ObjectReplacements/Object 92" xlink:type="simple" xlink:show="embed" xlink:actuate="onLoad"/><svg:desc>formula</svg:desc></draw:frame></text:span></text:span></text:p>
      <text:p text:style-name="P36"><text:span text:style-name="FormulaNumber"><text:span text:style-name="T94">(P14)</text:span></text:span></text:p>
      <text:p text:style-name="P3"><text:span text:style-name="MathematicaFormatStandardForm"><text:span text:style-name="T11"/></text:span></text:p>
      <text:p text:style-name="P44"><text:soft-page-break/></text:p>
      <text:p text:style-name="P40"><text:span text:style-name="MathematicaFormatStandardForm"><text:span text:style-name="T50">Some slight modifications can adjust this approach to give</text:span></text:span></text:p>
      <text:p text:style-name="P40"><text:span text:style-name="MathematicaFormatStandardForm"><text:span text:style-name="T50"/></text:span></text:p>
      <text:p text:style-name="P35"><draw:frame draw:style-name="fr5" draw:name="Object7" text:anchor-type="as-char" svg:y="-0.5516in" svg:width="2.7827in" svg:height="1.0583in" draw:z-index="97"><draw:object xlink:href="./Object 99" xlink:type="simple" xlink:show="embed" xlink:actuate="onLoad"/><draw:image xlink:href="./ObjectReplacements/Object 99" xlink:type="simple" xlink:show="embed" xlink:actuate="onLoad"/><svg:desc>formula</svg:desc></draw:frame></text:p>
      <text:p text:style-name="P38"><text:span text:style-name="FormulaNumber"><text:span text:style-name="T94">(P13)</text:span></text:span></text:p>
      <text:p text:style-name="P40"><text:span text:style-name="MathematicaFormatStandardForm"><text:span text:style-name="T48"/></text:span></text:p>
      <text:p text:style-name="P35"><text:span text:style-name="MathematicaFormatStandardForm"><text:span text:style-name="T11"><draw:frame draw:style-name="fr5" draw:name="Object8" text:anchor-type="as-char" svg:y="-0.5425in" svg:width="2.3953in" svg:height="1.0398in" draw:z-index="98"><draw:object xlink:href="./Object 100" xlink:type="simple" xlink:show="embed" xlink:actuate="onLoad"/><draw:image xlink:href="./ObjectReplacements/Object 100" xlink:type="simple" xlink:show="embed" xlink:actuate="onLoad"/><svg:desc>formula</svg:desc></draw:frame></text:span></text:span></text:p>
      <text:p text:style-name="P39"><text:span text:style-name="FormulaNumber"><text:span text:style-name="T69">(8.19)</text:span></text:span></text:p>
      <text:p text:style-name="P38"><text:span text:style-name="MathematicaFormatStandardForm"><text:span text:style-name="T13"/></text:span></text:p>
      <text:p text:style-name="P44"/>
      <text:p text:style-name="P34"><text:span text:style-name="MathematicaFormatStandardForm"><text:span text:style-name="T11"><draw:frame draw:style-name="fr7" draw:name="Object5" text:anchor-type="as-char" svg:y="-0.3665in" svg:width="3.652in" svg:height="0.5327in" draw:z-index="96"><draw:object xlink:href="./Object 97" xlink:type="simple" xlink:show="embed" xlink:actuate="onLoad"/><draw:image xlink:href="./ObjectReplacements/Object 97" xlink:type="simple" xlink:show="embed" xlink:actuate="onLoad"/><svg:desc>formula</svg:desc></draw:frame></text:span></text:span></text:p>
      <text:p text:style-name="P37"><text:span text:style-name="FormulaNumber"/></text:p>
      <text:p text:style-name="P34"><text:span text:style-name="MathematicaFormatStandardForm"><text:span text:style-name="T13"><draw:frame draw:style-name="fr7" draw:name="Object4" text:anchor-type="as-char" svg:y="-0.3665in" svg:width="2.8937in" svg:height="0.5327in" draw:z-index="95"><draw:object xlink:href="./Object 96" xlink:type="simple" xlink:show="embed" xlink:actuate="onLoad"/><draw:image xlink:href="./ObjectReplacements/Object 96" xlink:type="simple" xlink:show="embed" xlink:actuate="onLoad"/><svg:desc>formula</svg:desc></draw:frame></text:span></text:span></text:p>
      <text:p text:style-name="P3"><text:span text:style-name="MathematicaFormatStandardForm"><text:span text:style-name="T11"/></text:span></text:p>
      <text:p text:style-name="P3"><text:span text:style-name="MathematicaFormatStandardForm"><text:span text:style-name="T11"/></text:span></text:p>
      <text:p text:style-name="P45"><text:span text:style-name="MathematicaFormatStandardForm"><text:span text:style-name="T50"/></text:span></text:p>
      <text:p text:style-name="P41"><text:span text:style-name="MathematicaFormatStandardForm"><text:span text:style-name="T50"/></text:span></text:p>
      <text:p text:style-name="P41"><text:span text:style-name="MathematicaFormatStandardForm"><text:span text:style-name="T50"/></text:span></text:p>
      <text:p text:style-name="P41"><text:span text:style-name="MathematicaFormatStandardForm"><text:span text:style-name="T51">This leads naturally to comparisons with Riemann's explicit formula for the prime counting function,</text:span></text:span></text:p>
      <text:p text:style-name="P3"><text:span text:style-name="MathematicaFormatStandardForm"><text:span text:style-name="T11"/></text:span></text:p>
      <text:p text:style-name="P3"><text:span text:style-name="MathematicaFormatStandardForm"><text:span text:style-name="T11"/></text:span></text:p>
      <text:p text:style-name="P42"><text:span text:style-name="FormulaNumber"><draw:frame draw:style-name="fr3" draw:name="Object6" text:anchor-type="as-char" svg:y="-0.2083in" svg:width="3.1917in" svg:height="0.3583in" draw:z-index="99"><draw:object xlink:href="./Object 98" xlink:type="simple" xlink:show="embed" xlink:actuate="onLoad"/><draw:image xlink:href="./ObjectReplacements/Object 98" xlink:type="simple" xlink:show="embed" xlink:actuate="onLoad"/><svg:desc>formula</svg:desc></draw:frame></text:span></text:p>
      <text:p text:style-name="P42"><text:span text:style-name="FormulaNumber"/></text:p>
      <text:p text:style-name="P41"><text:span text:style-name="MathematicaFormatStandardForm"><text:span text:style-name="T51">Thus</text:span></text:span></text:p>
      <text:p text:style-name="P41"><text:span text:style-name="MathematicaFormatStandardForm"><text:span text:style-name="T51"/></text:span></text:p>
      <text:p text:style-name="P43"><text:span text:style-name="FormulaNumber"><draw:frame draw:style-name="fr3" draw:name="Object9" text:anchor-type="as-char" svg:y="-0.3409in" svg:width="4.6035in" svg:height="0.4902in" draw:z-index="100"><draw:object xlink:href="./Object 101" xlink:type="simple" xlink:show="embed" xlink:actuate="onLoad"/><draw:image xlink:href="./ObjectReplacements/Object 101" xlink:type="simple" xlink:show="embed" xlink:actuate="onLoad"/><svg:desc>formula</svg:desc></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Gentium Basic" svg:font-family="'Gentium Basic'" style:font-adornments="Regula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Pescadero1" svg:font-family="Pescadero" style:font-adornments="Bold" style:font-family-generic="roman" style:font-pitch="variable"/>
    <style:font-face style:name="Pescadero" svg:font-family="Pescadero"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aSubsection_20_Title" style:display-name="aaSubsection Title" style:family="paragraph" style:parent-style-name="Standard">
      <style:graphic-properties draw:fill="solid" draw:fill-color="#cfe7e5" draw:opacity="100%"/>
      <style:paragraph-properties fo:text-align="center" style:justify-single-word="false" fo:background-color="#cfe7e5" fo:padding="0.0201in" fo:border="0.06pt solid #000000" style:shadow="none" style:text-autospace="none">
        <style:tab-stops/>
      </style:paragraph-properties>
      <style:text-properties fo:color="#000000" style:text-outline="false" style:text-line-through-style="none" style:text-line-through-type="none" style:font-name="Times New Roman" fo:font-family="'Times New Roman'" style:font-family-generic="roman" style:font-pitch="variable" fo:font-size="12pt" fo:letter-spacing="normal" fo:font-style="normal" fo:text-shadow="none" style:text-underline-style="none" fo:font-weight="bold" officeooo:rsid="02426e85" style:font-name-asian="Courier New" style:font-family-asian="'Courier New'" style:font-family-generic-asian="modern" style:font-pitch-asian="fixed" style:font-size-asian="12pt" style:font-style-asian="normal" style:font-weight-asian="bold" style:font-name-complex="Courier New" style:font-family-complex="'Courier New'" style:font-family-generic-complex="modern" style:font-pitch-complex="fixed" style:font-size-complex="12pt" style:font-style-complex="normal" style:font-weight-complex="bold"/>
    </style:style>
    <style:style style:name="aaMathematicaCellInput" style:family="paragraph" style:default-outline-level="">
      <style:graphic-properties draw:fill="solid" draw:fill-color="#e6e6e6" draw:opacity="100%"/>
      <style:paragraph-properties fo:text-align="start" style:justify-single-word="false" fo:orphans="2" fo:widows="2" fo:background-color="#e6e6e6" fo:padding="0.0201in" fo:border="0.06pt solid #000000" style:shadow="none" style:writing-mode="lr-tb">
        <style:tab-stops>
          <style:tab-stop style:position="0.2in"/>
        </style:tab-stops>
      </style:paragraph-properties>
      <style:text-properties style:text-outline="false" style:text-line-through-style="none" style:text-line-through-type="none" style:font-name="Gentium Basic" fo:font-family="'Gentium Basic'" style:font-style-name="Regular" style:font-pitch="variable" fo:font-size="6pt" fo:letter-spacing="normal" fo:font-style="normal" fo:text-shadow="none" style:text-underline-style="none" fo:font-weight="normal" style:font-size-asian="12pt" style:font-style-asian="normal" style:font-weight-asian="bold"/>
    </style:style>
    <style:style style:name="FormulaNumber" style:family="text">
      <style:text-properties fo:color="#4c4c4c" style:font-name="Pescadero" fo:font-family="Pescadero" style:font-style-name="Regular" style:font-family-generic="roman" style:font-pitch="variable" fo:font-size="6pt" fo:font-style="normal" fo:font-weight="normal" fo:background-color="transparent" style:font-name-asian="Courier" style:font-family-asian="Courier" style:font-family-generic-asian="modern" style:font-pitch-asian="fixed" style:font-size-asian="6pt" style:font-style-asian="normal" style:font-weight-asian="normal" style:font-name-complex="Courier" style:font-family-complex="Courier" style:font-family-generic-complex="modern" style:font-pitch-complex="fixed" style:font-size-complex="6pt" style:font-style-complex="normal" style:font-weight-complex="normal"/>
    </style:style>
    <style:style style:name="MathematicaFormatStandardForm" style:family="text">
      <style:text-properties style:font-name="Courier" fo:font-family="Courier" style:font-family-generic="modern" style:font-pitch="fixed" style:font-name-asian="Courier" style:font-family-asian="Courier" style:font-family-generic-asian="modern" style:font-pitch-asian="fixed" style:font-name-complex="Courier" style:font-family-complex="Courier" style:font-family-generic-complex="modern" style:font-pitch-complex="fixed"/>
    </style:style>
    <style:style style:name="aaBigTitle" style:family="text" style:parent-style-name="MathematicaFormatStandardForm">
      <style:text-properties fo:color="#000000" style:text-outline="false" style:text-line-through-style="none" style:text-line-through-type="none" style:font-name="Times New Roman" fo:font-family="'Times New Roman'" style:font-family-generic="roman" style:font-pitch="variable" fo:font-size="18pt" fo:letter-spacing="normal" fo:font-style="normal" fo:text-shadow="none" style:text-underline-style="none" fo:font-weight="normal" officeooo:rsid="0013b92d" style:font-name-asian="Courier New" style:font-family-asian="'Courier New'" style:font-family-generic-asian="modern" style:font-pitch-asian="fixed" style:font-size-asian="18pt" style:font-style-asian="normal" style:font-weight-asian="normal" style:font-name-complex="Courier New" style:font-family-complex="'Courier New'" style:font-family-generic-complex="modern" style:font-pitch-complex="fixed" style:font-size-complex="18pt" style:font-style-complex="normal" style:font-weight-complex="normal"/>
    </style:style>
    <style:style style:name="aaSubSection_20_Title" style:display-name="aaSubSection Title" style:family="text">
      <style:text-properties fo:color="#000000" style:text-outline="false" style:text-line-through-style="none" style:text-line-through-type="none" style:font-name="Pescadero1" fo:font-family="Pescadero" style:font-style-name="Bold" style:font-family-generic="roman" style:font-pitch="variable" fo:font-size="12pt" fo:letter-spacing="normal" fo:font-style="normal" fo:text-shadow="none" style:text-underline-style="none" fo:font-weight="bold" style:font-name-asian="Courier" style:font-family-asian="Courier" style:font-family-generic-asian="modern" style:font-pitch-asian="fixed" style:font-size-asian="12pt" style:font-style-asian="normal" style:font-weight-asian="bold" style:font-name-complex="Courier" style:font-family-complex="Courier" style:font-family-generic-complex="modern" style:font-pitch-complex="fixed" style:font-size-complex="12pt" style:font-style-complex="normal" style:font-weight-complex="bold"/>
    </style:style>
    <style:style style:name="aaMathematica" style:family="text">
      <style:text-properties fo:color="#000000" style:text-outline="false" style:text-line-through-style="none" style:text-line-through-type="none" style:font-name="Gentium Basic" fo:font-family="'Gentium Basic'" style:font-style-name="Regular" style:font-pitch="variable" fo:font-size="10pt" fo:letter-spacing="normal" fo:font-style="normal" fo:text-shadow="none" style:text-underline-style="none" fo:font-weight="normal" fo:background-color="#e6e6e6" style:font-name-asian="Courier New" style:font-family-asian="'Courier New'" style:font-family-generic-asian="modern" style:font-pitch-asian="fixed" style:font-size-asian="10.5pt" style:font-style-asian="normal" style:font-weight-asian="normal" style:font-name-complex="Courier New" style:font-family-complex="'Courier New'" style:font-family-generic-complex="modern" style:font-pitch-complex="fixed" style:font-style-complex="normal" style:font-weight-complex="norma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2T15:49:57.477000000</meta:creation-date>
    <dc:date>2016-10-10T15:52:55.749000000</dc:date>
    <meta:editing-duration>PT2H41M6S</meta:editing-duration>
    <meta:editing-cycles>23</meta:editing-cycles>
    <meta:generator>LibreOffice/5.0.0.5$Windows_x86 LibreOffice_project/1b1a90865e348b492231e1c451437d7a15bb262b</meta:generator>
    <meta:document-statistic meta:table-count="0" meta:image-count="0" meta:object-count="101" meta:page-count="10" meta:paragraph-count="202" meta:word-count="853" meta:character-count="8408" meta:non-whitespace-character-count="7663"/>
  </office:meta>
</office:document-meta>
</file>

<file path=Object 1/content.xml><?xml version="1.0" encoding="utf-8"?>
<math xmlns="http://www.w3.org/1998/Math/MathML" display="block">
  <semantics>
    <mrow>
      <mi mathvariant="normal">η</mi>
      <mrow>
        <mo fence="true" stretchy="false">(</mo>
        <mrow>
          <mi>s</mi>
        </mrow>
        <mo fence="true" stretchy="false">)</mo>
      </mrow>
    </mrow>
    <annotation encoding="StarMath 5.0">%eta( s )</annotation>
  </semantics>
</math>
</file>

<file path=Object 10/content.xml><?xml version="1.0" encoding="utf-8"?>
<math xmlns="http://www.w3.org/1998/Math/MathML" display="block">
  <semantics>
    <mrow>
      <mi mathvariant="normal">ℜ</mi>
      <mrow>
        <mrow>
          <mo fence="true" stretchy="false">(</mo>
          <mrow>
            <mi>s</mi>
          </mrow>
          <mo fence="true" stretchy="false">)</mo>
        </mrow>
        <mo stretchy="false">&gt;</mo>
        <mn>0</mn>
      </mrow>
    </mrow>
    <annotation encoding="StarMath 5.0">Re (s)&gt;0
</annotation>
  </semantics>
</math>
</file>

<file path=Object 100/content.xml><?xml version="1.0" encoding="utf-8"?>
<math xmlns="http://www.w3.org/1998/Math/MathML" display="block">
  <semantics>
    <mtable>
      <mtr>
        <mtd>
          <mrow>
            <mrow>
              <munder>
                <mi>lim</mi>
                <mrow>
                  <mi>x</mi>
                  <mo stretchy="false">→</mo>
                  <msup>
                    <mn>1</mn>
                    <mtext>+</mtext>
                  </msup>
                </mrow>
              </munder>
              <mrow>
                <munder>
                  <mo stretchy="false">∑</mo>
                  <mrow>
                    <mi>k</mi>
                    <mo stretchy="false">=</mo>
                    <mn>1</mn>
                  </mrow>
                </munder>
                <mrow>
                  <mfrac>
                    <mn>1</mn>
                    <mi>k</mi>
                  </mfrac>
                  <mrow>
                    <mo fence="true" stretchy="false">(</mo>
                    <mrow>
                      <mrow>
                        <msup>
                          <mi>x</mi>
                          <mi>k</mi>
                        </msup>
                        <msub>
                          <mrow>
                            <mo fence="true" stretchy="false">[</mo>
                            <mrow>
                              <msup>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n>0</mn>
                              </msup>
                            </mrow>
                            <mo fence="true" stretchy="false">]</mo>
                          </mrow>
                          <mrow>
                            <mi>n</mi>
                            <mo stretchy="false">⋅</mo>
                            <msup>
                              <mi>x</mi>
                              <mrow>
                                <mo stretchy="false">−</mo>
                                <mi>k</mi>
                              </mrow>
                            </msup>
                          </mrow>
                        </msub>
                      </mrow>
                    </mrow>
                    <mo fence="true" stretchy="false">)</mo>
                  </mrow>
                </mrow>
              </mrow>
            </mrow>
            <mo stretchy="false">=</mo>
            <mtext/>
          </mrow>
        </mtd>
      </mtr>
      <mtr>
        <mtd>
          <mrow>
            <mtext/>
            <mrow>
              <mrow>
                <mrow>
                  <munder>
                    <mi>lim</mi>
                    <mrow>
                      <mi>x</mi>
                      <mo stretchy="false">→</mo>
                      <msup>
                        <mn>1</mn>
                        <mtext>+</mtext>
                      </msup>
                    </mrow>
                  </munder>
                  <mrow>
                    <munderover>
                      <mo stretchy="false">∑</mo>
                      <mrow>
                        <mi>k</mi>
                        <mo stretchy="false">=</mo>
                        <mn>1</mn>
                      </mrow>
                      <mrow>
                        <mo fence="true" stretchy="false">⌊</mo>
                        <mrow>
                          <mfrac>
                            <mrow>
                              <mi>log</mi>
                              <mi>n</mi>
                            </mrow>
                            <mrow>
                              <mi>log</mi>
                              <mi>x</mi>
                            </mrow>
                          </mfrac>
                        </mrow>
                        <mo fence="true" stretchy="false">⌋</mo>
                      </mrow>
                    </munderover>
                    <mfrac>
                      <msup>
                        <mi>x</mi>
                        <mi>k</mi>
                      </msup>
                      <mi>k</mi>
                    </mfrac>
                  </mrow>
                </mrow>
                <mo stretchy="false">−</mo>
                <mrow>
                  <munderover>
                    <mo stretchy="false">∑</mo>
                    <mrow>
                      <mi>k</mi>
                      <mo stretchy="false">=</mo>
                      <mn>1</mn>
                    </mrow>
                    <mrow>
                      <mo fence="true" stretchy="false">⌊</mo>
                      <mrow>
                        <mfrac>
                          <mrow>
                            <mi>log</mi>
                            <mi mathvariant="normal">μ</mi>
                          </mrow>
                          <mrow>
                            <mi>log</mi>
                            <mi>x</mi>
                          </mrow>
                        </mfrac>
                      </mrow>
                      <mo fence="true" stretchy="false">⌋</mo>
                    </mrow>
                  </munderover>
                  <mfrac>
                    <msup>
                      <mi>x</mi>
                      <mi>k</mi>
                    </msup>
                    <mi>k</mi>
                  </mfrac>
                </mrow>
              </mrow>
              <mo stretchy="false">=</mo>
              <mtext/>
            </mrow>
          </mrow>
        </mtd>
      </mtr>
      <mtr>
        <mtd>
          <mrow>
            <mtext/>
            <mi mathvariant="italic">li</mi>
            <mrow>
              <mo fence="true" stretchy="false">(</mo>
              <mrow>
                <mi>n</mi>
              </mrow>
              <mo fence="true" stretchy="false">)</mo>
            </mrow>
          </mrow>
        </mtd>
      </mtr>
    </mtable>
    <annotation encoding="StarMath 5.0">lim from{x rightarrow 1^"+"} sum from k = 1 { 1 over k ( x^k [((1-x^{1-0})%zeta(0)-1)^0]_{n cdot x^-k})} = 
"" newline "" lim from{x rightarrow 1^"+"} sum from k = 1 to lfloor {log n}over {log x}  rfloor {{x^k} over {k}} - sum from k = 1 to lfloor {log %mu}over {log x}  rfloor {{x^k} over {k}} = 
"" newline "" li(n)</annotation>
  </semantics>
</math>
</file>

<file path=Object 101/content.xml><?xml version="1.0" encoding="utf-8"?>
<math xmlns="http://www.w3.org/1998/Math/MathML" display="block">
  <semantics>
    <mrow>
      <mrow>
        <mo stretchy="false">−</mo>
        <mrow>
          <munder>
            <mo stretchy="false">∑</mo>
            <mi mathvariant="normal">ρ</mi>
          </munder>
          <mi mathvariant="italic">li</mi>
        </mrow>
      </mrow>
      <mrow>
        <mrow>
          <mo fence="true" stretchy="false">(</mo>
          <mrow>
            <msup>
              <mi>n</mi>
              <mi mathvariant="normal">ρ</mi>
            </msup>
          </mrow>
          <mo fence="true" stretchy="false">)</mo>
        </mrow>
        <mo stretchy="false">−</mo>
        <mi>log</mi>
      </mrow>
      <mrow>
        <mrow>
          <mn>2</mn>
          <mo stretchy="false">+</mo>
          <mrow>
            <munderover>
              <mo stretchy="false">∫</mo>
              <mi>n</mi>
              <mi mathvariant="normal">∞</mi>
            </munderover>
            <mfrac>
              <mi mathvariant="italic">dt</mi>
              <mrow>
                <mi>t</mi>
                <mrow>
                  <mo fence="true" stretchy="false">(</mo>
                  <mrow>
                    <mrow>
                      <msup>
                        <mi>t</mi>
                        <mn>2</mn>
                      </msup>
                      <mo stretchy="false">−</mo>
                      <mn>1</mn>
                    </mrow>
                  </mrow>
                  <mo fence="true" stretchy="false">)</mo>
                </mrow>
                <mi>log</mi>
                <mi>t</mi>
              </mrow>
            </mfrac>
          </mrow>
          <mo stretchy="false">+</mo>
          <mfrac>
            <mrow>
              <mi mathvariant="normal">Λ</mi>
              <mrow>
                <mo fence="true" stretchy="false">(</mo>
                <mrow>
                  <mi>n</mi>
                </mrow>
                <mo fence="true" stretchy="false">)</mo>
              </mrow>
            </mrow>
            <mrow>
              <mn>2</mn>
              <mi>log</mi>
              <mi>n</mi>
            </mrow>
          </mfrac>
        </mrow>
        <mo stretchy="false">=</mo>
        <mrow>
          <munder>
            <mi>lim</mi>
            <mrow>
              <mi>x</mi>
              <mo stretchy="false">→</mo>
              <mn>1</mn>
              <mtext>+</mtext>
            </mrow>
          </munder>
          <msub>
            <mrow>
              <mo fence="true" stretchy="false">[</mo>
              <mrow>
                <mrow>
                  <mi>log</mi>
                  <mrow>
                    <mo fence="true" stretchy="false">(</mo>
                    <mrow>
                      <mrow>
                        <mrow>
                          <mo fence="true" stretchy="false">(</mo>
                          <mrow>
                            <mrow>
                              <mn>1</mn>
                              <mo stretchy="false">−</mo>
                              <msup>
                                <mi>x</mi>
                                <mrow>
                                  <mn>1</mn>
                                  <mo stretchy="false">−</mo>
                                  <mn>0</mn>
                                </mrow>
                              </msup>
                            </mrow>
                          </mrow>
                          <mo fence="true" stretchy="false">)</mo>
                        </mrow>
                        <mi mathvariant="normal">ζ</mi>
                        <mrow>
                          <mo fence="true" stretchy="false">(</mo>
                          <mrow>
                            <mn>0</mn>
                          </mrow>
                          <mo fence="true" stretchy="false">)</mo>
                        </mrow>
                      </mrow>
                    </mrow>
                    <mo fence="true" stretchy="false">)</mo>
                  </mrow>
                </mrow>
              </mrow>
              <mo fence="true" stretchy="false">]</mo>
            </mrow>
            <mi>n</mi>
          </msub>
        </mrow>
      </mrow>
      <mrow>
        <mo stretchy="false">+</mo>
        <mrow>
          <munderover>
            <mo stretchy="false">∑</mo>
            <mrow>
              <mi>k</mi>
              <mo stretchy="false">=</mo>
              <mn>1</mn>
            </mrow>
            <mrow>
              <mo fence="true" stretchy="false">⌊</mo>
              <mrow>
                <mfrac>
                  <mrow>
                    <mi>log</mi>
                    <mi mathvariant="normal">μ</mi>
                  </mrow>
                  <mrow>
                    <mi>log</mi>
                    <mi>x</mi>
                  </mrow>
                </mfrac>
              </mrow>
              <mo fence="true" stretchy="false">⌋</mo>
            </mrow>
          </munderover>
          <mfrac>
            <msup>
              <mi>x</mi>
              <mi>k</mi>
            </msup>
            <mi>k</mi>
          </mfrac>
        </mrow>
      </mrow>
    </mrow>
    <annotation encoding="StarMath 5.0">- sum from %rho li( n^%rho ) - log 2 + int from n to infinity {{dt}over {t(t^2-1)log t}}+{{%LAMBDA(n)} over {2 log n }} = lim from {x rightarrow 1"+"} [log((1-x^{1-0})%zeta(0))]_n{+sum from k = 1 to lfloor {log %mu} over {log x} rfloor {x^k over k}}</annotation>
  </semantics>
</math>
</file>

<file path=Object 11/content.xml><?xml version="1.0" encoding="utf-8"?>
<math xmlns="http://www.w3.org/1998/Math/MathML" display="block">
  <semantics>
    <mrow>
      <mrow>
        <munder>
          <mi>lim</mi>
          <mrow>
            <mi>n</mi>
            <mo stretchy="false">→</mo>
            <mi mathvariant="normal">∞</mi>
          </mrow>
        </munder>
        <mrow/>
      </mrow>
      <mrow>
        <msub>
          <mrow>
            <mo fence="true" stretchy="false">[</mo>
            <mrow>
              <mrow>
                <mi mathvariant="normal">η</mi>
                <msup>
                  <mrow>
                    <mo fence="true" stretchy="false">(</mo>
                    <mrow>
                      <mi>s</mi>
                    </mrow>
                    <mo fence="true" stretchy="false">)</mo>
                  </mrow>
                  <mi>k</mi>
                </msup>
              </mrow>
            </mrow>
            <mo fence="true" stretchy="false">]</mo>
          </mrow>
          <mi>n</mi>
        </msub>
        <mo stretchy="false">=</mo>
        <mi mathvariant="normal">η</mi>
      </mrow>
      <msup>
        <mrow>
          <mo fence="true" stretchy="false">(</mo>
          <mrow>
            <mi>s</mi>
          </mrow>
          <mo fence="true" stretchy="false">)</mo>
        </mrow>
        <mi>k</mi>
      </msup>
    </mrow>
    <annotation encoding="StarMath 5.0">lim from {n rightarrow infinity}{} [%eta(s)^k]_n =%eta(s)^k</annotation>
  </semantics>
</math>
</file>

<file path=Object 12/content.xml><?xml version="1.0" encoding="utf-8"?>
<math xmlns="http://www.w3.org/1998/Math/MathML" display="block">
  <semantics>
    <mrow>
      <mrow>
        <msub>
          <mrow>
            <mo fence="true" stretchy="false">[</mo>
            <mrow>
              <msup>
                <mrow>
                  <mo fence="true" stretchy="false">(</mo>
                  <mrow>
                    <mrow>
                      <mi mathvariant="normal">η</mi>
                      <mrow>
                        <mrow>
                          <mo fence="true" stretchy="false">(</mo>
                          <mrow>
                            <mi>s</mi>
                          </mrow>
                          <mo fence="true" stretchy="false">)</mo>
                        </mrow>
                        <mo stretchy="false">−</mo>
                        <mn>1</mn>
                      </mrow>
                    </mrow>
                  </mrow>
                  <mo fence="true" stretchy="false">)</mo>
                </mrow>
                <mi>k</mi>
              </msup>
            </mrow>
            <mo fence="true" stretchy="false">]</mo>
          </mrow>
          <mi>n</mi>
        </msub>
        <mo stretchy="false">=</mo>
        <mrow>
          <munder>
            <mo stretchy="false">∑</mo>
            <mrow>
              <mi>j</mi>
              <mo stretchy="false">=</mo>
              <mn>1</mn>
            </mrow>
          </munder>
          <msup>
            <mrow>
              <mo fence="true" stretchy="false">(</mo>
              <mrow>
                <mrow>
                  <mi>j</mi>
                  <mo stretchy="false">+</mo>
                  <mn>1</mn>
                </mrow>
              </mrow>
              <mo fence="true" stretchy="false">)</mo>
            </mrow>
            <mrow>
              <mo stretchy="false">−</mo>
              <mi>s</mi>
            </mrow>
          </msup>
        </mrow>
      </mrow>
      <msup>
        <mrow>
          <mo fence="true" stretchy="false">(</mo>
          <mrow>
            <mrow>
              <mo stretchy="false">−</mo>
              <mn>1</mn>
            </mrow>
          </mrow>
          <mo fence="true" stretchy="false">)</mo>
        </mrow>
        <mi>j</mi>
      </msup>
      <msub>
        <mrow>
          <mo fence="true" stretchy="false">[</mo>
          <mrow>
            <msup>
              <mrow>
                <mo fence="true" stretchy="false">(</mo>
                <mrow>
                  <mrow>
                    <mi mathvariant="normal">η</mi>
                    <mrow>
                      <mrow>
                        <mo fence="true" stretchy="false">(</mo>
                        <mrow>
                          <mi>s</mi>
                        </mrow>
                        <mo fence="true" stretchy="false">)</mo>
                      </mrow>
                      <mo stretchy="false">−</mo>
                      <mn>1</mn>
                    </mrow>
                  </mrow>
                </mrow>
                <mo fence="true" stretchy="false">)</mo>
              </mrow>
              <mrow>
                <mi>k</mi>
                <mo stretchy="false">−</mo>
                <mn>1</mn>
              </mrow>
            </msup>
          </mrow>
          <mo fence="true" stretchy="false">]</mo>
        </mrow>
        <mrow>
          <mi>n</mi>
          <mo stretchy="false">⋅</mo>
          <msup>
            <mrow>
              <mo fence="true" stretchy="false">(</mo>
              <mrow>
                <mrow>
                  <mi>j</mi>
                  <mo stretchy="false">+</mo>
                  <mn>1</mn>
                </mrow>
              </mrow>
              <mo fence="true" stretchy="false">)</mo>
            </mrow>
            <mrow>
              <mo stretchy="false">−</mo>
              <mn>1</mn>
            </mrow>
          </msup>
        </mrow>
      </msub>
    </mrow>
    <annotation encoding="StarMath 5.0">[(%eta(s)-1)^k]_n = sum from j = 1 (j+1)^-s (-1)^{j} [(%eta(s)-1)^{k-1}]_{n cdot (j+1)^-1}</annotation>
  </semantics>
</math>
</file>

<file path=Object 13/content.xml><?xml version="1.0" encoding="utf-8"?>
<math xmlns="http://www.w3.org/1998/Math/MathML" display="block">
  <semantics>
    <mtable>
      <mtr>
        <mtd>
          <mrow>
            <mtext/>
            <mrow>
              <msub>
                <mrow>
                  <mo fence="true" stretchy="false">[</mo>
                  <mrow>
                    <mrow>
                      <mi mathvariant="normal">η</mi>
                      <mrow>
                        <mrow>
                          <mo fence="true" stretchy="false">(</mo>
                          <mrow>
                            <mi>s</mi>
                          </mrow>
                          <mo fence="true" stretchy="false">)</mo>
                        </mrow>
                        <mo stretchy="false">−</mo>
                        <mn>1</mn>
                      </mrow>
                    </mrow>
                  </mrow>
                  <mo fence="true" stretchy="false">]</mo>
                </mrow>
                <mi>n</mi>
              </msub>
              <mo stretchy="false">=</mo>
              <mrow>
                <mrow>
                  <munderover>
                    <mo stretchy="false">∑</mo>
                    <mrow>
                      <mi>j</mi>
                      <mo stretchy="false">=</mo>
                      <mn>2</mn>
                    </mrow>
                    <mi>n</mi>
                  </munderover>
                  <msup>
                    <mrow>
                      <mo fence="true" stretchy="false">(</mo>
                      <mrow>
                        <mrow>
                          <mo stretchy="false">−</mo>
                          <mn>1</mn>
                        </mrow>
                      </mrow>
                      <mo fence="true" stretchy="false">)</mo>
                    </mrow>
                    <mrow>
                      <mi>j</mi>
                      <mo stretchy="false">+</mo>
                      <mn>1</mn>
                    </mrow>
                  </msup>
                </mrow>
                <mo stretchy="false">⋅</mo>
                <msup>
                  <mi>j</mi>
                  <mrow>
                    <mo stretchy="false">−</mo>
                    <mi>s</mi>
                  </mrow>
                </msup>
              </mrow>
            </mrow>
            <mtext/>
          </mrow>
        </mtd>
      </mtr>
      <mtr>
        <mtd>
          <mrow>
            <mtext/>
            <mrow>
              <msub>
                <mrow>
                  <mo fence="true" stretchy="false">[</mo>
                  <mrow>
                    <msup>
                      <mrow>
                        <mo fence="true" stretchy="false">(</mo>
                        <mrow>
                          <mrow>
                            <mi mathvariant="normal">η</mi>
                            <mrow>
                              <mrow>
                                <mo fence="true" stretchy="false">(</mo>
                                <mrow>
                                  <mi>s</mi>
                                </mrow>
                                <mo fence="true" stretchy="false">)</mo>
                              </mrow>
                              <mo stretchy="false">−</mo>
                              <mn>1</mn>
                            </mrow>
                          </mrow>
                        </mrow>
                        <mo fence="true" stretchy="false">)</mo>
                      </mrow>
                      <mn>2</mn>
                    </msup>
                  </mrow>
                  <mo fence="true" stretchy="false">]</mo>
                </mrow>
                <mi>n</mi>
              </msub>
              <mo stretchy="false">=</mo>
              <mrow>
                <mrow>
                  <munderover>
                    <mo stretchy="false">∑</mo>
                    <mrow>
                      <mi>j</mi>
                      <mo stretchy="false">=</mo>
                      <mn>2</mn>
                    </mrow>
                    <mi>n</mi>
                  </munderover>
                  <mrow>
                    <munderover>
                      <mo stretchy="false">∑</mo>
                      <mrow>
                        <mi>k</mi>
                        <mo stretchy="false">=</mo>
                        <mn>2</mn>
                      </mrow>
                      <mrow>
                        <mo fence="true" stretchy="false">⌊</mo>
                        <mrow>
                          <mfrac>
                            <mi>n</mi>
                            <mi>j</mi>
                          </mfrac>
                        </mrow>
                        <mo fence="true" stretchy="false">⌋</mo>
                      </mrow>
                    </munderover>
                    <msup>
                      <mrow>
                        <mo fence="true" stretchy="false">(</mo>
                        <mrow>
                          <mrow>
                            <mo stretchy="false">−</mo>
                            <mn>1</mn>
                          </mrow>
                        </mrow>
                        <mo fence="true" stretchy="false">)</mo>
                      </mrow>
                      <mrow>
                        <mi>j</mi>
                        <mo stretchy="false">+</mo>
                        <mi>k</mi>
                      </mrow>
                    </msup>
                  </mrow>
                </mrow>
                <mo stretchy="false">⋅</mo>
                <msup>
                  <mrow>
                    <mo fence="true" stretchy="false">(</mo>
                    <mrow>
                      <mrow>
                        <mi>j</mi>
                        <mo stretchy="false">⋅</mo>
                        <mi>k</mi>
                      </mrow>
                    </mrow>
                    <mo fence="true" stretchy="false">)</mo>
                  </mrow>
                  <mrow>
                    <mo stretchy="false">−</mo>
                    <mi>s</mi>
                  </mrow>
                </msup>
              </mrow>
            </mrow>
            <mtext/>
          </mrow>
        </mtd>
      </mtr>
      <mtr>
        <mtd>
          <mrow>
            <mtext/>
            <mrow>
              <msub>
                <mrow>
                  <mo fence="true" stretchy="false">[</mo>
                  <mrow>
                    <msup>
                      <mrow>
                        <mo fence="true" stretchy="false">(</mo>
                        <mrow>
                          <mrow>
                            <mi mathvariant="normal">η</mi>
                            <mrow>
                              <mrow>
                                <mo fence="true" stretchy="false">(</mo>
                                <mrow>
                                  <mi>s</mi>
                                </mrow>
                                <mo fence="true" stretchy="false">)</mo>
                              </mrow>
                              <mo stretchy="false">−</mo>
                              <mn>1</mn>
                            </mrow>
                          </mrow>
                        </mrow>
                        <mo fence="true" stretchy="false">)</mo>
                      </mrow>
                      <mn>3</mn>
                    </msup>
                  </mrow>
                  <mo fence="true" stretchy="false">]</mo>
                </mrow>
                <mi>n</mi>
              </msub>
              <mo stretchy="false">=</mo>
              <mrow>
                <mrow>
                  <munderover>
                    <mo stretchy="false">∑</mo>
                    <mrow>
                      <mi>j</mi>
                      <mo stretchy="false">=</mo>
                      <mn>2</mn>
                    </mrow>
                    <mi>n</mi>
                  </munderover>
                  <mrow>
                    <munderover>
                      <mo stretchy="false">∑</mo>
                      <mrow>
                        <mi>k</mi>
                        <mo stretchy="false">=</mo>
                        <mn>2</mn>
                      </mrow>
                      <mrow>
                        <mo fence="true" stretchy="false">⌊</mo>
                        <mrow>
                          <mfrac>
                            <mi>n</mi>
                            <mi>j</mi>
                          </mfrac>
                        </mrow>
                        <mo fence="true" stretchy="false">⌋</mo>
                      </mrow>
                    </munderover>
                    <mrow>
                      <munderover>
                        <mo stretchy="false">∑</mo>
                        <mrow>
                          <mi>l</mi>
                          <mo stretchy="false">=</mo>
                          <mn>2</mn>
                        </mrow>
                        <mrow>
                          <mo fence="true" stretchy="false">⌊</mo>
                          <mrow>
                            <mfrac>
                              <mi>n</mi>
                              <mrow>
                                <mi>j</mi>
                                <mo stretchy="false">⋅</mo>
                                <mi>k</mi>
                              </mrow>
                            </mfrac>
                          </mrow>
                          <mo fence="true" stretchy="false">⌋</mo>
                        </mrow>
                      </munderover>
                      <msup>
                        <mrow>
                          <mo fence="true" stretchy="false">(</mo>
                          <mrow>
                            <mrow>
                              <mo stretchy="false">−</mo>
                              <mn>1</mn>
                            </mrow>
                          </mrow>
                          <mo fence="true" stretchy="false">)</mo>
                        </mrow>
                        <mrow>
                          <mi>j</mi>
                          <mo stretchy="false">+</mo>
                          <mi>k</mi>
                          <mo stretchy="false">+</mo>
                          <mi>l</mi>
                          <mo stretchy="false">+</mo>
                          <mn>1</mn>
                        </mrow>
                      </msup>
                    </mrow>
                  </mrow>
                </mrow>
                <mo stretchy="false">⋅</mo>
                <msup>
                  <mrow>
                    <mo fence="true" stretchy="false">(</mo>
                    <mrow>
                      <mrow>
                        <mi>j</mi>
                        <mo stretchy="false">⋅</mo>
                        <mi>k</mi>
                        <mo stretchy="false">⋅</mo>
                        <mi>l</mi>
                      </mrow>
                    </mrow>
                    <mo fence="true" stretchy="false">)</mo>
                  </mrow>
                  <mrow>
                    <mo stretchy="false">−</mo>
                    <mi>s</mi>
                  </mrow>
                </msup>
              </mrow>
            </mrow>
          </mrow>
        </mtd>
      </mtr>
    </mtable>
    <annotation encoding="StarMath 5.0">""[%eta(s)-1]_n = sum from j = 2 to n(-1)^{j+1} cdot j^-s
"" newline ""[(%eta(s)-1)^2]_n = sum from j = 2 to n sum from k = 2 to lfloor n over j rfloor (-1)^{j+k} cdot ( j cdot k )^-s
"" newline ""[(%eta(s)-1)^3]_n = sum from j = 2 to n sum from k = 2 to lfloor n over j rfloor sum from l = 2 to lfloor n over {j cdot k} rfloor (-1)^{j+k+l+1}  cdot ( j cdot k cdot l )^-s</annotation>
  </semantics>
</math>
</file>

<file path=Object 14/content.xml><?xml version="1.0" encoding="utf-8"?>
<math xmlns="http://www.w3.org/1998/Math/MathML" display="block">
  <semantics>
    <mrow>
      <mi mathvariant="normal">ℜ</mi>
      <mrow>
        <mrow>
          <mo fence="true" stretchy="false">(</mo>
          <mrow>
            <mi>s</mi>
          </mrow>
          <mo fence="true" stretchy="false">)</mo>
        </mrow>
        <mo stretchy="false">&gt;</mo>
        <mn>0</mn>
      </mrow>
    </mrow>
    <annotation encoding="StarMath 5.0">Re (s)&gt;0
</annotation>
  </semantics>
</math>
</file>

<file path=Object 15/content.xml><?xml version="1.0" encoding="utf-8"?>
<math xmlns="http://www.w3.org/1998/Math/MathML" display="block">
  <semantics>
    <mrow>
      <mrow>
        <munder>
          <mi>lim</mi>
          <mrow>
            <mi>n</mi>
            <mo stretchy="false">→</mo>
            <mi mathvariant="normal">∞</mi>
          </mrow>
        </munder>
        <mrow/>
      </mrow>
      <mrow>
        <msub>
          <mrow>
            <mo fence="true" stretchy="false">[</mo>
            <mrow>
              <msup>
                <mrow>
                  <mo fence="true" stretchy="false">(</mo>
                  <mrow>
                    <mrow>
                      <mi mathvariant="normal">η</mi>
                      <mrow>
                        <mrow>
                          <mo fence="true" stretchy="false">(</mo>
                          <mrow>
                            <mi>s</mi>
                          </mrow>
                          <mo fence="true" stretchy="false">)</mo>
                        </mrow>
                        <mo stretchy="false">−</mo>
                        <mn>1</mn>
                      </mrow>
                    </mrow>
                  </mrow>
                  <mo fence="true" stretchy="false">)</mo>
                </mrow>
                <mi>k</mi>
              </msup>
            </mrow>
            <mo fence="true" stretchy="false">]</mo>
          </mrow>
          <mi>n</mi>
        </msub>
        <mo stretchy="false">=</mo>
        <msup>
          <mrow>
            <mo fence="true" stretchy="false">(</mo>
            <mrow>
              <mrow>
                <mi mathvariant="normal">η</mi>
                <mrow>
                  <mrow>
                    <mo fence="true" stretchy="false">(</mo>
                    <mrow>
                      <mi>s</mi>
                    </mrow>
                    <mo fence="true" stretchy="false">)</mo>
                  </mrow>
                  <mo stretchy="false">−</mo>
                  <mn>1</mn>
                </mrow>
              </mrow>
            </mrow>
            <mo fence="true" stretchy="false">)</mo>
          </mrow>
          <mi>k</mi>
        </msup>
      </mrow>
    </mrow>
    <annotation encoding="StarMath 5.0">lim from {n rightarrow infinity}{} [(%eta(s)-1)^k]_n =(%eta(s)-1)^k</annotation>
  </semantics>
</math>
</file>

<file path=Object 16/content.xml><?xml version="1.0" encoding="utf-8"?>
<math xmlns="http://www.w3.org/1998/Math/MathML" display="block">
  <semantics>
    <mrow>
      <mi mathvariant="normal">θ</mi>
      <mrow>
        <mrow>
          <mo fence="true" stretchy="false">(</mo>
          <mrow>
            <mi>n</mi>
          </mrow>
          <mo fence="true" stretchy="false">)</mo>
        </mrow>
        <mo stretchy="false">=</mo>
        <mrow>
          <mfrac>
            <mrow>
              <mi mathvariant="normal">Λ</mi>
              <mrow>
                <mo fence="true" stretchy="false">(</mo>
                <mrow>
                  <mi>n</mi>
                </mrow>
                <mo fence="true" stretchy="false">)</mo>
              </mrow>
            </mrow>
            <mrow>
              <mi>log</mi>
              <mi>n</mi>
            </mrow>
          </mfrac>
          <mo stretchy="false">−</mo>
          <mrow>
            <mfrac>
              <mi>n</mi>
              <mrow>
                <msub>
                  <mi>log</mi>
                  <mn>2</mn>
                </msub>
                <mi>n</mi>
              </mrow>
            </mfrac>
            <mo stretchy="false">⋅</mo>
            <mrow>
              <mo fence="true" stretchy="false">(</mo>
              <mrow>
                <mrow>
                  <mn>1</mn>
                  <mo stretchy="false">+</mo>
                  <mrow>
                    <mo fence="true" stretchy="false">⌊</mo>
                    <mrow>
                      <mrow>
                        <mrow>
                          <mo fence="true" stretchy="false">⌊</mo>
                          <mrow>
                            <mrow>
                              <msub>
                                <mi>log</mi>
                                <mn>2</mn>
                              </msub>
                              <mi>n</mi>
                            </mrow>
                          </mrow>
                          <mo fence="true" stretchy="false">⌋</mo>
                        </mrow>
                        <mo stretchy="false">−</mo>
                        <mrow>
                          <msub>
                            <mi>log</mi>
                            <mn>2</mn>
                          </msub>
                          <mi>n</mi>
                        </mrow>
                      </mrow>
                    </mrow>
                    <mo fence="true" stretchy="false">⌋</mo>
                  </mrow>
                </mrow>
              </mrow>
              <mo fence="true" stretchy="false">)</mo>
            </mrow>
          </mrow>
        </mrow>
      </mrow>
    </mrow>
    <annotation encoding="StarMath 5.0">%theta( n ) = { {%LAMBDA(n)}over{log n}} - n over { log_2 n } cdot ( 1+lfloor lfloor {log_2 n} rfloor - {log_2 n} rfloor)</annotation>
  </semantics>
</math>
</file>

<file path=Object 17/content.xml><?xml version="1.0" encoding="utf-8"?>
<math xmlns="http://www.w3.org/1998/Math/MathML" display="block">
  <semantics>
    <mrow>
      <mrow>
        <msub>
          <mrow>
            <mo fence="true" stretchy="false">[</mo>
            <mrow>
              <msup>
                <mrow>
                  <mo fence="true" stretchy="false">(</mo>
                  <mrow>
                    <mrow>
                      <mi>log</mi>
                      <mi mathvariant="normal">η</mi>
                      <mrow>
                        <mo fence="true" stretchy="false">(</mo>
                        <mrow>
                          <mi>s</mi>
                        </mrow>
                        <mo fence="true" stretchy="false">)</mo>
                      </mrow>
                    </mrow>
                  </mrow>
                  <mo fence="true" stretchy="false">)</mo>
                </mrow>
                <mi>k</mi>
              </msup>
            </mrow>
            <mo fence="true" stretchy="false">]</mo>
          </mrow>
          <mi>n</mi>
        </msub>
        <mo stretchy="false">=</mo>
        <mrow>
          <mrow>
            <munder>
              <mo stretchy="false">∑</mo>
              <mrow>
                <mi>j</mi>
                <mo stretchy="false">=</mo>
                <mn>1</mn>
              </mrow>
            </munder>
            <msup>
              <mi>j</mi>
              <mrow>
                <mo stretchy="false">−</mo>
                <mi>s</mi>
              </mrow>
            </msup>
          </mrow>
          <mo stretchy="false">⋅</mo>
          <mi mathvariant="normal">θ</mi>
        </mrow>
      </mrow>
      <mrow>
        <mo fence="true" stretchy="false">(</mo>
        <mrow>
          <mi>j</mi>
        </mrow>
        <mo fence="true" stretchy="false">)</mo>
      </mrow>
      <msub>
        <mrow>
          <mo fence="true" stretchy="false">[</mo>
          <mrow>
            <msup>
              <mrow>
                <mo fence="true" stretchy="false">(</mo>
                <mrow>
                  <mrow>
                    <mi>log</mi>
                    <mi mathvariant="normal">η</mi>
                    <mrow>
                      <mo fence="true" stretchy="false">(</mo>
                      <mrow>
                        <mi>s</mi>
                      </mrow>
                      <mo fence="true" stretchy="false">)</mo>
                    </mrow>
                  </mrow>
                </mrow>
                <mo fence="true" stretchy="false">)</mo>
              </mrow>
              <mrow>
                <mi>k</mi>
                <mo stretchy="false">−</mo>
                <mn>1</mn>
              </mrow>
            </msup>
          </mrow>
          <mo fence="true" stretchy="false">]</mo>
        </mrow>
        <mrow>
          <mi>n</mi>
          <mo stretchy="false">⋅</mo>
          <msup>
            <mi>j</mi>
            <mrow>
              <mo stretchy="false">−</mo>
              <mn>1</mn>
            </mrow>
          </msup>
        </mrow>
      </msub>
    </mrow>
    <annotation encoding="StarMath 5.0">[(log %eta(s))^k]_n = sum from j = 1 j^-s cdot %theta(j) [(log %eta(s))^{k-1}]_{n cdot j^-1}</annotation>
  </semantics>
</math>
</file>

<file path=Object 18/content.xml><?xml version="1.0" encoding="utf-8"?>
<math xmlns="http://www.w3.org/1998/Math/MathML" display="block">
  <semantics>
    <mtable>
      <mtr>
        <mtd>
          <mrow>
            <mtext/>
            <mrow>
              <msub>
                <mrow>
                  <mo fence="true" stretchy="false">[</mo>
                  <mrow>
                    <mrow>
                      <mi>log</mi>
                      <mi mathvariant="normal">η</mi>
                      <mrow>
                        <mo fence="true" stretchy="false">(</mo>
                        <mrow>
                          <mi>s</mi>
                        </mrow>
                        <mo fence="true" stretchy="false">)</mo>
                      </mrow>
                    </mrow>
                  </mrow>
                  <mo fence="true" stretchy="false">]</mo>
                </mrow>
                <mi>n</mi>
              </msub>
              <mo stretchy="false">=</mo>
              <mrow>
                <munderover>
                  <mo stretchy="false">∑</mo>
                  <mrow>
                    <mi>j</mi>
                    <mo stretchy="false">=</mo>
                    <mn>1</mn>
                  </mrow>
                  <mi>n</mi>
                </munderover>
                <mi mathvariant="normal">θ</mi>
              </mrow>
            </mrow>
            <mrow>
              <mrow>
                <mo fence="true" stretchy="false">(</mo>
                <mrow>
                  <mi>j</mi>
                </mrow>
                <mo fence="true" stretchy="false">)</mo>
              </mrow>
              <mo stretchy="false">⋅</mo>
              <msup>
                <mi>j</mi>
                <mrow>
                  <mo stretchy="false">−</mo>
                  <mi>s</mi>
                </mrow>
              </msup>
            </mrow>
            <mtext/>
          </mrow>
        </mtd>
      </mtr>
      <mtr>
        <mtd>
          <mrow>
            <mtext/>
            <mrow>
              <msub>
                <mrow>
                  <mo fence="true" stretchy="false">[</mo>
                  <mrow>
                    <msup>
                      <mrow>
                        <mo fence="true" stretchy="false">(</mo>
                        <mrow>
                          <mrow>
                            <mi>log</mi>
                            <mi mathvariant="normal">η</mi>
                            <mrow>
                              <mo fence="true" stretchy="false">(</mo>
                              <mrow>
                                <mi>s</mi>
                              </mrow>
                              <mo fence="true" stretchy="false">)</mo>
                            </mrow>
                          </mrow>
                        </mrow>
                        <mo fence="true" stretchy="false">)</mo>
                      </mrow>
                      <mn>2</mn>
                    </msup>
                  </mrow>
                  <mo fence="true" stretchy="false">]</mo>
                </mrow>
                <mi>n</mi>
              </msub>
              <mo stretchy="false">=</mo>
              <mrow>
                <munderover>
                  <mo stretchy="false">∑</mo>
                  <mrow>
                    <mi>j</mi>
                    <mo stretchy="false">=</mo>
                    <mn>1</mn>
                  </mrow>
                  <mi>n</mi>
                </munderover>
                <mrow>
                  <munderover>
                    <mo stretchy="false">∑</mo>
                    <mrow>
                      <mi>k</mi>
                      <mo stretchy="false">=</mo>
                      <mn>1</mn>
                    </mrow>
                    <mrow>
                      <mo fence="true" stretchy="false">⌊</mo>
                      <mrow>
                        <mfrac>
                          <mi>n</mi>
                          <mi>j</mi>
                        </mfrac>
                      </mrow>
                      <mo fence="true" stretchy="false">⌋</mo>
                    </mrow>
                  </munderover>
                  <mi mathvariant="normal">θ</mi>
                </mrow>
              </mrow>
            </mrow>
            <mrow>
              <mrow>
                <mo fence="true" stretchy="false">(</mo>
                <mrow>
                  <mi>j</mi>
                </mrow>
                <mo fence="true" stretchy="false">)</mo>
              </mrow>
              <mo stretchy="false">⋅</mo>
              <mi mathvariant="normal">θ</mi>
            </mrow>
            <mrow>
              <mrow>
                <mo fence="true" stretchy="false">(</mo>
                <mrow>
                  <mi>k</mi>
                </mrow>
                <mo fence="true" stretchy="false">)</mo>
              </mrow>
              <mo stretchy="false">⋅</mo>
              <msup>
                <mrow>
                  <mo fence="true" stretchy="false">(</mo>
                  <mrow>
                    <mrow>
                      <mi>j</mi>
                      <mo stretchy="false">⋅</mo>
                      <mi>k</mi>
                    </mrow>
                  </mrow>
                  <mo fence="true" stretchy="false">)</mo>
                </mrow>
                <mrow>
                  <mo stretchy="false">−</mo>
                  <mi>s</mi>
                </mrow>
              </msup>
            </mrow>
            <mtext/>
          </mrow>
        </mtd>
      </mtr>
      <mtr>
        <mtd>
          <mrow>
            <mtext/>
            <mrow>
              <msub>
                <mrow>
                  <mo fence="true" stretchy="false">[</mo>
                  <mrow>
                    <msup>
                      <mrow>
                        <mo fence="true" stretchy="false">(</mo>
                        <mrow>
                          <mrow>
                            <mi>log</mi>
                            <mi mathvariant="normal">η</mi>
                            <mrow>
                              <mo fence="true" stretchy="false">(</mo>
                              <mrow>
                                <mi>s</mi>
                              </mrow>
                              <mo fence="true" stretchy="false">)</mo>
                            </mrow>
                          </mrow>
                        </mrow>
                        <mo fence="true" stretchy="false">)</mo>
                      </mrow>
                      <mn>3</mn>
                    </msup>
                  </mrow>
                  <mo fence="true" stretchy="false">]</mo>
                </mrow>
                <mi>n</mi>
              </msub>
              <mo stretchy="false">=</mo>
              <mrow>
                <munderover>
                  <mo stretchy="false">∑</mo>
                  <mrow>
                    <mi>j</mi>
                    <mo stretchy="false">=</mo>
                    <mn>1</mn>
                  </mrow>
                  <mi>n</mi>
                </munderover>
                <mrow>
                  <munderover>
                    <mo stretchy="false">∑</mo>
                    <mrow>
                      <mi>k</mi>
                      <mo stretchy="false">=</mo>
                      <mn>1</mn>
                    </mrow>
                    <mrow>
                      <mo fence="true" stretchy="false">⌊</mo>
                      <mrow>
                        <mfrac>
                          <mi>n</mi>
                          <mi>j</mi>
                        </mfrac>
                      </mrow>
                      <mo fence="true" stretchy="false">⌋</mo>
                    </mrow>
                  </munderover>
                  <mrow>
                    <munderover>
                      <mo stretchy="false">∑</mo>
                      <mrow>
                        <mi>l</mi>
                        <mo stretchy="false">=</mo>
                        <mn>1</mn>
                      </mrow>
                      <mrow>
                        <mo fence="true" stretchy="false">⌊</mo>
                        <mrow>
                          <mfrac>
                            <mi>n</mi>
                            <mrow>
                              <mi>j</mi>
                              <mo stretchy="false">⋅</mo>
                              <mi>k</mi>
                            </mrow>
                          </mfrac>
                        </mrow>
                        <mo fence="true" stretchy="false">⌋</mo>
                      </mrow>
                    </munderover>
                    <mi mathvariant="normal">θ</mi>
                  </mrow>
                </mrow>
              </mrow>
            </mrow>
            <mrow>
              <mrow>
                <mo fence="true" stretchy="false">(</mo>
                <mrow>
                  <mi>j</mi>
                </mrow>
                <mo fence="true" stretchy="false">)</mo>
              </mrow>
              <mo stretchy="false">⋅</mo>
              <mi mathvariant="normal">θ</mi>
            </mrow>
            <mrow>
              <mrow>
                <mo fence="true" stretchy="false">(</mo>
                <mrow>
                  <mi>k</mi>
                </mrow>
                <mo fence="true" stretchy="false">)</mo>
              </mrow>
              <mo stretchy="false">⋅</mo>
              <mi mathvariant="normal">θ</mi>
            </mrow>
            <mrow>
              <mrow>
                <mo fence="true" stretchy="false">(</mo>
                <mrow>
                  <mi>l</mi>
                </mrow>
                <mo fence="true" stretchy="false">)</mo>
              </mrow>
              <mo stretchy="false">⋅</mo>
              <msup>
                <mrow>
                  <mo fence="true" stretchy="false">(</mo>
                  <mrow>
                    <mrow>
                      <mi>j</mi>
                      <mo stretchy="false">⋅</mo>
                      <mi>k</mi>
                      <mo stretchy="false">⋅</mo>
                      <mi>l</mi>
                    </mrow>
                  </mrow>
                  <mo fence="true" stretchy="false">)</mo>
                </mrow>
                <mrow>
                  <mo stretchy="false">−</mo>
                  <mi>s</mi>
                </mrow>
              </msup>
            </mrow>
          </mrow>
        </mtd>
      </mtr>
    </mtable>
    <annotation encoding="StarMath 5.0">""[log %eta(s)]_n = sum from j = 1 to n %theta(j) cdot j^-s
"" newline ""[(log %eta(s))^2]_n = sum from j = 1 to n sum from k = 1 to lfloor n over j rfloor %theta(j) cdot %theta(k) cdot ( j cdot k )^-s
"" newline ""[(log %eta(s))^3]_n = sum from j = 1 to n sum from k = 1 to lfloor n over j rfloor sum from l = 1 to lfloor n over {j cdot k} rfloor %theta(j) cdot %theta(k) cdot %theta(l) cdot  ( j cdot k cdot l )^-s</annotation>
  </semantics>
</math>
</file>

<file path=Object 19/content.xml><?xml version="1.0" encoding="utf-8"?>
<math xmlns="http://www.w3.org/1998/Math/MathML" display="block">
  <semantics>
    <mrow>
      <mtext/>
      <mrow>
        <msub>
          <mrow>
            <mo fence="true" stretchy="false">[</mo>
            <mrow>
              <mrow>
                <mi>log</mi>
                <mi mathvariant="normal">η</mi>
                <mrow>
                  <mo fence="true" stretchy="false">(</mo>
                  <mrow>
                    <mi>s</mi>
                  </mrow>
                  <mo fence="true" stretchy="false">)</mo>
                </mrow>
              </mrow>
            </mrow>
            <mo fence="true" stretchy="false">]</mo>
          </mrow>
          <mi>n</mi>
        </msub>
        <mo stretchy="false">=</mo>
        <mrow>
          <mrow>
            <mrow>
              <munderover>
                <mo stretchy="false">∑</mo>
                <mrow>
                  <mi>j</mi>
                  <mo stretchy="false">=</mo>
                  <mn>2</mn>
                </mrow>
                <mi>n</mi>
              </munderover>
              <mfrac>
                <mrow>
                  <mi mathvariant="normal">Λ</mi>
                  <mrow>
                    <mo fence="true" stretchy="false">(</mo>
                    <mrow>
                      <mi>j</mi>
                    </mrow>
                    <mo fence="true" stretchy="false">)</mo>
                  </mrow>
                </mrow>
                <mrow>
                  <mi>log</mi>
                  <mi>j</mi>
                </mrow>
              </mfrac>
            </mrow>
            <mo stretchy="false">⋅</mo>
            <msup>
              <mi>j</mi>
              <mrow>
                <mo stretchy="false">−</mo>
                <mi>s</mi>
              </mrow>
            </msup>
          </mrow>
          <mo stretchy="false">+</mo>
          <mrow>
            <munderover>
              <mo stretchy="false">∑</mo>
              <mrow>
                <mi>j</mi>
                <mo stretchy="false">=</mo>
                <mn>1</mn>
              </mrow>
              <mrow>
                <mo fence="true" stretchy="false">⌊</mo>
                <mrow>
                  <mrow>
                    <msub>
                      <mi>log</mi>
                      <mn>2</mn>
                    </msub>
                    <mi>n</mi>
                  </mrow>
                </mrow>
                <mo fence="true" stretchy="false">⌋</mo>
              </mrow>
            </munderover>
            <mfrac>
              <msup>
                <mn>2</mn>
                <mrow>
                  <mi>j</mi>
                  <mrow>
                    <mo fence="true" stretchy="false">(</mo>
                    <mrow>
                      <mrow>
                        <mn>1</mn>
                        <mo stretchy="false">−</mo>
                        <mi>s</mi>
                      </mrow>
                    </mrow>
                    <mo fence="true" stretchy="false">)</mo>
                  </mrow>
                </mrow>
              </msup>
              <mi>j</mi>
            </mfrac>
          </mrow>
        </mrow>
      </mrow>
    </mrow>
    <annotation encoding="StarMath 5.0">""[log %eta(s)]_n = sum from j = 2 to n {{%LAMBDA(j)}over{log j}} cdot j^-s + sum from j = 1 to lfloor log_2 n rfloor {{2^{j(1-s)}} over j}
</annotation>
  </semantics>
</math>
</file>

<file path=Object 2/content.xml><?xml version="1.0" encoding="utf-8"?>
<math xmlns="http://www.w3.org/1998/Math/MathML">
  <semantics>
    <mrow>
      <mi mathvariant="italic">li</mi>
      <mrow>
        <mo stretchy="false">(</mo>
        <mrow>
          <mi>n</mi>
        </mrow>
        <mo stretchy="false">)</mo>
      </mrow>
    </mrow>
    <annotation encoding="StarMath 5.0">li(n)</annotation>
  </semantics>
</math>
</file>

<file path=Object 20/content.xml><?xml version="1.0" encoding="utf-8"?>
<math xmlns="http://www.w3.org/1998/Math/MathML" display="block">
  <semantics>
    <mrow>
      <mi mathvariant="normal">Π</mi>
      <mrow>
        <mrow>
          <mo fence="true" stretchy="false">(</mo>
          <mrow>
            <mi>n</mi>
          </mrow>
          <mo fence="true" stretchy="false">)</mo>
        </mrow>
        <mo stretchy="false">=</mo>
        <mrow>
          <munder>
            <mo stretchy="false">∑</mo>
            <mrow>
              <mi>k</mi>
              <mo stretchy="false">=</mo>
              <mn>1</mn>
            </mrow>
          </munder>
          <mrow>
            <mfrac>
              <mn>1</mn>
              <mi>k</mi>
            </mfrac>
            <mrow>
              <mo fence="true" stretchy="false">(</mo>
              <mrow>
                <mrow>
                  <mrow>
                    <mrow>
                      <msup>
                        <mn>2</mn>
                        <mi>k</mi>
                      </msup>
                      <msub>
                        <mrow>
                          <mo fence="true" stretchy="false">[</mo>
                          <mrow>
                            <msup>
                              <mrow>
                                <mo fence="true" stretchy="false">(</mo>
                                <mrow>
                                  <mrow>
                                    <mrow>
                                      <mo fence="true" stretchy="false">(</mo>
                                      <mrow>
                                        <mrow>
                                          <mn>1</mn>
                                          <mo stretchy="false">−</mo>
                                          <msup>
                                            <mn>2</mn>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n>0</mn>
                            </msup>
                          </mrow>
                          <mo fence="true" stretchy="false">]</mo>
                        </mrow>
                        <mrow>
                          <mi>n</mi>
                          <mo stretchy="false">⋅</mo>
                          <msup>
                            <mn>2</mn>
                            <mrow>
                              <mo stretchy="false">−</mo>
                              <mi>k</mi>
                            </mrow>
                          </msup>
                        </mrow>
                      </msub>
                    </mrow>
                    <mo stretchy="false">+</mo>
                    <msup>
                      <mrow>
                        <mo fence="true" stretchy="false">(</mo>
                        <mrow>
                          <mrow>
                            <mo stretchy="false">−</mo>
                            <mn>1</mn>
                          </mrow>
                        </mrow>
                        <mo fence="true" stretchy="false">)</mo>
                      </mrow>
                      <mi>k</mi>
                    </msup>
                  </mrow>
                  <msub>
                    <mrow>
                      <mo fence="true" stretchy="false">[</mo>
                      <mrow>
                        <msup>
                          <mrow>
                            <mo fence="true" stretchy="false">(</mo>
                            <mrow>
                              <mrow>
                                <mrow>
                                  <mo fence="true" stretchy="false">(</mo>
                                  <mrow>
                                    <mrow>
                                      <mn>1</mn>
                                      <mo stretchy="false">−</mo>
                                      <msup>
                                        <mn>2</mn>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i>k</mi>
                        </msup>
                      </mrow>
                      <mo fence="true" stretchy="false">]</mo>
                    </mrow>
                    <mi>n</mi>
                  </msub>
                </mrow>
              </mrow>
              <mo fence="true" stretchy="false">)</mo>
            </mrow>
          </mrow>
        </mrow>
      </mrow>
    </mrow>
    <annotation encoding="StarMath 5.0">%PI(n) = 
sum from k = 1 { 1 over k ( {{2^k [((1-2^{1-0})%zeta(0)-1)^0]_{n cdot 2^-k}} }+ {(-1)^k} [((1-2^{1-0})%zeta(0)-1)^k]_n)}</annotation>
  </semantics>
</math>
</file>

<file path=Object 21/content.xml><?xml version="1.0" encoding="utf-8"?>
<math xmlns="http://www.w3.org/1998/Math/MathML" display="block">
  <semantics>
    <mrow>
      <mi>log</mi>
      <mi mathvariant="normal">ζ</mi>
      <mrow>
        <mrow>
          <mo fence="true" stretchy="false">(</mo>
          <mrow>
            <mi>s</mi>
          </mrow>
          <mo fence="true" stretchy="false">)</mo>
        </mrow>
        <mo stretchy="false">=</mo>
        <mrow>
          <munderover>
            <mo stretchy="false">∑</mo>
            <mrow>
              <mi>k</mi>
              <mo stretchy="false">=</mo>
              <mn>1</mn>
            </mrow>
            <mi mathvariant="normal">∞</mi>
          </munderover>
          <mfrac>
            <mn>1</mn>
            <mi>k</mi>
          </mfrac>
        </mrow>
      </mrow>
      <mrow>
        <mo fence="true" stretchy="false">(</mo>
        <mrow>
          <mrow>
            <msup>
              <mn>2</mn>
              <mi>k</mi>
            </msup>
            <mrow>
              <msup>
                <mrow>
                  <mo fence="true" stretchy="false">(</mo>
                  <mrow>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n>0</mn>
              </msup>
              <mo stretchy="false">+</mo>
              <msup>
                <mrow>
                  <mo fence="true" stretchy="false">(</mo>
                  <mrow>
                    <mrow>
                      <mo stretchy="false">−</mo>
                      <mn>1</mn>
                    </mrow>
                  </mrow>
                  <mo fence="true" stretchy="false">)</mo>
                </mrow>
                <mrow>
                  <mi>k</mi>
                  <mo stretchy="false">+</mo>
                  <mn>1</mn>
                </mrow>
              </msup>
            </mrow>
            <msup>
              <mrow>
                <mo fence="true" stretchy="false">(</mo>
                <mrow>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i>k</mi>
            </msup>
          </mrow>
        </mrow>
        <mo fence="true" stretchy="false">)</mo>
      </mrow>
    </mrow>
    <annotation encoding="StarMath 5.0">log %zeta(s)= 
sum from k = 1 to infinity {1 over k} (2^k((1-2^{1-s})%zeta(s)-1)^0 + (-1)^{k+1}((1-2^{1-s})%zeta(s)-1)^k)</annotation>
  </semantics>
</math>
</file>

<file path=Object 22/content.xml><?xml version="1.0" encoding="utf-8"?>
<math xmlns="http://www.w3.org/1998/Math/MathML" display="block">
  <semantics>
    <mtable>
      <mtr>
        <mtd>
          <mrow>
            <mtext/>
            <mi mathvariant="normal">Π</mi>
            <mrow>
              <mrow>
                <mo fence="true" stretchy="false">(</mo>
                <mrow>
                  <mi>n</mi>
                </mrow>
                <mo fence="true" stretchy="false">)</mo>
              </mrow>
              <mo stretchy="false">=</mo>
              <mrow>
                <munderover>
                  <mo stretchy="false">∑</mo>
                  <mrow>
                    <mi>j</mi>
                    <mo stretchy="false">=</mo>
                    <mn>1</mn>
                  </mrow>
                  <mrow>
                    <mo fence="true" stretchy="false">⌊</mo>
                    <mrow>
                      <mrow>
                        <msub>
                          <mi>log</mi>
                          <mn>2</mn>
                        </msub>
                        <mi>n</mi>
                      </mrow>
                    </mrow>
                    <mo fence="true" stretchy="false">⌋</mo>
                  </mrow>
                </munderover>
                <mfrac>
                  <msup>
                    <mn>2</mn>
                    <mi>j</mi>
                  </msup>
                  <mi>j</mi>
                </mfrac>
              </mrow>
            </mrow>
            <mtext/>
          </mrow>
        </mtd>
      </mtr>
      <mtr>
        <mtd>
          <mrow>
            <mrow>
              <mtext/>
              <mo stretchy="false">+</mo>
              <mrow>
                <munderover>
                  <mo stretchy="false">∑</mo>
                  <mrow>
                    <mi>j</mi>
                    <mo stretchy="false">=</mo>
                    <mn>2</mn>
                  </mrow>
                  <mi>n</mi>
                </munderover>
                <msup>
                  <mrow>
                    <mo fence="true" stretchy="false">(</mo>
                    <mrow>
                      <mrow>
                        <mo stretchy="false">−</mo>
                        <mn>1</mn>
                      </mrow>
                    </mrow>
                    <mo fence="true" stretchy="false">)</mo>
                  </mrow>
                  <mrow>
                    <mi>j</mi>
                    <mo stretchy="false">+</mo>
                    <mn>1</mn>
                  </mrow>
                </msup>
              </mrow>
            </mrow>
            <mtext/>
          </mrow>
        </mtd>
      </mtr>
      <mtr>
        <mtd>
          <mrow>
            <mrow>
              <mtext/>
              <mo stretchy="false">−</mo>
              <mfrac>
                <mn>1</mn>
                <mn>2</mn>
              </mfrac>
            </mrow>
            <mrow>
              <mrow>
                <munderover>
                  <mo stretchy="false">∑</mo>
                  <mrow>
                    <mi>j</mi>
                    <mo stretchy="false">=</mo>
                    <mn>2</mn>
                  </mrow>
                  <mi>n</mi>
                </munderover>
                <mrow>
                  <munderover>
                    <mo stretchy="false">∑</mo>
                    <mrow>
                      <mi>k</mi>
                      <mo stretchy="false">=</mo>
                      <mn>2</mn>
                    </mrow>
                    <mrow>
                      <mo fence="true" stretchy="false">⌊</mo>
                      <mrow>
                        <mfrac>
                          <mi>n</mi>
                          <mi>j</mi>
                        </mfrac>
                      </mrow>
                      <mo fence="true" stretchy="false">⌋</mo>
                    </mrow>
                  </munderover>
                  <msup>
                    <mrow>
                      <mo fence="true" stretchy="false">(</mo>
                      <mrow>
                        <mrow>
                          <mo stretchy="false">−</mo>
                          <mn>1</mn>
                        </mrow>
                      </mrow>
                      <mo fence="true" stretchy="false">)</mo>
                    </mrow>
                    <mrow>
                      <mi>j</mi>
                      <mo stretchy="false">+</mo>
                      <mn>1</mn>
                    </mrow>
                  </msup>
                </mrow>
              </mrow>
              <mo stretchy="false">⋅</mo>
              <msup>
                <mrow>
                  <mo fence="true" stretchy="false">(</mo>
                  <mrow>
                    <mrow>
                      <mo stretchy="false">−</mo>
                      <mn>1</mn>
                    </mrow>
                  </mrow>
                  <mo fence="true" stretchy="false">)</mo>
                </mrow>
                <mrow>
                  <mi>k</mi>
                  <mo stretchy="false">+</mo>
                  <mn>1</mn>
                </mrow>
              </msup>
            </mrow>
            <mtext/>
          </mrow>
        </mtd>
      </mtr>
      <mtr>
        <mtd>
          <mrow>
            <mrow>
              <mtext/>
              <mo stretchy="false">+</mo>
              <mfrac>
                <mn>1</mn>
                <mn>3</mn>
              </mfrac>
            </mrow>
            <mrow>
              <mrow>
                <munderover>
                  <mo stretchy="false">∑</mo>
                  <mrow>
                    <mi>j</mi>
                    <mo stretchy="false">=</mo>
                    <mn>2</mn>
                  </mrow>
                  <mi>n</mi>
                </munderover>
                <mrow>
                  <munderover>
                    <mo stretchy="false">∑</mo>
                    <mrow>
                      <mi>k</mi>
                      <mo stretchy="false">=</mo>
                      <mn>2</mn>
                    </mrow>
                    <mrow>
                      <mo fence="true" stretchy="false">⌊</mo>
                      <mrow>
                        <mfrac>
                          <mi>n</mi>
                          <mi>j</mi>
                        </mfrac>
                      </mrow>
                      <mo fence="true" stretchy="false">⌋</mo>
                    </mrow>
                  </munderover>
                  <mrow>
                    <munderover>
                      <mo stretchy="false">∑</mo>
                      <mrow>
                        <mi>l</mi>
                        <mo stretchy="false">=</mo>
                        <mn>2</mn>
                      </mrow>
                      <mrow>
                        <mo fence="true" stretchy="false">⌊</mo>
                        <mrow>
                          <mfrac>
                            <mi>n</mi>
                            <mrow>
                              <mi>j</mi>
                              <mo stretchy="false">⋅</mo>
                              <mi>k</mi>
                            </mrow>
                          </mfrac>
                        </mrow>
                        <mo fence="true" stretchy="false">⌋</mo>
                      </mrow>
                    </munderover>
                    <msup>
                      <mrow>
                        <mo fence="true" stretchy="false">(</mo>
                        <mrow>
                          <mrow>
                            <mo stretchy="false">−</mo>
                            <mn>1</mn>
                          </mrow>
                        </mrow>
                        <mo fence="true" stretchy="false">)</mo>
                      </mrow>
                      <mrow>
                        <mi>j</mi>
                        <mo stretchy="false">+</mo>
                        <mn>1</mn>
                      </mrow>
                    </msup>
                  </mrow>
                </mrow>
              </mrow>
              <mo stretchy="false">⋅</mo>
              <msup>
                <mrow>
                  <mo fence="true" stretchy="false">(</mo>
                  <mrow>
                    <mrow>
                      <mo stretchy="false">−</mo>
                      <mn>1</mn>
                    </mrow>
                  </mrow>
                  <mo fence="true" stretchy="false">)</mo>
                </mrow>
                <mrow>
                  <mi>k</mi>
                  <mo stretchy="false">+</mo>
                  <mn>1</mn>
                </mrow>
              </msup>
              <mo stretchy="false">⋅</mo>
              <msup>
                <mrow>
                  <mo fence="true" stretchy="false">(</mo>
                  <mrow>
                    <mrow>
                      <mo stretchy="false">−</mo>
                      <mn>1</mn>
                    </mrow>
                  </mrow>
                  <mo fence="true" stretchy="false">)</mo>
                </mrow>
                <mrow>
                  <mi>l</mi>
                  <mo stretchy="false">+</mo>
                  <mn>1</mn>
                </mrow>
              </msup>
            </mrow>
            <mtext/>
          </mrow>
        </mtd>
      </mtr>
      <mtr>
        <mtd>
          <mrow>
            <mrow>
              <mtext/>
              <mo stretchy="false">−</mo>
              <mfrac>
                <mn>1</mn>
                <mn>4</mn>
              </mfrac>
            </mrow>
            <mn>...</mn>
          </mrow>
        </mtd>
      </mtr>
    </mtable>
    <annotation encoding="StarMath 5.0">"" %PI(n) = sum from j = 1 to lfloor log_2 n rfloor {{2^j} over j}
"" newline "" + sum from j = 2 to n(-1)^{j+1} 
"" newline "" - 1 over 2 sum from j = 2 to n sum from k = 2 to lfloor n over j rfloor (-1)^{j+1} cdot (-1)^{k+1} 
"" newline "" + 1 over 3 sum from j = 2 to n sum from k = 2 to lfloor n over j rfloor sum from l = 2 to lfloor n over {j cdot k} rfloor (-1)^{j+1} cdot (-1)^{k+1} cdot (-1)^{l+1} 
"" newline "" - 1 over 4 ...</annotation>
  </semantics>
</math>
</file>

<file path=Object 23/content.xml><?xml version="1.0" encoding="utf-8"?>
<math xmlns="http://www.w3.org/1998/Math/MathML" display="block">
  <semantics>
    <mrow>
      <msub>
        <mi mathvariant="normal">α</mi>
        <mi>x</mi>
      </msub>
      <mrow>
        <mrow>
          <mo fence="true" stretchy="false">(</mo>
          <mrow>
            <mi>n</mi>
          </mrow>
          <mo fence="true" stretchy="false">)</mo>
        </mrow>
        <mo stretchy="false">=</mo>
        <mrow>
          <mn>1</mn>
          <mo stretchy="false">−</mo>
          <mrow>
            <mi>x</mi>
            <mo stretchy="false">⋅</mo>
            <mrow>
              <mo fence="true" stretchy="false">(</mo>
              <mrow>
                <mrow>
                  <mrow>
                    <mo fence="true" stretchy="false">⌊</mo>
                    <mrow>
                      <mfrac>
                        <mi>n</mi>
                        <mi>x</mi>
                      </mfrac>
                    </mrow>
                    <mo fence="true" stretchy="false">⌋</mo>
                  </mrow>
                  <mo stretchy="false">−</mo>
                  <mrow>
                    <mo fence="true" stretchy="false">⌊</mo>
                    <mrow>
                      <mfrac>
                        <mrow>
                          <mi>n</mi>
                          <mo stretchy="false">−</mo>
                          <mn>1</mn>
                        </mrow>
                        <mi>x</mi>
                      </mfrac>
                    </mrow>
                    <mo fence="true" stretchy="false">⌋</mo>
                  </mrow>
                </mrow>
              </mrow>
              <mo fence="true" stretchy="false">)</mo>
            </mrow>
          </mrow>
        </mrow>
      </mrow>
    </mrow>
    <annotation encoding="StarMath 5.0">%alpha_x(n) = 1-x cdot (lfloor n over x rfloor - lfloor {n - 1} over x rfloor )</annotation>
  </semantics>
</math>
</file>

<file path=Object 24/content.xml><?xml version="1.0" encoding="utf-8"?>
<math xmlns="http://www.w3.org/1998/Math/MathML" display="block">
  <semantics>
    <mrow>
      <mrow>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o fence="true" stretchy="false">(</mo>
                        <mrow>
                          <mi>s</mi>
                        </mrow>
                        <mo fence="true" stretchy="false">)</mo>
                      </mrow>
                    </mrow>
                  </mrow>
                  <mo fence="true" stretchy="false">)</mo>
                </mrow>
                <mi>k</mi>
              </msup>
            </mrow>
            <mo fence="true" stretchy="false">]</mo>
          </mrow>
          <mi>n</mi>
        </msub>
        <mo stretchy="false">=</mo>
        <mrow>
          <munder>
            <mo stretchy="false">∑</mo>
            <mrow>
              <mi>j</mi>
              <mo stretchy="false">=</mo>
              <mn>1</mn>
            </mrow>
          </munder>
          <msub>
            <mi mathvariant="normal">α</mi>
            <mi>x</mi>
          </msub>
        </mrow>
      </mrow>
      <mrow>
        <mo fence="true" stretchy="false">(</mo>
        <mrow>
          <mi>j</mi>
        </mrow>
        <mo fence="true" stretchy="false">)</mo>
      </mrow>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o fence="true" stretchy="false">(</mo>
                      <mrow>
                        <mi>s</mi>
                      </mrow>
                      <mo fence="true" stretchy="false">)</mo>
                    </mrow>
                  </mrow>
                </mrow>
                <mo fence="true" stretchy="false">)</mo>
              </mrow>
              <mrow>
                <mi>k</mi>
                <mo stretchy="false">−</mo>
                <mn>1</mn>
              </mrow>
            </msup>
          </mrow>
          <mo fence="true" stretchy="false">]</mo>
        </mrow>
        <mrow>
          <mi>n</mi>
          <msup>
            <mi>j</mi>
            <mrow>
              <mo stretchy="false">−</mo>
              <mn>1</mn>
            </mrow>
          </msup>
        </mrow>
      </msub>
    </mrow>
    <annotation encoding="StarMath 5.0">[((1-x^{1-s})%zeta(s))^k]_n = sum from j = 1  %alpha_x(j) [((1-x^{1-s})%zeta(s))^{k-1}]_{n j^-1}</annotation>
  </semantics>
</math>
</file>

<file path=Object 25/content.xml><?xml version="1.0" encoding="utf-8"?>
<math xmlns="http://www.w3.org/1998/Math/MathML" display="block">
  <semantics>
    <mtable>
      <mtr>
        <mtd>
          <mrow>
            <mtext/>
            <mrow>
              <msub>
                <mrow>
                  <mo fence="true" stretchy="false">[</mo>
                  <mrow>
                    <mrow>
                      <mrow>
                        <mo fence="true" stretchy="false">(</mo>
                        <mrow>
                          <mrow>
                            <mn>1</mn>
                            <mo stretchy="false">−</mo>
                            <msup>
                              <mi>x</mi>
                              <mrow>
                                <mn>1</mn>
                                <mo stretchy="false">−</mo>
                                <mi>s</mi>
                              </mrow>
                            </msup>
                          </mrow>
                        </mrow>
                        <mo fence="true" stretchy="false">)</mo>
                      </mrow>
                      <mi mathvariant="normal">ζ</mi>
                      <mrow>
                        <mo fence="true" stretchy="false">(</mo>
                        <mrow>
                          <mi>s</mi>
                        </mrow>
                        <mo fence="true" stretchy="false">)</mo>
                      </mrow>
                    </mrow>
                  </mrow>
                  <mo fence="true" stretchy="false">]</mo>
                </mrow>
                <mi>n</mi>
              </msub>
              <mo stretchy="false">=</mo>
              <mrow>
                <munderover>
                  <mo stretchy="false">∑</mo>
                  <mrow>
                    <mi>j</mi>
                    <mo stretchy="false">=</mo>
                    <mn>1</mn>
                  </mrow>
                  <mi>n</mi>
                </munderover>
                <msub>
                  <mi mathvariant="normal">α</mi>
                  <mi>x</mi>
                </msub>
              </mrow>
            </mrow>
            <mrow>
              <mrow>
                <mo fence="true" stretchy="false">(</mo>
                <mrow>
                  <mi>j</mi>
                </mrow>
                <mo fence="true" stretchy="false">)</mo>
              </mrow>
              <mo stretchy="false">⋅</mo>
              <msup>
                <mi>j</mi>
                <mrow>
                  <mo stretchy="false">−</mo>
                  <mi>s</mi>
                </mrow>
              </msup>
            </mrow>
            <mtext/>
          </mrow>
        </mtd>
      </mtr>
      <mtr>
        <mtd>
          <mrow>
            <mtext/>
            <mrow>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o fence="true" stretchy="false">(</mo>
                              <mrow>
                                <mi>s</mi>
                              </mrow>
                              <mo fence="true" stretchy="false">)</mo>
                            </mrow>
                          </mrow>
                        </mrow>
                        <mo fence="true" stretchy="false">)</mo>
                      </mrow>
                      <mn>2</mn>
                    </msup>
                  </mrow>
                  <mo fence="true" stretchy="false">]</mo>
                </mrow>
                <mi>n</mi>
              </msub>
              <mo stretchy="false">=</mo>
              <mrow>
                <munderover>
                  <mo stretchy="false">∑</mo>
                  <mrow>
                    <mi>j</mi>
                    <mo stretchy="false">=</mo>
                    <mn>1</mn>
                  </mrow>
                  <mi>n</mi>
                </munderover>
                <mrow>
                  <munderover>
                    <mo stretchy="false">∑</mo>
                    <mrow>
                      <mi>k</mi>
                      <mo stretchy="false">=</mo>
                      <mn>1</mn>
                    </mrow>
                    <mrow>
                      <mo fence="true" stretchy="false">⌊</mo>
                      <mrow>
                        <mfrac>
                          <mi>n</mi>
                          <mi>j</mi>
                        </mfrac>
                      </mrow>
                      <mo fence="true" stretchy="false">⌋</mo>
                    </mrow>
                  </munderover>
                  <msub>
                    <mi mathvariant="normal">α</mi>
                    <mi>x</mi>
                  </msub>
                </mrow>
              </mrow>
            </mrow>
            <mrow>
              <mrow>
                <mo fence="true" stretchy="false">(</mo>
                <mrow>
                  <mi>j</mi>
                </mrow>
                <mo fence="true" stretchy="false">)</mo>
              </mrow>
              <mo stretchy="false">⋅</mo>
              <msub>
                <mi mathvariant="normal">α</mi>
                <mi>x</mi>
              </msub>
            </mrow>
            <mrow>
              <mrow>
                <mo fence="true" stretchy="false">(</mo>
                <mrow>
                  <mi>k</mi>
                </mrow>
                <mo fence="true" stretchy="false">)</mo>
              </mrow>
              <mo stretchy="false">⋅</mo>
              <msup>
                <mrow>
                  <mo fence="true" stretchy="false">(</mo>
                  <mrow>
                    <mrow>
                      <mi>j</mi>
                      <mo stretchy="false">⋅</mo>
                      <mi>k</mi>
                    </mrow>
                  </mrow>
                  <mo fence="true" stretchy="false">)</mo>
                </mrow>
                <mrow>
                  <mo stretchy="false">−</mo>
                  <mi>s</mi>
                </mrow>
              </msup>
            </mrow>
            <mtext/>
          </mrow>
        </mtd>
      </mtr>
      <mtr>
        <mtd>
          <mrow>
            <mtext/>
            <mrow>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o fence="true" stretchy="false">(</mo>
                              <mrow>
                                <mi>s</mi>
                              </mrow>
                              <mo fence="true" stretchy="false">)</mo>
                            </mrow>
                          </mrow>
                        </mrow>
                        <mo fence="true" stretchy="false">)</mo>
                      </mrow>
                      <mn>3</mn>
                    </msup>
                  </mrow>
                  <mo fence="true" stretchy="false">]</mo>
                </mrow>
                <mi>n</mi>
              </msub>
              <mo stretchy="false">=</mo>
              <mrow>
                <munderover>
                  <mo stretchy="false">∑</mo>
                  <mrow>
                    <mi>j</mi>
                    <mo stretchy="false">=</mo>
                    <mn>1</mn>
                  </mrow>
                  <mi>n</mi>
                </munderover>
                <mrow>
                  <munderover>
                    <mo stretchy="false">∑</mo>
                    <mrow>
                      <mi>k</mi>
                      <mo stretchy="false">=</mo>
                      <mn>1</mn>
                    </mrow>
                    <mrow>
                      <mo fence="true" stretchy="false">⌊</mo>
                      <mrow>
                        <mfrac>
                          <mi>n</mi>
                          <mi>j</mi>
                        </mfrac>
                      </mrow>
                      <mo fence="true" stretchy="false">⌋</mo>
                    </mrow>
                  </munderover>
                  <mrow>
                    <munderover>
                      <mo stretchy="false">∑</mo>
                      <mrow>
                        <mi>l</mi>
                        <mo stretchy="false">=</mo>
                        <mn>1</mn>
                      </mrow>
                      <mrow>
                        <mo fence="true" stretchy="false">⌊</mo>
                        <mrow>
                          <mfrac>
                            <mi>n</mi>
                            <mrow>
                              <mi>j</mi>
                              <mo stretchy="false">⋅</mo>
                              <mi>k</mi>
                            </mrow>
                          </mfrac>
                        </mrow>
                        <mo fence="true" stretchy="false">⌋</mo>
                      </mrow>
                    </munderover>
                    <msub>
                      <mi mathvariant="normal">α</mi>
                      <mi>x</mi>
                    </msub>
                  </mrow>
                </mrow>
              </mrow>
            </mrow>
            <mrow>
              <mrow>
                <mo fence="true" stretchy="false">(</mo>
                <mrow>
                  <mi>j</mi>
                </mrow>
                <mo fence="true" stretchy="false">)</mo>
              </mrow>
              <mo stretchy="false">⋅</mo>
              <msub>
                <mi mathvariant="normal">α</mi>
                <mi>x</mi>
              </msub>
            </mrow>
            <mrow>
              <mrow>
                <mo fence="true" stretchy="false">(</mo>
                <mrow>
                  <mi>k</mi>
                </mrow>
                <mo fence="true" stretchy="false">)</mo>
              </mrow>
              <mo stretchy="false">⋅</mo>
              <msub>
                <mi mathvariant="normal">α</mi>
                <mi>x</mi>
              </msub>
            </mrow>
            <mrow>
              <mrow>
                <mo fence="true" stretchy="false">(</mo>
                <mrow>
                  <mi>l</mi>
                </mrow>
                <mo fence="true" stretchy="false">)</mo>
              </mrow>
              <mo stretchy="false">⋅</mo>
              <msup>
                <mrow>
                  <mo fence="true" stretchy="false">(</mo>
                  <mrow>
                    <mrow>
                      <mi>j</mi>
                      <mo stretchy="false">⋅</mo>
                      <mi>k</mi>
                      <mo stretchy="false">⋅</mo>
                      <mi>l</mi>
                    </mrow>
                  </mrow>
                  <mo fence="true" stretchy="false">)</mo>
                </mrow>
                <mrow>
                  <mo stretchy="false">−</mo>
                  <mi>s</mi>
                </mrow>
              </msup>
            </mrow>
          </mrow>
        </mtd>
      </mtr>
    </mtable>
    <annotation encoding="StarMath 5.0">"" [(1-x^{1-s})%zeta(s)]_n = sum from j = 1 to n %alpha_x( j ) cdot j^-s
"" newline "" [((1-x^{1-s})%zeta(s))^2]_n = sum from j = 1 to n sum from k = 1 to lfloor n over j rfloor %alpha_x( j ) cdot %alpha_x( k ) cdot (j cdot k)^-s
"" newline "" [((1-x^{1-s})%zeta(s))^3]_n = sum from j = 1 to n sum from k = 1 to lfloor n over j rfloor sum from l = 1 to lfloor n over {j cdot k} rfloor %alpha_x( j ) cdot %alpha_x( k ) cdot %alpha_x( l ) cdot (j cdot k cdot l)^-s
</annotation>
  </semantics>
</math>
</file>

<file path=Object 26/content.xml><?xml version="1.0" encoding="utf-8"?>
<math xmlns="http://www.w3.org/1998/Math/MathML" display="block">
  <semantics>
    <mrow>
      <mrow>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i>k</mi>
              </msup>
            </mrow>
            <mo fence="true" stretchy="false">]</mo>
          </mrow>
          <mi>n</mi>
        </msub>
        <mo stretchy="false">=</mo>
        <mrow>
          <munder>
            <mo stretchy="false">∑</mo>
            <mrow>
              <mi>j</mi>
              <mo stretchy="false">=</mo>
              <mn>2</mn>
            </mrow>
          </munder>
          <msub>
            <mi mathvariant="normal">α</mi>
            <mi>x</mi>
          </msub>
        </mrow>
      </mrow>
      <mrow>
        <mo fence="true" stretchy="false">(</mo>
        <mrow>
          <mi>j</mi>
        </mrow>
        <mo fence="true" stretchy="false">)</mo>
      </mrow>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row>
                <mi>k</mi>
                <mo stretchy="false">−</mo>
                <mn>1</mn>
              </mrow>
            </msup>
          </mrow>
          <mo fence="true" stretchy="false">]</mo>
        </mrow>
        <mrow>
          <mi>n</mi>
          <msup>
            <mi>j</mi>
            <mrow>
              <mo stretchy="false">−</mo>
              <mn>1</mn>
            </mrow>
          </msup>
        </mrow>
      </msub>
    </mrow>
    <annotation encoding="StarMath 5.0">[((1-x^{1-s})%zeta(s)-1)^k]_n = 
sum from j = 2%alpha_x(j) [((1-x^{1-s})%zeta(s)-1)^{k-1}]_{n j^-1}</annotation>
  </semantics>
</math>
</file>

<file path=Object 27/content.xml><?xml version="1.0" encoding="utf-8"?>
<math xmlns="http://www.w3.org/1998/Math/MathML" display="block">
  <semantics>
    <mtable>
      <mtr>
        <mtd>
          <mrow>
            <mtext/>
            <mrow>
              <msub>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i>n</mi>
              </msub>
              <mo stretchy="false">=</mo>
              <mrow>
                <munderover>
                  <mo stretchy="false">∑</mo>
                  <mrow>
                    <mi>j</mi>
                    <mo stretchy="false">=</mo>
                    <mn>2</mn>
                  </mrow>
                  <mi>n</mi>
                </munderover>
                <msub>
                  <mi mathvariant="normal">α</mi>
                  <mi>x</mi>
                </msub>
              </mrow>
            </mrow>
            <mrow>
              <mrow>
                <mo fence="true" stretchy="false">(</mo>
                <mrow>
                  <mi>j</mi>
                </mrow>
                <mo fence="true" stretchy="false">)</mo>
              </mrow>
              <mo stretchy="false">⋅</mo>
              <msup>
                <mi>j</mi>
                <mrow>
                  <mo stretchy="false">−</mo>
                  <mi>s</mi>
                </mrow>
              </msup>
            </mrow>
            <mtext/>
          </mrow>
        </mtd>
      </mtr>
      <mtr>
        <mtd>
          <mrow>
            <mtext/>
            <mrow>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n>2</mn>
                    </msup>
                  </mrow>
                  <mo fence="true" stretchy="false">]</mo>
                </mrow>
                <mi>n</mi>
              </msub>
              <mo stretchy="false">=</mo>
              <mrow>
                <munderover>
                  <mo stretchy="false">∑</mo>
                  <mrow>
                    <mi>j</mi>
                    <mo stretchy="false">=</mo>
                    <mn>2</mn>
                  </mrow>
                  <mi>n</mi>
                </munderover>
                <mrow>
                  <munderover>
                    <mo stretchy="false">∑</mo>
                    <mrow>
                      <mi>k</mi>
                      <mo stretchy="false">=</mo>
                      <mn>2</mn>
                    </mrow>
                    <mrow>
                      <mo fence="true" stretchy="false">⌊</mo>
                      <mrow>
                        <mfrac>
                          <mi>n</mi>
                          <mi>j</mi>
                        </mfrac>
                      </mrow>
                      <mo fence="true" stretchy="false">⌋</mo>
                    </mrow>
                  </munderover>
                  <msub>
                    <mi mathvariant="normal">α</mi>
                    <mi>x</mi>
                  </msub>
                </mrow>
              </mrow>
            </mrow>
            <mrow>
              <mrow>
                <mo fence="true" stretchy="false">(</mo>
                <mrow>
                  <mi>j</mi>
                </mrow>
                <mo fence="true" stretchy="false">)</mo>
              </mrow>
              <mo stretchy="false">⋅</mo>
              <msub>
                <mi mathvariant="normal">α</mi>
                <mi>x</mi>
              </msub>
            </mrow>
            <mrow>
              <mrow>
                <mo fence="true" stretchy="false">(</mo>
                <mrow>
                  <mi>k</mi>
                </mrow>
                <mo fence="true" stretchy="false">)</mo>
              </mrow>
              <mo stretchy="false">⋅</mo>
              <msup>
                <mrow>
                  <mo fence="true" stretchy="false">(</mo>
                  <mrow>
                    <mrow>
                      <mi>j</mi>
                      <mo stretchy="false">⋅</mo>
                      <mi>k</mi>
                    </mrow>
                  </mrow>
                  <mo fence="true" stretchy="false">)</mo>
                </mrow>
                <mrow>
                  <mo stretchy="false">−</mo>
                  <mi>s</mi>
                </mrow>
              </msup>
            </mrow>
            <mtext/>
          </mrow>
        </mtd>
      </mtr>
      <mtr>
        <mtd>
          <mrow>
            <mtext/>
            <mrow>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n>3</mn>
                    </msup>
                  </mrow>
                  <mo fence="true" stretchy="false">]</mo>
                </mrow>
                <mi>n</mi>
              </msub>
              <mo stretchy="false">=</mo>
              <mrow>
                <munderover>
                  <mo stretchy="false">∑</mo>
                  <mrow>
                    <mi>j</mi>
                    <mo stretchy="false">=</mo>
                    <mn>2</mn>
                  </mrow>
                  <mi>n</mi>
                </munderover>
                <mrow>
                  <munderover>
                    <mo stretchy="false">∑</mo>
                    <mrow>
                      <mi>k</mi>
                      <mo stretchy="false">=</mo>
                      <mn>2</mn>
                    </mrow>
                    <mrow>
                      <mo fence="true" stretchy="false">⌊</mo>
                      <mrow>
                        <mfrac>
                          <mi>n</mi>
                          <mi>j</mi>
                        </mfrac>
                      </mrow>
                      <mo fence="true" stretchy="false">⌋</mo>
                    </mrow>
                  </munderover>
                  <mrow>
                    <munderover>
                      <mo stretchy="false">∑</mo>
                      <mrow>
                        <mi>l</mi>
                        <mo stretchy="false">=</mo>
                        <mn>2</mn>
                      </mrow>
                      <mrow>
                        <mo fence="true" stretchy="false">⌊</mo>
                        <mrow>
                          <mfrac>
                            <mi>n</mi>
                            <mrow>
                              <mi>j</mi>
                              <mo stretchy="false">⋅</mo>
                              <mi>k</mi>
                            </mrow>
                          </mfrac>
                        </mrow>
                        <mo fence="true" stretchy="false">⌋</mo>
                      </mrow>
                    </munderover>
                    <msub>
                      <mi mathvariant="normal">α</mi>
                      <mi>x</mi>
                    </msub>
                  </mrow>
                </mrow>
              </mrow>
            </mrow>
            <mrow>
              <mrow>
                <mo fence="true" stretchy="false">(</mo>
                <mrow>
                  <mi>j</mi>
                </mrow>
                <mo fence="true" stretchy="false">)</mo>
              </mrow>
              <mo stretchy="false">⋅</mo>
              <msub>
                <mi mathvariant="normal">α</mi>
                <mi>x</mi>
              </msub>
            </mrow>
            <mrow>
              <mrow>
                <mo fence="true" stretchy="false">(</mo>
                <mrow>
                  <mi>k</mi>
                </mrow>
                <mo fence="true" stretchy="false">)</mo>
              </mrow>
              <mo stretchy="false">⋅</mo>
              <msub>
                <mi mathvariant="normal">α</mi>
                <mi>x</mi>
              </msub>
            </mrow>
            <mrow>
              <mrow>
                <mo fence="true" stretchy="false">(</mo>
                <mrow>
                  <mi>l</mi>
                </mrow>
                <mo fence="true" stretchy="false">)</mo>
              </mrow>
              <mo stretchy="false">⋅</mo>
              <msup>
                <mrow>
                  <mo fence="true" stretchy="false">(</mo>
                  <mrow>
                    <mrow>
                      <mi>j</mi>
                      <mo stretchy="false">⋅</mo>
                      <mi>k</mi>
                      <mo stretchy="false">⋅</mo>
                      <mi>l</mi>
                    </mrow>
                  </mrow>
                  <mo fence="true" stretchy="false">)</mo>
                </mrow>
                <mrow>
                  <mo stretchy="false">−</mo>
                  <mi>s</mi>
                </mrow>
              </msup>
            </mrow>
          </mrow>
        </mtd>
      </mtr>
    </mtable>
    <annotation encoding="StarMath 5.0">"" [(1-x^{1-s})%zeta(s)-1]_n = sum from j = 2 to n %alpha_x( j ) cdot j^-s
"" newline "" [((1-x^{1-s})%zeta(s)-1)^2]_n = sum from j = 2 to n sum from k = 2 to lfloor n over j rfloor %alpha_x( j ) cdot %alpha_x( k ) cdot (j cdot k)^-s
"" newline "" [((1-x^{1-s})%zeta(s)-1)^3]_n = sum from j = 2 to n sum from k = 2 to lfloor n over j rfloor sum from l = 2 to lfloor n over {j cdot k} rfloor %alpha_x( j ) cdot %alpha_x( k ) cdot %alpha_x( l ) cdot (j cdot k cdot l)^-s
</annotation>
  </semantics>
</math>
</file>

<file path=Object 28/content.xml><?xml version="1.0" encoding="utf-8"?>
<math xmlns="http://www.w3.org/1998/Math/MathML">
  <semantics>
    <mrow>
      <msup>
        <mrow>
          <mo stretchy="false">(</mo>
          <mrow>
            <mrow>
              <mo stretchy="false">−</mo>
              <mn>1</mn>
            </mrow>
          </mrow>
          <mo stretchy="false">)</mo>
        </mrow>
        <mrow>
          <mrow>
            <mi>n</mi>
            <mo stretchy="false">+</mo>
            <mn>1</mn>
          </mrow>
        </mrow>
      </msup>
    </mrow>
    <annotation encoding="StarMath 5.0">(-1)^{n+1}</annotation>
  </semantics>
</math>
</file>

<file path=Object 29/content.xml><?xml version="1.0" encoding="utf-8"?>
<math xmlns="http://www.w3.org/1998/Math/MathML" display="block">
  <semantics>
    <mrow>
      <msub>
        <mi mathvariant="normal">α</mi>
        <mfrac>
          <mi>a</mi>
          <mi>b</mi>
        </mfrac>
      </msub>
      <mrow>
        <mrow>
          <mo fence="true" stretchy="false">(</mo>
          <mrow>
            <mi>n</mi>
          </mrow>
          <mo fence="true" stretchy="false">)</mo>
        </mrow>
        <mo stretchy="false">=</mo>
        <mrow>
          <mrow>
            <mi>b</mi>
            <mo stretchy="false">⋅</mo>
            <mrow>
              <mo fence="true" stretchy="false">(</mo>
              <mrow>
                <mrow>
                  <mrow>
                    <mo fence="true" stretchy="false">⌊</mo>
                    <mrow>
                      <mfrac>
                        <mi>n</mi>
                        <mi>b</mi>
                      </mfrac>
                    </mrow>
                    <mo fence="true" stretchy="false">⌋</mo>
                  </mrow>
                  <mo stretchy="false">−</mo>
                  <mrow>
                    <mo fence="true" stretchy="false">⌊</mo>
                    <mrow>
                      <mfrac>
                        <mrow>
                          <mi>n</mi>
                          <mo stretchy="false">−</mo>
                          <mn>1</mn>
                        </mrow>
                        <mi>b</mi>
                      </mfrac>
                    </mrow>
                    <mo fence="true" stretchy="false">⌋</mo>
                  </mrow>
                </mrow>
              </mrow>
              <mo fence="true" stretchy="false">)</mo>
            </mrow>
          </mrow>
          <mo stretchy="false">−</mo>
          <mrow>
            <mi>a</mi>
            <mo stretchy="false">⋅</mo>
            <mrow>
              <mo fence="true" stretchy="false">(</mo>
              <mrow>
                <mrow>
                  <mrow>
                    <mo fence="true" stretchy="false">⌊</mo>
                    <mrow>
                      <mfrac>
                        <mi>n</mi>
                        <mi>a</mi>
                      </mfrac>
                    </mrow>
                    <mo fence="true" stretchy="false">⌋</mo>
                  </mrow>
                  <mo stretchy="false">−</mo>
                  <mrow>
                    <mo fence="true" stretchy="false">⌊</mo>
                    <mrow>
                      <mfrac>
                        <mrow>
                          <mi>n</mi>
                          <mo stretchy="false">−</mo>
                          <mn>1</mn>
                        </mrow>
                        <mi>a</mi>
                      </mfrac>
                    </mrow>
                    <mo fence="true" stretchy="false">⌋</mo>
                  </mrow>
                </mrow>
              </mrow>
              <mo fence="true" stretchy="false">)</mo>
            </mrow>
          </mrow>
        </mrow>
      </mrow>
    </mrow>
    <annotation encoding="StarMath 5.0">%alpha_{a over b}(n) = b cdot (lfloor n over b rfloor - lfloor {n - 1} over b rfloor )-a cdot (lfloor n over a rfloor - lfloor {n - 1} over a rfloor )</annotation>
  </semantics>
</math>
</file>

<file path=Object 3/content.xml><?xml version="1.0" encoding="utf-8"?>
<math xmlns="http://www.w3.org/1998/Math/MathML">
  <semantics>
    <mrow>
      <mo stretchy="false">Π</mo>
      <mrow>
        <mo stretchy="false">(</mo>
        <mrow>
          <mi>n</mi>
        </mrow>
        <mo stretchy="false">)</mo>
      </mrow>
    </mrow>
    <annotation encoding="StarMath 5.0">%PI(n)</annotation>
  </semantics>
</math>
</file>

<file path=Object 30/content.xml><?xml version="1.0" encoding="utf-8"?>
<math xmlns="http://www.w3.org/1998/Math/MathML" display="block">
  <semantics>
    <mrow>
      <msub>
        <mi mathvariant="normal">α</mi>
        <mfrac>
          <mn>2</mn>
          <mn>1</mn>
        </mfrac>
      </msub>
      <mrow>
        <mrow>
          <mo fence="true" stretchy="false">(</mo>
          <mrow>
            <mi>n</mi>
          </mrow>
          <mo fence="true" stretchy="false">)</mo>
        </mrow>
        <mo stretchy="false">=</mo>
        <msup>
          <mrow>
            <mo fence="true" stretchy="false">(</mo>
            <mrow>
              <mrow>
                <mo stretchy="false">−</mo>
                <mn>1</mn>
              </mrow>
            </mrow>
            <mo fence="true" stretchy="false">)</mo>
          </mrow>
          <mrow>
            <mi>n</mi>
            <mo stretchy="false">+</mo>
            <mn>1</mn>
          </mrow>
        </msup>
      </mrow>
    </mrow>
    <annotation encoding="StarMath 5.0">%alpha_{2 over 1}(n)=(-1)^{n+1}</annotation>
  </semantics>
</math>
</file>

<file path=Object 31/content.xml><?xml version="1.0" encoding="utf-8"?>
<math xmlns="http://www.w3.org/1998/Math/MathML" display="block">
  <semantics>
    <mrow>
      <msub>
        <mi mathvariant="normal">α</mi>
        <mfrac>
          <mi>a</mi>
          <mi>b</mi>
        </mfrac>
      </msub>
      <mrow>
        <mo fence="true" stretchy="false">(</mo>
        <mrow>
          <mi>n</mi>
        </mrow>
        <mo fence="true" stretchy="false">)</mo>
      </mrow>
    </mrow>
    <annotation encoding="StarMath 5.0">%alpha_{a over b}(n)</annotation>
  </semantics>
</math>
</file>

<file path=Object 32/content.xml><?xml version="1.0" encoding="utf-8"?>
<math xmlns="http://www.w3.org/1998/Math/MathML">
  <semantics>
    <mrow>
      <mrow>
        <mrow>
          <munderover>
            <mo stretchy="false">∑</mo>
            <mrow>
              <mi>n</mi>
              <mo stretchy="false">=</mo>
              <mn>1</mn>
            </mrow>
            <mo stretchy="false">∞</mo>
          </munderover>
          <mrow>
            <mfrac>
              <msup>
                <mrow>
                  <mo stretchy="false">(</mo>
                  <mrow>
                    <mrow>
                      <mo stretchy="false">−</mo>
                      <mn>1</mn>
                    </mrow>
                  </mrow>
                  <mo stretchy="false">)</mo>
                </mrow>
                <mrow>
                  <mrow>
                    <mi>j</mi>
                    <mo stretchy="false">+</mo>
                    <mn>1</mn>
                  </mrow>
                </mrow>
              </msup>
              <mi>n</mi>
            </mfrac>
          </mrow>
        </mrow>
        <mo stretchy="false">=</mo>
        <mi>log</mi>
      </mrow>
      <mn>2</mn>
    </mrow>
    <annotation encoding="StarMath 5.0">sum from n = 1 to infinity {(-1)^{j+1} over n} = log 2</annotation>
  </semantics>
</math>
</file>

<file path=Object 33/content.xml><?xml version="1.0" encoding="utf-8"?>
<math xmlns="http://www.w3.org/1998/Math/MathML" display="block">
  <semantics>
    <mrow>
      <mrow>
        <mrow>
          <munderover>
            <mo stretchy="false">∑</mo>
            <mrow>
              <mi>n</mi>
              <mo stretchy="false">=</mo>
              <mn>1</mn>
            </mrow>
            <mi mathvariant="normal">∞</mi>
          </munderover>
          <mfrac>
            <mrow>
              <msub>
                <mi mathvariant="normal">α</mi>
                <mfrac>
                  <mi>a</mi>
                  <mi>b</mi>
                </mfrac>
              </msub>
              <mrow>
                <mo fence="true" stretchy="false">(</mo>
                <mrow>
                  <mi>n</mi>
                </mrow>
                <mo fence="true" stretchy="false">)</mo>
              </mrow>
            </mrow>
            <mi>n</mi>
          </mfrac>
        </mrow>
        <mo stretchy="false">=</mo>
        <mi>log</mi>
      </mrow>
      <mfrac>
        <mi>a</mi>
        <mi>b</mi>
      </mfrac>
    </mrow>
    <annotation encoding="StarMath 5.0">sum from n = 1 to infinity {{%alpha_{a over b}(n)} over n} = log {a over b}</annotation>
  </semantics>
</math>
</file>

<file path=Object 34/content.xml><?xml version="1.0" encoding="utf-8"?>
<math xmlns="http://www.w3.org/1998/Math/MathML">
  <semantics>
    <mrow>
      <mo stretchy="false">η</mo>
      <msup>
        <mrow>
          <mo stretchy="false">(</mo>
          <mrow>
            <mi>s</mi>
            <mi>,</mi>
            <mfrac>
              <mi>a</mi>
              <mi>b</mi>
            </mfrac>
          </mrow>
          <mo stretchy="false">)</mo>
        </mrow>
        <mi>z</mi>
      </msup>
    </mrow>
    <annotation encoding="StarMath 5.0">%eta(s, a over b)^z</annotation>
  </semantics>
</math>
</file>

<file path=Object 35/content.xml><?xml version="1.0" encoding="utf-8"?>
<math xmlns="http://www.w3.org/1998/Math/MathML">
  <semantics>
    <mrow>
      <mrow>
        <mi>c</mi>
        <mo stretchy="false">=</mo>
        <mfrac>
          <mi>a</mi>
          <mi>b</mi>
        </mfrac>
      </mrow>
      <mi>,</mi>
      <mrow>
        <mi>a</mi>
        <mo stretchy="false">&gt;</mo>
        <mi>b</mi>
      </mrow>
    </mrow>
    <annotation encoding="StarMath 5.0">c = a over b, a&gt;b</annotation>
  </semantics>
</math>
</file>

<file path=Object 36/content.xml><?xml version="1.0" encoding="utf-8"?>
<math xmlns="http://www.w3.org/1998/Math/MathML" display="block">
  <semantics>
    <mrow>
      <mrow>
        <msub>
          <mrow>
            <mo fence="true" stretchy="false">[</mo>
            <mrow>
              <msup>
                <mrow>
                  <mo fence="true" stretchy="false">(</mo>
                  <mrow>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o fence="true" stretchy="false">(</mo>
                        <mrow>
                          <mi>s</mi>
                        </mrow>
                        <mo fence="true" stretchy="false">)</mo>
                      </mrow>
                    </mrow>
                  </mrow>
                  <mo fence="true" stretchy="false">)</mo>
                </mrow>
                <mi>k</mi>
              </msup>
            </mrow>
            <mo fence="true" stretchy="false">]</mo>
          </mrow>
          <mi>n</mi>
        </msub>
        <mo stretchy="false">=</mo>
        <mfrac>
          <mn>1</mn>
          <mi>b</mi>
        </mfrac>
      </mrow>
      <mrow>
        <munder>
          <mo stretchy="false">∑</mo>
          <mrow>
            <mi>j</mi>
            <mo stretchy="false">=</mo>
            <mn>1</mn>
          </mrow>
        </munder>
        <msub>
          <mi mathvariant="normal">α</mi>
          <mfrac>
            <mi>a</mi>
            <mi>b</mi>
          </mfrac>
        </msub>
      </mrow>
      <mrow>
        <mo fence="true" stretchy="false">(</mo>
        <mrow>
          <mi>j</mi>
        </mrow>
        <mo fence="true" stretchy="false">)</mo>
      </mrow>
      <msub>
        <mrow>
          <mo fence="true" stretchy="false">[</mo>
          <mrow>
            <msup>
              <mrow>
                <mo fence="true" stretchy="false">(</mo>
                <mrow>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o fence="true" stretchy="false">(</mo>
                      <mrow>
                        <mi>s</mi>
                      </mrow>
                      <mo fence="true" stretchy="false">)</mo>
                    </mrow>
                  </mrow>
                </mrow>
                <mo fence="true" stretchy="false">)</mo>
              </mrow>
              <mrow>
                <mi>k</mi>
                <mo stretchy="false">−</mo>
                <mn>1</mn>
              </mrow>
            </msup>
          </mrow>
          <mo fence="true" stretchy="false">]</mo>
        </mrow>
        <mrow>
          <mi>n</mi>
          <mo stretchy="false">⋅</mo>
          <mi>b</mi>
          <mo stretchy="false">⋅</mo>
          <msup>
            <mi>j</mi>
            <mrow>
              <mo stretchy="false">−</mo>
              <mn>1</mn>
            </mrow>
          </msup>
        </mrow>
      </msub>
    </mrow>
    <annotation encoding="StarMath 5.0">[((1-(a over b)^{1-s})%zeta(s))^k]_n = 1 over b sum from j = 1  %alpha_{a over b}(j) [((1-(a over b)^{1-s})%zeta(s))^{k-1}]_{n cdot b cdot j^-1}</annotation>
  </semantics>
</math>
</file>

<file path=Object 37/content.xml><?xml version="1.0" encoding="utf-8"?>
<math xmlns="http://www.w3.org/1998/Math/MathML" display="block">
  <semantics>
    <mtable>
      <mtr>
        <mtd>
          <mrow>
            <mtext/>
            <mrow>
              <msub>
                <mrow>
                  <mo fence="true" stretchy="false">[</mo>
                  <mrow>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o fence="true" stretchy="false">(</mo>
                        <mrow>
                          <mi>s</mi>
                        </mrow>
                        <mo fence="true" stretchy="false">)</mo>
                      </mrow>
                    </mrow>
                  </mrow>
                  <mo fence="true" stretchy="false">]</mo>
                </mrow>
                <mi>n</mi>
              </msub>
              <mo stretchy="false">=</mo>
              <mrow>
                <munderover>
                  <mo stretchy="false">∑</mo>
                  <mrow>
                    <mi>j</mi>
                    <mo stretchy="false">=</mo>
                    <mn>1</mn>
                  </mrow>
                  <mi>n</mi>
                </munderover>
                <msub>
                  <mi mathvariant="normal">α</mi>
                  <mfrac>
                    <mi>a</mi>
                    <mi>b</mi>
                  </mfrac>
                </msub>
              </mrow>
            </mrow>
            <mrow>
              <mo fence="true" stretchy="false">(</mo>
              <mrow>
                <mi>j</mi>
              </mrow>
              <mo fence="true" stretchy="false">)</mo>
            </mrow>
            <mtext/>
          </mrow>
        </mtd>
      </mtr>
      <mtr>
        <mtd>
          <mrow>
            <mtext/>
            <mrow>
              <msub>
                <mrow>
                  <mo fence="true" stretchy="false">[</mo>
                  <mrow>
                    <msup>
                      <mrow>
                        <mo fence="true" stretchy="false">(</mo>
                        <mrow>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o fence="true" stretchy="false">(</mo>
                              <mrow>
                                <mi>s</mi>
                              </mrow>
                              <mo fence="true" stretchy="false">)</mo>
                            </mrow>
                          </mrow>
                        </mrow>
                        <mo fence="true" stretchy="false">)</mo>
                      </mrow>
                      <mn>2</mn>
                    </msup>
                  </mrow>
                  <mo fence="true" stretchy="false">]</mo>
                </mrow>
                <mi>n</mi>
              </msub>
              <mo stretchy="false">=</mo>
              <mrow>
                <munderover>
                  <mo stretchy="false">∑</mo>
                  <mrow>
                    <mi>j</mi>
                    <mo stretchy="false">=</mo>
                    <mn>1</mn>
                  </mrow>
                  <mi>n</mi>
                </munderover>
                <mrow>
                  <munderover>
                    <mo stretchy="false">∑</mo>
                    <mrow>
                      <mi>k</mi>
                      <mo stretchy="false">=</mo>
                      <mn>1</mn>
                    </mrow>
                    <mrow>
                      <mo fence="true" stretchy="false">⌊</mo>
                      <mrow>
                        <mfrac>
                          <mi>n</mi>
                          <mi>j</mi>
                        </mfrac>
                      </mrow>
                      <mo fence="true" stretchy="false">⌋</mo>
                    </mrow>
                  </munderover>
                  <msub>
                    <mi mathvariant="normal">α</mi>
                    <mfrac>
                      <mi>a</mi>
                      <mi>b</mi>
                    </mfrac>
                  </msub>
                </mrow>
              </mrow>
            </mrow>
            <mrow>
              <mrow>
                <mo fence="true" stretchy="false">(</mo>
                <mrow>
                  <mi>j</mi>
                </mrow>
                <mo fence="true" stretchy="false">)</mo>
              </mrow>
              <mo stretchy="false">⋅</mo>
              <msub>
                <mi mathvariant="normal">α</mi>
                <mfrac>
                  <mi>a</mi>
                  <mi>b</mi>
                </mfrac>
              </msub>
            </mrow>
            <mrow>
              <mo fence="true" stretchy="false">(</mo>
              <mrow>
                <mi>k</mi>
              </mrow>
              <mo fence="true" stretchy="false">)</mo>
            </mrow>
            <mtext/>
          </mrow>
        </mtd>
      </mtr>
      <mtr>
        <mtd>
          <mrow>
            <mtext/>
            <mrow>
              <msub>
                <mrow>
                  <mo fence="true" stretchy="false">[</mo>
                  <mrow>
                    <msup>
                      <mrow>
                        <mo fence="true" stretchy="false">(</mo>
                        <mrow>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o fence="true" stretchy="false">(</mo>
                              <mrow>
                                <mi>s</mi>
                              </mrow>
                              <mo fence="true" stretchy="false">)</mo>
                            </mrow>
                          </mrow>
                        </mrow>
                        <mo fence="true" stretchy="false">)</mo>
                      </mrow>
                      <mn>3</mn>
                    </msup>
                  </mrow>
                  <mo fence="true" stretchy="false">]</mo>
                </mrow>
                <mi>n</mi>
              </msub>
              <mo stretchy="false">=</mo>
              <mrow>
                <munderover>
                  <mo stretchy="false">∑</mo>
                  <mrow>
                    <mi>j</mi>
                    <mo stretchy="false">=</mo>
                    <mn>1</mn>
                  </mrow>
                  <mi>n</mi>
                </munderover>
                <mrow>
                  <munderover>
                    <mo stretchy="false">∑</mo>
                    <mrow>
                      <mi>k</mi>
                      <mo stretchy="false">=</mo>
                      <mn>1</mn>
                    </mrow>
                    <mrow>
                      <mo fence="true" stretchy="false">⌊</mo>
                      <mrow>
                        <mfrac>
                          <mi>n</mi>
                          <mi>j</mi>
                        </mfrac>
                      </mrow>
                      <mo fence="true" stretchy="false">⌋</mo>
                    </mrow>
                  </munderover>
                  <mrow>
                    <munderover>
                      <mo stretchy="false">∑</mo>
                      <mrow>
                        <mi>l</mi>
                        <mo stretchy="false">=</mo>
                        <mn>1</mn>
                      </mrow>
                      <mrow>
                        <mo fence="true" stretchy="false">⌊</mo>
                        <mrow>
                          <mfrac>
                            <mi>n</mi>
                            <mrow>
                              <mi>j</mi>
                              <mo stretchy="false">⋅</mo>
                              <mi>k</mi>
                            </mrow>
                          </mfrac>
                        </mrow>
                        <mo fence="true" stretchy="false">⌋</mo>
                      </mrow>
                    </munderover>
                    <msub>
                      <mi mathvariant="normal">α</mi>
                      <mfrac>
                        <mi>a</mi>
                        <mi>b</mi>
                      </mfrac>
                    </msub>
                  </mrow>
                </mrow>
              </mrow>
            </mrow>
            <mrow>
              <mrow>
                <mo fence="true" stretchy="false">(</mo>
                <mrow>
                  <mi>j</mi>
                </mrow>
                <mo fence="true" stretchy="false">)</mo>
              </mrow>
              <mo stretchy="false">⋅</mo>
              <msub>
                <mi mathvariant="normal">α</mi>
                <mfrac>
                  <mi>a</mi>
                  <mi>b</mi>
                </mfrac>
              </msub>
            </mrow>
            <mrow>
              <mrow>
                <mo fence="true" stretchy="false">(</mo>
                <mrow>
                  <mi>k</mi>
                </mrow>
                <mo fence="true" stretchy="false">)</mo>
              </mrow>
              <mo stretchy="false">⋅</mo>
              <msub>
                <mi mathvariant="normal">α</mi>
                <mfrac>
                  <mi>a</mi>
                  <mi>b</mi>
                </mfrac>
              </msub>
            </mrow>
            <mrow>
              <mo fence="true" stretchy="false">(</mo>
              <mrow>
                <mi>l</mi>
              </mrow>
              <mo fence="true" stretchy="false">)</mo>
            </mrow>
          </mrow>
        </mtd>
      </mtr>
    </mtable>
    <annotation encoding="StarMath 5.0">"" [(1-(a over b)^{1-s})%zeta(s)]_n = sum from j = 1 to n %alpha_{a over b}( j )
"" newline "" [((1-(a over b)^{1-s})%zeta(s))^2]_n = sum from j = 1 to n sum from k = 1 to lfloor n over j rfloor %alpha_{a over b}( j ) cdot %alpha_{a over b}( k ) 
"" newline "" [((1-(a over b)^{1-s})%zeta(s))^3]_n = sum from j = 1 to n sum from k = 1 to lfloor n over j rfloor sum from l = 1 to lfloor n over {j cdot k} rfloor %alpha_{a over b}( j ) cdot %alpha_{a over b}( k ) cdot %alpha_{a over b}( l ) 
</annotation>
  </semantics>
</math>
</file>

<file path=Object 38/content.xml><?xml version="1.0" encoding="utf-8"?>
<math xmlns="http://www.w3.org/1998/Math/MathML">
  <semantics>
    <mrow>
      <msup>
        <mrow>
          <mo stretchy="false">(</mo>
          <mrow>
            <mrow>
              <mi>n</mi>
              <mo stretchy="false">−</mo>
              <mi>x</mi>
            </mrow>
            <mi>n</mi>
          </mrow>
          <mo stretchy="false">)</mo>
        </mrow>
        <mi>k</mi>
      </msup>
    </mrow>
    <annotation encoding="StarMath 5.0">(n - x n)^k</annotation>
  </semantics>
</math>
</file>

<file path=Object 39/content.xml><?xml version="1.0" encoding="utf-8"?>
<math xmlns="http://www.w3.org/1998/Math/MathML">
  <semantics>
    <mrow>
      <msup>
        <mrow>
          <mo stretchy="false">(</mo>
          <mrow>
            <mo stretchy="false">η</mo>
            <mrow>
              <mrow>
                <mo stretchy="false">(</mo>
                <mrow>
                  <mi>s</mi>
                  <mi>,</mi>
                  <mfrac>
                    <mi>a</mi>
                    <mi>b</mi>
                  </mfrac>
                </mrow>
                <mo stretchy="false">)</mo>
              </mrow>
              <mo stretchy="false">−</mo>
              <mn>1</mn>
            </mrow>
          </mrow>
          <mo stretchy="false">)</mo>
        </mrow>
        <mi>k</mi>
      </msup>
    </mrow>
    <annotation encoding="StarMath 5.0">(%eta(s, a over b)-1)^k</annotation>
  </semantics>
</math>
</file>

<file path=Object 4/content.xml><?xml version="1.0" encoding="utf-8"?>
<math xmlns="http://www.w3.org/1998/Math/MathML">
  <semantics>
    <mrow>
      <mo stretchy="false">Π</mo>
      <mrow>
        <mo stretchy="false">(</mo>
        <mrow>
          <mi>n</mi>
        </mrow>
        <mo stretchy="false">)</mo>
      </mrow>
    </mrow>
    <annotation encoding="StarMath 5.0">%PI(n)</annotation>
  </semantics>
</math>
</file>

<file path=Object 40/content.xml><?xml version="1.0" encoding="utf-8"?>
<math xmlns="http://www.w3.org/1998/Math/MathML" display="block">
  <semantics>
    <mrow>
      <mrow>
        <msub>
          <mrow>
            <mo fence="true" stretchy="false">[</mo>
            <mrow>
              <msup>
                <mrow>
                  <mo fence="true" stretchy="false">(</mo>
                  <mrow>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i>k</mi>
              </msup>
            </mrow>
            <mo fence="true" stretchy="false">]</mo>
          </mrow>
          <mi>n</mi>
        </msub>
        <mo stretchy="false">=</mo>
        <mfrac>
          <mn>1</mn>
          <mi>b</mi>
        </mfrac>
      </mrow>
      <mrow>
        <munder>
          <mo stretchy="false">∑</mo>
          <mrow>
            <mi>j</mi>
            <mo stretchy="false">=</mo>
            <mrow>
              <mi>b</mi>
              <mo stretchy="false">+</mo>
              <mn>1</mn>
            </mrow>
          </mrow>
        </munder>
        <msub>
          <mi mathvariant="normal">α</mi>
          <mfrac>
            <mi>a</mi>
            <mi>b</mi>
          </mfrac>
        </msub>
      </mrow>
      <mrow>
        <mo fence="true" stretchy="false">(</mo>
        <mrow>
          <mi>j</mi>
        </mrow>
        <mo fence="true" stretchy="false">)</mo>
      </mrow>
      <msub>
        <mrow>
          <mo fence="true" stretchy="false">[</mo>
          <mrow>
            <msup>
              <mrow>
                <mo fence="true" stretchy="false">(</mo>
                <mrow>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row>
                <mi>k</mi>
                <mo stretchy="false">−</mo>
                <mn>1</mn>
              </mrow>
            </msup>
          </mrow>
          <mo fence="true" stretchy="false">]</mo>
        </mrow>
        <mrow>
          <mi>n</mi>
          <mo stretchy="false">⋅</mo>
          <mi>b</mi>
          <mo stretchy="false">⋅</mo>
          <msup>
            <mi>j</mi>
            <mrow>
              <mo stretchy="false">−</mo>
              <mn>1</mn>
            </mrow>
          </msup>
        </mrow>
      </msub>
    </mrow>
    <annotation encoding="StarMath 5.0">[((1-(a over b)^{1-s})%zeta(s)-1)^k]_n = 
1 over b sum from j = b+1%alpha_{a over b}(j) [((1-(a over b)^{1-s})%zeta(s)-1)^{k-1}]_{n cdot b cdot j^-1}</annotation>
  </semantics>
</math>
</file>

<file path=Object 41/content.xml><?xml version="1.0" encoding="utf-8"?>
<math xmlns="http://www.w3.org/1998/Math/MathML" display="block">
  <semantics>
    <mtable>
      <mtr>
        <mtd>
          <mrow>
            <mtext/>
            <mrow>
              <msub>
                <mrow>
                  <mo fence="true" stretchy="false">[</mo>
                  <mrow>
                    <mrow>
                      <mo fence="true" stretchy="false">(</mo>
                      <mrow>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row>
                  <mo fence="true" stretchy="false">]</mo>
                </mrow>
                <mi>n</mi>
              </msub>
              <mo stretchy="false">=</mo>
              <mfrac>
                <mn>1</mn>
                <mi>b</mi>
              </mfrac>
            </mrow>
            <mrow>
              <munderover>
                <mo stretchy="false">∑</mo>
                <mrow>
                  <mi>j</mi>
                  <mo stretchy="false">=</mo>
                  <mn>2</mn>
                </mrow>
                <mrow>
                  <mi>b</mi>
                  <mo stretchy="false">⋅</mo>
                  <mi>n</mi>
                </mrow>
              </munderover>
              <msub>
                <mi mathvariant="normal">α</mi>
                <mfrac>
                  <mi>a</mi>
                  <mi>b</mi>
                </mfrac>
              </msub>
            </mrow>
            <mrow>
              <mo fence="true" stretchy="false">(</mo>
              <mrow>
                <mi>j</mi>
              </mrow>
              <mo fence="true" stretchy="false">)</mo>
            </mrow>
            <mtext/>
          </mrow>
        </mtd>
      </mtr>
      <mtr>
        <mtd>
          <mrow>
            <mtext/>
            <mrow>
              <msub>
                <mrow>
                  <mo fence="true" stretchy="false">[</mo>
                  <mrow>
                    <msup>
                      <mrow>
                        <mo fence="true" stretchy="false">(</mo>
                        <mrow>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n>2</mn>
                    </msup>
                  </mrow>
                  <mo fence="true" stretchy="false">]</mo>
                </mrow>
                <mi>n</mi>
              </msub>
              <mo stretchy="false">=</mo>
              <mfrac>
                <mn>1</mn>
                <msup>
                  <mi>b</mi>
                  <mn>2</mn>
                </msup>
              </mfrac>
            </mrow>
            <mrow>
              <munderover>
                <mo stretchy="false">∑</mo>
                <mrow>
                  <mi>j</mi>
                  <mo stretchy="false">=</mo>
                  <mn>2</mn>
                </mrow>
                <mrow>
                  <mi>b</mi>
                  <mo stretchy="false">⋅</mo>
                  <mi>n</mi>
                </mrow>
              </munderover>
              <mrow>
                <munderover>
                  <mo stretchy="false">∑</mo>
                  <mrow>
                    <mi>k</mi>
                    <mo stretchy="false">=</mo>
                    <mn>2</mn>
                  </mrow>
                  <mrow>
                    <mo fence="true" stretchy="false">⌊</mo>
                    <mrow>
                      <mfrac>
                        <mrow>
                          <msup>
                            <mi>b</mi>
                            <mn>2</mn>
                          </msup>
                          <mo stretchy="false">⋅</mo>
                          <mi>n</mi>
                        </mrow>
                        <mi>j</mi>
                      </mfrac>
                    </mrow>
                    <mo fence="true" stretchy="false">⌋</mo>
                  </mrow>
                </munderover>
                <msub>
                  <mi mathvariant="normal">α</mi>
                  <mfrac>
                    <mi>a</mi>
                    <mi>b</mi>
                  </mfrac>
                </msub>
              </mrow>
            </mrow>
            <mrow>
              <mrow>
                <mo fence="true" stretchy="false">(</mo>
                <mrow>
                  <mi>j</mi>
                </mrow>
                <mo fence="true" stretchy="false">)</mo>
              </mrow>
              <mo stretchy="false">⋅</mo>
              <msub>
                <mi mathvariant="normal">α</mi>
                <mfrac>
                  <mi>a</mi>
                  <mi>b</mi>
                </mfrac>
              </msub>
            </mrow>
            <mrow>
              <mo fence="true" stretchy="false">(</mo>
              <mrow>
                <mi>k</mi>
              </mrow>
              <mo fence="true" stretchy="false">)</mo>
            </mrow>
            <mtext/>
          </mrow>
        </mtd>
      </mtr>
      <mtr>
        <mtd>
          <mrow>
            <mtext/>
            <mrow>
              <msub>
                <mrow>
                  <mo fence="true" stretchy="false">[</mo>
                  <mrow>
                    <msup>
                      <mrow>
                        <mo fence="true" stretchy="false">(</mo>
                        <mrow>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n>3</mn>
                    </msup>
                  </mrow>
                  <mo fence="true" stretchy="false">]</mo>
                </mrow>
                <mi>n</mi>
              </msub>
              <mo stretchy="false">=</mo>
              <mfrac>
                <mn>1</mn>
                <msup>
                  <mi>b</mi>
                  <mn>3</mn>
                </msup>
              </mfrac>
            </mrow>
            <mrow>
              <munderover>
                <mo stretchy="false">∑</mo>
                <mrow>
                  <mi>j</mi>
                  <mo stretchy="false">=</mo>
                  <mn>2</mn>
                </mrow>
                <mrow>
                  <mi>b</mi>
                  <mo stretchy="false">⋅</mo>
                  <mi>n</mi>
                </mrow>
              </munderover>
              <mrow>
                <munderover>
                  <mo stretchy="false">∑</mo>
                  <mrow>
                    <mi>k</mi>
                    <mo stretchy="false">=</mo>
                    <mn>2</mn>
                  </mrow>
                  <mrow>
                    <mo fence="true" stretchy="false">⌊</mo>
                    <mrow>
                      <mfrac>
                        <mrow>
                          <msup>
                            <mi>b</mi>
                            <mn>2</mn>
                          </msup>
                          <mo stretchy="false">⋅</mo>
                          <mi>n</mi>
                        </mrow>
                        <mi>j</mi>
                      </mfrac>
                    </mrow>
                    <mo fence="true" stretchy="false">⌋</mo>
                  </mrow>
                </munderover>
                <mrow>
                  <munderover>
                    <mo stretchy="false">∑</mo>
                    <mrow>
                      <mi>l</mi>
                      <mo stretchy="false">=</mo>
                      <mn>2</mn>
                    </mrow>
                    <mrow>
                      <mo fence="true" stretchy="false">⌊</mo>
                      <mrow>
                        <mfrac>
                          <mrow>
                            <msup>
                              <mi>b</mi>
                              <mn>3</mn>
                            </msup>
                            <mo stretchy="false">⋅</mo>
                            <mi>n</mi>
                          </mrow>
                          <mrow>
                            <mi>j</mi>
                            <mo stretchy="false">⋅</mo>
                            <mi>k</mi>
                          </mrow>
                        </mfrac>
                      </mrow>
                      <mo fence="true" stretchy="false">⌋</mo>
                    </mrow>
                  </munderover>
                  <msub>
                    <mi mathvariant="normal">α</mi>
                    <mfrac>
                      <mi>a</mi>
                      <mi>b</mi>
                    </mfrac>
                  </msub>
                </mrow>
              </mrow>
            </mrow>
            <mrow>
              <mrow>
                <mo fence="true" stretchy="false">(</mo>
                <mrow>
                  <mi>j</mi>
                </mrow>
                <mo fence="true" stretchy="false">)</mo>
              </mrow>
              <mo stretchy="false">⋅</mo>
              <msub>
                <mi mathvariant="normal">α</mi>
                <mfrac>
                  <mi>a</mi>
                  <mi>b</mi>
                </mfrac>
              </msub>
            </mrow>
            <mrow>
              <mrow>
                <mo fence="true" stretchy="false">(</mo>
                <mrow>
                  <mi>k</mi>
                </mrow>
                <mo fence="true" stretchy="false">)</mo>
              </mrow>
              <mo stretchy="false">⋅</mo>
              <msub>
                <mi mathvariant="normal">α</mi>
                <mfrac>
                  <mi>a</mi>
                  <mi>b</mi>
                </mfrac>
              </msub>
            </mrow>
            <mrow>
              <mo fence="true" stretchy="false">(</mo>
              <mrow>
                <mi>l</mi>
              </mrow>
              <mo fence="true" stretchy="false">)</mo>
            </mrow>
          </mrow>
        </mtd>
      </mtr>
    </mtable>
    <annotation encoding="StarMath 5.0">"" [((1-(a over b)^{1-s})%zeta(s)-1)]_n = 1 over b sum from j = 2 to b cdot n %alpha_{a over b}( j )
"" newline "" [((1-(a over b)^{1-s})%zeta(s)-1)^2]_n = 1 over b^2 sum from j = 2 to b cdot n sum from k = 2 to lfloor b^2 cdot n over j rfloor %alpha_{a over b}( j ) cdot %alpha_{a over b}( k ) 
"" newline "" [((1-(a over b)^{1-s})%zeta(s)-1)^3]_n = 1 over b^3 sum from j = 2 to b cdot n sum from k = 2 to lfloor b^2 cdot n over j rfloor sum from l = 2 to lfloor b^3 cdot n over {j cdot k} rfloor %alpha_{a over b}( j ) cdot %alpha_{a over b}( k ) cdot %alpha_{a over b}( l ) 
</annotation>
  </semantics>
</math>
</file>

<file path=Object 42/content.xml><?xml version="1.0" encoding="utf-8"?>
<math xmlns="http://www.w3.org/1998/Math/MathML" display="block">
  <semantics>
    <mtable>
      <mtr>
        <mtd>
          <mrow>
            <mtext/>
            <mi mathvariant="normal">Π</mi>
            <mrow>
              <mrow>
                <mo fence="true" stretchy="false">(</mo>
                <mrow>
                  <mi>n</mi>
                </mrow>
                <mo fence="true" stretchy="false">)</mo>
              </mrow>
              <mo stretchy="false">=</mo>
              <mrow>
                <munderover>
                  <mo stretchy="false">∑</mo>
                  <mrow>
                    <mi>j</mi>
                    <mo stretchy="false">=</mo>
                    <mn>1</mn>
                  </mrow>
                  <mrow>
                    <mo fence="true" stretchy="false">⌊</mo>
                    <mrow>
                      <mfrac>
                        <mrow>
                          <mi>log</mi>
                          <mi>n</mi>
                        </mrow>
                        <mrow>
                          <mi>log</mi>
                          <mrow>
                            <mi>a</mi>
                            <mo stretchy="false">−</mo>
                            <mi>log</mi>
                          </mrow>
                          <mi>b</mi>
                        </mrow>
                      </mfrac>
                    </mrow>
                    <mo fence="true" stretchy="false">⌋</mo>
                  </mrow>
                </munderover>
                <mfrac>
                  <msup>
                    <mrow>
                      <mo fence="true" stretchy="false">(</mo>
                      <mrow>
                        <mfrac>
                          <mi>a</mi>
                          <mi>b</mi>
                        </mfrac>
                      </mrow>
                      <mo fence="true" stretchy="false">)</mo>
                    </mrow>
                    <mi>j</mi>
                  </msup>
                  <mi>j</mi>
                </mfrac>
              </mrow>
            </mrow>
            <mtext/>
          </mrow>
        </mtd>
      </mtr>
      <mtr>
        <mtd>
          <mrow>
            <mrow>
              <mtext/>
              <mo stretchy="false">+</mo>
              <mfrac>
                <mn>1</mn>
                <mi>b</mi>
              </mfrac>
            </mrow>
            <mrow>
              <munderover>
                <mo stretchy="false">∑</mo>
                <mrow>
                  <mi>j</mi>
                  <mo stretchy="false">=</mo>
                  <mrow>
                    <mi>b</mi>
                    <mo stretchy="false">+</mo>
                    <mn>1</mn>
                  </mrow>
                </mrow>
                <mrow>
                  <mi>b</mi>
                  <mo stretchy="false">⋅</mo>
                  <mi>n</mi>
                </mrow>
              </munderover>
              <msub>
                <mi mathvariant="normal">α</mi>
                <mfrac>
                  <mi>a</mi>
                  <mi>b</mi>
                </mfrac>
              </msub>
            </mrow>
            <mrow>
              <mo fence="true" stretchy="false">(</mo>
              <mrow>
                <mi>j</mi>
              </mrow>
              <mo fence="true" stretchy="false">)</mo>
            </mrow>
            <mtext/>
          </mrow>
        </mtd>
      </mtr>
      <mtr>
        <mtd>
          <mrow>
            <mrow>
              <mtext/>
              <mo stretchy="false">−</mo>
              <mrow>
                <mfrac>
                  <mn>1</mn>
                  <mn>2</mn>
                </mfrac>
                <mo stretchy="false">⋅</mo>
                <mfrac>
                  <mn>1</mn>
                  <msup>
                    <mi>b</mi>
                    <mn>2</mn>
                  </msup>
                </mfrac>
                <mo stretchy="false">⋅</mo>
                <mrow>
                  <munderover>
                    <mo stretchy="false">∑</mo>
                    <mrow>
                      <mi>j</mi>
                      <mo stretchy="false">=</mo>
                      <mrow>
                        <mi>b</mi>
                        <mo stretchy="false">+</mo>
                        <mn>1</mn>
                      </mrow>
                    </mrow>
                    <mrow>
                      <mi>b</mi>
                      <mo stretchy="false">⋅</mo>
                      <mi>n</mi>
                    </mrow>
                  </munderover>
                  <mrow>
                    <munderover>
                      <mo stretchy="false">∑</mo>
                      <mrow>
                        <mi>k</mi>
                        <mo stretchy="false">=</mo>
                        <mrow>
                          <mi>b</mi>
                          <mo stretchy="false">+</mo>
                          <mn>1</mn>
                        </mrow>
                      </mrow>
                      <mrow>
                        <mo fence="true" stretchy="false">⌊</mo>
                        <mrow>
                          <mfrac>
                            <mrow>
                              <msup>
                                <mi>b</mi>
                                <mn>2</mn>
                              </msup>
                              <mo stretchy="false">⋅</mo>
                              <mi>n</mi>
                            </mrow>
                            <mi>j</mi>
                          </mfrac>
                        </mrow>
                        <mo fence="true" stretchy="false">⌋</mo>
                      </mrow>
                    </munderover>
                    <msub>
                      <mi mathvariant="normal">α</mi>
                      <mfrac>
                        <mi>a</mi>
                        <mi>b</mi>
                      </mfrac>
                    </msub>
                  </mrow>
                </mrow>
              </mrow>
            </mrow>
            <mrow>
              <mrow>
                <mo fence="true" stretchy="false">(</mo>
                <mrow>
                  <mi>j</mi>
                </mrow>
                <mo fence="true" stretchy="false">)</mo>
              </mrow>
              <mo stretchy="false">⋅</mo>
              <msub>
                <mi mathvariant="normal">α</mi>
                <mfrac>
                  <mi>a</mi>
                  <mi>b</mi>
                </mfrac>
              </msub>
            </mrow>
            <mrow>
              <mo fence="true" stretchy="false">(</mo>
              <mrow>
                <mi>k</mi>
              </mrow>
              <mo fence="true" stretchy="false">)</mo>
            </mrow>
            <mtext/>
          </mrow>
        </mtd>
      </mtr>
      <mtr>
        <mtd>
          <mrow>
            <mrow>
              <mtext/>
              <mo stretchy="false">+</mo>
              <mrow>
                <mfrac>
                  <mn>1</mn>
                  <mn>3</mn>
                </mfrac>
                <mo stretchy="false">⋅</mo>
                <mfrac>
                  <mn>1</mn>
                  <msup>
                    <mi>b</mi>
                    <mn>3</mn>
                  </msup>
                </mfrac>
                <mo stretchy="false">⋅</mo>
                <mrow>
                  <munderover>
                    <mo stretchy="false">∑</mo>
                    <mrow>
                      <mi>j</mi>
                      <mo stretchy="false">=</mo>
                      <mrow>
                        <mi>b</mi>
                        <mo stretchy="false">+</mo>
                        <mn>1</mn>
                      </mrow>
                    </mrow>
                    <mrow>
                      <mi>b</mi>
                      <mo stretchy="false">⋅</mo>
                      <mi>n</mi>
                    </mrow>
                  </munderover>
                  <mrow>
                    <munderover>
                      <mo stretchy="false">∑</mo>
                      <mrow>
                        <mi>k</mi>
                        <mo stretchy="false">=</mo>
                        <mrow>
                          <mi>b</mi>
                          <mo stretchy="false">+</mo>
                          <mn>1</mn>
                        </mrow>
                      </mrow>
                      <mrow>
                        <mo fence="true" stretchy="false">⌊</mo>
                        <mrow>
                          <mfrac>
                            <mrow>
                              <msup>
                                <mi>b</mi>
                                <mn>2</mn>
                              </msup>
                              <mo stretchy="false">⋅</mo>
                              <mi>n</mi>
                            </mrow>
                            <mi>j</mi>
                          </mfrac>
                        </mrow>
                        <mo fence="true" stretchy="false">⌋</mo>
                      </mrow>
                    </munderover>
                    <mrow>
                      <munderover>
                        <mo stretchy="false">∑</mo>
                        <mrow>
                          <mi>l</mi>
                          <mo stretchy="false">=</mo>
                          <mrow>
                            <mi>b</mi>
                            <mo stretchy="false">+</mo>
                            <mn>1</mn>
                          </mrow>
                        </mrow>
                        <mrow>
                          <mo fence="true" stretchy="false">⌊</mo>
                          <mrow>
                            <mfrac>
                              <mrow>
                                <msup>
                                  <mi>b</mi>
                                  <mn>3</mn>
                                </msup>
                                <mo stretchy="false">⋅</mo>
                                <mi>n</mi>
                              </mrow>
                              <mrow>
                                <mi>j</mi>
                                <mo stretchy="false">⋅</mo>
                                <mi>k</mi>
                              </mrow>
                            </mfrac>
                          </mrow>
                          <mo fence="true" stretchy="false">⌋</mo>
                        </mrow>
                      </munderover>
                      <msub>
                        <mi mathvariant="normal">α</mi>
                        <mfrac>
                          <mi>a</mi>
                          <mi>b</mi>
                        </mfrac>
                      </msub>
                    </mrow>
                  </mrow>
                </mrow>
              </mrow>
            </mrow>
            <mrow>
              <mrow>
                <mo fence="true" stretchy="false">(</mo>
                <mrow>
                  <mi>j</mi>
                </mrow>
                <mo fence="true" stretchy="false">)</mo>
              </mrow>
              <mo stretchy="false">⋅</mo>
              <msub>
                <mi mathvariant="normal">α</mi>
                <mfrac>
                  <mi>a</mi>
                  <mi>b</mi>
                </mfrac>
              </msub>
            </mrow>
            <mrow>
              <mrow>
                <mo fence="true" stretchy="false">(</mo>
                <mrow>
                  <mi>k</mi>
                </mrow>
                <mo fence="true" stretchy="false">)</mo>
              </mrow>
              <mo stretchy="false">⋅</mo>
              <msub>
                <mi mathvariant="normal">α</mi>
                <mfrac>
                  <mi>a</mi>
                  <mi>b</mi>
                </mfrac>
              </msub>
            </mrow>
            <mrow>
              <mo fence="true" stretchy="false">(</mo>
              <mrow>
                <mi>l</mi>
              </mrow>
              <mo fence="true" stretchy="false">)</mo>
            </mrow>
            <mtext/>
          </mrow>
        </mtd>
      </mtr>
      <mtr>
        <mtd>
          <mrow>
            <mrow>
              <mtext/>
              <mo stretchy="false">−</mo>
              <mfrac>
                <mn>1</mn>
                <mn>4</mn>
              </mfrac>
            </mrow>
            <mn>...</mn>
          </mrow>
        </mtd>
      </mtr>
    </mtable>
    <annotation encoding="StarMath 5.0">"" %PI(n) = sum from j = 1 to lfloor {log n} over {log a - log b} rfloor {{(a over b)^j} over j}
"" newline "" + 1 over b sum from j = b+1 to b cdot n %alpha_{a over b}( j )
"" newline "" - {1 over 2} cdot {1 over b^2} cdot sum from j = b+1 to b cdot n sum from k = b+1 to lfloor b^2 cdot n over j rfloor %alpha_{a over b}( j ) cdot %alpha_{a over b}( k ) 
"" newline "" + {1 over 3} cdot {1 over b^3} cdot sum from j = b+1 to b cdot n sum from k = b+1 to lfloor b^2 cdot n over j rfloor sum from l = b+1 to lfloor b^3 cdot n over {j cdot k} rfloor %alpha_{a over b}( j ) cdot %alpha_{a over b}( k ) cdot %alpha_{a over b}( l ) 
"" newline "" - 1 over 4 ...</annotation>
  </semantics>
</math>
</file>

<file path=Object 43/content.xml><?xml version="1.0" encoding="utf-8"?>
<math xmlns="http://www.w3.org/1998/Math/MathML" display="block">
  <semantics>
    <mrow>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o fence="true" stretchy="false">(</mo>
                      <mrow>
                        <mi>s</mi>
                      </mrow>
                      <mo fence="true" stretchy="false">)</mo>
                    </mrow>
                  </mrow>
                </mrow>
                <mo fence="true" stretchy="false">)</mo>
              </mrow>
              <mi>k</mi>
            </msup>
          </mrow>
          <mo fence="true" stretchy="false">]</mo>
        </mrow>
        <mi>n</mi>
      </msub>
      <mo stretchy="false">=</mo>
      <mrow>
        <mrow>
          <mrow>
            <munder>
              <mo stretchy="false">∑</mo>
              <mrow>
                <mi>j</mi>
                <mo stretchy="false">=</mo>
                <mn>1</mn>
              </mrow>
            </munder>
            <msup>
              <mi>j</mi>
              <mrow>
                <mo stretchy="false">−</mo>
                <mi>s</mi>
              </mrow>
            </msup>
          </mrow>
          <mo stretchy="false">⋅</mo>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o fence="true" stretchy="false">(</mo>
                          <mrow>
                            <mi>s</mi>
                          </mrow>
                          <mo fence="true" stretchy="false">)</mo>
                        </mrow>
                      </mrow>
                    </mrow>
                    <mo fence="true" stretchy="false">)</mo>
                  </mrow>
                  <mrow>
                    <mi>k</mi>
                    <mo stretchy="false">−</mo>
                    <mn>1</mn>
                  </mrow>
                </msup>
              </mrow>
              <mo fence="true" stretchy="false">]</mo>
            </mrow>
            <mrow>
              <mi>n</mi>
              <mo stretchy="false">⋅</mo>
              <msup>
                <mi>j</mi>
                <mrow>
                  <mo stretchy="false">−</mo>
                  <mn>1</mn>
                </mrow>
              </msup>
            </mrow>
          </msub>
        </mrow>
        <mo stretchy="false">−</mo>
        <mrow>
          <mi>x</mi>
          <mo stretchy="false">⋅</mo>
          <msup>
            <mrow>
              <mo fence="true" stretchy="false">(</mo>
              <mrow>
                <mrow>
                  <mi>j</mi>
                  <mo stretchy="false">⋅</mo>
                  <mi>x</mi>
                </mrow>
              </mrow>
              <mo fence="true" stretchy="false">)</mo>
            </mrow>
            <mrow>
              <mo stretchy="false">−</mo>
              <mi>s</mi>
            </mrow>
          </msup>
          <mo stretchy="false">⋅</mo>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o fence="true" stretchy="false">(</mo>
                          <mrow>
                            <mi>s</mi>
                          </mrow>
                          <mo fence="true" stretchy="false">)</mo>
                        </mrow>
                      </mrow>
                    </mrow>
                    <mo fence="true" stretchy="false">)</mo>
                  </mrow>
                  <mrow>
                    <mi>k</mi>
                    <mo stretchy="false">−</mo>
                    <mn>1</mn>
                  </mrow>
                </msup>
              </mrow>
              <mo fence="true" stretchy="false">]</mo>
            </mrow>
            <mrow>
              <mi>n</mi>
              <mo stretchy="false">⋅</mo>
              <msup>
                <mrow>
                  <mo fence="true" stretchy="false">(</mo>
                  <mrow>
                    <mrow>
                      <mi>j</mi>
                      <mo stretchy="false">⋅</mo>
                      <mi>x</mi>
                    </mrow>
                  </mrow>
                  <mo fence="true" stretchy="false">)</mo>
                </mrow>
                <mrow>
                  <mo stretchy="false">−</mo>
                  <mn>1</mn>
                </mrow>
              </msup>
            </mrow>
          </msub>
        </mrow>
      </mrow>
    </mrow>
    <annotation encoding="StarMath 5.0">[((1-x^{1-s})%zeta(s))^k]_n = 
sum from j = 1  j^-s cdot [((1-x^{1-s})%zeta(s))^{k-1}]_{n cdot j^-1} - x cdot ( j cdot x )^-s cdot [((1-x^{1-s})%zeta(s))^{k-1}]_{n cdot (j cdot x)^-1}</annotation>
  </semantics>
</math>
</file>

<file path=Object 44/content.xml><?xml version="1.0" encoding="utf-8"?>
<math xmlns="http://www.w3.org/1998/Math/MathML" display="block">
  <semantics>
    <mrow>
      <msup>
        <mrow>
          <mo fence="true" stretchy="false">[</mo>
          <mrow>
            <mrow>
              <mrow>
                <mo fence="true" stretchy="false">(</mo>
                <mrow>
                  <mrow>
                    <mn>1</mn>
                    <mo stretchy="false">−</mo>
                    <msup>
                      <mi>x</mi>
                      <mrow>
                        <mn>1</mn>
                        <mo stretchy="false">−</mo>
                        <mi>s</mi>
                      </mrow>
                    </msup>
                  </mrow>
                </mrow>
                <mo fence="true" stretchy="false">)</mo>
              </mrow>
              <msub>
                <mi mathvariant="normal">ζ</mi>
                <mi>n</mi>
              </msub>
              <mrow>
                <mrow>
                  <mo fence="true" stretchy="false">(</mo>
                  <mrow>
                    <mi>s</mi>
                  </mrow>
                  <mo fence="true" stretchy="false">)</mo>
                </mrow>
                <mo stretchy="false">−</mo>
                <mn>1</mn>
              </mrow>
            </mrow>
          </mrow>
          <mo fence="true" stretchy="false">]</mo>
        </mrow>
        <mrow>
          <mtext>*</mtext>
          <mi>k</mi>
        </mrow>
      </msup>
      <mo stretchy="false">=</mo>
      <mrow>
        <mrow>
          <mrow>
            <munder>
              <mo stretchy="false">∑</mo>
              <mrow>
                <mi>j</mi>
                <mo stretchy="false">=</mo>
                <mn>1</mn>
              </mrow>
            </munder>
            <msup>
              <mrow>
                <mo fence="true" stretchy="false">(</mo>
                <mrow>
                  <mrow>
                    <mi>j</mi>
                    <mo stretchy="false">+</mo>
                    <mn>1</mn>
                  </mrow>
                </mrow>
                <mo fence="true" stretchy="false">)</mo>
              </mrow>
              <mrow>
                <mo stretchy="false">−</mo>
                <mi>s</mi>
              </mrow>
            </msup>
          </mrow>
          <mo stretchy="false">⋅</mo>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row>
                    <mi>k</mi>
                    <mo stretchy="false">−</mo>
                    <mn>1</mn>
                  </mrow>
                </msup>
              </mrow>
              <mo fence="true" stretchy="false">]</mo>
            </mrow>
            <mrow>
              <mi>n</mi>
              <mo stretchy="false">⋅</mo>
              <msup>
                <mrow>
                  <mo fence="true" stretchy="false">(</mo>
                  <mrow>
                    <mrow>
                      <mi>j</mi>
                      <mo stretchy="false">+</mo>
                      <mn>1</mn>
                    </mrow>
                  </mrow>
                  <mo fence="true" stretchy="false">)</mo>
                </mrow>
                <mrow>
                  <mo stretchy="false">−</mo>
                  <mn>1</mn>
                </mrow>
              </msup>
            </mrow>
          </msub>
        </mrow>
        <mo stretchy="false">−</mo>
        <mrow>
          <mi>x</mi>
          <mo stretchy="false">⋅</mo>
          <msup>
            <mrow>
              <mo fence="true" stretchy="false">(</mo>
              <mrow>
                <mrow>
                  <mi>j</mi>
                  <mo stretchy="false">⋅</mo>
                  <mi>x</mi>
                </mrow>
              </mrow>
              <mo fence="true" stretchy="false">)</mo>
            </mrow>
            <mrow>
              <mo stretchy="false">−</mo>
              <mi>s</mi>
            </mrow>
          </msup>
          <mo stretchy="false">⋅</mo>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row>
                    <mi>k</mi>
                    <mo stretchy="false">−</mo>
                    <mn>1</mn>
                  </mrow>
                </msup>
              </mrow>
              <mo fence="true" stretchy="false">]</mo>
            </mrow>
            <mrow>
              <mi>n</mi>
              <mo stretchy="false">⋅</mo>
              <msup>
                <mrow>
                  <mo fence="true" stretchy="false">(</mo>
                  <mrow>
                    <mrow>
                      <mi>j</mi>
                      <mo stretchy="false">⋅</mo>
                      <mi>x</mi>
                    </mrow>
                  </mrow>
                  <mo fence="true" stretchy="false">)</mo>
                </mrow>
                <mrow>
                  <mo stretchy="false">−</mo>
                  <mn>1</mn>
                </mrow>
              </msup>
            </mrow>
          </msub>
        </mrow>
      </mrow>
    </mrow>
    <annotation encoding="StarMath 5.0">[(1-x^{1-s})%zeta_n(s)-1]^{"*"k} = 
sum from j = 1  (j+1)^-s cdot [((1-x^{1-s})%zeta(s)-1)^{k-1}]_{n cdot (j+1)^-1} - 
x cdot ( j cdot x )^-s cdot [((1-x^{1-s})%zeta(s)-1)^{k-1}]_{n cdot (j cdot x)^-1}</annotation>
  </semantics>
</math>
</file>

<file path=Object 45/content.xml><?xml version="1.0" encoding="utf-8"?>
<math xmlns="http://www.w3.org/1998/Math/MathML" display="block">
  <semantics>
    <mrow>
      <msub>
        <mrow>
          <mo fence="true" stretchy="false">[</mo>
          <mrow>
            <mrow>
              <mi>log</mi>
              <mrow>
                <mo fence="true" stretchy="false">(</mo>
                <mrow>
                  <mrow>
                    <mrow>
                      <mo fence="true" stretchy="false">(</mo>
                      <mrow>
                        <mrow>
                          <mn>1</mn>
                          <mo stretchy="false">−</mo>
                          <msup>
                            <mi>x</mi>
                            <mrow>
                              <mn>1</mn>
                              <mo stretchy="false">−</mo>
                              <mi>s</mi>
                            </mrow>
                          </msup>
                        </mrow>
                      </mrow>
                      <mo fence="true" stretchy="false">)</mo>
                    </mrow>
                    <mi mathvariant="normal">ζ</mi>
                    <mrow>
                      <mo fence="true" stretchy="false">(</mo>
                      <mrow>
                        <mi>s</mi>
                      </mrow>
                      <mo fence="true" stretchy="false">)</mo>
                    </mrow>
                  </mrow>
                </mrow>
                <mo fence="true" stretchy="false">)</mo>
              </mrow>
            </mrow>
          </mrow>
          <mo fence="true" stretchy="false">]</mo>
        </mrow>
        <mi>n</mi>
      </msub>
      <mo stretchy="false">=</mo>
      <mrow>
        <mrow>
          <mo stretchy="false">−</mo>
          <mrow>
            <munderover>
              <mo stretchy="false">∑</mo>
              <mrow>
                <mi>k</mi>
                <mo stretchy="false">=</mo>
                <mn>1</mn>
              </mrow>
              <mrow>
                <mo fence="true" stretchy="false">⌊</mo>
                <mrow>
                  <mfrac>
                    <mrow>
                      <mi>log</mi>
                      <mi>n</mi>
                    </mrow>
                    <mrow>
                      <mi>log</mi>
                      <mi>x</mi>
                    </mrow>
                  </mfrac>
                </mrow>
                <mo fence="true" stretchy="false">⌋</mo>
              </mrow>
            </munderover>
            <mfrac>
              <msup>
                <mi>x</mi>
                <mrow>
                  <mi>k</mi>
                  <mrow>
                    <mo fence="true" stretchy="false">(</mo>
                    <mrow>
                      <mrow>
                        <mn>1</mn>
                        <mo stretchy="false">−</mo>
                        <mi>s</mi>
                      </mrow>
                    </mrow>
                    <mo fence="true" stretchy="false">)</mo>
                  </mrow>
                </mrow>
              </msup>
              <mi>k</mi>
            </mfrac>
          </mrow>
        </mrow>
        <mo stretchy="false">+</mo>
        <msub>
          <mrow>
            <mo fence="true" stretchy="false">[</mo>
            <mrow>
              <mrow>
                <mi>log</mi>
                <mi mathvariant="normal">ζ</mi>
                <mrow>
                  <mo fence="true" stretchy="false">(</mo>
                  <mrow>
                    <mi>s</mi>
                  </mrow>
                  <mo fence="true" stretchy="false">)</mo>
                </mrow>
              </mrow>
            </mrow>
            <mo fence="true" stretchy="false">]</mo>
          </mrow>
          <mi>n</mi>
        </msub>
      </mrow>
    </mrow>
    <annotation encoding="StarMath 5.0">[log((1-x^{1-s})%zeta(s))]_n = - sum from k = 1 to lfloor {log n}over {log x}  rfloor {{x^{k(1-s)}} over {k}} + [log %zeta(s)]_n</annotation>
  </semantics>
</math>
</file>

<file path=Object 46/content.xml><?xml version="1.0" encoding="utf-8"?>
<math xmlns="http://www.w3.org/1998/Math/MathML" display="block">
  <semantics>
    <mrow>
      <mi mathvariant="normal">ℜ</mi>
      <mrow>
        <mrow>
          <mo fence="true" stretchy="false">(</mo>
          <mrow>
            <mi>s</mi>
          </mrow>
          <mo fence="true" stretchy="false">)</mo>
        </mrow>
        <mo stretchy="false">&gt;</mo>
        <mn>1</mn>
      </mrow>
    </mrow>
    <annotation encoding="StarMath 5.0">Re (s)&gt;1</annotation>
  </semantics>
</math>
</file>

<file path=Object 47/content.xml><?xml version="1.0" encoding="utf-8"?>
<math xmlns="http://www.w3.org/1998/Math/MathML" display="block">
  <semantics>
    <mrow>
      <mi>log</mi>
      <mrow>
        <mrow>
          <mo fence="true" stretchy="false">(</mo>
          <mrow>
            <mrow>
              <mrow>
                <mo fence="true" stretchy="false">(</mo>
                <mrow>
                  <mrow>
                    <mn>1</mn>
                    <mo stretchy="false">−</mo>
                    <msup>
                      <mi>x</mi>
                      <mrow>
                        <mn>1</mn>
                        <mo stretchy="false">−</mo>
                        <mi>s</mi>
                      </mrow>
                    </msup>
                  </mrow>
                </mrow>
                <mo fence="true" stretchy="false">)</mo>
              </mrow>
              <mi mathvariant="normal">ζ</mi>
              <mrow>
                <mo fence="true" stretchy="false">(</mo>
                <mrow>
                  <mi>s</mi>
                </mrow>
                <mo fence="true" stretchy="false">)</mo>
              </mrow>
            </mrow>
          </mrow>
          <mo fence="true" stretchy="false">)</mo>
        </mrow>
        <mo stretchy="false">=</mo>
        <mrow>
          <mrow>
            <mo stretchy="false">−</mo>
            <mrow>
              <munderover>
                <mo stretchy="false">∑</mo>
                <mrow>
                  <mi>k</mi>
                  <mo stretchy="false">=</mo>
                  <mn>1</mn>
                </mrow>
                <mi mathvariant="normal">∞</mi>
              </munderover>
              <mfrac>
                <msup>
                  <mi>x</mi>
                  <mrow>
                    <mi>k</mi>
                    <mrow>
                      <mo fence="true" stretchy="false">(</mo>
                      <mrow>
                        <mrow>
                          <mn>1</mn>
                          <mo stretchy="false">−</mo>
                          <mi>s</mi>
                        </mrow>
                      </mrow>
                      <mo fence="true" stretchy="false">)</mo>
                    </mrow>
                  </mrow>
                </msup>
                <mi>k</mi>
              </mfrac>
            </mrow>
          </mrow>
          <mo stretchy="false">+</mo>
          <mi>log</mi>
        </mrow>
      </mrow>
      <msub>
        <mi mathvariant="normal">ζ</mi>
        <mi>n</mi>
      </msub>
      <mrow>
        <mo fence="true" stretchy="false">(</mo>
        <mrow>
          <mi>s</mi>
        </mrow>
        <mo fence="true" stretchy="false">)</mo>
      </mrow>
    </mrow>
    <annotation encoding="StarMath 5.0">log((1-x^{1-s})%zeta(s)) = - sum from k = 1 to infinity {{x^{k(1-s)}} over {k}} + log %zeta_n(s)</annotation>
  </semantics>
</math>
</file>

<file path=Object 48/content.xml><?xml version="1.0" encoding="utf-8"?>
<math xmlns="http://www.w3.org/1998/Math/MathML" display="block">
  <semantics>
    <mrow>
      <mrow>
        <mrow>
          <mo stretchy="false">−</mo>
          <mrow>
            <munderover>
              <mo stretchy="false">∑</mo>
              <mrow>
                <mi>k</mi>
                <mo stretchy="false">=</mo>
                <mn>1</mn>
              </mrow>
              <mi mathvariant="normal">∞</mi>
            </munderover>
            <mfrac>
              <msup>
                <mi>x</mi>
                <mrow>
                  <mi>k</mi>
                  <mrow>
                    <mo fence="true" stretchy="false">(</mo>
                    <mrow>
                      <mrow>
                        <mn>1</mn>
                        <mo stretchy="false">−</mo>
                        <mi>s</mi>
                      </mrow>
                    </mrow>
                    <mo fence="true" stretchy="false">)</mo>
                  </mrow>
                </mrow>
              </msup>
              <mi>k</mi>
            </mfrac>
          </mrow>
        </mrow>
        <mo stretchy="false">=</mo>
        <mi>log</mi>
      </mrow>
      <mrow>
        <mo fence="true" stretchy="false">(</mo>
        <mrow>
          <mrow>
            <mn>1</mn>
            <mo stretchy="false">−</mo>
            <msup>
              <mi>x</mi>
              <mrow>
                <mn>1</mn>
                <mo stretchy="false">−</mo>
                <mi>s</mi>
              </mrow>
            </msup>
          </mrow>
        </mrow>
        <mo fence="true" stretchy="false">)</mo>
      </mrow>
    </mrow>
    <annotation encoding="StarMath 5.0">- sum from k = 1 to infinity {{x^{k(1-s)}} over {k}} = log ( 1-x^{1-s} )</annotation>
  </semantics>
</math>
</file>

<file path=Object 49/content.xml><?xml version="1.0" encoding="utf-8"?>
<math xmlns="http://www.w3.org/1998/Math/MathML" display="block">
  <semantics>
    <mrow>
      <mi>log</mi>
      <mrow>
        <mrow>
          <mo fence="true" stretchy="false">(</mo>
          <mrow>
            <mrow>
              <mrow>
                <mo fence="true" stretchy="false">(</mo>
                <mrow>
                  <mrow>
                    <mn>1</mn>
                    <mo stretchy="false">−</mo>
                    <msup>
                      <mi>x</mi>
                      <mrow>
                        <mn>1</mn>
                        <mo stretchy="false">−</mo>
                        <mi>s</mi>
                      </mrow>
                    </msup>
                  </mrow>
                </mrow>
                <mo fence="true" stretchy="false">)</mo>
              </mrow>
              <mi mathvariant="normal">ζ</mi>
              <mrow>
                <mo fence="true" stretchy="false">(</mo>
                <mrow>
                  <mi>s</mi>
                </mrow>
                <mo fence="true" stretchy="false">)</mo>
              </mrow>
            </mrow>
          </mrow>
          <mo fence="true" stretchy="false">)</mo>
        </mrow>
        <mo stretchy="false">=</mo>
        <mi>log</mi>
      </mrow>
      <mrow>
        <mrow>
          <mo fence="true" stretchy="false">(</mo>
          <mrow>
            <mrow>
              <mn>1</mn>
              <mo stretchy="false">−</mo>
              <msup>
                <mi>x</mi>
                <mrow>
                  <mn>1</mn>
                  <mo stretchy="false">−</mo>
                  <mi>s</mi>
                </mrow>
              </msup>
            </mrow>
          </mrow>
          <mo fence="true" stretchy="false">)</mo>
        </mrow>
        <mo stretchy="false">+</mo>
        <mi>log</mi>
      </mrow>
      <mi mathvariant="normal">ζ</mi>
      <mrow>
        <mo fence="true" stretchy="false">(</mo>
        <mrow>
          <mi>s</mi>
        </mrow>
        <mo fence="true" stretchy="false">)</mo>
      </mrow>
    </mrow>
    <annotation encoding="StarMath 5.0">log((1-x^{1-s})%zeta(s)) = log(1-x^{1-s}) + log %zeta(s)</annotation>
  </semantics>
</math>
</file>

<file path=Object 5/content.xml><?xml version="1.0" encoding="utf-8"?>
<math xmlns="http://www.w3.org/1998/Math/MathML">
  <semantics>
    <mrow>
      <mi mathvariant="italic">li</mi>
      <mrow>
        <mo stretchy="false">(</mo>
        <mrow>
          <mi>n</mi>
        </mrow>
        <mo stretchy="false">)</mo>
      </mrow>
    </mrow>
    <annotation encoding="StarMath 5.0">li(n)</annotation>
  </semantics>
</math>
</file>

<file path=Object 50/content.xml><?xml version="1.0" encoding="utf-8"?>
<math xmlns="http://www.w3.org/1998/Math/MathML">
  <semantics>
    <mrow>
      <mrow>
        <mi>c</mi>
        <mo stretchy="false">=</mo>
        <mfrac>
          <mi>a</mi>
          <mi>b</mi>
        </mfrac>
      </mrow>
      <mi>,</mi>
      <mrow>
        <mi>a</mi>
        <mo stretchy="false">&gt;</mo>
        <mi>b</mi>
      </mrow>
    </mrow>
    <annotation encoding="StarMath 5.0">c = a over b, a&gt;b</annotation>
  </semantics>
</math>
</file>

<file path=Object 51/content.xml><?xml version="1.0" encoding="utf-8"?>
<math xmlns="http://www.w3.org/1998/Math/MathML" display="block">
  <semantics>
    <mrow>
      <mrow>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o fence="true" stretchy="false">(</mo>
                        <mrow>
                          <mi>s</mi>
                        </mrow>
                        <mo fence="true" stretchy="false">)</mo>
                      </mrow>
                    </mrow>
                  </mrow>
                  <mo fence="true" stretchy="false">)</mo>
                </mrow>
                <mi>z</mi>
              </msup>
            </mrow>
            <mo fence="true" stretchy="false">]</mo>
          </mrow>
          <mi>n</mi>
        </msub>
        <mo stretchy="false">=</mo>
        <mrow>
          <munder>
            <mo stretchy="false">∑</mo>
            <mrow>
              <mi>k</mi>
              <mo stretchy="false">=</mo>
              <mn>0</mn>
            </mrow>
          </munder>
          <mrow>
            <mo fence="true" stretchy="false">(</mo>
            <mrow>
              <mtable>
                <mtr>
                  <mtd>
                    <mi>z</mi>
                  </mtd>
                </mtr>
                <mtr>
                  <mtd>
                    <mi>k</mi>
                  </mtd>
                </mtr>
              </mtable>
            </mrow>
            <mo fence="true" stretchy="false">)</mo>
          </mrow>
        </mrow>
      </mrow>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i>k</mi>
            </msup>
          </mrow>
          <mo fence="true" stretchy="false">]</mo>
        </mrow>
        <mi>n</mi>
      </msub>
    </mrow>
    <annotation encoding="StarMath 5.0">[((1-x^{1-s})%zeta(s))^z]_n = sum from k = 0 (binom{z}{k})[((1-x^{1-s})%zeta(s)-1)^k]_n</annotation>
  </semantics>
</math>
</file>

<file path=Object 52/content.xml><?xml version="1.0" encoding="utf-8"?>
<math xmlns="http://www.w3.org/1998/Math/MathML" display="block">
  <semantics>
    <mrow>
      <mi mathvariant="normal">ℜ</mi>
      <mrow>
        <mrow>
          <mo fence="true" stretchy="false">(</mo>
          <mrow>
            <mi>s</mi>
          </mrow>
          <mo fence="true" stretchy="false">)</mo>
        </mrow>
        <mo stretchy="false">&gt;</mo>
        <mn>1</mn>
      </mrow>
    </mrow>
    <annotation encoding="StarMath 5.0">Re (s)&gt;1</annotation>
  </semantics>
</math>
</file>

<file path=Object 53/content.xml><?xml version="1.0" encoding="utf-8"?>
<math xmlns="http://www.w3.org/1998/Math/MathML">
  <semantics>
    <mrow>
      <mrow>
        <msup>
          <mrow>
            <mo stretchy="false">(</mo>
            <mrow>
              <mrow>
                <mo stretchy="false">(</mo>
                <mrow>
                  <mrow>
                    <mn>1</mn>
                    <mo stretchy="false">−</mo>
                    <msup>
                      <mi>x</mi>
                      <mrow>
                        <mrow>
                          <mn>1</mn>
                          <mo stretchy="false">−</mo>
                          <mi>s</mi>
                        </mrow>
                      </mrow>
                    </msup>
                  </mrow>
                </mrow>
                <mo stretchy="false">)</mo>
              </mrow>
              <mo stretchy="false">ζ</mo>
              <mrow>
                <mo stretchy="false">(</mo>
                <mrow>
                  <mi>s</mi>
                </mrow>
                <mo stretchy="false">)</mo>
              </mrow>
            </mrow>
            <mo stretchy="false">)</mo>
          </mrow>
          <mi>z</mi>
        </msup>
        <mo stretchy="false">=</mo>
        <mrow>
          <munderover>
            <mo stretchy="false">∑</mo>
            <mrow>
              <mi>k</mi>
              <mo stretchy="false">=</mo>
              <mn>0</mn>
            </mrow>
            <mrow>
              <mo stretchy="false">∞</mo>
            </mrow>
          </munderover>
          <mrow>
            <mo stretchy="false">(</mo>
            <mrow>
              <mtable>
                <mtr>
                  <mtd>
                    <mrow>
                      <mi>z</mi>
                    </mrow>
                  </mtd>
                </mtr>
                <mtr>
                  <mtd>
                    <mrow>
                      <mi>k</mi>
                    </mrow>
                  </mtd>
                </mtr>
              </mtable>
            </mrow>
            <mo stretchy="false">)</mo>
          </mrow>
        </mrow>
      </mrow>
      <msup>
        <mrow>
          <mo stretchy="false">(</mo>
          <mrow>
            <mrow>
              <mo stretchy="false">(</mo>
              <mrow>
                <mrow>
                  <mn>1</mn>
                  <mo stretchy="false">−</mo>
                  <msup>
                    <mi>x</mi>
                    <mrow>
                      <mrow>
                        <mn>1</mn>
                        <mo stretchy="false">−</mo>
                        <mi>s</mi>
                      </mrow>
                    </mrow>
                  </msup>
                </mrow>
              </mrow>
              <mo stretchy="false">)</mo>
            </mrow>
            <mo stretchy="false">ζ</mo>
            <mrow>
              <mrow>
                <mo stretchy="false">(</mo>
                <mrow>
                  <mi>s</mi>
                </mrow>
                <mo stretchy="false">)</mo>
              </mrow>
              <mo stretchy="false">−</mo>
              <mn>1</mn>
            </mrow>
          </mrow>
          <mo stretchy="false">)</mo>
        </mrow>
        <mi>k</mi>
      </msup>
    </mrow>
    <annotation encoding="StarMath 5.0">((1-x^{1-s})%zeta(s))^z = sum from k = 0 to{infinity} (binom{z}{k}) ((1- x^{1-s} )%zeta(s) - 1)^k</annotation>
  </semantics>
</math>
</file>

<file path=Object 54/content.xml><?xml version="1.0" encoding="utf-8"?>
<math xmlns="http://www.w3.org/1998/Math/MathML" display="block">
  <semantics>
    <mrow>
      <mrow>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o fence="true" stretchy="false">(</mo>
                        <mrow>
                          <mi>s</mi>
                        </mrow>
                        <mo fence="true" stretchy="false">)</mo>
                      </mrow>
                    </mrow>
                  </mrow>
                  <mo fence="true" stretchy="false">)</mo>
                </mrow>
                <mi>z</mi>
              </msup>
            </mrow>
            <mo fence="true" stretchy="false">]</mo>
          </mrow>
          <mi>n</mi>
        </msub>
        <mo stretchy="false">=</mo>
        <mrow>
          <munder>
            <mo stretchy="false">∑</mo>
            <mrow>
              <mi>j</mi>
              <mo stretchy="false">=</mo>
              <mn>0</mn>
            </mrow>
          </munder>
          <msup>
            <mrow>
              <mo fence="true" stretchy="false">(</mo>
              <mrow>
                <mrow>
                  <mo stretchy="false">−</mo>
                  <mn>1</mn>
                </mrow>
              </mrow>
              <mo fence="true" stretchy="false">)</mo>
            </mrow>
            <mi>j</mi>
          </msup>
        </mrow>
      </mrow>
      <mrow>
        <mo fence="true" stretchy="false">(</mo>
        <mrow>
          <mtable>
            <mtr>
              <mtd>
                <mi>z</mi>
              </mtd>
            </mtr>
            <mtr>
              <mtd>
                <mi>j</mi>
              </mtd>
            </mtr>
          </mtable>
        </mrow>
        <mo fence="true" stretchy="false">)</mo>
      </mrow>
      <msup>
        <mi>x</mi>
        <mrow>
          <mi>j</mi>
          <mrow>
            <mo fence="true" stretchy="false">(</mo>
            <mrow>
              <mrow>
                <mn>1</mn>
                <mo stretchy="false">−</mo>
                <mi>s</mi>
              </mrow>
            </mrow>
            <mo fence="true" stretchy="false">)</mo>
          </mrow>
        </mrow>
      </msup>
      <msub>
        <mrow>
          <mo fence="true" stretchy="false">[</mo>
          <mrow>
            <mrow>
              <mi mathvariant="normal">ζ</mi>
              <msup>
                <mrow>
                  <mo fence="true" stretchy="false">(</mo>
                  <mrow>
                    <mi>s</mi>
                  </mrow>
                  <mo fence="true" stretchy="false">)</mo>
                </mrow>
                <mi>z</mi>
              </msup>
            </mrow>
          </mrow>
          <mo fence="true" stretchy="false">]</mo>
        </mrow>
        <mrow>
          <mi>n</mi>
          <mo stretchy="false">⋅</mo>
          <msup>
            <mi>x</mi>
            <mrow>
              <mo stretchy="false">−</mo>
              <mi>j</mi>
            </mrow>
          </msup>
        </mrow>
      </msub>
    </mrow>
    <annotation encoding="StarMath 5.0">[((1-x^{1-s})%zeta(s))^z]_n = sum from j = 0 (-1)^j (binom{z}{j})x^{j(1-s)} [%zeta(s)^z]_{{n} cdot x^-j}</annotation>
  </semantics>
</math>
</file>

<file path=Object 55/content.xml><?xml version="1.0" encoding="utf-8"?>
<math xmlns="http://www.w3.org/1998/Math/MathML" display="block">
  <semantics>
    <mrow>
      <mi mathvariant="normal">ℜ</mi>
      <mrow>
        <mrow>
          <mo fence="true" stretchy="false">(</mo>
          <mrow>
            <mi>s</mi>
          </mrow>
          <mo fence="true" stretchy="false">)</mo>
        </mrow>
        <mo stretchy="false">&gt;</mo>
        <mn>1</mn>
      </mrow>
    </mrow>
    <annotation encoding="StarMath 5.0">Re (s)&gt;1</annotation>
  </semantics>
</math>
</file>

<file path=Object 56/content.xml><?xml version="1.0" encoding="utf-8"?>
<math xmlns="http://www.w3.org/1998/Math/MathML">
  <semantics>
    <mrow>
      <mrow>
        <msup>
          <mrow>
            <mo stretchy="false">(</mo>
            <mrow>
              <mrow>
                <mo stretchy="false">(</mo>
                <mrow>
                  <mrow>
                    <mn>1</mn>
                    <mo stretchy="false">−</mo>
                    <msup>
                      <mi>x</mi>
                      <mrow>
                        <mrow>
                          <mn>1</mn>
                          <mo stretchy="false">−</mo>
                          <mi>s</mi>
                        </mrow>
                      </mrow>
                    </msup>
                  </mrow>
                </mrow>
                <mo stretchy="false">)</mo>
              </mrow>
              <mo stretchy="false">ζ</mo>
              <mrow>
                <mo stretchy="false">(</mo>
                <mrow>
                  <mi>s</mi>
                </mrow>
                <mo stretchy="false">)</mo>
              </mrow>
            </mrow>
            <mo stretchy="false">)</mo>
          </mrow>
          <mi>z</mi>
        </msup>
        <mo stretchy="false">=</mo>
        <mrow>
          <munder>
            <mo stretchy="false">∑</mo>
            <mrow>
              <mi>j</mi>
              <mo stretchy="false">=</mo>
              <mn>0</mn>
            </mrow>
          </munder>
          <msup>
            <mrow>
              <mo stretchy="false">(</mo>
              <mrow>
                <mrow>
                  <mo stretchy="false">−</mo>
                  <mn>1</mn>
                </mrow>
              </mrow>
              <mo stretchy="false">)</mo>
            </mrow>
            <mi>j</mi>
          </msup>
        </mrow>
      </mrow>
      <mrow>
        <mo stretchy="false">(</mo>
        <mrow>
          <mtable>
            <mtr>
              <mtd>
                <mrow>
                  <mi>z</mi>
                </mrow>
              </mtd>
            </mtr>
            <mtr>
              <mtd>
                <mrow>
                  <mi>j</mi>
                </mrow>
              </mtd>
            </mtr>
          </mtable>
        </mrow>
        <mo stretchy="false">)</mo>
      </mrow>
      <msup>
        <mi>x</mi>
        <mrow>
          <mi>j</mi>
          <mrow>
            <mo stretchy="false">(</mo>
            <mrow>
              <mrow>
                <mn>1</mn>
                <mo stretchy="false">−</mo>
                <mi>s</mi>
              </mrow>
            </mrow>
            <mo stretchy="false">)</mo>
          </mrow>
        </mrow>
      </msup>
      <mo stretchy="false">ζ</mo>
      <msup>
        <mrow>
          <mo stretchy="false">(</mo>
          <mrow>
            <mi>s</mi>
          </mrow>
          <mo stretchy="false">)</mo>
        </mrow>
        <mi>z</mi>
      </msup>
    </mrow>
    <annotation encoding="StarMath 5.0">((1-x^{1-s})%zeta(s))^z = sum from j = 0 (-1)^j (binom{z}{j})x^{j(1-s)} %zeta(s)^z</annotation>
  </semantics>
</math>
</file>

<file path=Object 57/content.xml><?xml version="1.0" encoding="utf-8"?>
<math xmlns="http://www.w3.org/1998/Math/MathML" display="block">
  <semantics>
    <msub>
      <mrow>
        <mo fence="true" stretchy="false">[</mo>
        <mrow>
          <mrow>
            <mi mathvariant="normal">ζ</mi>
            <msup>
              <mrow>
                <mo fence="true" stretchy="false">(</mo>
                <mrow>
                  <mi>s</mi>
                </mrow>
                <mo fence="true" stretchy="false">)</mo>
              </mrow>
              <mi>z</mi>
            </msup>
          </mrow>
        </mrow>
        <mo fence="true" stretchy="false">]</mo>
      </mrow>
      <mi>n</mi>
    </msub>
    <annotation encoding="StarMath 5.0">[%zeta(s)^z]_n</annotation>
  </semantics>
</math>
</file>

<file path=Object 58/content.xml><?xml version="1.0" encoding="utf-8"?>
<math xmlns="http://www.w3.org/1998/Math/MathML" display="block">
  <semantics>
    <mrow>
      <mrow>
        <msub>
          <mrow>
            <mo fence="true" stretchy="false">[</mo>
            <mrow>
              <mrow>
                <mi mathvariant="normal">ζ</mi>
                <msup>
                  <mrow>
                    <mo fence="true" stretchy="false">(</mo>
                    <mrow>
                      <mi>s</mi>
                    </mrow>
                    <mo fence="true" stretchy="false">)</mo>
                  </mrow>
                  <mi>z</mi>
                </msup>
              </mrow>
            </mrow>
            <mo fence="true" stretchy="false">]</mo>
          </mrow>
          <mi>n</mi>
        </msub>
        <mo stretchy="false">=</mo>
        <mrow>
          <munder>
            <mo stretchy="false">∑</mo>
            <mrow>
              <mi>j</mi>
              <mo stretchy="false">=</mo>
              <mn>0</mn>
            </mrow>
          </munder>
          <msup>
            <mrow>
              <mo fence="true" stretchy="false">(</mo>
              <mrow>
                <mrow>
                  <mo stretchy="false">−</mo>
                  <mn>1</mn>
                </mrow>
              </mrow>
              <mo fence="true" stretchy="false">)</mo>
            </mrow>
            <mi>j</mi>
          </msup>
        </mrow>
      </mrow>
      <mrow>
        <mo fence="true" stretchy="false">(</mo>
        <mrow>
          <mtable>
            <mtr>
              <mtd>
                <mrow>
                  <mo stretchy="false">−</mo>
                  <mi>z</mi>
                </mrow>
              </mtd>
            </mtr>
            <mtr>
              <mtd>
                <mi>j</mi>
              </mtd>
            </mtr>
          </mtable>
        </mrow>
        <mo fence="true" stretchy="false">)</mo>
      </mrow>
      <msup>
        <mi>x</mi>
        <mrow>
          <mi>j</mi>
          <mrow>
            <mo fence="true" stretchy="false">(</mo>
            <mrow>
              <mrow>
                <mn>1</mn>
                <mo stretchy="false">−</mo>
                <mi>s</mi>
              </mrow>
            </mrow>
            <mo fence="true" stretchy="false">)</mo>
          </mrow>
        </mrow>
      </msup>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o fence="true" stretchy="false">(</mo>
                      <mrow>
                        <mi>s</mi>
                      </mrow>
                      <mo fence="true" stretchy="false">)</mo>
                    </mrow>
                  </mrow>
                </mrow>
                <mo fence="true" stretchy="false">)</mo>
              </mrow>
              <mi>z</mi>
            </msup>
          </mrow>
          <mo fence="true" stretchy="false">]</mo>
        </mrow>
        <mrow>
          <mi>n</mi>
          <mo stretchy="false">⋅</mo>
          <msup>
            <mi>x</mi>
            <mrow>
              <mo stretchy="false">−</mo>
              <mi>j</mi>
            </mrow>
          </msup>
        </mrow>
      </msub>
    </mrow>
    <annotation encoding="StarMath 5.0">[%zeta(s)^z]_n = sum from j = 0 (-1)^j (binom{-z}{j})x^{j(1-s)} [((1-x^{1-s})%zeta(s))^z]_{{n} cdot x^-j}</annotation>
  </semantics>
</math>
</file>

<file path=Object 59/content.xml><?xml version="1.0" encoding="utf-8"?>
<math xmlns="http://www.w3.org/1998/Math/MathML" display="block">
  <semantics>
    <mrow>
      <mi mathvariant="normal">ℜ</mi>
      <mrow>
        <mrow>
          <mo fence="true" stretchy="false">(</mo>
          <mrow>
            <mi>s</mi>
          </mrow>
          <mo fence="true" stretchy="false">)</mo>
        </mrow>
        <mo stretchy="false">&gt;</mo>
        <mn>1</mn>
      </mrow>
    </mrow>
    <annotation encoding="StarMath 5.0">Re (s)&gt;1</annotation>
  </semantics>
</math>
</file>

<file path=Object 6/content.xml><?xml version="1.0" encoding="utf-8"?>
<math xmlns="http://www.w3.org/1998/Math/MathML">
  <semantics>
    <mrow>
      <mo stretchy="false">ζ</mo>
      <mrow>
        <mo stretchy="false">(</mo>
        <mrow>
          <mi>s</mi>
        </mrow>
        <mo stretchy="false">)</mo>
      </mrow>
    </mrow>
    <annotation encoding="StarMath 5.0">%zeta(s)</annotation>
  </semantics>
</math>
</file>

<file path=Object 60/content.xml><?xml version="1.0" encoding="utf-8"?>
<math xmlns="http://www.w3.org/1998/Math/MathML" display="block">
  <semantics>
    <mrow>
      <mi mathvariant="normal">ζ</mi>
      <mrow>
        <msup>
          <mrow>
            <mo fence="true" stretchy="false">(</mo>
            <mrow>
              <mi>s</mi>
            </mrow>
            <mo fence="true" stretchy="false">)</mo>
          </mrow>
          <mi>z</mi>
        </msup>
        <mo stretchy="false">=</mo>
        <mrow>
          <munder>
            <mo stretchy="false">∑</mo>
            <mrow>
              <mi>j</mi>
              <mo stretchy="false">=</mo>
              <mn>0</mn>
            </mrow>
          </munder>
          <msup>
            <mrow>
              <mo fence="true" stretchy="false">(</mo>
              <mrow>
                <mrow>
                  <mo stretchy="false">−</mo>
                  <mn>1</mn>
                </mrow>
              </mrow>
              <mo fence="true" stretchy="false">)</mo>
            </mrow>
            <mi>j</mi>
          </msup>
        </mrow>
      </mrow>
      <mrow>
        <mo fence="true" stretchy="false">(</mo>
        <mrow>
          <mtable>
            <mtr>
              <mtd>
                <mrow>
                  <mo stretchy="false">−</mo>
                  <mi>z</mi>
                </mrow>
              </mtd>
            </mtr>
            <mtr>
              <mtd>
                <mi>j</mi>
              </mtd>
            </mtr>
          </mtable>
        </mrow>
        <mo fence="true" stretchy="false">)</mo>
      </mrow>
      <msup>
        <mi>x</mi>
        <mrow>
          <mi>j</mi>
          <mrow>
            <mo fence="true" stretchy="false">(</mo>
            <mrow>
              <mrow>
                <mn>1</mn>
                <mo stretchy="false">−</mo>
                <mi>s</mi>
              </mrow>
            </mrow>
            <mo fence="true" stretchy="false">)</mo>
          </mrow>
        </mrow>
      </msup>
      <msup>
        <mrow>
          <mo fence="true" stretchy="false">(</mo>
          <mrow>
            <mrow>
              <mrow>
                <mo fence="true" stretchy="false">(</mo>
                <mrow>
                  <mrow>
                    <mn>1</mn>
                    <mo stretchy="false">−</mo>
                    <msup>
                      <mi>x</mi>
                      <mrow>
                        <mn>1</mn>
                        <mo stretchy="false">−</mo>
                        <mi>s</mi>
                      </mrow>
                    </msup>
                  </mrow>
                </mrow>
                <mo fence="true" stretchy="false">)</mo>
              </mrow>
              <mi mathvariant="normal">ζ</mi>
              <mrow>
                <mo fence="true" stretchy="false">(</mo>
                <mrow>
                  <mi>s</mi>
                </mrow>
                <mo fence="true" stretchy="false">)</mo>
              </mrow>
            </mrow>
          </mrow>
          <mo fence="true" stretchy="false">)</mo>
        </mrow>
        <mi>z</mi>
      </msup>
    </mrow>
    <annotation encoding="StarMath 5.0">%zeta(s)^z = sum from j = 0 (-1)^j (binom{-z}{j})x^{j(1-s)} ((1-x^{1-s})%zeta(s))^z</annotation>
  </semantics>
</math>
</file>

<file path=Object 61/content.xml><?xml version="1.0" encoding="utf-8"?>
<math xmlns="http://www.w3.org/1998/Math/MathML" display="block">
  <semantics>
    <msub>
      <mrow>
        <mo fence="true" stretchy="false">[</mo>
        <mrow>
          <mrow>
            <mi mathvariant="normal">ζ</mi>
            <msup>
              <mrow>
                <mo fence="true" stretchy="false">(</mo>
                <mrow>
                  <mi>s</mi>
                </mrow>
                <mo fence="true" stretchy="false">)</mo>
              </mrow>
              <mi>z</mi>
            </msup>
          </mrow>
        </mrow>
        <mo fence="true" stretchy="false">]</mo>
      </mrow>
      <mi>n</mi>
    </msub>
    <annotation encoding="StarMath 5.0">[%zeta(s)^z]_n</annotation>
  </semantics>
</math>
</file>

<file path=Object 62/content.xml><?xml version="1.0" encoding="utf-8"?>
<math xmlns="http://www.w3.org/1998/Math/MathML" display="block">
  <semantics>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i>k</mi>
          </msup>
        </mrow>
        <mo fence="true" stretchy="false">]</mo>
      </mrow>
      <mi>n</mi>
    </msub>
    <annotation encoding="StarMath 5.0">[((1-x^{1-s})%zeta(s)-1)^k]_n</annotation>
  </semantics>
</math>
</file>

<file path=Object 63/content.xml><?xml version="1.0" encoding="utf-8"?>
<math xmlns="http://www.w3.org/1998/Math/MathML" display="block">
  <semantics>
    <mrow>
      <mrow>
        <msub>
          <mrow>
            <mo fence="true" stretchy="false">[</mo>
            <mrow>
              <mrow>
                <mi mathvariant="normal">ζ</mi>
                <msup>
                  <mrow>
                    <mo fence="true" stretchy="false">(</mo>
                    <mrow>
                      <mi>s</mi>
                    </mrow>
                    <mo fence="true" stretchy="false">)</mo>
                  </mrow>
                  <mi>z</mi>
                </msup>
              </mrow>
            </mrow>
            <mo fence="true" stretchy="false">]</mo>
          </mrow>
          <mi>n</mi>
        </msub>
        <mo stretchy="false">=</mo>
        <mrow>
          <munder>
            <mo stretchy="false">∑</mo>
            <mrow>
              <mi>j</mi>
              <mo stretchy="false">=</mo>
              <mn>0</mn>
            </mrow>
          </munder>
          <mrow>
            <munder>
              <mo stretchy="false">∑</mo>
              <mrow>
                <mi>k</mi>
                <mo stretchy="false">=</mo>
                <mn>0</mn>
              </mrow>
            </munder>
            <msup>
              <mrow>
                <mo fence="true" stretchy="false">(</mo>
                <mrow>
                  <mrow>
                    <mo stretchy="false">−</mo>
                    <mn>1</mn>
                  </mrow>
                </mrow>
                <mo fence="true" stretchy="false">)</mo>
              </mrow>
              <mi>j</mi>
            </msup>
          </mrow>
        </mrow>
      </mrow>
      <mrow>
        <mo fence="true" stretchy="false">(</mo>
        <mrow>
          <mtable>
            <mtr>
              <mtd>
                <mrow>
                  <mo stretchy="false">−</mo>
                  <mi>z</mi>
                </mrow>
              </mtd>
            </mtr>
            <mtr>
              <mtd>
                <mi>j</mi>
              </mtd>
            </mtr>
          </mtable>
        </mrow>
        <mo fence="true" stretchy="false">)</mo>
      </mrow>
      <mrow>
        <mo fence="true" stretchy="false">(</mo>
        <mrow>
          <mtable>
            <mtr>
              <mtd>
                <mi>z</mi>
              </mtd>
            </mtr>
            <mtr>
              <mtd>
                <mi>k</mi>
              </mtd>
            </mtr>
          </mtable>
        </mrow>
        <mo fence="true" stretchy="false">)</mo>
      </mrow>
      <msup>
        <mi>x</mi>
        <mrow>
          <mi>j</mi>
          <mrow>
            <mo fence="true" stretchy="false">(</mo>
            <mrow>
              <mrow>
                <mn>1</mn>
                <mo stretchy="false">−</mo>
                <mi>s</mi>
              </mrow>
            </mrow>
            <mo fence="true" stretchy="false">)</mo>
          </mrow>
        </mrow>
      </msup>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i>k</mi>
            </msup>
          </mrow>
          <mo fence="true" stretchy="false">]</mo>
        </mrow>
        <mrow>
          <mi>n</mi>
          <mo stretchy="false">⋅</mo>
          <msup>
            <mi>x</mi>
            <mrow>
              <mo stretchy="false">−</mo>
              <mi>j</mi>
            </mrow>
          </msup>
        </mrow>
      </msub>
    </mrow>
    <annotation encoding="StarMath 5.0">[%zeta(s)^z]_n = sum from j = 0 sum from k = 0 (-1)^j (binom{-z}{j})(binom{z}{k}){x^{j(1-s)}} [((1-x^{1-s})%zeta(s)-1)^k]_{{n} cdot x^-j}</annotation>
  </semantics>
</math>
</file>

<file path=Object 64/content.xml><?xml version="1.0" encoding="utf-8"?>
<math xmlns="http://www.w3.org/1998/Math/MathML" display="block">
  <semantics>
    <mrow>
      <mi mathvariant="normal">ℜ</mi>
      <mrow>
        <mrow>
          <mo fence="true" stretchy="false">(</mo>
          <mrow>
            <mi>s</mi>
          </mrow>
          <mo fence="true" stretchy="false">)</mo>
        </mrow>
        <mo stretchy="false">&gt;</mo>
        <mn>1</mn>
      </mrow>
    </mrow>
    <annotation encoding="StarMath 5.0">Re (s)&gt;1</annotation>
  </semantics>
</math>
</file>

<file path=Object 65/content.xml><?xml version="1.0" encoding="utf-8"?>
<math xmlns="http://www.w3.org/1998/Math/MathML">
  <semantics>
    <mrow>
      <mo stretchy="false">ζ</mo>
      <mrow>
        <msup>
          <mrow>
            <mo stretchy="false">(</mo>
            <mrow>
              <mi>s</mi>
            </mrow>
            <mo stretchy="false">)</mo>
          </mrow>
          <mi>z</mi>
        </msup>
        <mo stretchy="false">=</mo>
        <mrow>
          <munder>
            <mo stretchy="false">∑</mo>
            <mrow>
              <mi>j</mi>
              <mo stretchy="false">=</mo>
              <mn>0</mn>
            </mrow>
          </munder>
          <mrow>
            <munder>
              <mo stretchy="false">∑</mo>
              <mrow>
                <mi>k</mi>
                <mo stretchy="false">=</mo>
                <mn>0</mn>
              </mrow>
            </munder>
            <msup>
              <mrow>
                <mo stretchy="false">(</mo>
                <mrow>
                  <mrow>
                    <mo stretchy="false">−</mo>
                    <mn>1</mn>
                  </mrow>
                </mrow>
                <mo stretchy="false">)</mo>
              </mrow>
              <mi>j</mi>
            </msup>
          </mrow>
        </mrow>
      </mrow>
      <mrow>
        <mo stretchy="false">(</mo>
        <mrow>
          <mtable>
            <mtr>
              <mtd>
                <mrow>
                  <mrow>
                    <mo stretchy="false">−</mo>
                    <mi>z</mi>
                  </mrow>
                </mrow>
              </mtd>
            </mtr>
            <mtr>
              <mtd>
                <mrow>
                  <mi>j</mi>
                </mrow>
              </mtd>
            </mtr>
          </mtable>
        </mrow>
        <mo stretchy="false">)</mo>
      </mrow>
      <mrow>
        <mo stretchy="false">(</mo>
        <mrow>
          <mtable>
            <mtr>
              <mtd>
                <mrow>
                  <mi>z</mi>
                </mrow>
              </mtd>
            </mtr>
            <mtr>
              <mtd>
                <mrow>
                  <mi>k</mi>
                </mrow>
              </mtd>
            </mtr>
          </mtable>
        </mrow>
        <mo stretchy="false">)</mo>
      </mrow>
      <mrow>
        <msup>
          <mi>x</mi>
          <mrow>
            <mi>j</mi>
            <mrow>
              <mo stretchy="false">(</mo>
              <mrow>
                <mrow>
                  <mn>1</mn>
                  <mo stretchy="false">−</mo>
                  <mi>s</mi>
                </mrow>
              </mrow>
              <mo stretchy="false">)</mo>
            </mrow>
          </mrow>
        </msup>
      </mrow>
      <msup>
        <mrow>
          <mo stretchy="false">(</mo>
          <mrow>
            <mrow>
              <mo stretchy="false">(</mo>
              <mrow>
                <mrow>
                  <mn>1</mn>
                  <mo stretchy="false">−</mo>
                  <msup>
                    <mi>x</mi>
                    <mrow>
                      <mrow>
                        <mn>1</mn>
                        <mo stretchy="false">−</mo>
                        <mi>s</mi>
                      </mrow>
                    </mrow>
                  </msup>
                </mrow>
              </mrow>
              <mo stretchy="false">)</mo>
            </mrow>
            <mo stretchy="false">ζ</mo>
            <mrow>
              <mrow>
                <mo stretchy="false">(</mo>
                <mrow>
                  <mi>s</mi>
                </mrow>
                <mo stretchy="false">)</mo>
              </mrow>
              <mo stretchy="false">−</mo>
              <mn>1</mn>
            </mrow>
          </mrow>
          <mo stretchy="false">)</mo>
        </mrow>
        <mi>k</mi>
      </msup>
    </mrow>
    <annotation encoding="StarMath 5.0">%zeta(s)^z = sum from j = 0 sum from k = 0 (-1)^j (binom{-z}{j})(binom{z}{k}){x^{j(1-s)}} ((1-x^{1-s})%zeta(s)-1)^k</annotation>
  </semantics>
</math>
</file>

<file path=Object 66/content.xml><?xml version="1.0" encoding="utf-8"?>
<math xmlns="http://www.w3.org/1998/Math/MathML" display="block">
  <semantics>
    <mrow>
      <mrow>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i>k</mi>
              </msup>
            </mrow>
            <mo fence="true" stretchy="false">]</mo>
          </mrow>
          <mi>n</mi>
        </msub>
        <mo stretchy="false">=</mo>
        <mrow>
          <munderover>
            <mo stretchy="false">∑</mo>
            <mrow>
              <mi>j</mi>
              <mo stretchy="false">=</mo>
              <mn>0</mn>
            </mrow>
            <mi>k</mi>
          </munderover>
          <mrow>
            <munderover>
              <mo stretchy="false">∑</mo>
              <mrow>
                <mi>m</mi>
                <mo stretchy="false">=</mo>
                <mn>0</mn>
              </mrow>
              <mi>j</mi>
            </munderover>
            <msup>
              <mrow>
                <mo fence="true" stretchy="false">(</mo>
                <mrow>
                  <mrow>
                    <mo stretchy="false">−</mo>
                    <mn>1</mn>
                  </mrow>
                </mrow>
                <mo fence="true" stretchy="false">)</mo>
              </mrow>
              <mi>j</mi>
            </msup>
          </mrow>
        </mrow>
      </mrow>
      <mrow>
        <mo fence="true" stretchy="false">(</mo>
        <mrow>
          <mtable>
            <mtr>
              <mtd>
                <mi>k</mi>
              </mtd>
            </mtr>
            <mtr>
              <mtd>
                <mi>j</mi>
              </mtd>
            </mtr>
          </mtable>
        </mrow>
        <mo fence="true" stretchy="false">)</mo>
      </mrow>
      <mrow>
        <mo fence="true" stretchy="false">(</mo>
        <mrow>
          <mtable>
            <mtr>
              <mtd>
                <mi>j</mi>
              </mtd>
            </mtr>
            <mtr>
              <mtd>
                <mi>m</mi>
              </mtd>
            </mtr>
          </mtable>
        </mrow>
        <mo fence="true" stretchy="false">)</mo>
      </mrow>
      <msup>
        <mi>x</mi>
        <mrow>
          <mi>j</mi>
          <mrow>
            <mo fence="true" stretchy="false">(</mo>
            <mrow>
              <mrow>
                <mn>1</mn>
                <mo stretchy="false">−</mo>
                <mi>s</mi>
              </mrow>
            </mrow>
            <mo fence="true" stretchy="false">)</mo>
          </mrow>
        </mrow>
      </msup>
      <msub>
        <mrow>
          <mo fence="true" stretchy="false">[</mo>
          <mrow>
            <msup>
              <mrow>
                <mo fence="true" stretchy="false">(</mo>
                <mrow>
                  <mrow>
                    <mi mathvariant="normal">ζ</mi>
                    <mrow>
                      <mrow>
                        <mo fence="true" stretchy="false">(</mo>
                        <mrow>
                          <mi>s</mi>
                        </mrow>
                        <mo fence="true" stretchy="false">)</mo>
                      </mrow>
                      <mo stretchy="false">−</mo>
                      <mn>1</mn>
                    </mrow>
                  </mrow>
                </mrow>
                <mo fence="true" stretchy="false">)</mo>
              </mrow>
              <mrow>
                <mi>k</mi>
                <mo stretchy="false">−</mo>
                <mi>m</mi>
              </mrow>
            </msup>
          </mrow>
          <mo fence="true" stretchy="false">]</mo>
        </mrow>
        <mrow>
          <mi>n</mi>
          <mo stretchy="false">⋅</mo>
          <msup>
            <mi>x</mi>
            <mrow>
              <mo stretchy="false">−</mo>
              <mi>j</mi>
            </mrow>
          </msup>
        </mrow>
      </msub>
    </mrow>
    <annotation encoding="StarMath 5.0">[((1-x^{1-s})%zeta(s)-1)^k]_n = 
sum from j = 0 to k sum from m = 0 to j (-1)^j (binom{k}{j})(binom{j}{m})x^{j(1-s)} [(%zeta(s)-1)^{k-m}]_{{n} cdot x^-j}</annotation>
  </semantics>
</math>
</file>

<file path=Object 67/content.xml><?xml version="1.0" encoding="utf-8"?>
<math xmlns="http://www.w3.org/1998/Math/MathML" display="block">
  <semantics>
    <mrow>
      <mrow>
        <msub>
          <mrow>
            <mo fence="true" stretchy="false">[</mo>
            <mrow>
              <msup>
                <mrow>
                  <mo fence="true" stretchy="false">(</mo>
                  <mrow>
                    <mrow>
                      <mi mathvariant="normal">ζ</mi>
                      <mrow>
                        <mrow>
                          <mo fence="true" stretchy="false">(</mo>
                          <mrow>
                            <mi>s</mi>
                          </mrow>
                          <mo fence="true" stretchy="false">)</mo>
                        </mrow>
                        <mo stretchy="false">−</mo>
                        <mn>1</mn>
                      </mrow>
                    </mrow>
                  </mrow>
                  <mo fence="true" stretchy="false">)</mo>
                </mrow>
                <mi>k</mi>
              </msup>
            </mrow>
            <mo fence="true" stretchy="false">]</mo>
          </mrow>
          <mi>n</mi>
        </msub>
        <mo stretchy="false">=</mo>
        <mrow>
          <msup>
            <mrow>
              <mo fence="true" stretchy="false">(</mo>
              <mrow>
                <mrow>
                  <mo stretchy="false">−</mo>
                  <mn>1</mn>
                </mrow>
              </mrow>
              <mo fence="true" stretchy="false">)</mo>
            </mrow>
            <mi>k</mi>
          </msup>
          <mo stretchy="false">+</mo>
          <mrow>
            <munder>
              <mo stretchy="false">∑</mo>
              <mrow>
                <mi>j</mi>
                <mo stretchy="false">=</mo>
                <mn>0</mn>
              </mrow>
            </munder>
            <mrow>
              <munderover>
                <mo stretchy="false">∑</mo>
                <mrow>
                  <mi>m</mi>
                  <mo stretchy="false">=</mo>
                  <mn>0</mn>
                </mrow>
                <mi>k</mi>
              </munderover>
              <mrow>
                <mo fence="true" stretchy="false">(</mo>
                <mrow>
                  <mtable>
                    <mtr>
                      <mtd>
                        <mi>k</mi>
                      </mtd>
                    </mtr>
                    <mtr>
                      <mtd>
                        <mi>m</mi>
                      </mtd>
                    </mtr>
                  </mtable>
                </mrow>
                <mo fence="true" stretchy="false">)</mo>
              </mrow>
            </mrow>
          </mrow>
        </mrow>
      </mrow>
      <mrow>
        <mo fence="true" stretchy="false">(</mo>
        <mrow>
          <mtable>
            <mtr>
              <mtd>
                <mrow>
                  <mi>m</mi>
                  <mo stretchy="false">+</mo>
                  <mi>j</mi>
                  <mo stretchy="false">−</mo>
                  <mn>1</mn>
                </mrow>
              </mtd>
            </mtr>
            <mtr>
              <mtd>
                <mrow>
                  <mi>k</mi>
                  <mo stretchy="false">−</mo>
                  <mn>1</mn>
                </mrow>
              </mtd>
            </mtr>
          </mtable>
        </mrow>
        <mo fence="true" stretchy="false">)</mo>
      </mrow>
      <msup>
        <mi>x</mi>
        <mrow>
          <mi>j</mi>
          <mrow>
            <mo fence="true" stretchy="false">(</mo>
            <mrow>
              <mrow>
                <mn>1</mn>
                <mo stretchy="false">−</mo>
                <mi>s</mi>
              </mrow>
            </mrow>
            <mo fence="true" stretchy="false">)</mo>
          </mrow>
        </mrow>
      </msup>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i>m</mi>
            </msup>
          </mrow>
          <mo fence="true" stretchy="false">]</mo>
        </mrow>
        <mrow>
          <mi>n</mi>
          <msup>
            <mi>x</mi>
            <mrow>
              <mo stretchy="false">−</mo>
              <mi>j</mi>
            </mrow>
          </msup>
        </mrow>
      </msub>
    </mrow>
    <annotation encoding="StarMath 5.0">[(%zeta(s)-1)^k]_n = 
(-1)^k + sum from j = 0 sum from m = 0 to k (binom{k}{m})(binom{m+j-1}{k-1})x^{j(1-s)} [((1-x^{1-s})%zeta(s)-1)^m]_{n x^-j}</annotation>
  </semantics>
</math>
</file>

<file path=Object 68/content.xml><?xml version="1.0" encoding="utf-8"?>
<math xmlns="http://www.w3.org/1998/Math/MathML">
  <semantics>
    <mrow>
      <mi>D</mi>
      <mrow>
        <mo stretchy="false">(</mo>
        <mrow>
          <mi>n</mi>
        </mrow>
        <mo stretchy="false">)</mo>
      </mrow>
    </mrow>
    <annotation encoding="StarMath 5.0">D(n)</annotation>
  </semantics>
</math>
</file>

<file path=Object 69/content.xml><?xml version="1.0" encoding="utf-8"?>
<math xmlns="http://www.w3.org/1998/Math/MathML">
  <semantics>
    <mrow>
      <mi>M</mi>
      <mrow>
        <mo stretchy="false">(</mo>
        <mrow>
          <mi>n</mi>
        </mrow>
        <mo stretchy="false">)</mo>
      </mrow>
    </mrow>
    <annotation encoding="StarMath 5.0">M(n)</annotation>
  </semantics>
</math>
</file>

<file path=Object 7/content.xml><?xml version="1.0" encoding="utf-8"?>
<math xmlns="http://www.w3.org/1998/Math/MathML">
  <semantics>
    <mrow>
      <mo stretchy="false">η</mo>
      <mrow>
        <mo stretchy="false">(</mo>
        <mrow>
          <mi>s</mi>
        </mrow>
        <mo stretchy="false">)</mo>
      </mrow>
    </mrow>
    <annotation encoding="StarMath 5.0">%eta(s)</annotation>
  </semantics>
</math>
</file>

<file path=Object 70/content.xml><?xml version="1.0" encoding="utf-8"?>
<math xmlns="http://www.w3.org/1998/Math/MathML" display="block">
  <semantics>
    <mrow>
      <mi>D</mi>
      <mrow>
        <mrow>
          <mo fence="true" stretchy="false">(</mo>
          <mrow>
            <mi>n</mi>
          </mrow>
          <mo fence="true" stretchy="false">)</mo>
        </mrow>
        <mo stretchy="false">=</mo>
        <msub>
          <mrow>
            <mo fence="true" stretchy="false">[</mo>
            <mrow>
              <mrow>
                <mi mathvariant="normal">ζ</mi>
                <msup>
                  <mrow>
                    <mo fence="true" stretchy="false">(</mo>
                    <mrow>
                      <mn>0</mn>
                    </mrow>
                    <mo fence="true" stretchy="false">)</mo>
                  </mrow>
                  <mn>2</mn>
                </msup>
              </mrow>
            </mrow>
            <mo fence="true" stretchy="false">]</mo>
          </mrow>
          <mi>n</mi>
        </msub>
        <mo stretchy="false">=</mo>
        <mrow>
          <munder>
            <mo stretchy="false">∑</mo>
            <mrow>
              <mi>j</mi>
              <mo stretchy="false">=</mo>
              <mn>0</mn>
            </mrow>
          </munder>
          <mrow>
            <mo fence="true" stretchy="false">(</mo>
            <mrow>
              <mrow>
                <mi>j</mi>
                <mo stretchy="false">+</mo>
                <mn>1</mn>
              </mrow>
            </mrow>
            <mo fence="true" stretchy="false">)</mo>
          </mrow>
        </mrow>
      </mrow>
      <msup>
        <mi>x</mi>
        <mi>j</mi>
      </msup>
      <mrow>
        <mo fence="true" stretchy="false">(</mo>
        <mrow>
          <mrow>
            <mrow>
              <msub>
                <mrow>
                  <mo fence="true" stretchy="false">[</mo>
                  <mrow>
                    <msup>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n>0</mn>
                    </msup>
                  </mrow>
                  <mo fence="true" stretchy="false">]</mo>
                </mrow>
                <mrow>
                  <mi>n</mi>
                  <mo stretchy="false">⋅</mo>
                  <msup>
                    <mi>x</mi>
                    <mrow>
                      <mo stretchy="false">−</mo>
                      <mi>j</mi>
                    </mrow>
                  </msup>
                </mrow>
              </msub>
              <mo stretchy="false">+</mo>
              <mn>2</mn>
            </mrow>
            <mrow>
              <msub>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row>
                  <mi>n</mi>
                  <mo stretchy="false">⋅</mo>
                  <msup>
                    <mi>x</mi>
                    <mrow>
                      <mo stretchy="false">−</mo>
                      <mi>j</mi>
                    </mrow>
                  </msup>
                </mrow>
              </msub>
              <mo stretchy="false">+</mo>
              <msub>
                <mrow>
                  <mo fence="true" stretchy="false">[</mo>
                  <mrow>
                    <msup>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n>2</mn>
                    </msup>
                  </mrow>
                  <mo fence="true" stretchy="false">]</mo>
                </mrow>
                <mrow>
                  <mi>n</mi>
                  <mo stretchy="false">⋅</mo>
                  <msup>
                    <mi>x</mi>
                    <mrow>
                      <mo stretchy="false">−</mo>
                      <mi>j</mi>
                    </mrow>
                  </msup>
                </mrow>
              </msub>
            </mrow>
          </mrow>
        </mrow>
        <mo fence="true" stretchy="false">)</mo>
      </mrow>
    </mrow>
    <annotation encoding="StarMath 5.0">D(n) = [%zeta(0)^{2}]_n=
sum from j = 0 (j+1)x^j([((1-x^{1-0})%zeta(0)-1)^0]_{{n} cdot x^-j} + 2 [(1-x^{1-0})%zeta(0)-1]_{{n} cdot x^-j} + [((1-x^{1-0})%zeta(0)-1)^2]_{{n} cdot x^-j} )</annotation>
  </semantics>
</math>
</file>

<file path=Object 71/content.xml><?xml version="1.0" encoding="utf-8"?>
<math xmlns="http://www.w3.org/1998/Math/MathML" display="block">
  <semantics>
    <mrow>
      <mi>M</mi>
      <mrow>
        <mrow>
          <mo fence="true" stretchy="false">(</mo>
          <mrow>
            <mi>n</mi>
          </mrow>
          <mo fence="true" stretchy="false">)</mo>
        </mrow>
        <mo stretchy="false">=</mo>
        <msub>
          <mrow>
            <mo fence="true" stretchy="false">[</mo>
            <mrow>
              <mrow>
                <mi mathvariant="normal">ζ</mi>
                <msup>
                  <mrow>
                    <mo fence="true" stretchy="false">(</mo>
                    <mrow>
                      <mn>0</mn>
                    </mrow>
                    <mo fence="true" stretchy="false">)</mo>
                  </mrow>
                  <mrow>
                    <mo stretchy="false">−</mo>
                    <mn>1</mn>
                  </mrow>
                </msup>
              </mrow>
            </mrow>
            <mo fence="true" stretchy="false">]</mo>
          </mrow>
          <mi>n</mi>
        </msub>
        <mo stretchy="false">=</mo>
        <mrow>
          <munder>
            <mo stretchy="false">∑</mo>
            <mrow>
              <mi>k</mi>
              <mo stretchy="false">=</mo>
              <mn>0</mn>
            </mrow>
          </munder>
          <msup>
            <mrow>
              <mo fence="true" stretchy="false">(</mo>
              <mrow>
                <mrow>
                  <mo stretchy="false">−</mo>
                  <mn>1</mn>
                </mrow>
              </mrow>
              <mo fence="true" stretchy="false">)</mo>
            </mrow>
            <mi>k</mi>
          </msup>
        </mrow>
      </mrow>
      <mrow>
        <mo fence="true" stretchy="false">(</mo>
        <mrow>
          <mrow>
            <mrow>
              <msub>
                <mrow>
                  <mo fence="true" stretchy="false">[</mo>
                  <mrow>
                    <msup>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i>k</mi>
                    </msup>
                  </mrow>
                  <mo fence="true" stretchy="false">]</mo>
                </mrow>
                <mi>n</mi>
              </msub>
              <mo stretchy="false">−</mo>
              <mi>x</mi>
            </mrow>
            <msub>
              <mrow>
                <mo fence="true" stretchy="false">[</mo>
                <mrow>
                  <msup>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i>k</mi>
                  </msup>
                </mrow>
                <mo fence="true" stretchy="false">]</mo>
              </mrow>
              <mrow>
                <mi>n</mi>
                <mo stretchy="false">⋅</mo>
                <msup>
                  <mi>x</mi>
                  <mrow>
                    <mo stretchy="false">−</mo>
                    <mn>1</mn>
                  </mrow>
                </msup>
              </mrow>
            </msub>
          </mrow>
        </mrow>
        <mo fence="true" stretchy="false">)</mo>
      </mrow>
    </mrow>
    <annotation encoding="StarMath 5.0">M(n) = [%zeta(0)^{-1}]_n=
sum from k = 0 (-1)^k( [((1-x^{1-0})%zeta(0)-1)^k]_n - x { [((1-x^{1-0})%zeta(0)-1)^k]_{{n} cdot x^-1}})</annotation>
  </semantics>
</math>
</file>

<file path=Object 72/content.xml><?xml version="1.0" encoding="utf-8"?>
<math xmlns="http://www.w3.org/1998/Math/MathML" display="block">
  <semantics>
    <mrow>
      <mrow>
        <msup>
          <mrow>
            <mi mathvariant="normal">ζ</mi>
            <mrow>
              <mo fence="true" stretchy="false">(</mo>
              <mrow>
                <mn>0</mn>
              </mrow>
              <mo fence="true" stretchy="false">)</mo>
            </mrow>
          </mrow>
          <mn>2</mn>
        </msup>
        <mo stretchy="false">=</mo>
        <mrow>
          <munder>
            <mo stretchy="false">∑</mo>
            <mrow>
              <mi>j</mi>
              <mo stretchy="false">=</mo>
              <mn>0</mn>
            </mrow>
          </munder>
          <mrow>
            <mo fence="true" stretchy="false">(</mo>
            <mrow>
              <mrow>
                <mi>j</mi>
                <mo stretchy="false">+</mo>
                <mn>1</mn>
              </mrow>
            </mrow>
            <mo fence="true" stretchy="false">)</mo>
          </mrow>
        </mrow>
      </mrow>
      <mrow>
        <msup>
          <mi>x</mi>
          <mrow>
            <mi>j</mi>
            <mrow>
              <mo fence="true" stretchy="false">(</mo>
              <mrow>
                <mrow>
                  <mn>1</mn>
                  <mo stretchy="false">−</mo>
                  <mn>0</mn>
                </mrow>
              </mrow>
              <mo fence="true" stretchy="false">)</mo>
            </mrow>
          </mrow>
        </msup>
        <mo stretchy="false">⋅</mo>
        <mrow>
          <mo fence="true" stretchy="false">(</mo>
          <mrow>
            <mrow>
              <mrow>
                <msup>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n>0</mn>
                </msup>
                <mo stretchy="false">+</mo>
                <mn>2</mn>
              </mrow>
              <mrow>
                <msup>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n>1</mn>
                </msup>
                <mo stretchy="false">+</mo>
                <msup>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n>2</mn>
                </msup>
              </mrow>
            </mrow>
          </mrow>
          <mo fence="true" stretchy="false">)</mo>
        </mrow>
      </mrow>
    </mrow>
    <annotation encoding="StarMath 5.0">{%zeta(0)}^2 = 
sum from j = 0 (j+1)x^{j(1-0)}cdot(((1-x^{1-0})%zeta(0)-1)^0 + 2 ((1-x^{1-0})%zeta(0)-1)^1 + ((1-x^{1-0})%zeta(0)-1)^2 )</annotation>
  </semantics>
</math>
</file>

<file path=Object 73/content.xml><?xml version="1.0" encoding="utf-8"?>
<math xmlns="http://www.w3.org/1998/Math/MathML" display="block">
  <semantics>
    <mrow>
      <mrow>
        <mfrac>
          <mn>1</mn>
          <mrow>
            <mi mathvariant="normal">ζ</mi>
            <mrow>
              <mo fence="true" stretchy="false">(</mo>
              <mrow>
                <mn>0</mn>
              </mrow>
              <mo fence="true" stretchy="false">)</mo>
            </mrow>
          </mrow>
        </mfrac>
        <mo stretchy="false">=</mo>
        <mrow>
          <munder>
            <mo stretchy="false">∑</mo>
            <mrow>
              <mi>k</mi>
              <mo stretchy="false">=</mo>
              <mn>0</mn>
            </mrow>
          </munder>
          <msup>
            <mrow>
              <mo fence="true" stretchy="false">(</mo>
              <mrow>
                <mrow>
                  <mo stretchy="false">−</mo>
                  <mn>1</mn>
                </mrow>
              </mrow>
              <mo fence="true" stretchy="false">)</mo>
            </mrow>
            <mi>k</mi>
          </msup>
        </mrow>
      </mrow>
      <mrow>
        <mo fence="true" stretchy="false">(</mo>
        <mrow>
          <mrow>
            <mrow>
              <msup>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i>k</mi>
              </msup>
              <mo stretchy="false">−</mo>
              <msup>
                <mi>x</mi>
                <mrow>
                  <mo fence="true" stretchy="false">(</mo>
                  <mrow>
                    <mrow>
                      <mn>1</mn>
                      <mo stretchy="false">−</mo>
                      <mn>0</mn>
                    </mrow>
                  </mrow>
                  <mo fence="true" stretchy="false">)</mo>
                </mrow>
              </msup>
            </mrow>
            <msup>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i>k</mi>
            </msup>
          </mrow>
        </mrow>
        <mo fence="true" stretchy="false">)</mo>
      </mrow>
    </mrow>
    <annotation encoding="StarMath 5.0">1 over {%zeta(0)} = 
sum from k = 0 (-1)^k( ((1-x^{1-0})%zeta(0)-1)^k - x^(1-0) { ((1-x^{1-0})%zeta(0)-1)^k})</annotation>
  </semantics>
</math>
</file>

<file path=Object 74/content.xml><?xml version="1.0" encoding="utf-8"?>
<math xmlns="http://www.w3.org/1998/Math/MathML">
  <semantics>
    <mrow>
      <mi>c</mi>
      <mo stretchy="false">→</mo>
      <msup>
        <mn>1</mn>
        <mtext>+</mtext>
      </msup>
    </mrow>
    <annotation encoding="StarMath 5.0">c rightarrow 1^"+"</annotation>
  </semantics>
</math>
</file>

<file path=Object 75/content.xml><?xml version="1.0" encoding="utf-8"?>
<math xmlns="http://www.w3.org/1998/Math/MathML">
  <semantics>
    <mrow>
      <mi>D</mi>
      <mrow>
        <mo stretchy="false">(</mo>
        <mrow>
          <mi>n</mi>
        </mrow>
        <mo stretchy="false">)</mo>
      </mrow>
    </mrow>
    <annotation encoding="StarMath 5.0">D(n)</annotation>
  </semantics>
</math>
</file>

<file path=Object 76/content.xml><?xml version="1.0" encoding="utf-8"?>
<math xmlns="http://www.w3.org/1998/Math/MathML">
  <semantics>
    <mrow>
      <mi>M</mi>
      <mrow>
        <mo stretchy="false">(</mo>
        <mrow>
          <mi>n</mi>
        </mrow>
        <mo stretchy="false">)</mo>
      </mrow>
    </mrow>
    <annotation encoding="StarMath 5.0">M(n)</annotation>
  </semantics>
</math>
</file>

<file path=Object 77/content.xml><?xml version="1.0" encoding="utf-8"?>
<math xmlns="http://www.w3.org/1998/Math/MathML">
  <semantics>
    <mrow>
      <mo stretchy="false">Π</mo>
      <mrow>
        <mo stretchy="false">(</mo>
        <mrow>
          <mi>n</mi>
        </mrow>
        <mo stretchy="false">)</mo>
      </mrow>
    </mrow>
    <annotation encoding="StarMath 5.0">%PI(n)</annotation>
  </semantics>
</math>
</file>

<file path=Object 78/content.xml><?xml version="1.0" encoding="utf-8"?>
<math xmlns="http://www.w3.org/1998/Math/MathML" display="block">
  <semantics>
    <mrow>
      <mi mathvariant="normal">Π</mi>
      <mrow>
        <mrow>
          <mo fence="true" stretchy="false">(</mo>
          <mrow>
            <mi>n</mi>
          </mrow>
          <mo fence="true" stretchy="false">)</mo>
        </mrow>
        <mo stretchy="false">=</mo>
        <mrow>
          <munder>
            <mi>lim</mi>
            <mrow>
              <mi>z</mi>
              <mo stretchy="false">→</mo>
              <mn>0</mn>
            </mrow>
          </munder>
          <mfrac>
            <mrow>
              <msub>
                <mrow>
                  <mo fence="true" stretchy="false">[</mo>
                  <mrow>
                    <mrow>
                      <mi mathvariant="normal">ζ</mi>
                      <msup>
                        <mrow>
                          <mo fence="true" stretchy="false">(</mo>
                          <mrow>
                            <mn>0</mn>
                          </mrow>
                          <mo fence="true" stretchy="false">)</mo>
                        </mrow>
                        <mi>z</mi>
                      </msup>
                    </mrow>
                  </mrow>
                  <mo fence="true" stretchy="false">]</mo>
                </mrow>
                <mi>n</mi>
              </msub>
              <mo stretchy="false">−</mo>
              <mn>1</mn>
            </mrow>
            <mi>z</mi>
          </mfrac>
        </mrow>
      </mrow>
    </mrow>
    <annotation encoding="StarMath 5.0">%PI(n) = lim from {z rightarrow 0}  {{[%zeta(0)^z]_n-1} over z}</annotation>
  </semantics>
</math>
</file>

<file path=Object 79/content.xml><?xml version="1.0" encoding="utf-8"?>
<math xmlns="http://www.w3.org/1998/Math/MathML">
  <semantics>
    <mrow>
      <mo stretchy="false">Π</mo>
      <mrow>
        <mo stretchy="false">(</mo>
        <mrow>
          <mi>n</mi>
        </mrow>
        <mo stretchy="false">)</mo>
      </mrow>
    </mrow>
    <annotation encoding="StarMath 5.0">%PI(n)</annotation>
  </semantics>
</math>
</file>

<file path=Object 8/content.xml><?xml version="1.0" encoding="utf-8"?>
<math xmlns="http://www.w3.org/1998/Math/MathML" display="block">
  <semantics>
    <mrow>
      <mrow>
        <msub>
          <mrow>
            <mo fence="true" stretchy="false">[</mo>
            <mrow>
              <mrow>
                <mi mathvariant="normal">η</mi>
                <msup>
                  <mrow>
                    <mo fence="true" stretchy="false">(</mo>
                    <mrow>
                      <mi>s</mi>
                    </mrow>
                    <mo fence="true" stretchy="false">)</mo>
                  </mrow>
                  <mi>k</mi>
                </msup>
              </mrow>
            </mrow>
            <mo fence="true" stretchy="false">]</mo>
          </mrow>
          <mi>n</mi>
        </msub>
        <mo stretchy="false">=</mo>
        <mrow>
          <munder>
            <mo stretchy="false">∑</mo>
            <mrow>
              <mi>j</mi>
              <mo stretchy="false">=</mo>
              <mn>1</mn>
            </mrow>
          </munder>
          <msup>
            <mrow>
              <mo fence="true" stretchy="false">(</mo>
              <mrow>
                <mrow>
                  <mo stretchy="false">−</mo>
                  <mn>1</mn>
                </mrow>
              </mrow>
              <mo fence="true" stretchy="false">)</mo>
            </mrow>
            <mrow>
              <mi>j</mi>
              <mo stretchy="false">+</mo>
              <mn>1</mn>
            </mrow>
          </msup>
        </mrow>
      </mrow>
      <msup>
        <mi>j</mi>
        <mrow>
          <mo stretchy="false">−</mo>
          <mi>s</mi>
        </mrow>
      </msup>
      <msub>
        <mrow>
          <mo fence="true" stretchy="false">[</mo>
          <mrow>
            <mrow>
              <mi mathvariant="normal">η</mi>
              <msup>
                <mrow>
                  <mo fence="true" stretchy="false">(</mo>
                  <mrow>
                    <mi>s</mi>
                  </mrow>
                  <mo fence="true" stretchy="false">)</mo>
                </mrow>
                <mrow>
                  <mi>k</mi>
                  <mo stretchy="false">−</mo>
                  <mn>1</mn>
                </mrow>
              </msup>
            </mrow>
          </mrow>
          <mo fence="true" stretchy="false">]</mo>
        </mrow>
        <mrow>
          <mi>n</mi>
          <mo stretchy="false">⋅</mo>
          <msup>
            <mi>j</mi>
            <mrow>
              <mo stretchy="false">−</mo>
              <mn>1</mn>
            </mrow>
          </msup>
        </mrow>
      </msub>
    </mrow>
    <annotation encoding="StarMath 5.0">[%eta(s)^k]_n = sum from j = 1 (-1)^{j+1} j^{-s} [%eta(s)^{k-1}]_{n cdot j^-1}</annotation>
  </semantics>
</math>
</file>

<file path=Object 80/content.xml><?xml version="1.0" encoding="utf-8"?>
<math xmlns="http://www.w3.org/1998/Math/MathML" display="block">
  <semantics>
    <msub>
      <mrow>
        <mo fence="true" stretchy="false">[</mo>
        <mrow>
          <msup>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i>k</mi>
          </msup>
        </mrow>
        <mo fence="true" stretchy="false">]</mo>
      </mrow>
      <mi>n</mi>
    </msub>
    <annotation encoding="StarMath 5.0">[((1-x^{1-0})%zeta(0)-1)^k]_n</annotation>
  </semantics>
</math>
</file>

<file path=Object 81/content.xml><?xml version="1.0" encoding="utf-8"?>
<math xmlns="http://www.w3.org/1998/Math/MathML" display="block">
  <semantics>
    <mrow>
      <msub>
        <mrow>
          <mo fence="true" stretchy="false">[</mo>
          <mrow>
            <mrow>
              <mi>log</mi>
              <mi mathvariant="normal">ζ</mi>
              <mrow>
                <mo fence="true" stretchy="false">(</mo>
                <mrow>
                  <mi>s</mi>
                </mrow>
                <mo fence="true" stretchy="false">)</mo>
              </mrow>
            </mrow>
          </mrow>
          <mo fence="true" stretchy="false">]</mo>
        </mrow>
        <mi>n</mi>
      </msub>
      <mo stretchy="false">=</mo>
      <mrow>
        <munder>
          <mo stretchy="false">∑</mo>
          <mrow>
            <mi>k</mi>
            <mo stretchy="false">=</mo>
            <mn>1</mn>
          </mrow>
        </munder>
        <mrow>
          <msup>
            <mi>k</mi>
            <mrow>
              <mo stretchy="false">−</mo>
              <mn>1</mn>
            </mrow>
          </msup>
          <mrow>
            <mo fence="true" stretchy="false">(</mo>
            <mrow>
              <mrow>
                <mrow>
                  <mrow>
                    <msup>
                      <mi>x</mi>
                      <mrow>
                        <mi>k</mi>
                        <mrow>
                          <mo fence="true" stretchy="false">(</mo>
                          <mrow>
                            <mrow>
                              <mn>1</mn>
                              <mo stretchy="false">−</mo>
                              <mi>s</mi>
                            </mrow>
                          </mrow>
                          <mo fence="true" stretchy="false">)</mo>
                        </mrow>
                      </mrow>
                    </msup>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n>0</mn>
                          </msup>
                        </mrow>
                        <mo fence="true" stretchy="false">]</mo>
                      </mrow>
                      <mrow>
                        <mi>n</mi>
                        <mo stretchy="false">⋅</mo>
                        <msup>
                          <mi>x</mi>
                          <mrow>
                            <mo stretchy="false">−</mo>
                            <mi>k</mi>
                          </mrow>
                        </msup>
                      </mrow>
                    </msub>
                  </mrow>
                  <mo stretchy="false">+</mo>
                  <msup>
                    <mrow>
                      <mo fence="true" stretchy="false">(</mo>
                      <mrow>
                        <mrow>
                          <mo stretchy="false">−</mo>
                          <mn>1</mn>
                        </mrow>
                      </mrow>
                      <mo fence="true" stretchy="false">)</mo>
                    </mrow>
                    <mrow>
                      <mi>k</mi>
                      <mo stretchy="false">+</mo>
                      <mn>1</mn>
                    </mrow>
                  </msup>
                </mrow>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i>k</mi>
                      </msup>
                    </mrow>
                    <mo fence="true" stretchy="false">]</mo>
                  </mrow>
                  <mi>n</mi>
                </msub>
              </mrow>
            </mrow>
            <mo fence="true" stretchy="false">)</mo>
          </mrow>
        </mrow>
      </mrow>
    </mrow>
    <annotation encoding="StarMath 5.0">[log %zeta(s)]_n = 
sum from k = 1 { k^-1 ( {{x^{k(1-s)} [((1-x^{1-s})%zeta(s)-1)^0]_{n cdot x^-k}} }+ 
{(-1)^{k+1}} [((1-x^{1-s})%zeta(s)-1)^k]_n)}</annotation>
  </semantics>
</math>
</file>

<file path=Object 82/content.xml><?xml version="1.0" encoding="utf-8"?>
<math xmlns="http://www.w3.org/1998/Math/MathML" display="block">
  <semantics>
    <mrow>
      <mi mathvariant="normal">Π</mi>
      <mrow>
        <mrow>
          <mo fence="true" stretchy="false">(</mo>
          <mrow>
            <mi>n</mi>
          </mrow>
          <mo fence="true" stretchy="false">)</mo>
        </mrow>
        <mo stretchy="false">=</mo>
        <mrow>
          <munder>
            <mo stretchy="false">∑</mo>
            <mrow>
              <mi>k</mi>
              <mo stretchy="false">=</mo>
              <mn>1</mn>
            </mrow>
          </munder>
          <mrow>
            <mfrac>
              <mn>1</mn>
              <mi>k</mi>
            </mfrac>
            <mrow>
              <mo fence="true" stretchy="false">(</mo>
              <mrow>
                <mrow>
                  <mrow>
                    <mrow>
                      <msup>
                        <mi>x</mi>
                        <mi>k</mi>
                      </msup>
                      <msub>
                        <mrow>
                          <mo fence="true" stretchy="false">[</mo>
                          <mrow>
                            <msup>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n>0</mn>
                            </msup>
                          </mrow>
                          <mo fence="true" stretchy="false">]</mo>
                        </mrow>
                        <mrow>
                          <mi>n</mi>
                          <mo stretchy="false">⋅</mo>
                          <msup>
                            <mi>x</mi>
                            <mrow>
                              <mo stretchy="false">−</mo>
                              <mi>k</mi>
                            </mrow>
                          </msup>
                        </mrow>
                      </msub>
                    </mrow>
                    <mo stretchy="false">+</mo>
                    <msup>
                      <mrow>
                        <mo fence="true" stretchy="false">(</mo>
                        <mrow>
                          <mrow>
                            <mo stretchy="false">−</mo>
                            <mn>1</mn>
                          </mrow>
                        </mrow>
                        <mo fence="true" stretchy="false">)</mo>
                      </mrow>
                      <mrow>
                        <mi>k</mi>
                        <mo stretchy="false">+</mo>
                        <mn>1</mn>
                      </mrow>
                    </msup>
                  </mrow>
                  <msub>
                    <mrow>
                      <mo fence="true" stretchy="false">[</mo>
                      <mrow>
                        <msup>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i>k</mi>
                        </msup>
                      </mrow>
                      <mo fence="true" stretchy="false">]</mo>
                    </mrow>
                    <mi>n</mi>
                  </msub>
                </mrow>
              </mrow>
              <mo fence="true" stretchy="false">)</mo>
            </mrow>
          </mrow>
        </mrow>
      </mrow>
    </mrow>
    <annotation encoding="StarMath 5.0">%PI(n) = 
sum from k = 1 { 1 over k ( {{x^k [((1-x^{1-0})%zeta(0)-1)^0]_{n cdot x^-k}} }+ 
{(-1)^{k+1}} [((1-x^{1-0})%zeta(0)-1)^k]_n)}</annotation>
  </semantics>
</math>
</file>

<file path=Object 83/content.xml><?xml version="1.0" encoding="utf-8"?>
<math xmlns="http://www.w3.org/1998/Math/MathML" display="block">
  <semantics>
    <mrow>
      <mi mathvariant="normal">ℜ</mi>
      <mrow>
        <mrow>
          <mo fence="true" stretchy="false">(</mo>
          <mrow>
            <mi>s</mi>
          </mrow>
          <mo fence="true" stretchy="false">)</mo>
        </mrow>
        <mo stretchy="false">&gt;</mo>
        <mn>1</mn>
      </mrow>
    </mrow>
    <annotation encoding="StarMath 5.0">Re (s)&gt;1</annotation>
  </semantics>
</math>
</file>

<file path=Object 84/content.xml><?xml version="1.0" encoding="utf-8"?>
<math xmlns="http://www.w3.org/1998/Math/MathML" display="block">
  <semantics>
    <mrow>
      <mi>log</mi>
      <mi mathvariant="normal">ζ</mi>
      <mrow>
        <mrow>
          <mo fence="true" stretchy="false">(</mo>
          <mrow>
            <mi>s</mi>
          </mrow>
          <mo fence="true" stretchy="false">)</mo>
        </mrow>
        <mo stretchy="false">=</mo>
        <mrow>
          <munderover>
            <mo stretchy="false">∑</mo>
            <mrow>
              <mi>k</mi>
              <mo stretchy="false">=</mo>
              <mn>1</mn>
            </mrow>
            <mi mathvariant="normal">∞</mi>
          </munderover>
          <msup>
            <mi>k</mi>
            <mrow>
              <mo stretchy="false">−</mo>
              <mn>1</mn>
            </mrow>
          </msup>
        </mrow>
      </mrow>
      <mrow>
        <mo fence="true" stretchy="false">(</mo>
        <mrow>
          <mrow>
            <msup>
              <mi>x</mi>
              <mi>k</mi>
            </msup>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n>0</mn>
              </msup>
              <mo stretchy="false">+</mo>
              <msup>
                <mrow>
                  <mo fence="true" stretchy="false">(</mo>
                  <mrow>
                    <mrow>
                      <mo stretchy="false">−</mo>
                      <mn>1</mn>
                    </mrow>
                  </mrow>
                  <mo fence="true" stretchy="false">)</mo>
                </mrow>
                <mrow>
                  <mi>k</mi>
                  <mo stretchy="false">+</mo>
                  <mn>1</mn>
                </mrow>
              </msup>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i>k</mi>
            </msup>
          </mrow>
        </mrow>
        <mo fence="true" stretchy="false">)</mo>
      </mrow>
    </mrow>
    <annotation encoding="StarMath 5.0">log %zeta(s)= 
sum from k = 1 to infinity k^-1 (x^k((1-x^{1-s})%zeta(s)-1)^0 + (-1)^{k+1}((1-x^{1-s})%zeta(s)-1)^k)</annotation>
  </semantics>
</math>
</file>

<file path=Object 85/content.xml><?xml version="1.0" encoding="utf-8"?>
<math xmlns="http://www.w3.org/1998/Math/MathML" display="block">
  <semantics>
    <mtable>
      <mtr>
        <mtd>
          <mrow>
            <mrow>
              <munder>
                <mi>lim</mi>
                <mrow>
                  <mi>x</mi>
                  <mo stretchy="false">→</mo>
                  <msup>
                    <mn>1</mn>
                    <mtext>+</mtext>
                  </msup>
                </mrow>
              </munder>
              <mrow>
                <munder>
                  <mo stretchy="false">∑</mo>
                  <mrow>
                    <mi>k</mi>
                    <mo stretchy="false">=</mo>
                    <mn>1</mn>
                  </mrow>
                </munder>
                <mrow>
                  <mfrac>
                    <mn>1</mn>
                    <mi>k</mi>
                  </mfrac>
                  <mrow>
                    <mo fence="true" stretchy="false">(</mo>
                    <mrow>
                      <mrow>
                        <msup>
                          <mi>x</mi>
                          <mrow>
                            <mi>k</mi>
                            <mrow>
                              <mo fence="true" stretchy="false">(</mo>
                              <mrow>
                                <mrow>
                                  <mn>1</mn>
                                  <mo stretchy="false">−</mo>
                                  <mi>s</mi>
                                </mrow>
                              </mrow>
                              <mo fence="true" stretchy="false">)</mo>
                            </mrow>
                          </mrow>
                        </msup>
                        <mrow>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n>0</mn>
                                </msup>
                              </mrow>
                              <mo fence="true" stretchy="false">]</mo>
                            </mrow>
                            <mrow>
                              <mi>n</mi>
                              <mo stretchy="false">⋅</mo>
                              <msup>
                                <mi>x</mi>
                                <mrow>
                                  <mo stretchy="false">−</mo>
                                  <mi>k</mi>
                                </mrow>
                              </msup>
                            </mrow>
                          </msub>
                          <mo stretchy="false">−</mo>
                          <mn>1</mn>
                        </mrow>
                      </mrow>
                    </mrow>
                    <mo fence="true" stretchy="false">)</mo>
                  </mrow>
                </mrow>
              </mrow>
            </mrow>
            <mo stretchy="false">=</mo>
            <mtext/>
          </mrow>
        </mtd>
      </mtr>
      <mtr>
        <mtd>
          <mrow>
            <mtext/>
            <mrow>
              <mrow>
                <munder>
                  <mi>lim</mi>
                  <mrow>
                    <mi>x</mi>
                    <mo stretchy="false">→</mo>
                    <msup>
                      <mn>1</mn>
                      <mtext>+</mtext>
                    </msup>
                  </mrow>
                </munder>
                <mrow>
                  <munderover>
                    <mo stretchy="false">∑</mo>
                    <mrow>
                      <mi>k</mi>
                      <mo stretchy="false">=</mo>
                      <mn>1</mn>
                    </mrow>
                    <mrow>
                      <mo fence="true" stretchy="false">⌊</mo>
                      <mrow>
                        <mfrac>
                          <mrow>
                            <mi>log</mi>
                            <mi>n</mi>
                          </mrow>
                          <mrow>
                            <mi>log</mi>
                            <mi>x</mi>
                          </mrow>
                        </mfrac>
                      </mrow>
                      <mo fence="true" stretchy="false">⌋</mo>
                    </mrow>
                  </munderover>
                  <mfrac>
                    <mrow>
                      <msup>
                        <mi>x</mi>
                        <mrow>
                          <mi>k</mi>
                          <mrow>
                            <mo fence="true" stretchy="false">(</mo>
                            <mrow>
                              <mrow>
                                <mn>1</mn>
                                <mo stretchy="false">−</mo>
                                <mi>s</mi>
                              </mrow>
                            </mrow>
                            <mo fence="true" stretchy="false">)</mo>
                          </mrow>
                        </mrow>
                      </msup>
                      <mo stretchy="false">−</mo>
                      <mn>1</mn>
                    </mrow>
                    <mi>k</mi>
                  </mfrac>
                </mrow>
              </mrow>
              <mo stretchy="false">=</mo>
              <mtext/>
            </mrow>
          </mrow>
        </mtd>
      </mtr>
      <mtr>
        <mtd>
          <mrow>
            <mtext/>
            <mi mathvariant="italic">li</mi>
            <mrow>
              <mrow>
                <mo fence="true" stretchy="false">(</mo>
                <mrow>
                  <msup>
                    <mi>n</mi>
                    <mrow>
                      <mn>1</mn>
                      <mo stretchy="false">−</mo>
                      <mi>s</mi>
                    </mrow>
                  </msup>
                </mrow>
                <mo fence="true" stretchy="false">)</mo>
              </mrow>
              <mo stretchy="false">−</mo>
              <mi>log</mi>
            </mrow>
            <mi>log</mi>
            <mrow>
              <msup>
                <mi>n</mi>
                <mrow>
                  <mn>1</mn>
                  <mo stretchy="false">−</mo>
                  <mi>s</mi>
                </mrow>
              </msup>
              <mo stretchy="false">−</mo>
              <mi mathvariant="normal">γ</mi>
            </mrow>
          </mrow>
        </mtd>
      </mtr>
    </mtable>
    <annotation encoding="StarMath 5.0">lim from{x rightarrow 1^"+"} sum from k = 1 { 1 over k ( x^{k(1-s)} [((1-x^{1-s})%zeta(s)-1)^0]_{n cdot x^-k}-1)} = 
"" newline "" lim from{x rightarrow 1^"+"} sum from k = 1 to lfloor {log n}over {log x}  rfloor {{x^{k(1-s)}-1} over {k}} = 
"" newline "" li(n^{1-s}) - log log n^{1-s} - %gamma</annotation>
  </semantics>
</math>
</file>

<file path=Object 86/content.xml><?xml version="1.0" encoding="utf-8"?>
<math xmlns="http://www.w3.org/1998/Math/MathML" display="block">
  <semantics>
    <mtable>
      <mtr>
        <mtd>
          <mrow>
            <mrow>
              <munder>
                <mi>lim</mi>
                <mrow>
                  <mi>x</mi>
                  <mo stretchy="false">→</mo>
                  <msup>
                    <mn>1</mn>
                    <mtext>+</mtext>
                  </msup>
                </mrow>
              </munder>
              <mrow>
                <munder>
                  <mo stretchy="false">∑</mo>
                  <mrow>
                    <mi>k</mi>
                    <mo stretchy="false">=</mo>
                    <mn>1</mn>
                  </mrow>
                </munder>
                <mrow>
                  <mfrac>
                    <mn>1</mn>
                    <mi>k</mi>
                  </mfrac>
                  <mrow>
                    <mo fence="true" stretchy="false">(</mo>
                    <mrow>
                      <mrow>
                        <msup>
                          <mi>x</mi>
                          <mi>k</mi>
                        </msup>
                        <mrow>
                          <msub>
                            <mrow>
                              <mo fence="true" stretchy="false">[</mo>
                              <mrow>
                                <msup>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n>0</mn>
                                </msup>
                              </mrow>
                              <mo fence="true" stretchy="false">]</mo>
                            </mrow>
                            <mrow>
                              <mi>n</mi>
                              <mo stretchy="false">⋅</mo>
                              <msup>
                                <mi>x</mi>
                                <mrow>
                                  <mo stretchy="false">−</mo>
                                  <mi>k</mi>
                                </mrow>
                              </msup>
                            </mrow>
                          </msub>
                          <mo stretchy="false">−</mo>
                          <mn>1</mn>
                        </mrow>
                      </mrow>
                    </mrow>
                    <mo fence="true" stretchy="false">)</mo>
                  </mrow>
                </mrow>
              </mrow>
            </mrow>
            <mo stretchy="false">=</mo>
            <mtext/>
          </mrow>
        </mtd>
      </mtr>
      <mtr>
        <mtd>
          <mrow>
            <mtext/>
            <mrow>
              <mrow>
                <munder>
                  <mi>lim</mi>
                  <mrow>
                    <mi>x</mi>
                    <mo stretchy="false">→</mo>
                    <msup>
                      <mn>1</mn>
                      <mtext>+</mtext>
                    </msup>
                  </mrow>
                </munder>
                <mrow>
                  <munderover>
                    <mo stretchy="false">∑</mo>
                    <mrow>
                      <mi>k</mi>
                      <mo stretchy="false">=</mo>
                      <mn>1</mn>
                    </mrow>
                    <mrow>
                      <mo fence="true" stretchy="false">⌊</mo>
                      <mrow>
                        <mfrac>
                          <mrow>
                            <mi>log</mi>
                            <mi>n</mi>
                          </mrow>
                          <mrow>
                            <mi>log</mi>
                            <mi>x</mi>
                          </mrow>
                        </mfrac>
                      </mrow>
                      <mo fence="true" stretchy="false">⌋</mo>
                    </mrow>
                  </munderover>
                  <mfrac>
                    <mrow>
                      <msup>
                        <mi>x</mi>
                        <mi>k</mi>
                      </msup>
                      <mo stretchy="false">−</mo>
                      <mn>1</mn>
                    </mrow>
                    <mi>k</mi>
                  </mfrac>
                </mrow>
              </mrow>
              <mo stretchy="false">=</mo>
              <mtext/>
            </mrow>
          </mrow>
        </mtd>
      </mtr>
      <mtr>
        <mtd>
          <mrow>
            <mtext/>
            <mi mathvariant="italic">li</mi>
            <mrow>
              <mrow>
                <mo fence="true" stretchy="false">(</mo>
                <mrow>
                  <mi>n</mi>
                </mrow>
                <mo fence="true" stretchy="false">)</mo>
              </mrow>
              <mo stretchy="false">−</mo>
              <mi>log</mi>
            </mrow>
            <mi>log</mi>
            <mrow>
              <mi>n</mi>
              <mo stretchy="false">−</mo>
              <mi mathvariant="normal">γ</mi>
            </mrow>
          </mrow>
        </mtd>
      </mtr>
    </mtable>
    <annotation encoding="StarMath 5.0">lim from{x rightarrow 1^"+"} sum from k = 1 { 1 over k ( x^k [((1-x^{1-0})%zeta(0)-1)^0]_{n cdot x^-k}-1)} = 
"" newline "" lim from{x rightarrow 1^"+"} sum from k = 1 to lfloor {log n}over {log x}  rfloor {{x^k-1} over {k}} = 
"" newline "" li(n) - log log n - %gamma</annotation>
  </semantics>
</math>
</file>

<file path=Object 87/content.xml><?xml version="1.0" encoding="utf-8"?>
<math xmlns="http://www.w3.org/1998/Math/MathML">
  <semantics>
    <mrow>
      <mrow>
        <mrow>
          <munder>
            <mi>lim</mi>
            <mrow>
              <mi>k</mi>
              <mo stretchy="false">→</mo>
              <mn>0</mn>
            </mrow>
          </munder>
          <mrow>
            <mfrac>
              <mrow>
                <mrow>
                  <msup>
                    <mi>x</mi>
                    <mi>k</mi>
                  </msup>
                  <mo stretchy="false">−</mo>
                  <mn>1</mn>
                </mrow>
              </mrow>
              <mrow>
                <mi>k</mi>
              </mrow>
            </mfrac>
          </mrow>
        </mrow>
        <mo stretchy="false">=</mo>
        <mi>log</mi>
      </mrow>
      <mi>x</mi>
    </mrow>
    <annotation encoding="StarMath 5.0">lim from{k rightarrow 0} {{x^k-1} over {k}} = log x</annotation>
  </semantics>
</math>
</file>

<file path=Object 88/content.xml><?xml version="1.0" encoding="utf-8"?>
<math xmlns="http://www.w3.org/1998/Math/MathML">
  <semantics>
    <mrow>
      <mo stretchy="false">Π</mo>
      <mrow>
        <mo stretchy="false">(</mo>
        <mrow>
          <mi>n</mi>
        </mrow>
        <mo stretchy="false">)</mo>
      </mrow>
    </mrow>
    <annotation encoding="StarMath 5.0">%PI(n)</annotation>
  </semantics>
</math>
</file>

<file path=Object 89/content.xml><?xml version="1.0" encoding="utf-8"?>
<math xmlns="http://www.w3.org/1998/Math/MathML">
  <semantics>
    <mrow>
      <mi mathvariant="italic">li</mi>
      <mrow>
        <mo stretchy="false">(</mo>
        <mrow>
          <mi>n</mi>
        </mrow>
        <mo stretchy="false">)</mo>
      </mrow>
    </mrow>
    <annotation encoding="StarMath 5.0">li(n)</annotation>
  </semantics>
</math>
</file>

<file path=Object 9/content.xml><?xml version="1.0" encoding="utf-8"?>
<math xmlns="http://www.w3.org/1998/Math/MathML" display="block">
  <semantics>
    <mtable>
      <mtr>
        <mtd>
          <mrow>
            <mtext/>
            <mrow>
              <msub>
                <mrow>
                  <mo fence="true" stretchy="false">[</mo>
                  <mrow>
                    <mrow>
                      <mi mathvariant="normal">η</mi>
                      <mrow>
                        <mo fence="true" stretchy="false">(</mo>
                        <mrow>
                          <mi>s</mi>
                        </mrow>
                        <mo fence="true" stretchy="false">)</mo>
                      </mrow>
                    </mrow>
                  </mrow>
                  <mo fence="true" stretchy="false">]</mo>
                </mrow>
                <mi>n</mi>
              </msub>
              <mo stretchy="false">=</mo>
              <mrow>
                <mrow>
                  <munderover>
                    <mo stretchy="false">∑</mo>
                    <mrow>
                      <mi>j</mi>
                      <mo stretchy="false">=</mo>
                      <mn>1</mn>
                    </mrow>
                    <mi>n</mi>
                  </munderover>
                  <msup>
                    <mrow>
                      <mo fence="true" stretchy="false">(</mo>
                      <mrow>
                        <mrow>
                          <mo stretchy="false">−</mo>
                          <mn>1</mn>
                        </mrow>
                      </mrow>
                      <mo fence="true" stretchy="false">)</mo>
                    </mrow>
                    <mrow>
                      <mi>j</mi>
                      <mo stretchy="false">+</mo>
                      <mn>1</mn>
                    </mrow>
                  </msup>
                </mrow>
                <mo stretchy="false">⋅</mo>
                <msup>
                  <mi>j</mi>
                  <mrow>
                    <mo stretchy="false">−</mo>
                    <mi>s</mi>
                  </mrow>
                </msup>
              </mrow>
            </mrow>
            <mtext/>
          </mrow>
        </mtd>
      </mtr>
      <mtr>
        <mtd>
          <mrow>
            <mtext/>
            <mrow>
              <msub>
                <mrow>
                  <mo fence="true" stretchy="false">[</mo>
                  <mrow>
                    <mrow>
                      <mi mathvariant="normal">η</mi>
                      <msup>
                        <mrow>
                          <mo fence="true" stretchy="false">(</mo>
                          <mrow>
                            <mi>s</mi>
                          </mrow>
                          <mo fence="true" stretchy="false">)</mo>
                        </mrow>
                        <mn>2</mn>
                      </msup>
                    </mrow>
                  </mrow>
                  <mo fence="true" stretchy="false">]</mo>
                </mrow>
                <mi>n</mi>
              </msub>
              <mo stretchy="false">=</mo>
              <mrow>
                <mrow>
                  <munderover>
                    <mo stretchy="false">∑</mo>
                    <mrow>
                      <mi>j</mi>
                      <mo stretchy="false">=</mo>
                      <mn>1</mn>
                    </mrow>
                    <mi>n</mi>
                  </munderover>
                  <mrow>
                    <munderover>
                      <mo stretchy="false">∑</mo>
                      <mrow>
                        <mi>k</mi>
                        <mo stretchy="false">=</mo>
                        <mn>2</mn>
                      </mrow>
                      <mrow>
                        <mo fence="true" stretchy="false">⌊</mo>
                        <mrow>
                          <mfrac>
                            <mi>n</mi>
                            <mi>j</mi>
                          </mfrac>
                        </mrow>
                        <mo fence="true" stretchy="false">⌋</mo>
                      </mrow>
                    </munderover>
                    <msup>
                      <mrow>
                        <mo fence="true" stretchy="false">(</mo>
                        <mrow>
                          <mrow>
                            <mo stretchy="false">−</mo>
                            <mn>1</mn>
                          </mrow>
                        </mrow>
                        <mo fence="true" stretchy="false">)</mo>
                      </mrow>
                      <mrow>
                        <mi>j</mi>
                        <mo stretchy="false">+</mo>
                        <mi>k</mi>
                      </mrow>
                    </msup>
                  </mrow>
                </mrow>
                <mo stretchy="false">⋅</mo>
                <msup>
                  <mrow>
                    <mo fence="true" stretchy="false">(</mo>
                    <mrow>
                      <mrow>
                        <mi>j</mi>
                        <mo stretchy="false">⋅</mo>
                        <mi>k</mi>
                      </mrow>
                    </mrow>
                    <mo fence="true" stretchy="false">)</mo>
                  </mrow>
                  <mrow>
                    <mo stretchy="false">−</mo>
                    <mi>s</mi>
                  </mrow>
                </msup>
              </mrow>
            </mrow>
            <mtext/>
          </mrow>
        </mtd>
      </mtr>
      <mtr>
        <mtd>
          <mrow>
            <mtext/>
            <mrow>
              <msub>
                <mrow>
                  <mo fence="true" stretchy="false">[</mo>
                  <mrow>
                    <mrow>
                      <mi mathvariant="normal">η</mi>
                      <msup>
                        <mrow>
                          <mo fence="true" stretchy="false">(</mo>
                          <mrow>
                            <mi>s</mi>
                          </mrow>
                          <mo fence="true" stretchy="false">)</mo>
                        </mrow>
                        <mn>3</mn>
                      </msup>
                    </mrow>
                  </mrow>
                  <mo fence="true" stretchy="false">]</mo>
                </mrow>
                <mi>n</mi>
              </msub>
              <mo stretchy="false">=</mo>
              <mrow>
                <mrow>
                  <munderover>
                    <mo stretchy="false">∑</mo>
                    <mrow>
                      <mi>j</mi>
                      <mo stretchy="false">=</mo>
                      <mn>1</mn>
                    </mrow>
                    <mi>n</mi>
                  </munderover>
                  <mrow>
                    <munderover>
                      <mo stretchy="false">∑</mo>
                      <mrow>
                        <mi>k</mi>
                        <mo stretchy="false">=</mo>
                        <mn>2</mn>
                      </mrow>
                      <mrow>
                        <mo fence="true" stretchy="false">⌊</mo>
                        <mrow>
                          <mfrac>
                            <mi>n</mi>
                            <mi>j</mi>
                          </mfrac>
                        </mrow>
                        <mo fence="true" stretchy="false">⌋</mo>
                      </mrow>
                    </munderover>
                    <mrow>
                      <munderover>
                        <mo stretchy="false">∑</mo>
                        <mrow>
                          <mi>l</mi>
                          <mo stretchy="false">=</mo>
                          <mn>2</mn>
                        </mrow>
                        <mrow>
                          <mo fence="true" stretchy="false">⌊</mo>
                          <mrow>
                            <mfrac>
                              <mi>n</mi>
                              <mrow>
                                <mi>j</mi>
                                <mo stretchy="false">⋅</mo>
                                <mi>k</mi>
                              </mrow>
                            </mfrac>
                          </mrow>
                          <mo fence="true" stretchy="false">⌋</mo>
                        </mrow>
                      </munderover>
                      <msup>
                        <mrow>
                          <mo fence="true" stretchy="false">(</mo>
                          <mrow>
                            <mrow>
                              <mo stretchy="false">−</mo>
                              <mn>1</mn>
                            </mrow>
                          </mrow>
                          <mo fence="true" stretchy="false">)</mo>
                        </mrow>
                        <mrow>
                          <mi>j</mi>
                          <mo stretchy="false">+</mo>
                          <mi>k</mi>
                          <mo stretchy="false">+</mo>
                          <mi>l</mi>
                          <mo stretchy="false">+</mo>
                          <mn>1</mn>
                        </mrow>
                      </msup>
                    </mrow>
                  </mrow>
                </mrow>
                <mo stretchy="false">⋅</mo>
                <msup>
                  <mrow>
                    <mo fence="true" stretchy="false">(</mo>
                    <mrow>
                      <mrow>
                        <mi>j</mi>
                        <mo stretchy="false">⋅</mo>
                        <mi>k</mi>
                        <mo stretchy="false">⋅</mo>
                        <mi>l</mi>
                      </mrow>
                    </mrow>
                    <mo fence="true" stretchy="false">)</mo>
                  </mrow>
                  <mrow>
                    <mo stretchy="false">−</mo>
                    <mi>s</mi>
                  </mrow>
                </msup>
              </mrow>
            </mrow>
          </mrow>
        </mtd>
      </mtr>
    </mtable>
    <annotation encoding="StarMath 5.0">""[%eta(s)]_n = sum from j = 1 to n(-1)^{j+1} cdot j^-s
"" newline ""[%eta(s)^2]_n = sum from j = 1 to n sum from k = 2 to lfloor n over j rfloor (-1)^{j+k} cdot ( j cdot k )^-s
"" newline ""[%eta(s)^3]_n = sum from j = 1 to n sum from k = 2 to lfloor n over j rfloor sum from l = 2 to lfloor n over {j cdot k} rfloor (-1)^{j+k+l+1}  cdot ( j cdot k cdot l )^-s</annotation>
  </semantics>
</math>
</file>

<file path=Object 90/content.xml><?xml version="1.0" encoding="utf-8"?>
<math xmlns="http://www.w3.org/1998/Math/MathML">
  <semantics>
    <mrow>
      <mrow>
        <mi>c</mi>
        <mo stretchy="false">=</mo>
        <mfrac>
          <mrow>
            <mrow>
              <mi>b</mi>
              <mo stretchy="false">+</mo>
              <mn>1</mn>
            </mrow>
          </mrow>
          <mi>b</mi>
        </mfrac>
      </mrow>
    </mrow>
    <annotation encoding="StarMath 5.0">c={b+1} over b</annotation>
  </semantics>
</math>
</file>

<file path=Object 91/content.xml><?xml version="1.0" encoding="utf-8"?>
<math xmlns="http://www.w3.org/1998/Math/MathML" display="block">
  <semantics>
    <mrow>
      <mi mathvariant="normal">Π</mi>
      <mrow>
        <mrow>
          <mo fence="true" stretchy="false">(</mo>
          <mrow>
            <mi>n</mi>
          </mrow>
          <mo fence="true" stretchy="false">)</mo>
        </mrow>
        <mo stretchy="false">=</mo>
        <mi mathvariant="italic">li</mi>
      </mrow>
      <mrow>
        <mrow>
          <mo fence="true" stretchy="false">(</mo>
          <mrow>
            <mi>n</mi>
          </mrow>
          <mo fence="true" stretchy="false">)</mo>
        </mrow>
        <mo stretchy="false">−</mo>
        <mi>log</mi>
      </mrow>
      <mi>log</mi>
      <mrow>
        <mi>n</mi>
        <mo stretchy="false">−</mo>
        <mi mathvariant="normal">γ</mi>
        <mo stretchy="false">+</mo>
        <mrow>
          <munder>
            <mi>lim</mi>
            <mrow>
              <mi>x</mi>
              <mo stretchy="false">→</mo>
              <mn>1</mn>
              <mtext>+</mtext>
            </mrow>
          </munder>
          <mrow>
            <munderover>
              <mo stretchy="false">∑</mo>
              <mrow>
                <mi>k</mi>
                <mo stretchy="false">=</mo>
                <mn>1</mn>
              </mrow>
              <mrow>
                <mo fence="true" stretchy="false">⌊</mo>
                <mrow>
                  <mfrac>
                    <mrow>
                      <mi>log</mi>
                      <mi>n</mi>
                    </mrow>
                    <mrow>
                      <mi>log</mi>
                      <mi>x</mi>
                    </mrow>
                  </mfrac>
                </mrow>
                <mo fence="true" stretchy="false">⌋</mo>
              </mrow>
            </munderover>
            <mrow>
              <mfrac>
                <msup>
                  <mrow>
                    <mo fence="true" stretchy="false">(</mo>
                    <mrow>
                      <mrow>
                        <mo stretchy="false">−</mo>
                        <mn>1</mn>
                      </mrow>
                    </mrow>
                    <mo fence="true" stretchy="false">)</mo>
                  </mrow>
                  <mrow>
                    <mi>k</mi>
                    <mo stretchy="false">−</mo>
                    <mn>1</mn>
                  </mrow>
                </msup>
                <mi>k</mi>
              </mfrac>
              <mrow>
                <msub>
                  <mrow>
                    <mo fence="true" stretchy="false">[</mo>
                    <mrow>
                      <msup>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i>k</mi>
                      </msup>
                    </mrow>
                    <mo fence="true" stretchy="false">]</mo>
                  </mrow>
                  <mi>n</mi>
                </msub>
                <mo stretchy="false">+</mo>
                <mfrac>
                  <mn>1</mn>
                  <mi>k</mi>
                </mfrac>
              </mrow>
            </mrow>
          </mrow>
        </mrow>
      </mrow>
    </mrow>
    <annotation encoding="StarMath 5.0">%PI(n) = li(n) - log log n - %gamma + 
lim from {x rightarrow 1"+"}sum from k = 1 to lfloor {log n} over {log x } rfloor {{(-1)^{k-1} over k} [((1-x^{1-0})%zeta(0)-1)^k]_n+1 over k}</annotation>
  </semantics>
</math>
</file>

<file path=Object 92/content.xml><?xml version="1.0" encoding="utf-8"?>
<math xmlns="http://www.w3.org/1998/Math/MathML" display="block">
  <semantics>
    <mrow>
      <mi mathvariant="normal">Π</mi>
      <mrow>
        <mrow>
          <mo fence="true" stretchy="false">(</mo>
          <mrow>
            <mi>n</mi>
          </mrow>
          <mo fence="true" stretchy="false">)</mo>
        </mrow>
        <mo stretchy="false">=</mo>
        <mi mathvariant="italic">li</mi>
      </mrow>
      <mrow>
        <mrow>
          <mo fence="true" stretchy="false">(</mo>
          <mrow>
            <mi>n</mi>
          </mrow>
          <mo fence="true" stretchy="false">)</mo>
        </mrow>
        <mo stretchy="false">−</mo>
        <mi>log</mi>
      </mrow>
      <mi>log</mi>
      <mrow>
        <mi>n</mi>
        <mo stretchy="false">−</mo>
        <mi mathvariant="normal">γ</mi>
        <mo stretchy="false">+</mo>
        <mrow>
          <munder>
            <mi>lim</mi>
            <mrow>
              <mi>x</mi>
              <mo stretchy="false">→</mo>
              <mn>1</mn>
              <mtext>+</mtext>
            </mrow>
          </munder>
          <msub>
            <mrow>
              <mo fence="true" stretchy="false">[</mo>
              <mrow>
                <mrow>
                  <mi>log</mi>
                  <mrow>
                    <mo fence="true" stretchy="false">(</mo>
                    <mrow>
                      <mrow>
                        <mrow>
                          <mo fence="true" stretchy="false">(</mo>
                          <mrow>
                            <mrow>
                              <mn>1</mn>
                              <mo stretchy="false">−</mo>
                              <msup>
                                <mi>x</mi>
                                <mrow>
                                  <mn>1</mn>
                                  <mo stretchy="false">−</mo>
                                  <mn>0</mn>
                                </mrow>
                              </msup>
                            </mrow>
                          </mrow>
                          <mo fence="true" stretchy="false">)</mo>
                        </mrow>
                        <mi mathvariant="normal">ζ</mi>
                        <mrow>
                          <mo fence="true" stretchy="false">(</mo>
                          <mrow>
                            <mn>0</mn>
                          </mrow>
                          <mo fence="true" stretchy="false">)</mo>
                        </mrow>
                      </mrow>
                    </mrow>
                    <mo fence="true" stretchy="false">)</mo>
                  </mrow>
                </mrow>
              </mrow>
              <mo fence="true" stretchy="false">]</mo>
            </mrow>
            <mi>n</mi>
          </msub>
        </mrow>
        <mo stretchy="false">+</mo>
        <msub>
          <mi>H</mi>
          <mrow>
            <mo fence="true" stretchy="false">⌊</mo>
            <mrow>
              <mfrac>
                <mrow>
                  <mi>log</mi>
                  <mi>n</mi>
                </mrow>
                <mrow>
                  <mi>log</mi>
                  <mi>x</mi>
                </mrow>
              </mfrac>
            </mrow>
            <mo fence="true" stretchy="false">⌋</mo>
          </mrow>
        </msub>
      </mrow>
    </mrow>
    <annotation encoding="StarMath 5.0">%PI(n) = li(n) - log log n - %gamma + 
lim from {x rightarrow 1"+"} [log((1-x^{1-0})%zeta(0))]_n+ H_{lfloor {log n} over {log x} rfloor}</annotation>
  </semantics>
</math>
</file>

<file path=Object 93/content.xml><?xml version="1.0" encoding="utf-8"?>
<math xmlns="http://www.w3.org/1998/Math/MathML" display="block">
  <semantics>
    <mrow>
      <mrow>
        <munder>
          <mi>lim</mi>
          <mrow>
            <mi>x</mi>
            <mo stretchy="false">→</mo>
            <msup>
              <mn>1</mn>
              <mtext>+</mtext>
            </msup>
          </mrow>
        </munder>
        <mrow>
          <munder>
            <mo stretchy="false">∑</mo>
            <mrow>
              <mi>k</mi>
              <mo stretchy="false">=</mo>
              <mn>1</mn>
            </mrow>
          </munder>
          <mrow>
            <mfrac>
              <mn>1</mn>
              <mi>k</mi>
            </mfrac>
            <mrow>
              <mo fence="true" stretchy="false">(</mo>
              <mrow>
                <mrow>
                  <msup>
                    <mi>x</mi>
                    <mi>k</mi>
                  </msup>
                  <mrow>
                    <msub>
                      <mrow>
                        <mo fence="true" stretchy="false">[</mo>
                        <mrow>
                          <msup>
                            <mrow>
                              <mo fence="true" stretchy="false">(</mo>
                              <mrow>
                                <mrow>
                                  <mrow>
                                    <mo fence="true" stretchy="false">(</mo>
                                    <mrow>
                                      <mrow>
                                        <mn>1</mn>
                                        <mo stretchy="false">−</mo>
                                        <msup>
                                          <mi>x</mi>
                                          <mrow>
                                            <mn>1</mn>
                                            <mo stretchy="false">−</mo>
                                            <mrow>
                                              <mo fence="true" stretchy="false">(</mo>
                                              <mrow>
                                                <mn>1</mn>
                                              </mrow>
                                              <mo fence="true" stretchy="false">)</mo>
                                            </mrow>
                                          </mrow>
                                        </msup>
                                      </mrow>
                                    </mrow>
                                    <mo fence="true" stretchy="false">)</mo>
                                  </mrow>
                                  <mi mathvariant="normal">ζ</mi>
                                  <mrow>
                                    <mrow>
                                      <mo fence="true" stretchy="false">(</mo>
                                      <mrow>
                                        <mn>0</mn>
                                      </mrow>
                                      <mo fence="true" stretchy="false">)</mo>
                                    </mrow>
                                    <mo stretchy="false">−</mo>
                                    <mn>1</mn>
                                  </mrow>
                                </mrow>
                              </mrow>
                              <mo fence="true" stretchy="false">)</mo>
                            </mrow>
                            <mn>0</mn>
                          </msup>
                        </mrow>
                        <mo fence="true" stretchy="false">]</mo>
                      </mrow>
                      <mrow>
                        <mi>n</mi>
                        <mo stretchy="false">⋅</mo>
                        <msup>
                          <mi>x</mi>
                          <mrow>
                            <mo stretchy="false">−</mo>
                            <mi>k</mi>
                          </mrow>
                        </msup>
                      </mrow>
                    </msub>
                    <mo stretchy="false">−</mo>
                    <mn>1</mn>
                  </mrow>
                </mrow>
              </mrow>
              <mo fence="true" stretchy="false">)</mo>
            </mrow>
          </mrow>
        </mrow>
      </mrow>
      <mo stretchy="false">=</mo>
      <mn>0</mn>
    </mrow>
    <annotation encoding="StarMath 5.0">lim from{x rightarrow 1^"+"} sum from k = 1 { 1 over k ( x^k [((1-x^{1-(1)})%zeta(0)-1)^0]_{n cdot x^-k}-1)} = 
0</annotation>
  </semantics>
</math>
</file>

<file path=Object 94/content.xml><?xml version="1.0" encoding="utf-8"?>
<math xmlns="http://www.w3.org/1998/Math/MathML" display="block">
  <semantics>
    <mrow>
      <msub>
        <mrow>
          <mo fence="true" stretchy="false">[</mo>
          <mrow>
            <mrow>
              <mi>log</mi>
              <mi mathvariant="normal">ζ</mi>
              <mrow>
                <mo fence="true" stretchy="false">(</mo>
                <mrow>
                  <mn>1</mn>
                </mrow>
                <mo fence="true" stretchy="false">)</mo>
              </mrow>
            </mrow>
          </mrow>
          <mo fence="true" stretchy="false">]</mo>
        </mrow>
        <mi>n</mi>
      </msub>
      <mo stretchy="false">=</mo>
      <mrow>
        <mrow>
          <munder>
            <mi>lim</mi>
            <mrow>
              <mi>x</mi>
              <mo stretchy="false">→</mo>
              <mn>1</mn>
              <mtext>+</mtext>
            </mrow>
          </munder>
          <msub>
            <mrow>
              <mo fence="true" stretchy="false">[</mo>
              <mrow>
                <mrow>
                  <mi>log</mi>
                  <mrow>
                    <mo fence="true" stretchy="false">(</mo>
                    <mrow>
                      <mrow>
                        <mrow>
                          <mo fence="true" stretchy="false">(</mo>
                          <mrow>
                            <mrow>
                              <mn>1</mn>
                              <mo stretchy="false">−</mo>
                              <msup>
                                <mi>x</mi>
                                <mrow>
                                  <mn>1</mn>
                                  <mo stretchy="false">−</mo>
                                  <mrow>
                                    <mo fence="true" stretchy="false">(</mo>
                                    <mrow>
                                      <mn>1</mn>
                                    </mrow>
                                    <mo fence="true" stretchy="false">)</mo>
                                  </mrow>
                                </mrow>
                              </msup>
                            </mrow>
                          </mrow>
                          <mo fence="true" stretchy="false">)</mo>
                        </mrow>
                        <mi mathvariant="normal">ζ</mi>
                        <mrow>
                          <mo fence="true" stretchy="false">(</mo>
                          <mrow>
                            <mn>1</mn>
                          </mrow>
                          <mo fence="true" stretchy="false">)</mo>
                        </mrow>
                      </mrow>
                    </mrow>
                    <mo fence="true" stretchy="false">)</mo>
                  </mrow>
                </mrow>
              </mrow>
              <mo fence="true" stretchy="false">]</mo>
            </mrow>
            <mi>n</mi>
          </msub>
        </mrow>
        <mo stretchy="false">+</mo>
        <msub>
          <mi>H</mi>
          <mrow>
            <mo fence="true" stretchy="false">⌊</mo>
            <mrow>
              <mfrac>
                <mrow>
                  <mi>log</mi>
                  <mi>n</mi>
                </mrow>
                <mrow>
                  <mi>log</mi>
                  <mi>x</mi>
                </mrow>
              </mfrac>
            </mrow>
            <mo fence="true" stretchy="false">⌋</mo>
          </mrow>
        </msub>
      </mrow>
    </mrow>
    <annotation encoding="StarMath 5.0">[log%zeta(1)]_n =  
lim from {x rightarrow 1"+"} [log((1-x^{1-(1)})%zeta(1))]_n+ H_{lfloor {log n} over {log x} rfloor}</annotation>
  </semantics>
</math>
</file>

<file path=Object 95/content.xml><?xml version="1.0" encoding="utf-8"?>
<math xmlns="http://www.w3.org/1998/Math/MathML" display="block">
  <semantics>
    <mrow>
      <msub>
        <mrow>
          <mo fence="true" stretchy="false">[</mo>
          <mrow>
            <mrow>
              <mi>log</mi>
              <mi mathvariant="normal">ζ</mi>
              <mrow>
                <mo fence="true" stretchy="false">(</mo>
                <mrow>
                  <mn>1</mn>
                </mrow>
                <mo fence="true" stretchy="false">)</mo>
              </mrow>
            </mrow>
          </mrow>
          <mo fence="true" stretchy="false">]</mo>
        </mrow>
        <mi>n</mi>
      </msub>
      <mo stretchy="false">=</mo>
      <mrow>
        <msub>
          <mrow>
            <mo fence="true" stretchy="false">[</mo>
            <mrow>
              <mrow>
                <mi>log</mi>
                <mrow>
                  <mo fence="true" stretchy="false">(</mo>
                  <mrow>
                    <mrow>
                      <mrow>
                        <mo fence="true" stretchy="false">(</mo>
                        <mrow>
                          <mrow>
                            <mn>1</mn>
                            <mo stretchy="false">−</mo>
                            <msup>
                              <mi>x</mi>
                              <mrow>
                                <mn>1</mn>
                                <mo stretchy="false">−</mo>
                                <mrow>
                                  <mo fence="true" stretchy="false">(</mo>
                                  <mrow>
                                    <mn>1</mn>
                                  </mrow>
                                  <mo fence="true" stretchy="false">)</mo>
                                </mrow>
                              </mrow>
                            </msup>
                          </mrow>
                        </mrow>
                        <mo fence="true" stretchy="false">)</mo>
                      </mrow>
                      <mi mathvariant="normal">ζ</mi>
                      <mrow>
                        <mo fence="true" stretchy="false">(</mo>
                        <mrow>
                          <mn>1</mn>
                        </mrow>
                        <mo fence="true" stretchy="false">)</mo>
                      </mrow>
                    </mrow>
                  </mrow>
                  <mo fence="true" stretchy="false">)</mo>
                </mrow>
              </mrow>
            </mrow>
            <mo fence="true" stretchy="false">]</mo>
          </mrow>
          <mi>n</mi>
        </msub>
        <mo stretchy="false">+</mo>
        <msub>
          <mi>H</mi>
          <mrow>
            <mo fence="true" stretchy="false">⌊</mo>
            <mrow>
              <mfrac>
                <mrow>
                  <mi>log</mi>
                  <mi>n</mi>
                </mrow>
                <mrow>
                  <mi>log</mi>
                  <mi>x</mi>
                </mrow>
              </mfrac>
            </mrow>
            <mo fence="true" stretchy="false">⌋</mo>
          </mrow>
        </msub>
      </mrow>
    </mrow>
    <annotation encoding="StarMath 5.0">[log%zeta(1)]_n =  
[log((1-x^{1-(1)})%zeta(1))]_n+ H_{lfloor {log n} over {log x} rfloor}</annotation>
  </semantics>
</math>
</file>

<file path=Object 96/content.xml><?xml version="1.0" encoding="utf-8"?>
<math xmlns="http://www.w3.org/1998/Math/MathML" display="block">
  <semantics>
    <mrow>
      <mi mathvariant="normal">Π</mi>
      <mrow>
        <mrow>
          <mo fence="true" stretchy="false">(</mo>
          <mrow>
            <mi>n</mi>
          </mrow>
          <mo fence="true" stretchy="false">)</mo>
        </mrow>
        <mo stretchy="false">=</mo>
        <mi mathvariant="italic">li</mi>
      </mrow>
      <mrow>
        <mrow>
          <mo fence="true" stretchy="false">(</mo>
          <mrow>
            <mi>n</mi>
          </mrow>
          <mo fence="true" stretchy="false">)</mo>
        </mrow>
        <mo stretchy="false">+</mo>
        <mrow>
          <munder>
            <mi>lim</mi>
            <mrow>
              <mi>x</mi>
              <mo stretchy="false">→</mo>
              <mn>1</mn>
              <mtext>+</mtext>
            </mrow>
          </munder>
          <msub>
            <mrow>
              <mo fence="true" stretchy="false">[</mo>
              <mrow>
                <mrow>
                  <mi>log</mi>
                  <mrow>
                    <mo fence="true" stretchy="false">(</mo>
                    <mrow>
                      <mrow>
                        <mrow>
                          <mo fence="true" stretchy="false">(</mo>
                          <mrow>
                            <mrow>
                              <mn>1</mn>
                              <mo stretchy="false">−</mo>
                              <msup>
                                <mi>x</mi>
                                <mrow>
                                  <mn>1</mn>
                                  <mo stretchy="false">−</mo>
                                  <mn>0</mn>
                                </mrow>
                              </msup>
                            </mrow>
                          </mrow>
                          <mo fence="true" stretchy="false">)</mo>
                        </mrow>
                        <mi mathvariant="normal">ζ</mi>
                        <mrow>
                          <mo fence="true" stretchy="false">(</mo>
                          <mrow>
                            <mn>0</mn>
                          </mrow>
                          <mo fence="true" stretchy="false">)</mo>
                        </mrow>
                      </mrow>
                    </mrow>
                    <mo fence="true" stretchy="false">)</mo>
                  </mrow>
                </mrow>
              </mrow>
              <mo fence="true" stretchy="false">]</mo>
            </mrow>
            <mi>n</mi>
          </msub>
        </mrow>
      </mrow>
      <mrow>
        <mo stretchy="false">+</mo>
        <mrow>
          <munderover>
            <mo stretchy="false">∑</mo>
            <mrow>
              <mi>k</mi>
              <mo stretchy="false">=</mo>
              <mn>1</mn>
            </mrow>
            <mrow>
              <mo fence="true" stretchy="false">⌊</mo>
              <mrow>
                <mfrac>
                  <mrow>
                    <mi>log</mi>
                    <mi mathvariant="normal">μ</mi>
                  </mrow>
                  <mrow>
                    <mi>log</mi>
                    <mi>x</mi>
                  </mrow>
                </mfrac>
              </mrow>
              <mo fence="true" stretchy="false">⌋</mo>
            </mrow>
          </munderover>
          <mfrac>
            <msup>
              <mi>x</mi>
              <mi>k</mi>
            </msup>
            <mi>k</mi>
          </mfrac>
        </mrow>
      </mrow>
    </mrow>
    <annotation encoding="StarMath 5.0">%PI(n) = li(n) + 
lim from {x rightarrow 1"+"} [log((1-x^{1-0})%zeta(0))]_n{+sum from k = 1 to lfloor {log %mu} over {log x} rfloor {x^k over k}}</annotation>
  </semantics>
</math>
</file>

<file path=Object 97/content.xml><?xml version="1.0" encoding="utf-8"?>
<math xmlns="http://www.w3.org/1998/Math/MathML" display="block">
  <semantics>
    <mrow>
      <mi mathvariant="normal">Π</mi>
      <mrow>
        <mrow>
          <mo fence="true" stretchy="false">(</mo>
          <mrow>
            <mi>n</mi>
          </mrow>
          <mo fence="true" stretchy="false">)</mo>
        </mrow>
        <mo stretchy="false">=</mo>
        <mi mathvariant="italic">li</mi>
      </mrow>
      <mrow>
        <mrow>
          <mo fence="true" stretchy="false">(</mo>
          <mrow>
            <mi>n</mi>
          </mrow>
          <mo fence="true" stretchy="false">)</mo>
        </mrow>
        <mo stretchy="false">+</mo>
        <mrow>
          <munder>
            <mi>lim</mi>
            <mrow>
              <mi>x</mi>
              <mo stretchy="false">→</mo>
              <mn>1</mn>
              <mtext>+</mtext>
            </mrow>
          </munder>
          <mrow>
            <munderover>
              <mo stretchy="false">∑</mo>
              <mrow>
                <mi>k</mi>
                <mo stretchy="false">=</mo>
                <mn>1</mn>
              </mrow>
              <mrow>
                <mo fence="true" stretchy="false">⌊</mo>
                <mrow>
                  <mfrac>
                    <mrow>
                      <mi>log</mi>
                      <mi mathvariant="normal">μ</mi>
                    </mrow>
                    <mrow>
                      <mi>log</mi>
                      <mi>x</mi>
                    </mrow>
                  </mfrac>
                </mrow>
                <mo fence="true" stretchy="false">⌋</mo>
              </mrow>
            </munderover>
            <mfrac>
              <msup>
                <mi>x</mi>
                <mi>k</mi>
              </msup>
              <mi>k</mi>
            </mfrac>
          </mrow>
        </mrow>
        <mo stretchy="false">+</mo>
        <mrow>
          <munderover>
            <mo stretchy="false">∑</mo>
            <mrow>
              <mi>k</mi>
              <mo stretchy="false">=</mo>
              <mn>1</mn>
            </mrow>
            <mrow>
              <mo fence="true" stretchy="false">⌊</mo>
              <mrow>
                <mfrac>
                  <mrow>
                    <mi>log</mi>
                    <mi>n</mi>
                  </mrow>
                  <mrow>
                    <mi>log</mi>
                    <mi>x</mi>
                  </mrow>
                </mfrac>
              </mrow>
              <mo fence="true" stretchy="false">⌋</mo>
            </mrow>
          </munderover>
          <mrow>
            <mfrac>
              <msup>
                <mrow>
                  <mo fence="true" stretchy="false">(</mo>
                  <mrow>
                    <mrow>
                      <mo stretchy="false">−</mo>
                      <mn>1</mn>
                    </mrow>
                  </mrow>
                  <mo fence="true" stretchy="false">)</mo>
                </mrow>
                <mrow>
                  <mi>k</mi>
                  <mo stretchy="false">−</mo>
                  <mn>1</mn>
                </mrow>
              </msup>
              <mi>k</mi>
            </mfrac>
            <msub>
              <mrow>
                <mo fence="true" stretchy="false">[</mo>
                <mrow>
                  <msup>
                    <mrow>
                      <mo fence="true" stretchy="false">(</mo>
                      <mrow>
                        <mrow>
                          <mrow>
                            <mo fence="true" stretchy="false">(</mo>
                            <mrow>
                              <mrow>
                                <mn>1</mn>
                                <mo stretchy="false">−</mo>
                                <msup>
                                  <mi>x</mi>
                                  <mrow>
                                    <mn>1</mn>
                                    <mo stretchy="false">−</mo>
                                    <mn>0</mn>
                                  </mrow>
                                </msup>
                              </mrow>
                            </mrow>
                            <mo fence="true" stretchy="false">)</mo>
                          </mrow>
                          <mi mathvariant="normal">ζ</mi>
                          <mrow>
                            <mrow>
                              <mo fence="true" stretchy="false">(</mo>
                              <mrow>
                                <mn>0</mn>
                              </mrow>
                              <mo fence="true" stretchy="false">)</mo>
                            </mrow>
                            <mo stretchy="false">−</mo>
                            <mn>1</mn>
                          </mrow>
                        </mrow>
                      </mrow>
                      <mo fence="true" stretchy="false">)</mo>
                    </mrow>
                    <mi>k</mi>
                  </msup>
                </mrow>
                <mo fence="true" stretchy="false">]</mo>
              </mrow>
              <mi>n</mi>
            </msub>
          </mrow>
        </mrow>
      </mrow>
    </mrow>
    <annotation encoding="StarMath 5.0">%PI(n) = li(n) + 
lim from {x rightarrow 1"+"}

{sum from k = 1 to lfloor {log %mu} over {log x} rfloor {x^k over k}} +

sum from k = 1 to lfloor {log n} over {log x } rfloor {{(-1)^{k-1} over k} [((1-x^{1-0})%zeta(0)-1)^k]_n}</annotation>
  </semantics>
</math>
</file>

<file path=Object 98/content.xml><?xml version="1.0" encoding="utf-8"?>
<math xmlns="http://www.w3.org/1998/Math/MathML" display="block">
  <semantics>
    <mrow>
      <mi mathvariant="normal">Π</mi>
      <mrow>
        <mrow>
          <mo fence="true" stretchy="false">(</mo>
          <mrow>
            <mi>n</mi>
          </mrow>
          <mo fence="true" stretchy="false">)</mo>
        </mrow>
        <mo stretchy="false">=</mo>
        <mi mathvariant="italic">li</mi>
      </mrow>
      <mrow>
        <mrow>
          <mo fence="true" stretchy="false">(</mo>
          <mrow>
            <mi>n</mi>
          </mrow>
          <mo fence="true" stretchy="false">)</mo>
        </mrow>
        <mo stretchy="false">−</mo>
        <mrow>
          <munder>
            <mo stretchy="false">∑</mo>
            <mi mathvariant="normal">ρ</mi>
          </munder>
          <mi mathvariant="italic">li</mi>
        </mrow>
      </mrow>
      <mrow>
        <mrow>
          <mo fence="true" stretchy="false">(</mo>
          <mrow>
            <msup>
              <mi>n</mi>
              <mi mathvariant="normal">ρ</mi>
            </msup>
          </mrow>
          <mo fence="true" stretchy="false">)</mo>
        </mrow>
        <mo stretchy="false">−</mo>
        <mi>log</mi>
      </mrow>
      <mrow>
        <mn>2</mn>
        <mo stretchy="false">+</mo>
        <mrow>
          <munderover>
            <mo stretchy="false">∫</mo>
            <mi>n</mi>
            <mi mathvariant="normal">∞</mi>
          </munderover>
          <mfrac>
            <mi mathvariant="italic">dt</mi>
            <mrow>
              <mi>t</mi>
              <mrow>
                <mo fence="true" stretchy="false">(</mo>
                <mrow>
                  <mrow>
                    <msup>
                      <mi>t</mi>
                      <mn>2</mn>
                    </msup>
                    <mo stretchy="false">−</mo>
                    <mn>1</mn>
                  </mrow>
                </mrow>
                <mo fence="true" stretchy="false">)</mo>
              </mrow>
              <mi>log</mi>
              <mi>t</mi>
            </mrow>
          </mfrac>
        </mrow>
        <mo stretchy="false">+</mo>
        <mfrac>
          <mrow>
            <mi mathvariant="normal">Λ</mi>
            <mrow>
              <mo fence="true" stretchy="false">(</mo>
              <mrow>
                <mi>n</mi>
              </mrow>
              <mo fence="true" stretchy="false">)</mo>
            </mrow>
          </mrow>
          <mrow>
            <mn>2</mn>
            <mi>log</mi>
            <mi>n</mi>
          </mrow>
        </mfrac>
      </mrow>
    </mrow>
    <annotation encoding="StarMath 5.0">%PI(n)= 
li(n) - sum from %rho li( n^%rho ) - log 2 + int from n to infinity {{dt}over {t(t^2-1)log t}}+{{%LAMBDA(n)} over {2 log n }}</annotation>
  </semantics>
</math>
</file>

<file path=Object 99/content.xml><?xml version="1.0" encoding="utf-8"?>
<math xmlns="http://www.w3.org/1998/Math/MathML" display="block">
  <semantics>
    <mtable>
      <mtr>
        <mtd>
          <mrow>
            <mrow>
              <munder>
                <mi>lim</mi>
                <mrow>
                  <mi>x</mi>
                  <mo stretchy="false">→</mo>
                  <msup>
                    <mn>1</mn>
                    <mtext>+</mtext>
                  </msup>
                </mrow>
              </munder>
              <mrow>
                <munder>
                  <mo stretchy="false">∑</mo>
                  <mrow>
                    <mi>k</mi>
                    <mo stretchy="false">=</mo>
                    <mn>1</mn>
                  </mrow>
                </munder>
                <mrow>
                  <mfrac>
                    <mn>1</mn>
                    <mi>k</mi>
                  </mfrac>
                  <mrow>
                    <mo fence="true" stretchy="false">(</mo>
                    <mrow>
                      <mrow>
                        <msup>
                          <mi>x</mi>
                          <mrow>
                            <mi>k</mi>
                            <mrow>
                              <mo fence="true" stretchy="false">(</mo>
                              <mrow>
                                <mrow>
                                  <mn>1</mn>
                                  <mo stretchy="false">−</mo>
                                  <mi>s</mi>
                                </mrow>
                              </mrow>
                              <mo fence="true" stretchy="false">)</mo>
                            </mrow>
                          </mrow>
                        </msup>
                        <mrow>
                          <msub>
                            <mrow>
                              <mo fence="true" stretchy="false">[</mo>
                              <mrow>
                                <msup>
                                  <mrow>
                                    <mo fence="true" stretchy="false">(</mo>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n>1</mn>
                                        </mrow>
                                      </mrow>
                                    </mrow>
                                    <mo fence="true" stretchy="false">)</mo>
                                  </mrow>
                                  <mn>0</mn>
                                </msup>
                              </mrow>
                              <mo fence="true" stretchy="false">]</mo>
                            </mrow>
                            <mrow>
                              <mi>n</mi>
                              <mo stretchy="false">⋅</mo>
                              <msup>
                                <mi>x</mi>
                                <mrow>
                                  <mo stretchy="false">−</mo>
                                  <mi>k</mi>
                                </mrow>
                              </msup>
                            </mrow>
                          </msub>
                          <mo stretchy="false">−</mo>
                          <mn>1</mn>
                        </mrow>
                      </mrow>
                    </mrow>
                    <mo fence="true" stretchy="false">)</mo>
                  </mrow>
                </mrow>
              </mrow>
            </mrow>
            <mo stretchy="false">=</mo>
            <mtext/>
          </mrow>
        </mtd>
      </mtr>
      <mtr>
        <mtd>
          <mrow>
            <mtext/>
            <mrow>
              <mrow>
                <mrow>
                  <munder>
                    <mi>lim</mi>
                    <mrow>
                      <mi>x</mi>
                      <mo stretchy="false">→</mo>
                      <msup>
                        <mn>1</mn>
                        <mtext>+</mtext>
                      </msup>
                    </mrow>
                  </munder>
                  <mrow>
                    <munderover>
                      <mo stretchy="false">∑</mo>
                      <mrow>
                        <mi>k</mi>
                        <mo stretchy="false">=</mo>
                        <mn>1</mn>
                      </mrow>
                      <mrow>
                        <mo fence="true" stretchy="false">⌊</mo>
                        <mrow>
                          <mfrac>
                            <mrow>
                              <mi>log</mi>
                              <mi>n</mi>
                            </mrow>
                            <mrow>
                              <mi>log</mi>
                              <mi>x</mi>
                            </mrow>
                          </mfrac>
                        </mrow>
                        <mo fence="true" stretchy="false">⌋</mo>
                      </mrow>
                    </munderover>
                    <mfrac>
                      <msup>
                        <mi>x</mi>
                        <mrow>
                          <mi>k</mi>
                          <mrow>
                            <mo fence="true" stretchy="false">(</mo>
                            <mrow>
                              <mrow>
                                <mn>1</mn>
                                <mo stretchy="false">−</mo>
                                <mi>s</mi>
                              </mrow>
                            </mrow>
                            <mo fence="true" stretchy="false">)</mo>
                          </mrow>
                        </mrow>
                      </msup>
                      <mi>k</mi>
                    </mfrac>
                  </mrow>
                </mrow>
                <mo stretchy="false">−</mo>
                <mrow>
                  <munder>
                    <mi>lim</mi>
                    <mrow>
                      <mi>x</mi>
                      <mo stretchy="false">→</mo>
                      <msup>
                        <mn>1</mn>
                        <mtext>+</mtext>
                      </msup>
                    </mrow>
                  </munder>
                  <mrow>
                    <munderover>
                      <mo stretchy="false">∑</mo>
                      <mrow>
                        <mi>k</mi>
                        <mo stretchy="false">=</mo>
                        <mn>1</mn>
                      </mrow>
                      <mrow>
                        <mo fence="true" stretchy="false">⌊</mo>
                        <mrow>
                          <mfrac>
                            <mrow>
                              <mi>log</mi>
                              <mi mathvariant="normal">μ</mi>
                            </mrow>
                            <mrow>
                              <mi>log</mi>
                              <mi>x</mi>
                            </mrow>
                          </mfrac>
                        </mrow>
                        <mo fence="true" stretchy="false">⌋</mo>
                      </mrow>
                    </munderover>
                    <mfrac>
                      <msup>
                        <mi>x</mi>
                        <mrow>
                          <mi>k</mi>
                          <mrow>
                            <mo fence="true" stretchy="false">(</mo>
                            <mrow>
                              <mrow>
                                <mn>1</mn>
                                <mo stretchy="false">−</mo>
                                <mi>s</mi>
                              </mrow>
                            </mrow>
                            <mo fence="true" stretchy="false">)</mo>
                          </mrow>
                        </mrow>
                      </msup>
                      <mi>k</mi>
                    </mfrac>
                  </mrow>
                </mrow>
              </mrow>
              <mo stretchy="false">=</mo>
              <mtext/>
            </mrow>
          </mrow>
        </mtd>
      </mtr>
      <mtr>
        <mtd>
          <mrow>
            <mtext/>
            <mi mathvariant="italic">li</mi>
            <mrow>
              <mo fence="true" stretchy="false">(</mo>
              <mrow>
                <msup>
                  <mi>n</mi>
                  <mrow>
                    <mn>1</mn>
                    <mo stretchy="false">−</mo>
                    <mi>s</mi>
                  </mrow>
                </msup>
              </mrow>
              <mo fence="true" stretchy="false">)</mo>
            </mrow>
          </mrow>
        </mtd>
      </mtr>
    </mtable>
    <annotation encoding="StarMath 5.0">lim from{x rightarrow 1^"+"} sum from k = 1 { 1 over k ( x^{k(1-s)} [((1-x^{1-s})%zeta(s)-1)^0]_{n cdot x^-k}-1)} = 

"" newline "" lim from{x rightarrow 1^"+"} sum from k = 1 to lfloor {log n}over {log x}  rfloor {{x^{k(1-s)}} over {k}} - lim from{x rightarrow 1^"+"} sum from k = 1 to lfloor {log %mu}over {log x}  rfloor {{x^{k(1-s)}} over {k}}= 

"" newline "" li(n^{1-s})</annotation>
  </semantics>
</math>
</file>